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2.23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</style:style>
    <style:style style:name="ce2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complex_info_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D_P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LSradi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dataset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levela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81781376518219" calcext:value-type="float">
            <text:p>0.981781376518219</text:p>
          </table:table-cell>
          <table:table-cell office:value-type="float" office:value="0.918412966764615" calcext:value-type="float">
            <text:p>0.918412966764615</text:p>
          </table:table-cell>
          <table:table-cell office:value-type="float" office:value="0.527472527472527" calcext:value-type="float">
            <text:p>0.527472527472527</text:p>
          </table:table-cell>
          <table:table-cell office:value-type="float" office:value="1" calcext:value-type="float">
            <text:p>1</text:p>
          </table:table-cell>
          <table:table-cell office:value-type="float" office:value="0.920731707317073" calcext:value-type="float">
            <text:p>0.920731707317073</text:p>
          </table:table-cell>
          <table:table-cell office:value-type="float" office:value="0.964246424642464" calcext:value-type="float">
            <text:p>0.964246424642464</text:p>
          </table:table-cell>
          <table:table-cell office:value-type="float" office:value="0.6417467828388" calcext:value-type="float">
            <text:p>0.6417467828388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.644251222625558" calcext:value-type="float">
            <text:p>0.644251222625558</text:p>
          </table:table-cell>
          <table:table-cell office:value-type="float" office:value="0.993589743589743" calcext:value-type="float">
            <text:p>0.993589743589743</text:p>
          </table:table-cell>
          <table:table-cell office:value-type="float" office:value="0.80840451126903" calcext:value-type="float">
            <text:p>0.80840451126903</text:p>
          </table:table-cell>
          <table:table-cell office:value-type="float" office:value="0.00424403183023873" calcext:value-type="float">
            <text:p>0.00424403183023873</text:p>
          </table:table-cell>
          <table:table-cell office:value-type="float" office:value="0.994082840236686" calcext:value-type="float">
            <text:p>0.994082840236686</text:p>
          </table:table-cell>
          <table:table-cell office:value-type="float" office:value="0.427514792899408" calcext:value-type="float">
            <text:p>0.427514792899408</text:p>
          </table:table-cell>
          <table:table-cell office:value-type="float" office:value="0.259981683907107" calcext:value-type="float">
            <text:p>0.259981683907107</text:p>
          </table:table-cell>
          <table:table-cell office:value-type="float" office:value="0.299078917085302" calcext:value-type="float">
            <text:p>0.299078917085302</text:p>
          </table:table-cell>
          <table:table-cell office:value-type="float" office:value="0.392305082805228" calcext:value-type="float">
            <text:p>0.392305082805228</text:p>
          </table:table-cell>
          <table:table-cell office:value-type="string" calcext:value-type="string">
            <text:p>cleveland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pectfhe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8181818181818" calcext:value-type="float">
            <text:p>0.538181818181818</text:p>
          </table:table-cell>
          <table:table-cell office:value-type="float" office:value="0.850197628458498" calcext:value-type="float">
            <text:p>0.850197628458498</text:p>
          </table:table-cell>
          <table:table-cell office:value-type="float" office:value="0.666875370355877" calcext:value-type="float">
            <text:p>0.66687537035587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1" calcext:value-type="float">
            <text:p>1</text:p>
          </table:table-cell>
          <table:table-cell office:value-type="float" office:value="0.740566037735849" calcext:value-type="float">
            <text:p>0.740566037735849</text:p>
          </table:table-cell>
          <table:table-cell office:value-type="float" office:value="0.862671660424469" calcext:value-type="float">
            <text:p>0.862671660424469</text:p>
          </table:table-cell>
          <table:table-cell office:value-type="float" office:value="0.611181720215097" calcext:value-type="float">
            <text:p>0.611181720215097</text:p>
          </table:table-cell>
          <table:table-cell office:value-type="float" office:value="0.61" calcext:value-type="float">
            <text:p>0.61</text:p>
          </table:table-cell>
          <table:table-cell office:value-type="float" office:value="0.501221211006208" calcext:value-type="float">
            <text:p>0.501221211006208</text:p>
          </table:table-cell>
          <table:table-cell office:value-type="float" office:value="0.984848484848485" calcext:value-type="float">
            <text:p>0.984848484848485</text:p>
          </table:table-cell>
          <table:table-cell office:value-type="float" office:value="0.579581519942593" calcext:value-type="float">
            <text:p>0.579581519942593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985123966942149" calcext:value-type="float">
            <text:p>0.985123966942149</text:p>
          </table:table-cell>
          <table:table-cell office:value-type="float" office:value="0.949586776859504" calcext:value-type="float">
            <text:p>0.949586776859504</text:p>
          </table:table-cell>
          <table:table-cell office:value-type="float" office:value="0.668216793634176" calcext:value-type="float">
            <text:p>0.668216793634176</text:p>
          </table:table-cell>
          <table:table-cell office:value-type="float" office:value="0.842394410964325" calcext:value-type="float">
            <text:p>0.842394410964325</text:p>
          </table:table-cell>
          <table:table-cell office:value-type="float" office:value="0.995657167867484" calcext:value-type="float">
            <text:p>0.995657167867484</text:p>
          </table:table-cell>
          <table:table-cell office:value-type="string" calcext:value-type="string">
            <text:p>spectfheart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cleveland</text:p>
          </table:table-cell>
          <table:table-cell office:value-type="float" office:value="1" calcext:value-type="float">
            <text:p>1</text:p>
          </table:table-cell>
          <table:table-cell office:value-type="float" office:value="0.781818181818182" calcext:value-type="float">
            <text:p>0.781818181818182</text:p>
          </table:table-cell>
          <table:table-cell office:value-type="float" office:value="0.756363636363636" calcext:value-type="float">
            <text:p>0.756363636363636</text:p>
          </table:table-cell>
          <table:table-cell office:value-type="float" office:value="0.982296650717703" calcext:value-type="float">
            <text:p>0.982296650717703</text:p>
          </table:table-cell>
          <table:table-cell office:value-type="float" office:value="0.788645785207528" calcext:value-type="float">
            <text:p>0.788645785207528</text:p>
          </table:table-cell>
          <table:table-cell office:value-type="float" office:value="0.551948051948052" calcext:value-type="float">
            <text:p>0.551948051948052</text:p>
          </table:table-cell>
          <table:table-cell office:value-type="float" office:value="1" calcext:value-type="float">
            <text:p>1</text:p>
          </table:table-cell>
          <table:table-cell office:value-type="float" office:value="0.664634146341463" calcext:value-type="float">
            <text:p>0.664634146341463</text:p>
          </table:table-cell>
          <table:table-cell office:value-type="float" office:value="0.848734873487349" calcext:value-type="float">
            <text:p>0.848734873487349</text:p>
          </table:table-cell>
          <table:table-cell office:value-type="float" office:value="0.603383485706363" calcext:value-type="float">
            <text:p>0.603383485706363</text:p>
          </table:table-cell>
          <table:table-cell office:value-type="float" office:value="0.771212121212121" calcext:value-type="float">
            <text:p>0.771212121212121</text:p>
          </table:table-cell>
          <table:table-cell office:value-type="float" office:value="0.565525866536364" calcext:value-type="float">
            <text:p>0.565525866536364</text:p>
          </table:table-cell>
          <table:table-cell office:value-type="float" office:value="0.992592592592593" calcext:value-type="float">
            <text:p>0.992592592592593</text:p>
          </table:table-cell>
          <table:table-cell office:value-type="float" office:value="0.861388492947462" calcext:value-type="float">
            <text:p>0.861388492947462</text:p>
          </table:table-cell>
          <table:table-cell office:value-type="float" office:value="0.0122434017595308" calcext:value-type="float">
            <text:p>0.0122434017595308</text:p>
          </table:table-cell>
          <table:table-cell office:value-type="float" office:value="0.992727272727273" calcext:value-type="float">
            <text:p>0.992727272727273</text:p>
          </table:table-cell>
          <table:table-cell office:value-type="float" office:value="0.438461538461539" calcext:value-type="float">
            <text:p>0.438461538461539</text:p>
          </table:table-cell>
          <table:table-cell office:value-type="float" office:value="0.263236422000391" calcext:value-type="float">
            <text:p>0.263236422000391</text:p>
          </table:table-cell>
          <table:table-cell office:value-type="float" office:value="0.300234927366092" calcext:value-type="float">
            <text:p>0.300234927366092</text:p>
          </table:table-cell>
          <table:table-cell office:value-type="float" office:value="0.38503020114275" calcext:value-type="float">
            <text:p>0.38503020114275</text:p>
          </table:table-cell>
          <table:table-cell office:value-type="string" calcext:value-type="string">
            <text:p>cleveland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.781818181818182" calcext:value-type="float">
            <text:p>0.781818181818182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960368906455863" calcext:value-type="float">
            <text:p>0.960368906455863</text:p>
          </table:table-cell>
          <table:table-cell office:value-type="float" office:value="0.640464912342077" calcext:value-type="float">
            <text:p>0.640464912342077</text:p>
          </table:table-cell>
          <table:table-cell office:value-type="float" office:value="0.512121212121212" calcext:value-type="float">
            <text:p>0.512121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01449275362319" calcext:value-type="float">
            <text:p>0.601449275362319</text:p>
          </table:table-cell>
          <table:table-cell office:value-type="float" office:value="0.810017271157167" calcext:value-type="float">
            <text:p>0.810017271157167</text:p>
          </table:table-cell>
          <table:table-cell office:value-type="float" office:value="0.61912701950963" calcext:value-type="float">
            <text:p>0.61912701950963</text:p>
          </table:table-cell>
          <table:table-cell office:value-type="float" office:value="0.603535353535353" calcext:value-type="float">
            <text:p>0.603535353535353</text:p>
          </table:table-cell>
          <table:table-cell office:value-type="float" office:value="0.49682163874073" calcext:value-type="float">
            <text:p>0.49682163874073</text:p>
          </table:table-cell>
          <table:table-cell office:value-type="float" office:value="0.99519586104952" calcext:value-type="float">
            <text:p>0.99519586104952</text:p>
          </table:table-cell>
          <table:table-cell office:value-type="float" office:value="0.925570022080978" calcext:value-type="float">
            <text:p>0.925570022080978</text:p>
          </table:table-cell>
          <table:table-cell office:value-type="float" office:value="0.00606060606060606" calcext:value-type="float">
            <text:p>0.00606060606060606</text:p>
          </table:table-cell>
          <table:table-cell office:value-type="float" office:value="0.995224977043159" calcext:value-type="float">
            <text:p>0.99522497704315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66272144335196" calcext:value-type="float">
            <text:p>0.666272144335196</text:p>
          </table:table-cell>
          <table:table-cell office:value-type="float" office:value="0.766637071433676" calcext:value-type="float">
            <text:p>0.766637071433676</text:p>
          </table:table-cell>
          <table:table-cell office:value-type="float" office:value="0.94171760520209" calcext:value-type="float">
            <text:p>0.94171760520209</text:p>
          </table:table-cell>
          <table:table-cell office:value-type="string" calcext:value-type="string">
            <text:p>ilpd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hyroid</text:p>
          </table:table-cell>
          <table:table-cell office:value-type="float" office:value="1" calcext:value-type="float">
            <text:p>1</text:p>
          </table:table-cell>
          <table:table-cell office:value-type="float" office:value="0.763586956521739" calcext:value-type="float">
            <text:p>0.763586956521739</text:p>
          </table:table-cell>
          <table:table-cell office:value-type="float" office:value="0.825" calcext:value-type="float">
            <text:p>0.825</text:p>
          </table:table-cell>
          <table:table-cell office:value-type="float" office:value="0.947333371307565" calcext:value-type="float">
            <text:p>0.947333371307565</text:p>
          </table:table-cell>
          <table:table-cell office:value-type="float" office:value="0.0366492146596858" calcext:value-type="float">
            <text:p>0.0366492146596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4794479447945" calcext:value-type="float">
            <text:p>0.944794479447945</text:p>
          </table:table-cell>
          <table:table-cell office:value-type="float" office:value="0.961666666666667" calcext:value-type="float">
            <text:p>0.961666666666667</text:p>
          </table:table-cell>
          <table:table-cell office:value-type="float" office:value="0.947399771130622" calcext:value-type="float">
            <text:p>0.947399771130622</text:p>
          </table:table-cell>
          <table:table-cell office:value-type="float" office:value="0.767663043478261" calcext:value-type="float">
            <text:p>0.767663043478261</text:p>
          </table:table-cell>
          <table:table-cell office:value-type="float" office:value="0.583406493097986" calcext:value-type="float">
            <text:p>0.583406493097986</text:p>
          </table:table-cell>
          <table:table-cell office:value-type="float" office:value="0.999067053666627" calcext:value-type="float">
            <text:p>0.999067053666627</text:p>
          </table:table-cell>
          <table:table-cell office:value-type="float" office:value="0.979237402261584" calcext:value-type="float">
            <text:p>0.979237402261584</text:p>
          </table:table-cell>
          <table:table-cell office:value-type="float" office:value="0.00232282863252215" calcext:value-type="float">
            <text:p>0.00232282863252215</text:p>
          </table:table-cell>
          <table:table-cell office:value-type="float" office:value="0.999069588846881" calcext:value-type="float">
            <text:p>0.999069588846881</text:p>
          </table:table-cell>
          <table:table-cell office:value-type="float" office:value="0.244047619047619" calcext:value-type="float">
            <text:p>0.244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0.332215537370263" calcext:value-type="float">
            <text:p>0.332215537370263</text:p>
          </table:table-cell>
          <table:table-cell office:value-type="float" office:value="0.609648659442247" calcext:value-type="float">
            <text:p>0.609648659442247</text:p>
          </table:table-cell>
          <table:table-cell office:value-type="string" calcext:value-type="string">
            <text:p>thyroid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970029239766082" calcext:value-type="float">
            <text:p>0.970029239766082</text:p>
          </table:table-cell>
          <table:table-cell office:value-type="float" office:value="0.793629770223798" calcext:value-type="float">
            <text:p>0.793629770223798</text:p>
          </table:table-cell>
          <table:table-cell office:value-type="float" office:value="0.626984126984127" calcext:value-type="float">
            <text:p>0.626984126984127</text:p>
          </table:table-cell>
          <table:table-cell office:value-type="float" office:value="1" calcext:value-type="float">
            <text:p>1</text:p>
          </table:table-cell>
          <table:table-cell office:value-type="float" office:value="0.780487804878049" calcext:value-type="float">
            <text:p>0.780487804878049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56098415082026" calcext:value-type="float">
            <text:p>0.56098415082026</text:p>
          </table:table-cell>
          <table:table-cell office:value-type="float" office:value="0.819444444444444" calcext:value-type="float">
            <text:p>0.819444444444444</text:p>
          </table:table-cell>
          <table:table-cell office:value-type="float" office:value="0.578729134692749" calcext:value-type="float">
            <text:p>0.578729134692749</text:p>
          </table:table-cell>
          <table:table-cell office:value-type="float" office:value="0.992857142857143" calcext:value-type="float">
            <text:p>0.992857142857143</text:p>
          </table:table-cell>
          <table:table-cell office:value-type="float" office:value="0.827847119553459" calcext:value-type="float">
            <text:p>0.827847119553459</text:p>
          </table:table-cell>
          <table:table-cell office:value-type="float" office:value="0.00436953807740325" calcext:value-type="float">
            <text:p>0.00436953807740325</text:p>
          </table:table-cell>
          <table:table-cell office:value-type="float" office:value="0.993055555555556" calcext:value-type="float">
            <text:p>0.993055555555556</text:p>
          </table:table-cell>
          <table:table-cell office:value-type="float" office:value="0.481303418803419" calcext:value-type="float">
            <text:p>0.481303418803419</text:p>
          </table:table-cell>
          <table:table-cell office:value-type="float" office:value="0.263185159800335" calcext:value-type="float">
            <text:p>0.263185159800335</text:p>
          </table:table-cell>
          <table:table-cell office:value-type="float" office:value="0.304165880102369" calcext:value-type="float">
            <text:p>0.304165880102369</text:p>
          </table:table-cell>
          <table:table-cell office:value-type="float" office:value="0.392147286597225" calcext:value-type="float">
            <text:p>0.392147286597225</text:p>
          </table:table-cell>
          <table:table-cell office:value-type="string" calcext:value-type="string">
            <text:p>cleveland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cleveland</text:p>
          </table:table-cell>
          <table:table-cell office:value-type="float" office:value="3" calcext:value-type="float">
            <text:p>3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96390977443609" calcext:value-type="float">
            <text:p>0.96390977443609</text:p>
          </table:table-cell>
          <table:table-cell office:value-type="float" office:value="0.782288006777803" calcext:value-type="float">
            <text:p>0.782288006777803</text:p>
          </table:table-cell>
          <table:table-cell office:value-type="float" office:value="0.587755102040816" calcext:value-type="float">
            <text:p>0.587755102040816</text:p>
          </table:table-cell>
          <table:table-cell office:value-type="float" office:value="1" calcext:value-type="float">
            <text:p>1</text:p>
          </table:table-cell>
          <table:table-cell office:value-type="float" office:value="0.786585365853659" calcext:value-type="float">
            <text:p>0.786585365853659</text:p>
          </table:table-cell>
          <table:table-cell office:value-type="float" office:value="0.903740374037404" calcext:value-type="float">
            <text:p>0.903740374037404</text:p>
          </table:table-cell>
          <table:table-cell office:value-type="float" office:value="0.574017782233743" calcext:value-type="float">
            <text:p>0.574017782233743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585833095132948" calcext:value-type="float">
            <text:p>0.585833095132948</text:p>
          </table:table-cell>
          <table:table-cell office:value-type="float" office:value="0.989915966386555" calcext:value-type="float">
            <text:p>0.989915966386555</text:p>
          </table:table-cell>
          <table:table-cell office:value-type="float" office:value="0.839412015755499" calcext:value-type="float">
            <text:p>0.839412015755499</text:p>
          </table:table-cell>
          <table:table-cell office:value-type="float" office:value="0.00330490405117271" calcext:value-type="float">
            <text:p>0.00330490405117271</text:p>
          </table:table-cell>
          <table:table-cell office:value-type="float" office:value="0.990204081632653" calcext:value-type="float">
            <text:p>0.990204081632653</text:p>
          </table:table-cell>
          <table:table-cell office:value-type="float" office:value="0.453296703296703" calcext:value-type="float">
            <text:p>0.453296703296703</text:p>
          </table:table-cell>
          <table:table-cell office:value-type="float" office:value="0.259503785594557" calcext:value-type="float">
            <text:p>0.259503785594557</text:p>
          </table:table-cell>
          <table:table-cell office:value-type="float" office:value="0.301965008037097" calcext:value-type="float">
            <text:p>0.301965008037097</text:p>
          </table:table-cell>
          <table:table-cell office:value-type="float" office:value="0.393411454029832" calcext:value-type="float">
            <text:p>0.393411454029832</text:p>
          </table:table-cell>
          <table:table-cell office:value-type="string" calcext:value-type="string">
            <text:p>cleveland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rofb</text:p>
          </table:table-cell>
          <table:table-cell office:value-type="float" office:value="1" calcext:value-type="float">
            <text:p>1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25892857142857" calcext:value-type="float">
            <text:p>0.625892857142857</text:p>
          </table:table-cell>
          <table:table-cell office:value-type="float" office:value="0.835978835978836" calcext:value-type="float">
            <text:p>0.835978835978836</text:p>
          </table:table-cell>
          <table:table-cell office:value-type="float" office:value="0.624853842610637" calcext:value-type="float">
            <text:p>0.624853842610637</text:p>
          </table:table-cell>
          <table:table-cell office:value-type="float" office:value="0.516369047619048" calcext:value-type="float">
            <text:p>0.5163690476190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63807336869936" calcext:value-type="float">
            <text:p>0.63807336869936</text:p>
          </table:table-cell>
          <table:table-cell office:value-type="float" office:value="0.611160714285714" calcext:value-type="float">
            <text:p>0.611160714285714</text:p>
          </table:table-cell>
          <table:table-cell office:value-type="float" office:value="0.515371915423826" calcext:value-type="float">
            <text:p>0.515371915423826</text:p>
          </table:table-cell>
          <table:table-cell office:value-type="float" office:value="0.99719730941704" calcext:value-type="float">
            <text:p>0.99719730941704</text:p>
          </table:table-cell>
          <table:table-cell office:value-type="float" office:value="0.844789857988873" calcext:value-type="float">
            <text:p>0.844789857988873</text:p>
          </table:table-cell>
          <table:table-cell office:value-type="float" office:value="0.00446428571428571" calcext:value-type="float">
            <text:p>0.00446428571428571</text:p>
          </table:table-cell>
          <table:table-cell office:value-type="float" office:value="0.997209821428571" calcext:value-type="float">
            <text:p>0.997209821428571</text:p>
          </table:table-cell>
          <table:table-cell office:value-type="float" office:value="0.674107142857143" calcext:value-type="float">
            <text:p>0.67410714285714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86910444154072" calcext:value-type="float">
            <text:p>0.786910444154072</text:p>
          </table:table-cell>
          <table:table-cell office:value-type="float" office:value="0.966333244564679" calcext:value-type="float">
            <text:p>0.966333244564679</text:p>
          </table:table-cell>
          <table:table-cell office:value-type="string" calcext:value-type="string">
            <text:p>profb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ands</text:p>
          </table:table-cell>
          <table:table-cell office:value-type="float" office:value="1" calcext:value-type="float">
            <text:p>1</text:p>
          </table:table-cell>
          <table:table-cell office:value-type="float" office:value="0.525925925925926" calcext:value-type="float">
            <text:p>0.525925925925926</text:p>
          </table:table-cell>
          <table:table-cell office:value-type="float" office:value="0.488888888888889" calcext:value-type="float">
            <text:p>0.488888888888889</text:p>
          </table:table-cell>
          <table:table-cell office:value-type="float" office:value="0.749287749287749" calcext:value-type="float">
            <text:p>0.749287749287749</text:p>
          </table:table-cell>
          <table:table-cell office:value-type="float" office:value="0.63013698630137" calcext:value-type="float">
            <text:p>0.63013698630137</text:p>
          </table:table-cell>
          <table:table-cell office:value-type="float" office:value="0.701683501683502" calcext:value-type="float">
            <text:p>0.701683501683502</text:p>
          </table:table-cell>
          <table:table-cell/>
          <table:table-cell office:value-type="float" office:value="0.413043478260869" calcext:value-type="float">
            <text:p>0.413043478260869</text:p>
          </table:table-cell>
          <table:table-cell office:value-type="float" office:value="0.753424657534247" calcext:value-type="float">
            <text:p>0.753424657534247</text:p>
          </table:table-cell>
          <table:table-cell office:value-type="float" office:value="0.648894607068424" calcext:value-type="float">
            <text:p>0.648894607068424</text:p>
          </table:table-cell>
          <table:table-cell office:value-type="float" office:value="0.409647266313933" calcext:value-type="float">
            <text:p>0.409647266313933</text:p>
          </table:table-cell>
          <table:table-cell office:value-type="float" office:value="0.475277869182219" calcext:value-type="float">
            <text:p>0.475277869182219</text:p>
          </table:table-cell>
          <table:table-cell office:value-type="float" office:value="0.991044776119403" calcext:value-type="float">
            <text:p>0.991044776119403</text:p>
          </table:table-cell>
          <table:table-cell office:value-type="float" office:value="0.717315857223834" calcext:value-type="float">
            <text:p>0.717315857223834</text:p>
          </table:table-cell>
          <table:table-cell office:value-type="float" office:value="0.00740740740740741" calcext:value-type="float">
            <text:p>0.00740740740740741</text:p>
          </table:table-cell>
          <table:table-cell office:value-type="float" office:value="0.991111111111111" calcext:value-type="float">
            <text:p>0.991111111111111</text:p>
          </table:table-cell>
          <table:table-cell office:value-type="float" office:value="0.74541910331384" calcext:value-type="float">
            <text:p>0.74541910331384</text:p>
          </table:table-cell>
          <table:table-cell office:value-type="float" office:value="0" calcext:value-type="float">
            <text:p>0</text:p>
          </table:table-cell>
          <table:table-cell office:value-type="float" office:value="0.766493646011918" calcext:value-type="float">
            <text:p>0.766493646011918</text:p>
          </table:table-cell>
          <table:table-cell office:value-type="float" office:value="0.975130341125735" calcext:value-type="float">
            <text:p>0.975130341125735</text:p>
          </table:table-cell>
          <table:table-cell office:value-type="string" calcext:value-type="string">
            <text:p>band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upa</text:p>
          </table:table-cell>
          <table:table-cell office:value-type="float" office:value="0" calcext:value-type="float">
            <text:p>0</text:p>
          </table:table-cell>
          <table:table-cell office:value-type="float" office:value="0.524137931034483" calcext:value-type="float">
            <text:p>0.524137931034483</text:p>
          </table:table-cell>
          <table:table-cell office:value-type="float" office:value="0.468965517241379" calcext:value-type="float">
            <text:p>0.468965517241379</text:p>
          </table:table-cell>
          <table:table-cell office:value-type="float" office:value="0.626206896551724" calcext:value-type="float">
            <text:p>0.626206896551724</text:p>
          </table:table-cell>
          <table:table-cell office:value-type="float" office:value="0.501617605831231" calcext:value-type="float">
            <text:p>0.501617605831231</text:p>
          </table:table-cell>
          <table:table-cell office:value-type="float" office:value="0.695019157088123" calcext:value-type="float">
            <text:p>0.695019157088123</text:p>
          </table:table-cell>
          <table:table-cell office:value-type="float" office:value="0.772413793103448" calcext:value-type="float">
            <text:p>0.7724137931034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719806763285024" calcext:value-type="float">
            <text:p>0.719806763285024</text:p>
          </table:table-cell>
          <table:table-cell office:value-type="float" office:value="0.556837161156032" calcext:value-type="float">
            <text:p>0.556837161156032</text:p>
          </table:table-cell>
          <table:table-cell office:value-type="float" office:value="0.49264367816092" calcext:value-type="float">
            <text:p>0.49264367816092</text:p>
          </table:table-cell>
          <table:table-cell office:value-type="float" office:value="0.467060768237194" calcext:value-type="float">
            <text:p>0.467060768237194</text:p>
          </table:table-cell>
          <table:table-cell office:value-type="float" office:value="0.991091954022989" calcext:value-type="float">
            <text:p>0.991091954022989</text:p>
          </table:table-cell>
          <table:table-cell office:value-type="float" office:value="0.884843548814403" calcext:value-type="float">
            <text:p>0.884843548814403</text:p>
          </table:table-cell>
          <table:table-cell office:value-type="float" office:value="0.00689655172413793" calcext:value-type="float">
            <text:p>0.00689655172413793</text:p>
          </table:table-cell>
          <table:table-cell office:value-type="float" office:value="0.99115338882283" calcext:value-type="float">
            <text:p>0.99115338882283</text:p>
          </table:table-cell>
          <table:table-cell office:value-type="float" office:value="0.959770114942529" calcext:value-type="float">
            <text:p>0.959770114942529</text:p>
          </table:table-cell>
          <table:table-cell office:value-type="float" office:value="0.685362747941288" calcext:value-type="float">
            <text:p>0.685362747941288</text:p>
          </table:table-cell>
          <table:table-cell office:value-type="float" office:value="0.800076018787876" calcext:value-type="float">
            <text:p>0.800076018787876</text:p>
          </table:table-cell>
          <table:table-cell office:value-type="float" office:value="0.936956704018298" calcext:value-type="float">
            <text:p>0.936956704018298</text:p>
          </table:table-cell>
          <table:table-cell office:value-type="string" calcext:value-type="string">
            <text:p>bupa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1" calcext:value-type="float">
            <text:p>1</text:p>
          </table:table-cell>
          <table:table-cell office:value-type="float" office:value="0.506535947712418" calcext:value-type="float">
            <text:p>0.506535947712418</text:p>
          </table:table-cell>
          <table:table-cell office:value-type="float" office:value="0.462091503267974" calcext:value-type="float">
            <text:p>0.462091503267974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0242275588871154" calcext:value-type="float">
            <text:p>0.0242275588871154</text:p>
          </table:table-cell>
          <table:table-cell office:value-type="float" office:value="0.545265854089384" calcext:value-type="float">
            <text:p>0.545265854089384</text:p>
          </table:table-cell>
          <table:table-cell office:value-type="float" office:value="0.538509097332627" calcext:value-type="float">
            <text:p>0.538509097332627</text:p>
          </table:table-cell>
          <table:table-cell office:value-type="float" office:value="0" calcext:value-type="float">
            <text:p>0</text:p>
          </table:table-cell>
          <table:table-cell office:value-type="float" office:value="0.663366336633663" calcext:value-type="float">
            <text:p>0.663366336633663</text:p>
          </table:table-cell>
          <table:table-cell office:value-type="float" office:value="0.493277177306039" calcext:value-type="float">
            <text:p>0.493277177306039</text:p>
          </table:table-cell>
          <table:table-cell office:value-type="float" office:value="0.371199035169623" calcext:value-type="float">
            <text:p>0.371199035169623</text:p>
          </table:table-cell>
          <table:table-cell office:value-type="float" office:value="0.442970368612992" calcext:value-type="float">
            <text:p>0.442970368612992</text:p>
          </table:table-cell>
          <table:table-cell office:value-type="float" office:value="0.997641282372196" calcext:value-type="float">
            <text:p>0.997641282372196</text:p>
          </table:table-cell>
          <table:table-cell office:value-type="float" office:value="0.995869200116978" calcext:value-type="float">
            <text:p>0.995869200116978</text:p>
          </table:table-cell>
          <table:table-cell office:value-type="float" office:value="0.00163398692810458" calcext:value-type="float">
            <text:p>0.00163398692810458</text:p>
          </table:table-cell>
          <table:table-cell office:value-type="float" office:value="0.997645136485967" calcext:value-type="float">
            <text:p>0.997645136485967</text:p>
          </table:table-cell>
          <table:table-cell office:value-type="float" office:value="0.995359477124183" calcext:value-type="float">
            <text:p>0.995359477124183</text:p>
          </table:table-cell>
          <table:table-cell office:value-type="float" office:value="0.688224395048374" calcext:value-type="float">
            <text:p>0.688224395048374</text:p>
          </table:table-cell>
          <table:table-cell office:value-type="float" office:value="0.69338404007397" calcext:value-type="float">
            <text:p>0.69338404007397</text:p>
          </table:table-cell>
          <table:table-cell office:value-type="float" office:value="0.700253201455403" calcext:value-type="float">
            <text:p>0.700253201455403</text:p>
          </table:table-cell>
          <table:table-cell office:value-type="string" calcext:value-type="string">
            <text:p>hill_valley_without_noise_traintest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yeast1</text:p>
          </table:table-cell>
          <table:table-cell office:value-type="float" office:value="1" calcext:value-type="float">
            <text:p>1</text:p>
          </table:table-cell>
          <table:table-cell office:value-type="float" office:value="0.494172494172494" calcext:value-type="float">
            <text:p>0.494172494172494</text:p>
          </table:table-cell>
          <table:table-cell office:value-type="float" office:value="0.537529137529138" calcext:value-type="float">
            <text:p>0.537529137529138</text:p>
          </table:table-cell>
          <table:table-cell office:value-type="float" office:value="0.920466997390074" calcext:value-type="float">
            <text:p>0.920466997390074</text:p>
          </table:table-cell>
          <table:table-cell office:value-type="float" office:value="0.563513355917891" calcext:value-type="float">
            <text:p>0.563513355917891</text:p>
          </table:table-cell>
          <table:table-cell office:value-type="float" office:value="0.479071652984696" calcext:value-type="float">
            <text:p>0.479071652984696</text:p>
          </table:table-cell>
          <table:table-cell office:value-type="float" office:value="0.993783993783994" calcext:value-type="float">
            <text:p>0.993783993783994</text:p>
          </table:table-cell>
          <table:table-cell office:value-type="float" office:value="0.593364928909953" calcext:value-type="float">
            <text:p>0.593364928909953</text:p>
          </table:table-cell>
          <table:table-cell office:value-type="float" office:value="0.807277628032345" calcext:value-type="float">
            <text:p>0.807277628032345</text:p>
          </table:table-cell>
          <table:table-cell office:value-type="float" office:value="0.70487190067559" calcext:value-type="float">
            <text:p>0.70487190067559</text:p>
          </table:table-cell>
          <table:table-cell office:value-type="float" office:value="0.524658674658675" calcext:value-type="float">
            <text:p>0.524658674658675</text:p>
          </table:table-cell>
          <table:table-cell office:value-type="float" office:value="0.492809550830794" calcext:value-type="float">
            <text:p>0.492809550830794</text:p>
          </table:table-cell>
          <table:table-cell office:value-type="float" office:value="0.997069908284862" calcext:value-type="float">
            <text:p>0.997069908284862</text:p>
          </table:table-cell>
          <table:table-cell office:value-type="float" office:value="0.908733889350247" calcext:value-type="float">
            <text:p>0.908733889350247</text:p>
          </table:table-cell>
          <table:table-cell office:value-type="float" office:value="0.00233100233100233" calcext:value-type="float">
            <text:p>0.00233100233100233</text:p>
          </table:table-cell>
          <table:table-cell office:value-type="float" office:value="0.99707673833548" calcext:value-type="float">
            <text:p>0.99707673833548</text:p>
          </table:table-cell>
          <table:table-cell office:value-type="float" office:value="0.743881118881119" calcext:value-type="float">
            <text:p>0.743881118881119</text:p>
          </table:table-cell>
          <table:table-cell office:value-type="float" office:value="0" calcext:value-type="float">
            <text:p>0</text:p>
          </table:table-cell>
          <table:table-cell office:value-type="float" office:value="0.718471767994251" calcext:value-type="float">
            <text:p>0.718471767994251</text:p>
          </table:table-cell>
          <table:table-cell office:value-type="float" office:value="0.953124477860037" calcext:value-type="float">
            <text:p>0.953124477860037</text:p>
          </table:table-cell>
          <table:table-cell office:value-type="string" calcext:value-type="string">
            <text:p>yeast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.486486486486487" calcext:value-type="float">
            <text:p>0.486486486486487</text:p>
          </table:table-cell>
          <table:table-cell office:value-type="float" office:value="0.481081081081081" calcext:value-type="float">
            <text:p>0.481081081081081</text:p>
          </table:table-cell>
          <table:table-cell office:value-type="float" office:value="0.823994726433751" calcext:value-type="float">
            <text:p>0.823994726433751</text:p>
          </table:table-cell>
          <table:table-cell office:value-type="float" office:value="0.467378163627367" calcext:value-type="float">
            <text:p>0.467378163627367</text:p>
          </table:table-cell>
          <table:table-cell office:value-type="float" office:value="0.615968910086557" calcext:value-type="float">
            <text:p>0.615968910086557</text:p>
          </table:table-cell>
          <table:table-cell office:value-type="float" office:value="0.867867867867868" calcext:value-type="float">
            <text:p>0.867867867867868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58300336500514" calcext:value-type="float">
            <text:p>0.558300336500514</text:p>
          </table:table-cell>
          <table:table-cell office:value-type="float" office:value="0.489289289289289" calcext:value-type="float">
            <text:p>0.489289289289289</text:p>
          </table:table-cell>
          <table:table-cell office:value-type="float" office:value="0.480228704878075" calcext:value-type="float">
            <text:p>0.480228704878075</text:p>
          </table:table-cell>
          <table:table-cell office:value-type="float" office:value="0.99537790802851" calcext:value-type="float">
            <text:p>0.99537790802851</text:p>
          </table:table-cell>
          <table:table-cell office:value-type="float" office:value="0.954678266538816" calcext:value-type="float">
            <text:p>0.954678266538816</text:p>
          </table:table-cell>
          <table:table-cell office:value-type="float" office:value="0.003003003003003" calcext:value-type="float">
            <text:p>0.003003003003003</text:p>
          </table:table-cell>
          <table:table-cell office:value-type="float" office:value="0.995391788184581" calcext:value-type="float">
            <text:p>0.995391788184581</text:p>
          </table:table-cell>
          <table:table-cell office:value-type="float" office:value="0.363697030363697" calcext:value-type="float">
            <text:p>0.363697030363697</text:p>
          </table:table-cell>
          <table:table-cell office:value-type="float" office:value="0.666552266552267" calcext:value-type="float">
            <text:p>0.666552266552267</text:p>
          </table:table-cell>
          <table:table-cell office:value-type="float" office:value="0.730560286442854" calcext:value-type="float">
            <text:p>0.730560286442854</text:p>
          </table:table-cell>
          <table:table-cell office:value-type="float" office:value="0.89449124499807" calcext:value-type="float">
            <text:p>0.89449124499807</text:p>
          </table:table-cell>
          <table:table-cell office:value-type="string" calcext:value-type="string">
            <text:p>contraceptive_NL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lass0</text:p>
          </table:table-cell>
          <table:table-cell office:value-type="float" office:value="1" calcext:value-type="float">
            <text:p>1</text:p>
          </table:table-cell>
          <table:table-cell office:value-type="float" office:value="0.485714285714286" calcext:value-type="float">
            <text:p>0.485714285714286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0.727437641723356" calcext:value-type="float">
            <text:p>0.727437641723356</text:p>
          </table:table-cell>
          <table:table-cell office:value-type="float" office:value="0.29916776261713" calcext:value-type="float">
            <text:p>0.29916776261713</text:p>
          </table:table-cell>
          <table:table-cell office:value-type="float" office:value="0.751428571428571" calcext:value-type="float">
            <text:p>0.751428571428571</text:p>
          </table:table-cell>
          <table:table-cell office:value-type="float" office:value="0.935714285714286" calcext:value-type="float">
            <text:p>0.935714285714286</text:p>
          </table:table-cell>
          <table:table-cell office:value-type="float" office:value="0.513888888888889" calcext:value-type="float">
            <text:p>0.513888888888889</text:p>
          </table:table-cell>
          <table:table-cell office:value-type="float" office:value="0.781931464174455" calcext:value-type="float">
            <text:p>0.781931464174455</text:p>
          </table:table-cell>
          <table:table-cell office:value-type="float" office:value="0.549235889008204" calcext:value-type="float">
            <text:p>0.549235889008204</text:p>
          </table:table-cell>
          <table:table-cell office:value-type="float" office:value="0.272619047619048" calcext:value-type="float">
            <text:p>0.272619047619048</text:p>
          </table:table-cell>
          <table:table-cell office:value-type="float" office:value="0.380870447361179" calcext:value-type="float">
            <text:p>0.380870447361179</text:p>
          </table:table-cell>
          <table:table-cell office:value-type="float" office:value="0.925879917184265" calcext:value-type="float">
            <text:p>0.925879917184265</text:p>
          </table:table-cell>
          <table:table-cell office:value-type="float" office:value="0.84662570379243" calcext:value-type="float">
            <text:p>0.84662570379243</text:p>
          </table:table-cell>
          <table:table-cell office:value-type="float" office:value="0.0142857142857143" calcext:value-type="float">
            <text:p>0.0142857142857143</text:p>
          </table:table-cell>
          <table:table-cell office:value-type="float" office:value="0.926938775510204" calcext:value-type="float">
            <text:p>0.926938775510204</text:p>
          </table:table-cell>
          <table:table-cell office:value-type="float" office:value="0.796825396825397" calcext:value-type="float">
            <text:p>0.796825396825397</text:p>
          </table:table-cell>
          <table:table-cell office:value-type="float" office:value="0.665215545229477" calcext:value-type="float">
            <text:p>0.665215545229477</text:p>
          </table:table-cell>
          <table:table-cell office:value-type="float" office:value="0.794071618796429" calcext:value-type="float">
            <text:p>0.794071618796429</text:p>
          </table:table-cell>
          <table:table-cell office:value-type="float" office:value="0.928249442933983" calcext:value-type="float">
            <text:p>0.928249442933983</text:p>
          </table:table-cell>
          <table:table-cell office:value-type="string" calcext:value-type="string">
            <text:p>glass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glass1</text:p>
          </table:table-cell>
          <table:table-cell office:value-type="float" office:value="1" calcext:value-type="float">
            <text:p>1</text:p>
          </table:table-cell>
          <table:table-cell office:value-type="float" office:value="0.460526315789474" calcext:value-type="float">
            <text:p>0.460526315789474</text:p>
          </table:table-cell>
          <table:table-cell office:value-type="float" office:value="0.365789473684211" calcext:value-type="float">
            <text:p>0.365789473684211</text:p>
          </table:table-cell>
          <table:table-cell office:value-type="float" office:value="0.659972299168975" calcext:value-type="float">
            <text:p>0.659972299168975</text:p>
          </table:table-cell>
          <table:table-cell office:value-type="float" office:value="0.282099269913915" calcext:value-type="float">
            <text:p>0.282099269913915</text:p>
          </table:table-cell>
          <table:table-cell office:value-type="float" office:value="0.582894736842105" calcext:value-type="float">
            <text:p>0.582894736842105</text:p>
          </table:table-cell>
          <table:table-cell office:value-type="float" office:value="0.557017543859649" calcext:value-type="float">
            <text:p>0.557017543859649</text:p>
          </table:table-cell>
          <table:table-cell office:value-type="float" office:value="0.449275362318841" calcext:value-type="float">
            <text:p>0.449275362318841</text:p>
          </table:table-cell>
          <table:table-cell office:value-type="float" office:value="0.763239875389408" calcext:value-type="float">
            <text:p>0.763239875389408</text:p>
          </table:table-cell>
          <table:table-cell office:value-type="float" office:value="0.601365181005119" calcext:value-type="float">
            <text:p>0.601365181005119</text:p>
          </table:table-cell>
          <table:table-cell office:value-type="float" office:value="0.358552631578947" calcext:value-type="float">
            <text:p>0.358552631578947</text:p>
          </table:table-cell>
          <table:table-cell office:value-type="float" office:value="0.418844824527488" calcext:value-type="float">
            <text:p>0.418844824527488</text:p>
          </table:table-cell>
          <table:table-cell office:value-type="float" office:value="0.948421052631579" calcext:value-type="float">
            <text:p>0.948421052631579</text:p>
          </table:table-cell>
          <table:table-cell office:value-type="float" office:value="0.900301721573604" calcext:value-type="float">
            <text:p>0.900301721573604</text:p>
          </table:table-cell>
          <table:table-cell office:value-type="float" office:value="0.0131578947368421" calcext:value-type="float">
            <text:p>0.0131578947368421</text:p>
          </table:table-cell>
          <table:table-cell office:value-type="float" office:value="0.94909972299169" calcext:value-type="float">
            <text:p>0.94909972299169</text:p>
          </table:table-cell>
          <table:table-cell office:value-type="float" office:value="0.776315789473684" calcext:value-type="float">
            <text:p>0.776315789473684</text:p>
          </table:table-cell>
          <table:table-cell office:value-type="float" office:value="0.655895329287737" calcext:value-type="float">
            <text:p>0.655895329287737</text:p>
          </table:table-cell>
          <table:table-cell office:value-type="float" office:value="0.799613148227569" calcext:value-type="float">
            <text:p>0.799613148227569</text:p>
          </table:table-cell>
          <table:table-cell office:value-type="float" office:value="0.958520669546298" calcext:value-type="float">
            <text:p>0.958520669546298</text:p>
          </table:table-cell>
          <table:table-cell office:value-type="string" calcext:value-type="string">
            <text:p>glass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credit-g</text:p>
          </table:table-cell>
          <table:table-cell office:value-type="float" office:value="0" calcext:value-type="float">
            <text:p>0</text:p>
          </table:table-cell>
          <table:table-cell office:value-type="float" office:value="0.443333333333333" calcext:value-type="float">
            <text:p>0.443333333333333</text:p>
          </table:table-cell>
          <table:table-cell office:value-type="float" office:value="0.566" calcext:value-type="float">
            <text:p>0.566</text:p>
          </table:table-cell>
          <table:table-cell office:value-type="float" office:value="0.917777777777778" calcext:value-type="float">
            <text:p>0.917777777777778</text:p>
          </table:table-cell>
          <table:table-cell office:value-type="float" office:value="0.569774530093226" calcext:value-type="float">
            <text:p>0.569774530093226</text:p>
          </table:table-cell>
          <table:table-cell office:value-type="float" office:value="0.544313725490196" calcext:value-type="float">
            <text:p>0.54431372549019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8" calcext:value-type="float">
            <text:p>0.8</text:p>
          </table:table-cell>
          <table:table-cell office:value-type="float" office:value="0.562104830203521" calcext:value-type="float">
            <text:p>0.562104830203521</text:p>
          </table:table-cell>
          <table:table-cell office:value-type="float" office:value="0.556055555555556" calcext:value-type="float">
            <text:p>0.556055555555556</text:p>
          </table:table-cell>
          <table:table-cell office:value-type="float" office:value="0.501706411514338" calcext:value-type="float">
            <text:p>0.501706411514338</text:p>
          </table:table-cell>
          <table:table-cell office:value-type="float" office:value="0.99659977703456" calcext:value-type="float">
            <text:p>0.99659977703456</text:p>
          </table:table-cell>
          <table:table-cell office:value-type="float" office:value="0.808001463074808" calcext:value-type="float">
            <text:p>0.808001463074808</text:p>
          </table:table-cell>
          <table:table-cell office:value-type="float" office:value="0.00333333333333333" calcext:value-type="float">
            <text:p>0.00333333333333333</text:p>
          </table:table-cell>
          <table:table-cell office:value-type="float" office:value="0.996611111111111" calcext:value-type="float">
            <text:p>0.996611111111111</text:p>
          </table:table-cell>
          <table:table-cell office:value-type="float" office:value="0.477894736842105" calcext:value-type="float">
            <text:p>0.477894736842105</text:p>
          </table:table-cell>
          <table:table-cell office:value-type="float" office:value="0.666149570995588" calcext:value-type="float">
            <text:p>0.666149570995588</text:p>
          </table:table-cell>
          <table:table-cell office:value-type="float" office:value="0.758010021098703" calcext:value-type="float">
            <text:p>0.758010021098703</text:p>
          </table:table-cell>
          <table:table-cell office:value-type="float" office:value="0.987448192074485" calcext:value-type="float">
            <text:p>0.987448192074485</text:p>
          </table:table-cell>
          <table:table-cell office:value-type="string" calcext:value-type="string">
            <text:p>credit-g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office:value-type="float" office:value="0.442307692307692" calcext:value-type="float">
            <text:p>0.442307692307692</text:p>
          </table:table-cell>
          <table:table-cell office:value-type="float" office:value="0.438461538461538" calcext:value-type="float">
            <text:p>0.438461538461538</text:p>
          </table:table-cell>
          <table:table-cell office:value-type="float" office:value="0.597633136094674" calcext:value-type="float">
            <text:p>0.597633136094674</text:p>
          </table:table-cell>
          <table:table-cell office:value-type="float" office:value="0.224799524799525" calcext:value-type="float">
            <text:p>0.224799524799525</text:p>
          </table:table-cell>
          <table:table-cell office:value-type="float" office:value="0.398190045248869" calcext:value-type="float">
            <text:p>0.398190045248869</text:p>
          </table:table-cell>
          <table:table-cell office:value-type="float" office:value="0.532051282051282" calcext:value-type="float">
            <text:p>0.532051282051282</text:p>
          </table:table-cell>
          <table:table-cell office:value-type="float" office:value="0" calcext:value-type="float">
            <text:p>0</text:p>
          </table:table-cell>
          <table:table-cell office:value-type="float" office:value="0.656765676567657" calcext:value-type="float">
            <text:p>0.656765676567657</text:p>
          </table:table-cell>
          <table:table-cell office:value-type="float" office:value="0.393109017992636" calcext:value-type="float">
            <text:p>0.393109017992636</text:p>
          </table:table-cell>
          <table:table-cell office:value-type="float" office:value="0.443681318681319" calcext:value-type="float">
            <text:p>0.443681318681319</text:p>
          </table:table-cell>
          <table:table-cell office:value-type="float" office:value="0.200771925055064" calcext:value-type="float">
            <text:p>0.200771925055064</text:p>
          </table:table-cell>
          <table:table-cell office:value-type="float" office:value="0.941553544494721" calcext:value-type="float">
            <text:p>0.941553544494721</text:p>
          </table:table-cell>
          <table:table-cell office:value-type="float" office:value="0.914467947759572" calcext:value-type="float">
            <text:p>0.914467947759572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942677514792899" calcext:value-type="float">
            <text:p>0.942677514792899</text:p>
          </table:table-cell>
          <table:table-cell office:value-type="float" office:value="0.314102564102564" calcext:value-type="float">
            <text:p>0.31410256410256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7163196264094" calcext:value-type="float">
            <text:p>0.717163196264094</text:p>
          </table:table-cell>
          <table:table-cell office:value-type="float" office:value="0.818156255458948" calcext:value-type="float">
            <text:p>0.818156255458948</text:p>
          </table:table-cell>
          <table:table-cell office:value-type="string" calcext:value-type="string">
            <text:p>teaching_assistant_LH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424" calcext:value-type="float">
            <text:p>0.424</text:p>
          </table:table-cell>
          <table:table-cell office:value-type="float" office:value="0.53" calcext:value-type="float">
            <text:p>0.53</text:p>
          </table:table-cell>
          <table:table-cell office:value-type="float" office:value="0.399510831586303" calcext:value-type="float">
            <text:p>0.399510831586303</text:p>
          </table:table-cell>
          <table:table-cell office:value-type="float" office:value="0.603333333333333" calcext:value-type="float">
            <text:p>0.60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663299663299663" calcext:value-type="float">
            <text:p>0.663299663299663</text:p>
          </table:table-cell>
          <table:table-cell office:value-type="float" office:value="0.489019583439737" calcext:value-type="float">
            <text:p>0.489019583439737</text:p>
          </table:table-cell>
          <table:table-cell office:value-type="float" office:value="0.399047619047619" calcext:value-type="float">
            <text:p>0.399047619047619</text:p>
          </table:table-cell>
          <table:table-cell office:value-type="float" office:value="0.170450049950039" calcext:value-type="float">
            <text:p>0.170450049950039</text:p>
          </table:table-cell>
          <table:table-cell office:value-type="float" office:value="0.970204081632653" calcext:value-type="float">
            <text:p>0.970204081632653</text:p>
          </table:table-cell>
          <table:table-cell office:value-type="float" office:value="0.949270230970664" calcext:value-type="float">
            <text:p>0.949270230970664</text:p>
          </table:table-cell>
          <table:table-cell office:value-type="float" office:value="0.02" calcext:value-type="float">
            <text:p>0.02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6230339028892" calcext:value-type="float">
            <text:p>0.716230339028892</text:p>
          </table:table-cell>
          <table:table-cell office:value-type="float" office:value="0.815357683753343" calcext:value-type="float">
            <text:p>0.815357683753343</text:p>
          </table:table-cell>
          <table:table-cell office:value-type="string" calcext:value-type="string">
            <text:p>teaching_assistant_LM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aheart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8625" calcext:value-type="float">
            <text:p>0.58625</text:p>
          </table:table-cell>
          <table:table-cell office:value-type="float" office:value="0.911348684210526" calcext:value-type="float">
            <text:p>0.911348684210526</text:p>
          </table:table-cell>
          <table:table-cell office:value-type="float" office:value="0.487947221752686" calcext:value-type="float">
            <text:p>0.487947221752686</text:p>
          </table:table-cell>
          <table:table-cell office:value-type="float" office:value="0.525" calcext:value-type="float">
            <text:p>0.525</text:p>
          </table:table-cell>
          <table:table-cell office:value-type="float" office:value="0.852083333333333" calcext:value-type="float">
            <text:p>0.852083333333333</text:p>
          </table:table-cell>
          <table:table-cell office:value-type="float" office:value="0.470198675496689" calcext:value-type="float">
            <text:p>0.470198675496689</text:p>
          </table:table-cell>
          <table:table-cell office:value-type="float" office:value="0.769119769119769" calcext:value-type="float">
            <text:p>0.769119769119769</text:p>
          </table:table-cell>
          <table:table-cell office:value-type="float" office:value="0.539437700664515" calcext:value-type="float">
            <text:p>0.539437700664515</text:p>
          </table:table-cell>
          <table:table-cell office:value-type="float" office:value="0.562395833333333" calcext:value-type="float">
            <text:p>0.562395833333333</text:p>
          </table:table-cell>
          <table:table-cell office:value-type="float" office:value="0.512671479149923" calcext:value-type="float">
            <text:p>0.512671479149923</text:p>
          </table:table-cell>
          <table:table-cell office:value-type="float" office:value="0.993828616352201" calcext:value-type="float">
            <text:p>0.993828616352201</text:p>
          </table:table-cell>
          <table:table-cell office:value-type="float" office:value="0.841340496511477" calcext:value-type="float">
            <text:p>0.841340496511477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9938671875" calcext:value-type="float">
            <text:p>0.9938671875</text:p>
          </table:table-cell>
          <table:table-cell office:value-type="float" office:value="0.835416666666667" calcext:value-type="float">
            <text:p>0.835416666666667</text:p>
          </table:table-cell>
          <table:table-cell office:value-type="float" office:value="0.663555250695971" calcext:value-type="float">
            <text:p>0.663555250695971</text:p>
          </table:table-cell>
          <table:table-cell office:value-type="float" office:value="0.797548460529477" calcext:value-type="float">
            <text:p>0.797548460529477</text:p>
          </table:table-cell>
          <table:table-cell office:value-type="float" office:value="0.950791734753272" calcext:value-type="float">
            <text:p>0.950791734753272</text:p>
          </table:table-cell>
          <table:table-cell office:value-type="string" calcext:value-type="string">
            <text:p>sahe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432343234323432" calcext:value-type="float">
            <text:p>0.432343234323432</text:p>
          </table:table-cell>
          <table:table-cell office:value-type="float" office:value="0.468646864686469" calcext:value-type="float">
            <text:p>0.468646864686469</text:p>
          </table:table-cell>
          <table:table-cell office:value-type="float" office:value="0.710960569741185" calcext:value-type="float">
            <text:p>0.710960569741185</text:p>
          </table:table-cell>
          <table:table-cell office:value-type="float" office:value="0.51214334056134" calcext:value-type="float">
            <text:p>0.51214334056134</text:p>
          </table:table-cell>
          <table:table-cell office:value-type="float" office:value="0.565063649222065" calcext:value-type="float">
            <text:p>0.565063649222065</text:p>
          </table:table-cell>
          <table:table-cell office:value-type="float" office:value="1" calcext:value-type="float">
            <text:p>1</text:p>
          </table:table-cell>
          <table:table-cell office:value-type="float" office:value="0.34373742252274" calcext:value-type="float">
            <text:p>0.34373742252274</text:p>
          </table:table-cell>
          <table:table-cell office:value-type="float" office:value="0.703995977155471" calcext:value-type="float">
            <text:p>0.703995977155471</text:p>
          </table:table-cell>
          <table:table-cell office:value-type="float" office:value="0.417777271282918" calcext:value-type="float">
            <text:p>0.417777271282918</text:p>
          </table:table-cell>
          <table:table-cell office:value-type="float" office:value="0.47981298129813" calcext:value-type="float">
            <text:p>0.47981298129813</text:p>
          </table:table-cell>
          <table:table-cell office:value-type="float" office:value="0.471536954539638" calcext:value-type="float">
            <text:p>0.471536954539638</text:p>
          </table:table-cell>
          <table:table-cell office:value-type="float" office:value="0.964031779582099" calcext:value-type="float">
            <text:p>0.964031779582099</text:p>
          </table:table-cell>
          <table:table-cell office:value-type="float" office:value="0.815989453490102" calcext:value-type="float">
            <text:p>0.815989453490102</text:p>
          </table:table-cell>
          <table:table-cell office:value-type="float" office:value="0.00442133339784732" calcext:value-type="float">
            <text:p>0.00442133339784732</text:p>
          </table:table-cell>
          <table:table-cell office:value-type="float" office:value="0.964331402317396" calcext:value-type="float">
            <text:p>0.964331402317396</text:p>
          </table:table-cell>
          <table:table-cell office:value-type="float" office:value="0.425742574257426" calcext:value-type="float">
            <text:p>0.425742574257426</text:p>
          </table:table-cell>
          <table:table-cell office:value-type="float" office:value="0.261649945517295" calcext:value-type="float">
            <text:p>0.261649945517295</text:p>
          </table:table-cell>
          <table:table-cell office:value-type="float" office:value="0.298138728456396" calcext:value-type="float">
            <text:p>0.298138728456396</text:p>
          </table:table-cell>
          <table:table-cell office:value-type="float" office:value="0.382602192716072" calcext:value-type="float">
            <text:p>0.382602192716072</text:p>
          </table:table-cell>
          <table:table-cell office:value-type="string" calcext:value-type="string">
            <text:p>cleveland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fri_c0_250_50</text:p>
          </table:table-cell>
          <table:table-cell office:value-type="float" office:value="0" calcext:value-type="float">
            <text:p>0</text:p>
          </table:table-cell>
          <table:table-cell office:value-type="float" office:value="0.418803418803419" calcext:value-type="float">
            <text:p>0.418803418803419</text:p>
          </table:table-cell>
          <table:table-cell office:value-type="float" office:value="0.435897435897436" calcext:value-type="float">
            <text:p>0.435897435897436</text:p>
          </table:table-cell>
          <table:table-cell office:value-type="float" office:value="0.408357075023742" calcext:value-type="float">
            <text:p>0.408357075023742</text:p>
          </table:table-cell>
          <table:table-cell office:value-type="float" office:value="0.139883421526752" calcext:value-type="float">
            <text:p>0.139883421526752</text:p>
          </table:table-cell>
          <table:table-cell office:value-type="float" office:value="0.835164835164835" calcext:value-type="float">
            <text:p>0.835164835164835</text:p>
          </table:table-cell>
          <table:table-cell office:value-type="float" office:value="0.762393162393162" calcext:value-type="float">
            <text:p>0.762393162393162</text:p>
          </table:table-cell>
          <table:table-cell office:value-type="float" office:value="0.120300751879699" calcext:value-type="float">
            <text:p>0.120300751879699</text:p>
          </table:table-cell>
          <table:table-cell office:value-type="float" office:value="0.688" calcext:value-type="float">
            <text:p>0.688</text:p>
          </table:table-cell>
          <table:table-cell office:value-type="float" office:value="0.257083892290285" calcext:value-type="float">
            <text:p>0.257083892290285</text:p>
          </table:table-cell>
          <table:table-cell office:value-type="float" office:value="0.4502849002849" calcext:value-type="float">
            <text:p>0.4502849002849</text:p>
          </table:table-cell>
          <table:table-cell office:value-type="float" office:value="0.495085849812673" calcext:value-type="float">
            <text:p>0.495085849812673</text:p>
          </table:table-cell>
          <table:table-cell office:value-type="float" office:value="0.987768936044798" calcext:value-type="float">
            <text:p>0.987768936044798</text:p>
          </table:table-cell>
          <table:table-cell office:value-type="float" office:value="0.378990703365099" calcext:value-type="float">
            <text:p>0.378990703365099</text:p>
          </table:table-cell>
          <table:table-cell office:value-type="float" office:value="0.00854700854700855" calcext:value-type="float">
            <text:p>0.00854700854700855</text:p>
          </table:table-cell>
          <table:table-cell office:value-type="float" office:value="0.987873475052962" calcext:value-type="float">
            <text:p>0.987873475052962</text:p>
          </table:table-cell>
          <table:table-cell office:value-type="float" office:value="0.975384615384615" calcext:value-type="float">
            <text:p>0.975384615384615</text:p>
          </table:table-cell>
          <table:table-cell office:value-type="float" office:value="0.666225309107554" calcext:value-type="float">
            <text:p>0.666225309107554</text:p>
          </table:table-cell>
          <table:table-cell office:value-type="float" office:value="0.808715204907101" calcext:value-type="float">
            <text:p>0.808715204907101</text:p>
          </table:table-cell>
          <table:table-cell office:value-type="float" office:value="0.989283482766515" calcext:value-type="float">
            <text:p>0.989283482766515</text:p>
          </table:table-cell>
          <table:table-cell office:value-type="string" calcext:value-type="string">
            <text:p>fri_c0_250_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pa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411594202898551" calcext:value-type="float">
            <text:p>0.411594202898551</text:p>
          </table:table-cell>
          <table:table-cell office:value-type="float" office:value="0.408695652173913" calcext:value-type="float">
            <text:p>0.408695652173913</text:p>
          </table:table-cell>
          <table:table-cell office:value-type="float" office:value="0.654685990338164" calcext:value-type="float">
            <text:p>0.654685990338164</text:p>
          </table:table-cell>
          <table:table-cell office:value-type="float" office:value="0.421649581713208" calcext:value-type="float">
            <text:p>0.421649581713208</text:p>
          </table:table-cell>
          <table:table-cell office:value-type="float" office:value="0.694041867954912" calcext:value-type="float">
            <text:p>0.694041867954912</text:p>
          </table:table-cell>
          <table:table-cell office:value-type="float" office:value="0.702898550724638" calcext:value-type="float">
            <text:p>0.702898550724638</text:p>
          </table:table-cell>
          <table:table-cell office:value-type="float" office:value="0.115579710144928" calcext:value-type="float">
            <text:p>0.115579710144928</text:p>
          </table:table-cell>
          <table:table-cell office:value-type="float" office:value="0.658195057060842" calcext:value-type="float">
            <text:p>0.658195057060842</text:p>
          </table:table-cell>
          <table:table-cell office:value-type="float" office:value="0.473679878941363" calcext:value-type="float">
            <text:p>0.473679878941363</text:p>
          </table:table-cell>
          <table:table-cell office:value-type="float" office:value="0.401690821256039" calcext:value-type="float">
            <text:p>0.401690821256039</text:p>
          </table:table-cell>
          <table:table-cell office:value-type="float" office:value="0.462278888531056" calcext:value-type="float">
            <text:p>0.462278888531056</text:p>
          </table:table-cell>
          <table:table-cell office:value-type="float" office:value="0.990531765105722" calcext:value-type="float">
            <text:p>0.990531765105722</text:p>
          </table:table-cell>
          <table:table-cell office:value-type="float" office:value="0.882377707058737" calcext:value-type="float">
            <text:p>0.882377707058737</text:p>
          </table:table-cell>
          <table:table-cell office:value-type="float" office:value="0.00579710144927536" calcext:value-type="float">
            <text:p>0.00579710144927536</text:p>
          </table:table-cell>
          <table:table-cell office:value-type="float" office:value="0.990586206896552" calcext:value-type="float">
            <text:p>0.990586206896552</text:p>
          </table:table-cell>
          <table:table-cell office:value-type="float" office:value="0.963285024154589" calcext:value-type="float">
            <text:p>0.963285024154589</text:p>
          </table:table-cell>
          <table:table-cell office:value-type="float" office:value="0.689437577588909" calcext:value-type="float">
            <text:p>0.689437577588909</text:p>
          </table:table-cell>
          <table:table-cell office:value-type="float" office:value="0.800214829498568" calcext:value-type="float">
            <text:p>0.800214829498568</text:p>
          </table:table-cell>
          <table:table-cell office:value-type="float" office:value="0.931683206152801" calcext:value-type="float">
            <text:p>0.931683206152801</text:p>
          </table:table-cell>
          <table:table-cell office:value-type="string" calcext:value-type="string">
            <text:p>bupa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liver-disorders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65454545454545" calcext:value-type="float">
            <text:p>0.465454545454545</text:p>
          </table:table-cell>
          <table:table-cell office:value-type="float" office:value="0.516666666666667" calcext:value-type="float">
            <text:p>0.516666666666667</text:p>
          </table:table-cell>
          <table:table-cell office:value-type="float" office:value="0.419958484236955" calcext:value-type="float">
            <text:p>0.419958484236955</text:p>
          </table:table-cell>
          <table:table-cell office:value-type="float" office:value="0.404545454545455" calcext:value-type="float">
            <text:p>0.40454545454545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0.747126436781609" calcext:value-type="float">
            <text:p>0.747126436781609</text:p>
          </table:table-cell>
          <table:table-cell office:value-type="float" office:value="0.518840801544145" calcext:value-type="float">
            <text:p>0.518840801544145</text:p>
          </table:table-cell>
          <table:table-cell office:value-type="float" office:value="0.459090909090909" calcext:value-type="float">
            <text:p>0.459090909090909</text:p>
          </table:table-cell>
          <table:table-cell office:value-type="float" office:value="0.440329399880166" calcext:value-type="float">
            <text:p>0.440329399880166</text:p>
          </table:table-cell>
          <table:table-cell office:value-type="float" office:value="0.95959595959596" calcext:value-type="float">
            <text:p>0.95959595959596</text:p>
          </table:table-cell>
          <table:table-cell office:value-type="float" office:value="0.808461344957629" calcext:value-type="float">
            <text:p>0.808461344957629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960330578512397" calcext:value-type="float">
            <text:p>0.960330578512397</text:p>
          </table:table-cell>
          <table:table-cell office:value-type="float" office:value="0.887272727272727" calcext:value-type="float">
            <text:p>0.887272727272727</text:p>
          </table:table-cell>
          <table:table-cell office:value-type="float" office:value="0.670989813739611" calcext:value-type="float">
            <text:p>0.670989813739611</text:p>
          </table:table-cell>
          <table:table-cell office:value-type="float" office:value="0.81546756563954" calcext:value-type="float">
            <text:p>0.81546756563954</text:p>
          </table:table-cell>
          <table:table-cell office:value-type="float" office:value="0.949605577671401" calcext:value-type="float">
            <text:p>0.949605577671401</text:p>
          </table:table-cell>
          <table:table-cell office:value-type="string" calcext:value-type="string">
            <text:p>liver-disorder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LS</text:p>
          </table:table-cell>
          <table:table-cell office:value-type="float" office:value="0" calcext:value-type="float">
            <text:p>0</text:p>
          </table:table-cell>
          <table:table-cell office:value-type="float" office:value="0.396396396396396" calcext:value-type="float">
            <text:p>0.396396396396396</text:p>
          </table:table-cell>
          <table:table-cell office:value-type="float" office:value="0.516516516516517" calcext:value-type="float">
            <text:p>0.516516516516517</text:p>
          </table:table-cell>
          <table:table-cell office:value-type="float" office:value="0.922255588922256" calcext:value-type="float">
            <text:p>0.922255588922256</text:p>
          </table:table-cell>
          <table:table-cell office:value-type="float" office:value="0.50796465836501" calcext:value-type="float">
            <text:p>0.50796465836501</text:p>
          </table:table-cell>
          <table:table-cell office:value-type="float" office:value="0.564564564564565" calcext:value-type="float">
            <text:p>0.564564564564565</text:p>
          </table:table-cell>
          <table:table-cell office:value-type="float" office:value="0.62042042042042" calcext:value-type="float">
            <text:p>0.62042042042042</text:p>
          </table:table-cell>
          <table:table-cell office:value-type="float" office:value="0.348336594911937" calcext:value-type="float">
            <text:p>0.348336594911937</text:p>
          </table:table-cell>
          <table:table-cell office:value-type="float" office:value="0.73696682464455" calcext:value-type="float">
            <text:p>0.73696682464455</text:p>
          </table:table-cell>
          <table:table-cell office:value-type="float" office:value="0.549721846597546" calcext:value-type="float">
            <text:p>0.549721846597546</text:p>
          </table:table-cell>
          <table:table-cell office:value-type="float" office:value="0.515515515515515" calcext:value-type="float">
            <text:p>0.515515515515515</text:p>
          </table:table-cell>
          <table:table-cell office:value-type="float" office:value="0.509560113400546" calcext:value-type="float">
            <text:p>0.509560113400546</text:p>
          </table:table-cell>
          <table:table-cell office:value-type="float" office:value="0.997051268135606" calcext:value-type="float">
            <text:p>0.997051268135606</text:p>
          </table:table-cell>
          <table:table-cell office:value-type="float" office:value="0.955853745500909" calcext:value-type="float">
            <text:p>0.955853745500909</text:p>
          </table:table-cell>
          <table:table-cell office:value-type="float" office:value="0.003003003003003" calcext:value-type="float">
            <text:p>0.003003003003003</text:p>
          </table:table-cell>
          <table:table-cell office:value-type="float" office:value="0.997060123186249" calcext:value-type="float">
            <text:p>0.997060123186249</text:p>
          </table:table-cell>
          <table:table-cell office:value-type="float" office:value="0.363697030363697" calcext:value-type="float">
            <text:p>0.3636970303636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29920281344898" calcext:value-type="float">
            <text:p>0.729920281344898</text:p>
          </table:table-cell>
          <table:table-cell office:value-type="float" office:value="0.894151460686016" calcext:value-type="float">
            <text:p>0.894151460686016</text:p>
          </table:table-cell>
          <table:table-cell office:value-type="string" calcext:value-type="string">
            <text:p>contraceptive_L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Yeast_CYTvsNUC</text:p>
          </table:table-cell>
          <table:table-cell office:value-type="float" office:value="1" calcext:value-type="float">
            <text:p>1</text:p>
          </table:table-cell>
          <table:table-cell office:value-type="float" office:value="0.391608391608392" calcext:value-type="float">
            <text:p>0.391608391608392</text:p>
          </table:table-cell>
          <table:table-cell office:value-type="float" office:value="0.463869463869464" calcext:value-type="float">
            <text:p>0.463869463869464</text:p>
          </table:table-cell>
          <table:table-cell office:value-type="float" office:value="0.726939726939727" calcext:value-type="float">
            <text:p>0.726939726939727</text:p>
          </table:table-cell>
          <table:table-cell office:value-type="float" office:value="0.469053744997141" calcext:value-type="float">
            <text:p>0.469053744997141</text:p>
          </table:table-cell>
          <table:table-cell office:value-type="float" office:value="0.526159026159026" calcext:value-type="float">
            <text:p>0.526159026159026</text:p>
          </table:table-cell>
          <table:table-cell office:value-type="float" office:value="1" calcext:value-type="float">
            <text:p>1</text:p>
          </table:table-cell>
          <table:table-cell office:value-type="float" office:value="0.0734341252699784" calcext:value-type="float">
            <text:p>0.0734341252699784</text:p>
          </table:table-cell>
          <table:table-cell office:value-type="float" office:value="0.679372197309417" calcext:value-type="float">
            <text:p>0.679372197309417</text:p>
          </table:table-cell>
          <table:table-cell office:value-type="float" office:value="0.503792590768811" calcext:value-type="float">
            <text:p>0.503792590768811</text:p>
          </table:table-cell>
          <table:table-cell office:value-type="float" office:value="0.435625485625486" calcext:value-type="float">
            <text:p>0.435625485625486</text:p>
          </table:table-cell>
          <table:table-cell office:value-type="float" office:value="0.476345649947368" calcext:value-type="float">
            <text:p>0.476345649947368</text:p>
          </table:table-cell>
          <table:table-cell office:value-type="float" office:value="0.99645448009934" calcext:value-type="float">
            <text:p>0.99645448009934</text:p>
          </table:table-cell>
          <table:table-cell office:value-type="float" office:value="0.898945883640052" calcext:value-type="float">
            <text:p>0.898945883640052</text:p>
          </table:table-cell>
          <table:table-cell office:value-type="float" office:value="0.00233100233100233" calcext:value-type="float">
            <text:p>0.00233100233100233</text:p>
          </table:table-cell>
          <table:table-cell office:value-type="float" office:value="0.996462744714493" calcext:value-type="float">
            <text:p>0.996462744714493</text:p>
          </table:table-cell>
          <table:table-cell office:value-type="float" office:value="0.739219114219114" calcext:value-type="float">
            <text:p>0.739219114219114</text:p>
          </table:table-cell>
          <table:table-cell office:value-type="float" office:value="0" calcext:value-type="float">
            <text:p>0</text:p>
          </table:table-cell>
          <table:table-cell office:value-type="float" office:value="0.715869810739491" calcext:value-type="float">
            <text:p>0.715869810739491</text:p>
          </table:table-cell>
          <table:table-cell office:value-type="float" office:value="0.95005547700034" calcext:value-type="float">
            <text:p>0.95005547700034</text:p>
          </table:table-cell>
          <table:table-cell office:value-type="string" calcext:value-type="string">
            <text:p>Yeast_CYTvsNUC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.388059701492537" calcext:value-type="float">
            <text:p>0.388059701492537</text:p>
          </table:table-cell>
          <table:table-cell office:value-type="float" office:value="0.488059701492537" calcext:value-type="float">
            <text:p>0.488059701492537</text:p>
          </table:table-cell>
          <table:table-cell office:value-type="float" office:value="0.893570608495982" calcext:value-type="float">
            <text:p>0.893570608495982</text:p>
          </table:table-cell>
          <table:table-cell office:value-type="float" office:value="0.388350543168961" calcext:value-type="float">
            <text:p>0.388350543168961</text:p>
          </table:table-cell>
          <table:table-cell office:value-type="float" office:value="0.588691159586682" calcext:value-type="float">
            <text:p>0.588691159586682</text:p>
          </table:table-cell>
          <table:table-cell office:value-type="float" office:value="0.747761194029851" calcext:value-type="float">
            <text:p>0.747761194029851</text:p>
          </table:table-cell>
          <table:table-cell office:value-type="float" office:value="0.464" calcext:value-type="float">
            <text:p>0.464</text:p>
          </table:table-cell>
          <table:table-cell office:value-type="float" office:value="0.767361111111111" calcext:value-type="float">
            <text:p>0.767361111111111</text:p>
          </table:table-cell>
          <table:table-cell office:value-type="float" office:value="0.479088755006491" calcext:value-type="float">
            <text:p>0.479088755006491</text:p>
          </table:table-cell>
          <table:table-cell office:value-type="float" office:value="0.46865671641791" calcext:value-type="float">
            <text:p>0.46865671641791</text:p>
          </table:table-cell>
          <table:table-cell office:value-type="float" office:value="0.500271071223752" calcext:value-type="float">
            <text:p>0.500271071223752</text:p>
          </table:table-cell>
          <table:table-cell office:value-type="float" office:value="0.994591648499078" calcext:value-type="float">
            <text:p>0.994591648499078</text:p>
          </table:table-cell>
          <table:table-cell office:value-type="float" office:value="0.83748720305192" calcext:value-type="float">
            <text:p>0.83748720305192</text:p>
          </table:table-cell>
          <table:table-cell office:value-type="float" office:value="0.00373134328358209" calcext:value-type="float">
            <text:p>0.00373134328358209</text:p>
          </table:table-cell>
          <table:table-cell office:value-type="float" office:value="0.994611828915126" calcext:value-type="float">
            <text:p>0.994611828915126</text:p>
          </table:table-cell>
          <table:table-cell office:value-type="float" office:value="0.854477611940298" calcext:value-type="float">
            <text:p>0.854477611940298</text:p>
          </table:table-cell>
          <table:table-cell office:value-type="float" office:value="0.684137420378298" calcext:value-type="float">
            <text:p>0.684137420378298</text:p>
          </table:table-cell>
          <table:table-cell office:value-type="float" office:value="0.81329489284103" calcext:value-type="float">
            <text:p>0.81329489284103</text:p>
          </table:table-cell>
          <table:table-cell office:value-type="float" office:value="0.953265915098758" calcext:value-type="float">
            <text:p>0.953265915098758</text:p>
          </table:table-cell>
          <table:table-cell office:value-type="string" calcext:value-type="string">
            <text:p>diabe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8036303630363" calcext:value-type="float">
            <text:p>0.38036303630363</text:p>
          </table:table-cell>
          <table:table-cell office:value-type="float" office:value="0.462211221122112" calcext:value-type="float">
            <text:p>0.462211221122112</text:p>
          </table:table-cell>
          <table:table-cell office:value-type="float" office:value="0.584394153701084" calcext:value-type="float">
            <text:p>0.584394153701084</text:p>
          </table:table-cell>
          <table:table-cell office:value-type="float" office:value="0.0244674357077799" calcext:value-type="float">
            <text:p>0.0244674357077799</text:p>
          </table:table-cell>
          <table:table-cell office:value-type="float" office:value="0.528944786370529" calcext:value-type="float">
            <text:p>0.528944786370529</text:p>
          </table:table-cell>
          <table:table-cell office:value-type="float" office:value="0.522678619213273" calcext:value-type="float">
            <text:p>0.522678619213273</text:p>
          </table:table-cell>
          <table:table-cell office:value-type="float" office:value="0.00970685303824502" calcext:value-type="float">
            <text:p>0.00970685303824502</text:p>
          </table:table-cell>
          <table:table-cell office:value-type="float" office:value="0.666633990131686" calcext:value-type="float">
            <text:p>0.666633990131686</text:p>
          </table:table-cell>
          <table:table-cell office:value-type="float" office:value="0.499463926504641" calcext:value-type="float">
            <text:p>0.499463926504641</text:p>
          </table:table-cell>
          <table:table-cell office:value-type="float" office:value="0.369536775106082" calcext:value-type="float">
            <text:p>0.369536775106082</text:p>
          </table:table-cell>
          <table:table-cell office:value-type="float" office:value="0.446671393411329" calcext:value-type="float">
            <text:p>0.446671393411329</text:p>
          </table:table-cell>
          <table:table-cell office:value-type="float" office:value="0.997660185047492" calcext:value-type="float">
            <text:p>0.997660185047492</text:p>
          </table:table-cell>
          <table:table-cell office:value-type="float" office:value="0.995340510780373" calcext:value-type="float">
            <text:p>0.995340510780373</text:p>
          </table:table-cell>
          <table:table-cell office:value-type="float" office:value="0.00165016501650165" calcext:value-type="float">
            <text:p>0.00165016501650165</text:p>
          </table:table-cell>
          <table:table-cell office:value-type="float" office:value="0.997664045816346" calcext:value-type="float">
            <text:p>0.997664045816346</text:p>
          </table:table-cell>
          <table:table-cell office:value-type="float" office:value="0.99552805280528" calcext:value-type="float">
            <text:p>0.99552805280528</text:p>
          </table:table-cell>
          <table:table-cell office:value-type="float" office:value="0.688041442329464" calcext:value-type="float">
            <text:p>0.688041442329464</text:p>
          </table:table-cell>
          <table:table-cell office:value-type="float" office:value="0.694931355497024" calcext:value-type="float">
            <text:p>0.694931355497024</text:p>
          </table:table-cell>
          <table:table-cell office:value-type="float" office:value="0.701518749260278" calcext:value-type="float">
            <text:p>0.701518749260278</text:p>
          </table:table-cell>
          <table:table-cell office:value-type="string" calcext:value-type="string">
            <text:p>hill_valley_without_noise_traintest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.36986301369863" calcext:value-type="float">
            <text:p>0.36986301369863</text:p>
          </table:table-cell>
          <table:table-cell office:value-type="float" office:value="0.438747553816047" calcext:value-type="float">
            <text:p>0.438747553816047</text:p>
          </table:table-cell>
          <table:table-cell office:value-type="float" office:value="0.957183716479216" calcext:value-type="float">
            <text:p>0.957183716479216</text:p>
          </table:table-cell>
          <table:table-cell office:value-type="float" office:value="0.421038425038516" calcext:value-type="float">
            <text:p>0.421038425038516</text:p>
          </table:table-cell>
          <table:table-cell office:value-type="float" office:value="0.551433676508126" calcext:value-type="float">
            <text:p>0.551433676508126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187599364069952" calcext:value-type="float">
            <text:p>0.187599364069952</text:p>
          </table:table-cell>
          <table:table-cell office:value-type="float" office:value="0.701169590643275" calcext:value-type="float">
            <text:p>0.701169590643275</text:p>
          </table:table-cell>
          <table:table-cell office:value-type="float" office:value="0.502508501736201" calcext:value-type="float">
            <text:p>0.502508501736201</text:p>
          </table:table-cell>
          <table:table-cell office:value-type="float" office:value="0.449184605348989" calcext:value-type="float">
            <text:p>0.449184605348989</text:p>
          </table:table-cell>
          <table:table-cell office:value-type="float" office:value="0.475439899985178" calcext:value-type="float">
            <text:p>0.475439899985178</text:p>
          </table:table-cell>
          <table:table-cell office:value-type="float" office:value="0.997290971182994" calcext:value-type="float">
            <text:p>0.997290971182994</text:p>
          </table:table-cell>
          <table:table-cell office:value-type="float" office:value="0.953144253727197" calcext:value-type="float">
            <text:p>0.953144253727197</text:p>
          </table:table-cell>
          <table:table-cell office:value-type="float" office:value="0.00195694716242661" calcext:value-type="float">
            <text:p>0.00195694716242661</text:p>
          </table:table-cell>
          <table:table-cell office:value-type="float" office:value="0.99729627260925" calcext:value-type="float">
            <text:p>0.99729627260925</text:p>
          </table:table-cell>
          <table:table-cell office:value-type="float" office:value="0.459882583170254" calcext:value-type="float">
            <text:p>0.459882583170254</text:p>
          </table:table-cell>
          <table:table-cell office:value-type="float" office:value="0.666360796137292" calcext:value-type="float">
            <text:p>0.666360796137292</text:p>
          </table:table-cell>
          <table:table-cell office:value-type="float" office:value="0.74866674115554" calcext:value-type="float">
            <text:p>0.74866674115554</text:p>
          </table:table-cell>
          <table:table-cell office:value-type="float" office:value="0.898116979128155" calcext:value-type="float">
            <text:p>0.898116979128155</text:p>
          </table:table-cell>
          <table:table-cell office:value-type="string" calcext:value-type="string">
            <text:p>contraceptive_N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teaching_assistant_MH</text:p>
          </table:table-cell>
          <table:table-cell office:value-type="float" office:value="1" calcext:value-type="float">
            <text:p>1</text:p>
          </table:table-cell>
          <table:table-cell office:value-type="float" office:value="0.365384615384615" calcext:value-type="float">
            <text:p>0.365384615384615</text:p>
          </table:table-cell>
          <table:table-cell office:value-type="float" office:value="0.438461538461538" calcext:value-type="float">
            <text:p>0.438461538461538</text:p>
          </table:table-cell>
          <table:table-cell office:value-type="float" office:value="0.532051282051282" calcext:value-type="float">
            <text:p>0.532051282051282</text:p>
          </table:table-cell>
          <table:table-cell office:value-type="float" office:value="0.105448717948718" calcext:value-type="float">
            <text:p>0.105448717948718</text:p>
          </table:table-cell>
          <table:table-cell office:value-type="float" office:value="0.588141025641026" calcext:value-type="float">
            <text:p>0.588141025641026</text:p>
          </table:table-cell>
          <table:table-cell office:value-type="float" office:value="0.568910256410256" calcext:value-type="float">
            <text:p>0.568910256410256</text:p>
          </table:table-cell>
          <table:table-cell office:value-type="float" office:value="0" calcext:value-type="float">
            <text:p>0</text:p>
          </table:table-cell>
          <table:table-cell office:value-type="float" office:value="0.660130718954248" calcext:value-type="float">
            <text:p>0.660130718954248</text:p>
          </table:table-cell>
          <table:table-cell office:value-type="float" office:value="0.453527270616829" calcext:value-type="float">
            <text:p>0.453527270616829</text:p>
          </table:table-cell>
          <table:table-cell office:value-type="float" office:value="0.612179487179487" calcext:value-type="float">
            <text:p>0.612179487179487</text:p>
          </table:table-cell>
          <table:table-cell office:value-type="float" office:value="0.253115595281074" calcext:value-type="float">
            <text:p>0.253115595281074</text:p>
          </table:table-cell>
          <table:table-cell office:value-type="float" office:value="0.975867269984917" calcext:value-type="float">
            <text:p>0.975867269984917</text:p>
          </table:table-cell>
          <table:table-cell office:value-type="float" office:value="0.981009710413347" calcext:value-type="float">
            <text:p>0.981009710413347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976331360946745" calcext:value-type="float">
            <text:p>0.976331360946745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656090334281141" calcext:value-type="float">
            <text:p>0.656090334281141</text:p>
          </table:table-cell>
          <table:table-cell office:value-type="float" office:value="0.71195383567708" calcext:value-type="float">
            <text:p>0.71195383567708</text:p>
          </table:table-cell>
          <table:table-cell office:value-type="float" office:value="0.813104506083434" calcext:value-type="float">
            <text:p>0.813104506083434</text:p>
          </table:table-cell>
          <table:table-cell office:value-type="string" calcext:value-type="string">
            <text:p>teaching_assistant_MH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828073394495413" calcext:value-type="float">
            <text:p>0.828073394495413</text:p>
          </table:table-cell>
          <table:table-cell office:value-type="float" office:value="0.216077409394641" calcext:value-type="float">
            <text:p>0.216077409394641</text:p>
          </table:table-cell>
          <table:table-cell office:value-type="float" office:value="0.364666666666667" calcext:value-type="float">
            <text:p>0.364666666666667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78494623655914" calcext:value-type="float">
            <text:p>0.78494623655914</text:p>
          </table:table-cell>
          <table:table-cell office:value-type="float" office:value="0.447791415490279" calcext:value-type="float">
            <text:p>0.447791415490279</text:p>
          </table:table-cell>
          <table:table-cell office:value-type="float" office:value="0.324166666666667" calcext:value-type="float">
            <text:p>0.324166666666667</text:p>
          </table:table-cell>
          <table:table-cell office:value-type="float" office:value="0.443897876662141" calcext:value-type="float">
            <text:p>0.443897876662141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87151060110716" calcext:value-type="float">
            <text:p>0.87151060110716</text:p>
          </table:table-cell>
          <table:table-cell office:value-type="float" office:value="0.01" calcext:value-type="float">
            <text:p>0.01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8" calcext:value-type="float">
            <text:p>0.98</text:p>
          </table:table-cell>
          <table:table-cell office:value-type="float" office:value="0.754730149219445" calcext:value-type="float">
            <text:p>0.754730149219445</text:p>
          </table:table-cell>
          <table:table-cell office:value-type="float" office:value="0.85300907094311" calcext:value-type="float">
            <text:p>0.85300907094311</text:p>
          </table:table-cell>
          <table:table-cell office:value-type="float" office:value="0.949498184304532" calcext:value-type="float">
            <text:p>0.949498184304532</text:p>
          </table:table-cell>
          <table:table-cell office:value-type="string" calcext:value-type="string">
            <text:p>vertebral_colum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NS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59649122807018" calcext:value-type="float">
            <text:p>0.359649122807018</text:p>
          </table:table-cell>
          <table:table-cell office:value-type="float" office:value="0.427368421052632" calcext:value-type="float">
            <text:p>0.427368421052632</text:p>
          </table:table-cell>
          <table:table-cell office:value-type="float" office:value="0.862868710237131" calcext:value-type="float">
            <text:p>0.862868710237131</text:p>
          </table:table-cell>
          <table:table-cell office:value-type="float" office:value="0.377457254727512" calcext:value-type="float">
            <text:p>0.377457254727512</text:p>
          </table:table-cell>
          <table:table-cell office:value-type="float" office:value="0.476544622425629" calcext:value-type="float">
            <text:p>0.476544622425629</text:p>
          </table:table-cell>
          <table:table-cell office:value-type="float" office:value="0.726140350877193" calcext:value-type="float">
            <text:p>0.726140350877193</text:p>
          </table:table-cell>
          <table:table-cell office:value-type="float" office:value="0.0840905921401277" calcext:value-type="float">
            <text:p>0.0840905921401277</text:p>
          </table:table-cell>
          <table:table-cell office:value-type="float" office:value="0.66309531137786" calcext:value-type="float">
            <text:p>0.66309531137786</text:p>
          </table:table-cell>
          <table:table-cell office:value-type="float" office:value="0.453023234996511" calcext:value-type="float">
            <text:p>0.453023234996511</text:p>
          </table:table-cell>
          <table:table-cell office:value-type="float" office:value="0.428304093567251" calcext:value-type="float">
            <text:p>0.428304093567251</text:p>
          </table:table-cell>
          <table:table-cell office:value-type="float" office:value="0.466385390663721" calcext:value-type="float">
            <text:p>0.466385390663721</text:p>
          </table:table-cell>
          <table:table-cell office:value-type="float" office:value="0.997081588697609" calcext:value-type="float">
            <text:p>0.997081588697609</text:p>
          </table:table-cell>
          <table:table-cell office:value-type="float" office:value="0.94135993805869" calcext:value-type="float">
            <text:p>0.94135993805869</text:p>
          </table:table-cell>
          <table:table-cell office:value-type="float" office:value="0.00175438596491228" calcext:value-type="float">
            <text:p>0.00175438596491228</text:p>
          </table:table-cell>
          <table:table-cell office:value-type="float" office:value="0.997086674261279" calcext:value-type="float">
            <text:p>0.997086674261279</text:p>
          </table:table-cell>
          <table:table-cell office:value-type="float" office:value="0.450584795321637" calcext:value-type="float">
            <text:p>0.450584795321637</text:p>
          </table:table-cell>
          <table:table-cell office:value-type="float" office:value="0.666529561543412" calcext:value-type="float">
            <text:p>0.666529561543412</text:p>
          </table:table-cell>
          <table:table-cell office:value-type="float" office:value="0.744844781424017" calcext:value-type="float">
            <text:p>0.744844781424017</text:p>
          </table:table-cell>
          <table:table-cell office:value-type="float" office:value="0.891811006928593" calcext:value-type="float">
            <text:p>0.891811006928593</text:p>
          </table:table-cell>
          <table:table-cell office:value-type="string" calcext:value-type="string">
            <text:p>contraceptive_N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contraceptive_NS</text:p>
          </table:table-cell>
          <table:table-cell office:value-type="float" office:value="0" calcext:value-type="float">
            <text:p>0</text:p>
          </table:table-cell>
          <table:table-cell office:value-type="float" office:value="0.351351351351351" calcext:value-type="float">
            <text:p>0.351351351351351</text:p>
          </table:table-cell>
          <table:table-cell office:value-type="float" office:value="0.4181240063593" calcext:value-type="float">
            <text:p>0.4181240063593</text:p>
          </table:table-cell>
          <table:table-cell office:value-type="float" office:value="0.786247139188316" calcext:value-type="float">
            <text:p>0.786247139188316</text:p>
          </table:table-cell>
          <table:table-cell office:value-type="float" office:value="0.342051884252276" calcext:value-type="float">
            <text:p>0.342051884252276</text:p>
          </table:table-cell>
          <table:table-cell office:value-type="float" office:value="0.41570470726481" calcext:value-type="float">
            <text:p>0.41570470726481</text:p>
          </table:table-cell>
          <table:table-cell office:value-type="float" office:value="0.689348171701113" calcext:value-type="float">
            <text:p>0.689348171701113</text:p>
          </table:table-cell>
          <table:table-cell office:value-type="float" office:value="0" calcext:value-type="float">
            <text:p>0</text:p>
          </table:table-cell>
          <table:table-cell office:value-type="float" office:value="0.632163742690058" calcext:value-type="float">
            <text:p>0.632163742690058</text:p>
          </table:table-cell>
          <table:table-cell office:value-type="float" office:value="0.412821372828019" calcext:value-type="float">
            <text:p>0.412821372828019</text:p>
          </table:table-cell>
          <table:table-cell office:value-type="float" office:value="0.411340752517223" calcext:value-type="float">
            <text:p>0.411340752517223</text:p>
          </table:table-cell>
          <table:table-cell office:value-type="float" office:value="0.459029501532935" calcext:value-type="float">
            <text:p>0.459029501532935</text:p>
          </table:table-cell>
          <table:table-cell office:value-type="float" office:value="0.99691148623333" calcext:value-type="float">
            <text:p>0.99691148623333</text:p>
          </table:table-cell>
          <table:table-cell office:value-type="float" office:value="0.931786352515593" calcext:value-type="float">
            <text:p>0.931786352515593</text:p>
          </table:table-cell>
          <table:table-cell office:value-type="float" office:value="0.00158982511923688" calcext:value-type="float">
            <text:p>0.00158982511923688</text:p>
          </table:table-cell>
          <table:table-cell office:value-type="float" office:value="0.996916396430097" calcext:value-type="float">
            <text:p>0.996916396430097</text:p>
          </table:table-cell>
          <table:table-cell office:value-type="float" office:value="0.443031266560678" calcext:value-type="float">
            <text:p>0.44303126656067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41739818907628" calcext:value-type="float">
            <text:p>0.741739818907628</text:p>
          </table:table-cell>
          <table:table-cell office:value-type="float" office:value="0.886688031103511" calcext:value-type="float">
            <text:p>0.886688031103511</text:p>
          </table:table-cell>
          <table:table-cell office:value-type="string" calcext:value-type="string">
            <text:p>contraceptive_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_c0_250_50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48" calcext:value-type="float">
            <text:p>0.34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72592592592593" calcext:value-type="float">
            <text:p>0.472592592592593</text:p>
          </table:table-cell>
          <table:table-cell office:value-type="float" office:value="0.13093088254904" calcext:value-type="float">
            <text:p>0.13093088254904</text:p>
          </table:table-cell>
          <table:table-cell office:value-type="float" office:value="0.712" calcext:value-type="float">
            <text:p>0.712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0563007518796993" calcext:value-type="float">
            <text:p>0.0563007518796993</text:p>
          </table:table-cell>
          <table:table-cell office:value-type="float" office:value="0.665301333333333" calcext:value-type="float">
            <text:p>0.665301333333333</text:p>
          </table:table-cell>
          <table:table-cell office:value-type="float" office:value="0.240129841903785" calcext:value-type="float">
            <text:p>0.240129841903785</text:p>
          </table:table-cell>
          <table:table-cell office:value-type="float" office:value="0.415685714285714" calcext:value-type="float">
            <text:p>0.415685714285714</text:p>
          </table:table-cell>
          <table:table-cell office:value-type="float" office:value="0.494890753973741" calcext:value-type="float">
            <text:p>0.494890753973741</text:p>
          </table:table-cell>
          <table:table-cell office:value-type="float" office:value="0.988397074190178" calcext:value-type="float">
            <text:p>0.988397074190178</text:p>
          </table:table-cell>
          <table:table-cell office:value-type="float" office:value="0.382228690285253" calcext:value-type="float">
            <text:p>0.382228690285253</text:p>
          </table:table-cell>
          <table:table-cell office:value-type="float" office:value="0.008" calcext:value-type="float">
            <text:p>0.008</text:p>
          </table:table-cell>
          <table:table-cell office:value-type="float" office:value="0.988490199858621" calcext:value-type="float">
            <text:p>0.988490199858621</text:p>
          </table:table-cell>
          <table:table-cell office:value-type="float" office:value="0.97592" calcext:value-type="float">
            <text:p>0.97592</text:p>
          </table:table-cell>
          <table:table-cell office:value-type="float" office:value="0.665750969388232" calcext:value-type="float">
            <text:p>0.665750969388232</text:p>
          </table:table-cell>
          <table:table-cell office:value-type="float" office:value="0.808357593613153" calcext:value-type="float">
            <text:p>0.808357593613153</text:p>
          </table:table-cell>
          <table:table-cell office:value-type="float" office:value="0.989552692355308" calcext:value-type="float">
            <text:p>0.989552692355308</text:p>
          </table:table-cell>
          <table:table-cell office:value-type="string" calcext:value-type="string">
            <text:p>fri_c0_250_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aching_assistant_LM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43434343434343" calcext:value-type="float">
            <text:p>0.343434343434343</text:p>
          </table:table-cell>
          <table:table-cell office:value-type="float" office:value="0.446464646464646" calcext:value-type="float">
            <text:p>0.446464646464646</text:p>
          </table:table-cell>
          <table:table-cell office:value-type="float" office:value="0.474747474747475" calcext:value-type="float">
            <text:p>0.474747474747475</text:p>
          </table:table-cell>
          <table:table-cell office:value-type="float" office:value="0.40354629453162" calcext:value-type="float">
            <text:p>0.40354629453162</text:p>
          </table:table-cell>
          <table:table-cell office:value-type="float" office:value="0.563131313131313" calcext:value-type="float">
            <text:p>0.563131313131313</text:p>
          </table:table-cell>
          <table:table-cell office:value-type="float" office:value="0.912457912457912" calcext:value-type="float">
            <text:p>0.912457912457912</text:p>
          </table:table-cell>
          <table:table-cell office:value-type="float" office:value="0.00989898989898991" calcext:value-type="float">
            <text:p>0.00989898989898991</text:p>
          </table:table-cell>
          <table:table-cell office:value-type="float" office:value="0.666632656531647" calcext:value-type="float">
            <text:p>0.666632656531647</text:p>
          </table:table-cell>
          <table:table-cell office:value-type="float" office:value="0.49186816252451" calcext:value-type="float">
            <text:p>0.49186816252451</text:p>
          </table:table-cell>
          <table:table-cell office:value-type="float" office:value="0.436387686387686" calcext:value-type="float">
            <text:p>0.436387686387686</text:p>
          </table:table-cell>
          <table:table-cell office:value-type="float" office:value="0.183600714661305" calcext:value-type="float">
            <text:p>0.183600714661305</text:p>
          </table:table-cell>
          <table:table-cell office:value-type="float" office:value="0.964959973888545" calcext:value-type="float">
            <text:p>0.964959973888545</text:p>
          </table:table-cell>
          <table:table-cell office:value-type="float" office:value="0.968394826279516" calcext:value-type="float">
            <text:p>0.968394826279516</text:p>
          </table:table-cell>
          <table:table-cell office:value-type="float" office:value="0.0202020202020202" calcext:value-type="float">
            <text:p>0.0202020202020202</text:p>
          </table:table-cell>
          <table:table-cell office:value-type="float" office:value="0.965668934240363" calcext:value-type="float">
            <text:p>0.965668934240363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662646821988222" calcext:value-type="float">
            <text:p>0.662646821988222</text:p>
          </table:table-cell>
          <table:table-cell office:value-type="float" office:value="0.714784617749154" calcext:value-type="float">
            <text:p>0.714784617749154</text:p>
          </table:table-cell>
          <table:table-cell office:value-type="float" office:value="0.815040364592573" calcext:value-type="float">
            <text:p>0.815040364592573</text:p>
          </table:table-cell>
          <table:table-cell office:value-type="string" calcext:value-type="string">
            <text:p>teaching_assistant_LM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.340425531914894" calcext:value-type="float">
            <text:p>0.340425531914894</text:p>
          </table:table-cell>
          <table:table-cell office:value-type="float" office:value="0.402945990180033" calcext:value-type="float">
            <text:p>0.402945990180033</text:p>
          </table:table-cell>
          <table:table-cell office:value-type="float" office:value="0.732233005232706" calcext:value-type="float">
            <text:p>0.732233005232706</text:p>
          </table:table-cell>
          <table:table-cell office:value-type="float" office:value="0.379213220341682" calcext:value-type="float">
            <text:p>0.379213220341682</text:p>
          </table:table-cell>
          <table:table-cell office:value-type="float" office:value="0.40569558101473" calcext:value-type="float">
            <text:p>0.40569558101473</text:p>
          </table:table-cell>
          <table:table-cell office:value-type="float" office:value="0.609165302782324" calcext:value-type="float">
            <text:p>0.609165302782324</text:p>
          </table:table-cell>
          <table:table-cell office:value-type="float" office:value="0" calcext:value-type="float">
            <text:p>0</text:p>
          </table:table-cell>
          <table:table-cell office:value-type="float" office:value="0.646104836374167" calcext:value-type="float">
            <text:p>0.646104836374167</text:p>
          </table:table-cell>
          <table:table-cell office:value-type="float" office:value="0.431664319801208" calcext:value-type="float">
            <text:p>0.431664319801208</text:p>
          </table:table-cell>
          <table:table-cell office:value-type="float" office:value="0.374405736107864" calcext:value-type="float">
            <text:p>0.374405736107864</text:p>
          </table:table-cell>
          <table:table-cell office:value-type="float" office:value="0.465679463310008" calcext:value-type="float">
            <text:p>0.465679463310008</text:p>
          </table:table-cell>
          <table:table-cell office:value-type="float" office:value="0.99597005714899" calcext:value-type="float">
            <text:p>0.99597005714899</text:p>
          </table:table-cell>
          <table:table-cell office:value-type="float" office:value="0.930006569362403" calcext:value-type="float">
            <text:p>0.930006569362403</text:p>
          </table:table-cell>
          <table:table-cell office:value-type="float" office:value="0.0016366612111293" calcext:value-type="float">
            <text:p>0.0016366612111293</text:p>
          </table:table-cell>
          <table:table-cell office:value-type="float" office:value="0.995976652800137" calcext:value-type="float">
            <text:p>0.995976652800137</text:p>
          </table:table-cell>
          <table:table-cell office:value-type="float" office:value="0.720820053406839" calcext:value-type="float">
            <text:p>0.720820053406839</text:p>
          </table:table-cell>
          <table:table-cell office:value-type="float" office:value="0" calcext:value-type="float">
            <text:p>0</text:p>
          </table:table-cell>
          <table:table-cell office:value-type="float" office:value="0.712801523260725" calcext:value-type="float">
            <text:p>0.712801523260725</text:p>
          </table:table-cell>
          <table:table-cell office:value-type="float" office:value="0.94161121295754" calcext:value-type="float">
            <text:p>0.94161121295754</text:p>
          </table:table-cell>
          <table:table-cell office:value-type="string" calcext:value-type="string">
            <text:p>diabetic_retinopath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raceptive_LS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38862559241706" calcext:value-type="float">
            <text:p>0.338862559241706</text:p>
          </table:table-cell>
          <table:table-cell office:value-type="float" office:value="0.403554502369668" calcext:value-type="float">
            <text:p>0.403554502369668</text:p>
          </table:table-cell>
          <table:table-cell office:value-type="float" office:value="0.849394418114797" calcext:value-type="float">
            <text:p>0.849394418114797</text:p>
          </table:table-cell>
          <table:table-cell office:value-type="float" office:value="0.400834671174286" calcext:value-type="float">
            <text:p>0.400834671174286</text:p>
          </table:table-cell>
          <table:table-cell office:value-type="float" office:value="0.561112496882015" calcext:value-type="float">
            <text:p>0.561112496882015</text:p>
          </table:table-cell>
          <table:table-cell office:value-type="float" office:value="0.66824644549763" calcext:value-type="float">
            <text:p>0.66824644549763</text:p>
          </table:table-cell>
          <table:table-cell office:value-type="float" office:value="0.137436120978288" calcext:value-type="float">
            <text:p>0.137436120978288</text:p>
          </table:table-cell>
          <table:table-cell office:value-type="float" office:value="0.651840330031521" calcext:value-type="float">
            <text:p>0.651840330031521</text:p>
          </table:table-cell>
          <table:table-cell office:value-type="float" office:value="0.432576823722205" calcext:value-type="float">
            <text:p>0.432576823722205</text:p>
          </table:table-cell>
          <table:table-cell office:value-type="float" office:value="0.407898894154818" calcext:value-type="float">
            <text:p>0.407898894154818</text:p>
          </table:table-cell>
          <table:table-cell office:value-type="float" office:value="0.46312255405911" calcext:value-type="float">
            <text:p>0.46312255405911</text:p>
          </table:table-cell>
          <table:table-cell office:value-type="float" office:value="0.995393589971819" calcext:value-type="float">
            <text:p>0.995393589971819</text:p>
          </table:table-cell>
          <table:table-cell office:value-type="float" office:value="0.942793573275012" calcext:value-type="float">
            <text:p>0.942793573275012</text:p>
          </table:table-cell>
          <table:table-cell office:value-type="float" office:value="0.0023696682464455" calcext:value-type="float">
            <text:p>0.0023696682464455</text:p>
          </table:table-cell>
          <table:table-cell office:value-type="float" office:value="0.995403821476664" calcext:value-type="float">
            <text:p>0.995403821476664</text:p>
          </table:table-cell>
          <table:table-cell office:value-type="float" office:value="0.409820958399158" calcext:value-type="float">
            <text:p>0.409820958399158</text:p>
          </table:table-cell>
          <table:table-cell office:value-type="float" office:value="0.666454558875184" calcext:value-type="float">
            <text:p>0.666454558875184</text:p>
          </table:table-cell>
          <table:table-cell office:value-type="float" office:value="0.737890525138955" calcext:value-type="float">
            <text:p>0.737890525138955</text:p>
          </table:table-cell>
          <table:table-cell office:value-type="float" office:value="0.89175545956145" calcext:value-type="float">
            <text:p>0.89175545956145</text:p>
          </table:table-cell>
          <table:table-cell office:value-type="string" calcext:value-type="string">
            <text:p>contraceptive_L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abetic_retinopathy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37098175499566" calcext:value-type="float">
            <text:p>0.337098175499566</text:p>
          </table:table-cell>
          <table:table-cell office:value-type="float" office:value="0.39860990443093" calcext:value-type="float">
            <text:p>0.39860990443093</text:p>
          </table:table-cell>
          <table:table-cell office:value-type="float" office:value="0.775626827865542" calcext:value-type="float">
            <text:p>0.775626827865542</text:p>
          </table:table-cell>
          <table:table-cell office:value-type="float" office:value="0.402605173985696" calcext:value-type="float">
            <text:p>0.402605173985696</text:p>
          </table:table-cell>
          <table:table-cell office:value-type="float" office:value="0.4474022589053" calcext:value-type="float">
            <text:p>0.4474022589053</text:p>
          </table:table-cell>
          <table:table-cell office:value-type="float" office:value="0.676107732406603" calcext:value-type="float">
            <text:p>0.676107732406603</text:p>
          </table:table-cell>
          <table:table-cell office:value-type="float" office:value="0.0545174551126822" calcext:value-type="float">
            <text:p>0.0545174551126822</text:p>
          </table:table-cell>
          <table:table-cell office:value-type="float" office:value="0.665398300071734" calcext:value-type="float">
            <text:p>0.665398300071734</text:p>
          </table:table-cell>
          <table:table-cell office:value-type="float" office:value="0.455951109133749" calcext:value-type="float">
            <text:p>0.455951109133749</text:p>
          </table:table-cell>
          <table:table-cell office:value-type="float" office:value="0.380357660005792" calcext:value-type="float">
            <text:p>0.380357660005792</text:p>
          </table:table-cell>
          <table:table-cell office:value-type="float" office:value="0.469062137919487" calcext:value-type="float">
            <text:p>0.469062137919487</text:p>
          </table:table-cell>
          <table:table-cell office:value-type="float" office:value="0.996197261638778" calcext:value-type="float">
            <text:p>0.996197261638778</text:p>
          </table:table-cell>
          <table:table-cell office:value-type="float" office:value="0.934216424431959" calcext:value-type="float">
            <text:p>0.934216424431959</text:p>
          </table:table-cell>
          <table:table-cell office:value-type="float" office:value="0.00173761946133797" calcext:value-type="float">
            <text:p>0.00173761946133797</text:p>
          </table:table-cell>
          <table:table-cell office:value-type="float" office:value="0.996203843396849" calcext:value-type="float">
            <text:p>0.996203843396849</text:p>
          </table:table-cell>
          <table:table-cell office:value-type="float" office:value="0.713795783986465" calcext:value-type="float">
            <text:p>0.713795783986465</text:p>
          </table:table-cell>
          <table:table-cell office:value-type="float" office:value="0" calcext:value-type="float">
            <text:p>0</text:p>
          </table:table-cell>
          <table:table-cell office:value-type="float" office:value="0.711017310694134" calcext:value-type="float">
            <text:p>0.711017310694134</text:p>
          </table:table-cell>
          <table:table-cell office:value-type="float" office:value="0.935353504058683" calcext:value-type="float">
            <text:p>0.935353504058683</text:p>
          </table:table-cell>
          <table:table-cell office:value-type="string" calcext:value-type="string">
            <text:p>diabetic_retinopathy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.335820895522388" calcext:value-type="float">
            <text:p>0.335820895522388</text:p>
          </table:table-cell>
          <table:table-cell office:value-type="float" office:value="0.488059701492537" calcext:value-type="float">
            <text:p>0.488059701492537</text:p>
          </table:table-cell>
          <table:table-cell office:value-type="float" office:value="0.893570608495982" calcext:value-type="float">
            <text:p>0.893570608495982</text:p>
          </table:table-cell>
          <table:table-cell office:value-type="float" office:value="0.407755401274524" calcext:value-type="float">
            <text:p>0.407755401274524</text:p>
          </table:table-cell>
          <table:table-cell office:value-type="float" office:value="0.588691159586682" calcext:value-type="float">
            <text:p>0.588691159586682</text:p>
          </table:table-cell>
          <table:table-cell office:value-type="float" office:value="0.685820895522388" calcext:value-type="float">
            <text:p>0.685820895522388</text:p>
          </table:table-cell>
          <table:table-cell office:value-type="float" office:value="0.464" calcext:value-type="float">
            <text:p>0.464</text:p>
          </table:table-cell>
          <table:table-cell office:value-type="float" office:value="0.767361111111111" calcext:value-type="float">
            <text:p>0.767361111111111</text:p>
          </table:table-cell>
          <table:table-cell office:value-type="float" office:value="0.476579451168378" calcext:value-type="float">
            <text:p>0.476579451168378</text:p>
          </table:table-cell>
          <table:table-cell office:value-type="float" office:value="0.46865671641791" calcext:value-type="float">
            <text:p>0.46865671641791</text:p>
          </table:table-cell>
          <table:table-cell office:value-type="float" office:value="0.500271072138828" calcext:value-type="float">
            <text:p>0.500271072138828</text:p>
          </table:table-cell>
          <table:table-cell office:value-type="float" office:value="0.994591648499078" calcext:value-type="float">
            <text:p>0.994591648499078</text:p>
          </table:table-cell>
          <table:table-cell office:value-type="float" office:value="0.83748720354114" calcext:value-type="float">
            <text:p>0.83748720354114</text:p>
          </table:table-cell>
          <table:table-cell office:value-type="float" office:value="0.00373134328358209" calcext:value-type="float">
            <text:p>0.00373134328358209</text:p>
          </table:table-cell>
          <table:table-cell office:value-type="float" office:value="0.994611828915126" calcext:value-type="float">
            <text:p>0.994611828915126</text:p>
          </table:table-cell>
          <table:table-cell office:value-type="float" office:value="0.854477611940298" calcext:value-type="float">
            <text:p>0.854477611940298</text:p>
          </table:table-cell>
          <table:table-cell office:value-type="float" office:value="0.684137420388295" calcext:value-type="float">
            <text:p>0.684137420388295</text:p>
          </table:table-cell>
          <table:table-cell office:value-type="float" office:value="0.81329489381942" calcext:value-type="float">
            <text:p>0.81329489381942</text:p>
          </table:table-cell>
          <table:table-cell office:value-type="float" office:value="0.953265916937175" calcext:value-type="float">
            <text:p>0.953265916937175</text:p>
          </table:table-cell>
          <table:table-cell office:value-type="string" calcext:value-type="string">
            <text:p>pi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ast_CYTvsNUC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34080717488789" calcext:value-type="float">
            <text:p>0.334080717488789</text:p>
          </table:table-cell>
          <table:table-cell office:value-type="float" office:value="0.41390134529148" calcext:value-type="float">
            <text:p>0.41390134529148</text:p>
          </table:table-cell>
          <table:table-cell office:value-type="float" office:value="0.73331197950032" calcext:value-type="float">
            <text:p>0.73331197950032</text:p>
          </table:table-cell>
          <table:table-cell office:value-type="float" office:value="0.451175014806667" calcext:value-type="float">
            <text:p>0.451175014806667</text:p>
          </table:table-cell>
          <table:table-cell office:value-type="float" office:value="0.552192326856004" calcext:value-type="float">
            <text:p>0.552192326856004</text:p>
          </table:table-cell>
          <table:table-cell office:value-type="float" office:value="1" calcext:value-type="float">
            <text:p>1</text:p>
          </table:table-cell>
          <table:table-cell office:value-type="float" office:value="0.0353175333417273" calcext:value-type="float">
            <text:p>0.0353175333417273</text:p>
          </table:table-cell>
          <table:table-cell office:value-type="float" office:value="0.666182375139925" calcext:value-type="float">
            <text:p>0.666182375139925</text:p>
          </table:table-cell>
          <table:table-cell office:value-type="float" office:value="0.499547951892863" calcext:value-type="float">
            <text:p>0.499547951892863</text:p>
          </table:table-cell>
          <table:table-cell office:value-type="float" office:value="0.413994768310912" calcext:value-type="float">
            <text:p>0.413994768310912</text:p>
          </table:table-cell>
          <table:table-cell office:value-type="float" office:value="0.443502720922475" calcext:value-type="float">
            <text:p>0.443502720922475</text:p>
          </table:table-cell>
          <table:table-cell office:value-type="float" office:value="0.995953169701651" calcext:value-type="float">
            <text:p>0.995953169701651</text:p>
          </table:table-cell>
          <table:table-cell office:value-type="float" office:value="0.909363489249892" calcext:value-type="float">
            <text:p>0.909363489249892</text:p>
          </table:table-cell>
          <table:table-cell office:value-type="float" office:value="0.00224215246636771" calcext:value-type="float">
            <text:p>0.00224215246636771</text:p>
          </table:table-cell>
          <table:table-cell office:value-type="float" office:value="0.99596220204168" calcext:value-type="float">
            <text:p>0.99596220204168</text:p>
          </table:table-cell>
          <table:table-cell office:value-type="float" office:value="0.736967488789238" calcext:value-type="float">
            <text:p>0.736967488789238</text:p>
          </table:table-cell>
          <table:table-cell office:value-type="float" office:value="0" calcext:value-type="float">
            <text:p>0</text:p>
          </table:table-cell>
          <table:table-cell office:value-type="float" office:value="0.714248564886043" calcext:value-type="float">
            <text:p>0.714248564886043</text:p>
          </table:table-cell>
          <table:table-cell office:value-type="float" office:value="0.951641792525916" calcext:value-type="float">
            <text:p>0.951641792525916</text:p>
          </table:table-cell>
          <table:table-cell office:value-type="string" calcext:value-type="string">
            <text:p>Yeast_CYTvsNUC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iabetic_retinopathy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93703703703704" calcext:value-type="float">
            <text:p>0.393703703703704</text:p>
          </table:table-cell>
          <table:table-cell office:value-type="float" office:value="0.82472613458529" calcext:value-type="float">
            <text:p>0.82472613458529</text:p>
          </table:table-cell>
          <table:table-cell office:value-type="float" office:value="0.42907273634957" calcext:value-type="float">
            <text:p>0.42907273634957</text:p>
          </table:table-cell>
          <table:table-cell office:value-type="float" office:value="0.494592592592593" calcext:value-type="float">
            <text:p>0.494592592592593</text:p>
          </table:table-cell>
          <table:table-cell office:value-type="float" office:value="0.751851851851852" calcext:value-type="float">
            <text:p>0.751851851851852</text:p>
          </table:table-cell>
          <table:table-cell office:value-type="float" office:value="0.11620294599018" calcext:value-type="float">
            <text:p>0.11620294599018</text:p>
          </table:table-cell>
          <table:table-cell office:value-type="float" office:value="0.687228496959166" calcext:value-type="float">
            <text:p>0.687228496959166</text:p>
          </table:table-cell>
          <table:table-cell office:value-type="float" office:value="0.483431161508162" calcext:value-type="float">
            <text:p>0.483431161508162</text:p>
          </table:table-cell>
          <table:table-cell office:value-type="float" office:value="0.387092151675485" calcext:value-type="float">
            <text:p>0.387092151675485</text:p>
          </table:table-cell>
          <table:table-cell office:value-type="float" office:value="0.47288957159799" calcext:value-type="float">
            <text:p>0.47288957159799</text:p>
          </table:table-cell>
          <table:table-cell office:value-type="float" office:value="0.996454339311482" calcext:value-type="float">
            <text:p>0.996454339311482</text:p>
          </table:table-cell>
          <table:table-cell office:value-type="float" office:value="0.938979797482883" calcext:value-type="float">
            <text:p>0.938979797482883</text:p>
          </table:table-cell>
          <table:table-cell office:value-type="float" office:value="0.00185185185185185" calcext:value-type="float">
            <text:p>0.00185185185185185</text:p>
          </table:table-cell>
          <table:table-cell office:value-type="float" office:value="0.996460905349794" calcext:value-type="float">
            <text:p>0.996460905349794</text:p>
          </table:table-cell>
          <table:table-cell office:value-type="float" office:value="0.705847953216374" calcext:value-type="float">
            <text:p>0.705847953216374</text:p>
          </table:table-cell>
          <table:table-cell office:value-type="float" office:value="0" calcext:value-type="float">
            <text:p>0</text:p>
          </table:table-cell>
          <table:table-cell office:value-type="float" office:value="0.708998507216009" calcext:value-type="float">
            <text:p>0.708998507216009</text:p>
          </table:table-cell>
          <table:table-cell office:value-type="float" office:value="0.928273022323124" calcext:value-type="float">
            <text:p>0.928273022323124</text:p>
          </table:table-cell>
          <table:table-cell office:value-type="string" calcext:value-type="string">
            <text:p>diabetic_retinopathy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675333333333333" calcext:value-type="float">
            <text:p>0.675333333333333</text:p>
          </table:table-cell>
          <table:table-cell office:value-type="float" office:value="0.363672764227642" calcext:value-type="float">
            <text:p>0.363672764227642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6525" calcext:value-type="float">
            <text:p>0.6525</text:p>
          </table:table-cell>
          <table:table-cell office:value-type="float" office:value="0" calcext:value-type="float">
            <text:p>0</text:p>
          </table:table-cell>
          <table:table-cell office:value-type="float" office:value="0.613526570048309" calcext:value-type="float">
            <text:p>0.613526570048309</text:p>
          </table:table-cell>
          <table:table-cell office:value-type="float" office:value="0.413390849335729" calcext:value-type="float">
            <text:p>0.413390849335729</text:p>
          </table:table-cell>
          <table:table-cell office:value-type="float" office:value="0.33575" calcext:value-type="float">
            <text:p>0.33575</text:p>
          </table:table-cell>
          <table:table-cell office:value-type="float" office:value="0.458812025744106" calcext:value-type="float">
            <text:p>0.458812025744106</text:p>
          </table:table-cell>
          <table:table-cell office:value-type="float" office:value="0.990125628140703" calcext:value-type="float">
            <text:p>0.990125628140703</text:p>
          </table:table-cell>
          <table:table-cell office:value-type="float" office:value="0.880589971785879" calcext:value-type="float">
            <text:p>0.880589971785879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0175" calcext:value-type="float">
            <text:p>0.990175</text:p>
          </table:table-cell>
          <table:table-cell office:value-type="float" office:value="0.965833333333333" calcext:value-type="float">
            <text:p>0.965833333333333</text:p>
          </table:table-cell>
          <table:table-cell office:value-type="float" office:value="0.692391829083435" calcext:value-type="float">
            <text:p>0.692391829083435</text:p>
          </table:table-cell>
          <table:table-cell office:value-type="float" office:value="0.80031546726382" calcext:value-type="float">
            <text:p>0.80031546726382</text:p>
          </table:table-cell>
          <table:table-cell office:value-type="float" office:value="0.927859920200315" calcext:value-type="float">
            <text:p>0.927859920200315</text:p>
          </table:table-cell>
          <table:table-cell office:value-type="string" calcext:value-type="string">
            <text:p>bu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fb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18452380952381" calcext:value-type="float">
            <text:p>0.318452380952381</text:p>
          </table:table-cell>
          <table:table-cell office:value-type="float" office:value="0.432142857142857" calcext:value-type="float">
            <text:p>0.432142857142857</text:p>
          </table:table-cell>
          <table:table-cell office:value-type="float" office:value="0.672619047619048" calcext:value-type="float">
            <text:p>0.672619047619048</text:p>
          </table:table-cell>
          <table:table-cell office:value-type="float" office:value="0.416569228407091" calcext:value-type="float">
            <text:p>0.416569228407091</text:p>
          </table:table-cell>
          <table:table-cell office:value-type="float" office:value="0.48817791005291" calcext:value-type="float">
            <text:p>0.48817791005291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0.416351753772047" calcext:value-type="float">
            <text:p>0.416351753772047</text:p>
          </table:table-cell>
          <table:table-cell office:value-type="float" office:value="0.414037698412698" calcext:value-type="float">
            <text:p>0.414037698412698</text:p>
          </table:table-cell>
          <table:table-cell office:value-type="float" office:value="0.480473961829033" calcext:value-type="float">
            <text:p>0.480473961829033</text:p>
          </table:table-cell>
          <table:table-cell office:value-type="float" office:value="0.9960596176804" calcext:value-type="float">
            <text:p>0.9960596176804</text:p>
          </table:table-cell>
          <table:table-cell office:value-type="float" office:value="0.842753320670059" calcext:value-type="float">
            <text:p>0.842753320670059</text:p>
          </table:table-cell>
          <table:table-cell office:value-type="float" office:value="0.00297619047619048" calcext:value-type="float">
            <text:p>0.00297619047619048</text:p>
          </table:table-cell>
          <table:table-cell office:value-type="float" office:value="0.996070498511905" calcext:value-type="float">
            <text:p>0.996070498511905</text:p>
          </table:table-cell>
          <table:table-cell office:value-type="float" office:value="0.672949735449735" calcext:value-type="float">
            <text:p>0.672949735449735</text:p>
          </table:table-cell>
          <table:table-cell office:value-type="float" office:value="0.665772303941497" calcext:value-type="float">
            <text:p>0.665772303941497</text:p>
          </table:table-cell>
          <table:table-cell office:value-type="float" office:value="0.787120620237229" calcext:value-type="float">
            <text:p>0.787120620237229</text:p>
          </table:table-cell>
          <table:table-cell office:value-type="float" office:value="0.966821618513884" calcext:value-type="float">
            <text:p>0.966821618513884</text:p>
          </table:table-cell>
          <table:table-cell office:value-type="string" calcext:value-type="string">
            <text:p>prof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15068493150685" calcext:value-type="float">
            <text:p>0.315068493150685</text:p>
          </table:table-cell>
          <table:table-cell office:value-type="float" office:value="0.368767123287671" calcext:value-type="float">
            <text:p>0.368767123287671</text:p>
          </table:table-cell>
          <table:table-cell office:value-type="float" office:value="0.625711275026344" calcext:value-type="float">
            <text:p>0.625711275026344</text:p>
          </table:table-cell>
          <table:table-cell office:value-type="float" office:value="0.466128729592794" calcext:value-type="float">
            <text:p>0.466128729592794</text:p>
          </table:table-cell>
          <table:table-cell office:value-type="float" office:value="0.638107098381071" calcext:value-type="float">
            <text:p>0.638107098381071</text:p>
          </table:table-cell>
          <table:table-cell/>
          <table:table-cell office:value-type="float" office:value="0.15276950565813" calcext:value-type="float">
            <text:p>0.15276950565813</text:p>
          </table:table-cell>
          <table:table-cell office:value-type="float" office:value="0.644085819728529" calcext:value-type="float">
            <text:p>0.644085819728529</text:p>
          </table:table-cell>
          <table:table-cell office:value-type="float" office:value="0.462394332221569" calcext:value-type="float">
            <text:p>0.462394332221569</text:p>
          </table:table-cell>
          <table:table-cell office:value-type="float" office:value="0.276679712981083" calcext:value-type="float">
            <text:p>0.276679712981083</text:p>
          </table:table-cell>
          <table:table-cell office:value-type="float" office:value="0.424692364082616" calcext:value-type="float">
            <text:p>0.424692364082616</text:p>
          </table:table-cell>
          <table:table-cell office:value-type="float" office:value="0.98868396546906" calcext:value-type="float">
            <text:p>0.98868396546906</text:p>
          </table:table-cell>
          <table:table-cell office:value-type="float" office:value="0.720542106460897" calcext:value-type="float">
            <text:p>0.720542106460897</text:p>
          </table:table-cell>
          <table:table-cell office:value-type="float" office:value="0.00547945205479452" calcext:value-type="float">
            <text:p>0.00547945205479452</text:p>
          </table:table-cell>
          <table:table-cell office:value-type="float" office:value="0.988743299583085" calcext:value-type="float">
            <text:p>0.988743299583085</text:p>
          </table:table-cell>
          <table:table-cell office:value-type="float" office:value="0.750108147080029" calcext:value-type="float">
            <text:p>0.750108147080029</text:p>
          </table:table-cell>
          <table:table-cell office:value-type="float" office:value="0" calcext:value-type="float">
            <text:p>0</text:p>
          </table:table-cell>
          <table:table-cell office:value-type="float" office:value="0.769062042134019" calcext:value-type="float">
            <text:p>0.769062042134019</text:p>
          </table:table-cell>
          <table:table-cell office:value-type="float" office:value="0.979238513462604" calcext:value-type="float">
            <text:p>0.979238513462604</text:p>
          </table:table-cell>
          <table:table-cell office:value-type="string" calcext:value-type="string">
            <text:p>band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lpd</text:p>
          </table:table-cell>
          <table:table-cell office:value-type="string" calcext:value-type="string">
            <text:p>dataset</text:p>
          </table:table-cell>
          <table:table-cell table:style-name="ce1" office:value-type="float" office:value="0.309153713298791" calcext:value-type="float">
            <text:p>0.309153713298791</text:p>
          </table:table-cell>
          <table:table-cell office:value-type="float" office:value="0.382383419689119" calcext:value-type="float">
            <text:p>0.382383419689119</text:p>
          </table:table-cell>
          <table:table-cell office:value-type="float" office:value="0.730870316137268" calcext:value-type="float">
            <text:p>0.730870316137268</text:p>
          </table:table-cell>
          <table:table-cell office:value-type="float" office:value="0.3650318153245" calcext:value-type="float">
            <text:p>0.3650318153245</text:p>
          </table:table-cell>
          <table:table-cell office:value-type="float" office:value="0.458117443868739" calcext:value-type="float">
            <text:p>0.458117443868739</text:p>
          </table:table-cell>
          <table:table-cell office:value-type="float" office:value="1" calcext:value-type="float">
            <text:p>1</text:p>
          </table:table-cell>
          <table:table-cell office:value-type="float" office:value="0.171397461890816" calcext:value-type="float">
            <text:p>0.171397461890816</text:p>
          </table:table-cell>
          <table:table-cell office:value-type="float" office:value="0.605018479243291" calcext:value-type="float">
            <text:p>0.605018479243291</text:p>
          </table:table-cell>
          <table:table-cell office:value-type="float" office:value="0.363327507979754" calcext:value-type="float">
            <text:p>0.363327507979754</text:p>
          </table:table-cell>
          <table:table-cell office:value-type="float" office:value="0.367328727691422" calcext:value-type="float">
            <text:p>0.367328727691422</text:p>
          </table:table-cell>
          <table:table-cell office:value-type="float" office:value="0.437806439830472" calcext:value-type="float">
            <text:p>0.437806439830472</text:p>
          </table:table-cell>
          <table:table-cell office:value-type="float" office:value="0.98883698599999" calcext:value-type="float">
            <text:p>0.98883698599999</text:p>
          </table:table-cell>
          <table:table-cell office:value-type="float" office:value="0.904550311408326" calcext:value-type="float">
            <text:p>0.904550311408326</text:p>
          </table:table-cell>
          <table:table-cell office:value-type="float" office:value="0.00345423143350604" calcext:value-type="float">
            <text:p>0.00345423143350604</text:p>
          </table:table-cell>
          <table:table-cell office:value-type="float" office:value="0.988868940209332" calcext:value-type="float">
            <text:p>0.988868940209332</text:p>
          </table:table-cell>
          <table:table-cell office:value-type="float" office:value="0.839550949913644" calcext:value-type="float">
            <text:p>0.839550949913644</text:p>
          </table:table-cell>
          <table:table-cell office:value-type="float" office:value="0.614944576676015" calcext:value-type="float">
            <text:p>0.614944576676015</text:p>
          </table:table-cell>
          <table:table-cell office:value-type="float" office:value="0.765888262684638" calcext:value-type="float">
            <text:p>0.765888262684638</text:p>
          </table:table-cell>
          <table:table-cell office:value-type="float" office:value="0.946065877030485" calcext:value-type="float">
            <text:p>0.946065877030485</text:p>
          </table:table-cell>
          <table:table-cell office:value-type="string" calcext:value-type="string">
            <text:p>ilpd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.301369863013699" calcext:value-type="float">
            <text:p>0.301369863013699</text:p>
          </table:table-cell>
          <table:table-cell office:value-type="float" office:value="0.329941291585127" calcext:value-type="float">
            <text:p>0.329941291585127</text:p>
          </table:table-cell>
          <table:table-cell office:value-type="float" office:value="0.801913459447706" calcext:value-type="float">
            <text:p>0.801913459447706</text:p>
          </table:table-cell>
          <table:table-cell office:value-type="float" office:value="0.331021978934537" calcext:value-type="float">
            <text:p>0.331021978934537</text:p>
          </table:table-cell>
          <table:table-cell office:value-type="float" office:value="0.558862910701411" calcext:value-type="float">
            <text:p>0.558862910701411</text:p>
          </table:table-cell>
          <table:table-cell office:value-type="float" office:value="0.699412915851272" calcext:value-type="float">
            <text:p>0.699412915851272</text:p>
          </table:table-cell>
          <table:table-cell office:value-type="float" office:value="0" calcext:value-type="float">
            <text:p>0</text:p>
          </table:table-cell>
          <table:table-cell office:value-type="float" office:value="0.596366508688784" calcext:value-type="float">
            <text:p>0.596366508688784</text:p>
          </table:table-cell>
          <table:table-cell office:value-type="float" office:value="0.35623769922614" calcext:value-type="float">
            <text:p>0.35623769922614</text:p>
          </table:table-cell>
          <table:table-cell office:value-type="float" office:value="0.337769080234834" calcext:value-type="float">
            <text:p>0.337769080234834</text:p>
          </table:table-cell>
          <table:table-cell office:value-type="float" office:value="0.43286089601469" calcext:value-type="float">
            <text:p>0.43286089601469</text:p>
          </table:table-cell>
          <table:table-cell office:value-type="float" office:value="0.994313341775066" calcext:value-type="float">
            <text:p>0.994313341775066</text:p>
          </table:table-cell>
          <table:table-cell office:value-type="float" office:value="0.934282736971247" calcext:value-type="float">
            <text:p>0.934282736971247</text:p>
          </table:table-cell>
          <table:table-cell office:value-type="float" office:value="0.00195694716242661" calcext:value-type="float">
            <text:p>0.00195694716242661</text:p>
          </table:table-cell>
          <table:table-cell office:value-type="float" office:value="0.994324470264743" calcext:value-type="float">
            <text:p>0.994324470264743</text:p>
          </table:table-cell>
          <table:table-cell office:value-type="float" office:value="0.439878234398782" calcext:value-type="float">
            <text:p>0.439878234398782</text:p>
          </table:table-cell>
          <table:table-cell office:value-type="float" office:value="0.666316335989541" calcext:value-type="float">
            <text:p>0.666316335989541</text:p>
          </table:table-cell>
          <table:table-cell office:value-type="float" office:value="0.743084441349172" calcext:value-type="float">
            <text:p>0.743084441349172</text:p>
          </table:table-cell>
          <table:table-cell office:value-type="float" office:value="0.89019407331002" calcext:value-type="float">
            <text:p>0.89019407331002</text:p>
          </table:table-cell>
          <table:table-cell office:value-type="string" calcext:value-type="string">
            <text:p>contraceptive_L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ineQualityRed_5vs6</text:p>
          </table:table-cell>
          <table:table-cell office:value-type="float" office:value="1" calcext:value-type="float">
            <text:p>1</text:p>
          </table:table-cell>
          <table:table-cell office:value-type="float" office:value="0.297805642633229" calcext:value-type="float">
            <text:p>0.297805642633229</text:p>
          </table:table-cell>
          <table:table-cell office:value-type="float" office:value="0.353918495297806" calcext:value-type="float">
            <text:p>0.353918495297806</text:p>
          </table:table-cell>
          <table:table-cell office:value-type="float" office:value="0.675026123301985" calcext:value-type="float">
            <text:p>0.675026123301985</text:p>
          </table:table-cell>
          <table:table-cell office:value-type="float" office:value="0.449250908447048" calcext:value-type="float">
            <text:p>0.449250908447048</text:p>
          </table:table-cell>
          <table:table-cell office:value-type="float" office:value="0.547370254266806" calcext:value-type="float">
            <text:p>0.547370254266806</text:p>
          </table:table-cell>
          <table:table-cell office:value-type="float" office:value="1" calcext:value-type="float">
            <text:p>1</text:p>
          </table:table-cell>
          <table:table-cell office:value-type="float" office:value="0.0631424375917768" calcext:value-type="float">
            <text:p>0.0631424375917768</text:p>
          </table:table-cell>
          <table:table-cell office:value-type="float" office:value="0.677533484963356" calcext:value-type="float">
            <text:p>0.677533484963356</text:p>
          </table:table-cell>
          <table:table-cell office:value-type="float" office:value="0.451439381784841" calcext:value-type="float">
            <text:p>0.451439381784841</text:p>
          </table:table-cell>
          <table:table-cell office:value-type="float" office:value="0.36265487386177" calcext:value-type="float">
            <text:p>0.36265487386177</text:p>
          </table:table-cell>
          <table:table-cell office:value-type="float" office:value="0.316926038050533" calcext:value-type="float">
            <text:p>0.316926038050533</text:p>
          </table:table-cell>
          <table:table-cell office:value-type="float" office:value="0.995450362445436" calcext:value-type="float">
            <text:p>0.995450362445436</text:p>
          </table:table-cell>
          <table:table-cell office:value-type="float" office:value="0.867083173910642" calcext:value-type="float">
            <text:p>0.867083173910642</text:p>
          </table:table-cell>
          <table:table-cell office:value-type="float" office:value="0.00156739811912226" calcext:value-type="float">
            <text:p>0.00156739811912226</text:p>
          </table:table-cell>
          <table:table-cell office:value-type="float" office:value="0.995457493538782" calcext:value-type="float">
            <text:p>0.995457493538782</text:p>
          </table:table-cell>
          <table:table-cell office:value-type="float" office:value="0.979481333713309" calcext:value-type="float">
            <text:p>0.979481333713309</text:p>
          </table:table-cell>
          <table:table-cell office:value-type="float" office:value="0.686460304034036" calcext:value-type="float">
            <text:p>0.686460304034036</text:p>
          </table:table-cell>
          <table:table-cell office:value-type="float" office:value="0.803597540402405" calcext:value-type="float">
            <text:p>0.803597540402405</text:p>
          </table:table-cell>
          <table:table-cell office:value-type="float" office:value="0.96057832138534" calcext:value-type="float">
            <text:p>0.96057832138534</text:p>
          </table:table-cell>
          <table:table-cell office:value-type="string" calcext:value-type="string">
            <text:p>WineQualityRed_5vs6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ri_c0_250_50</text:p>
          </table:table-cell>
          <table:table-cell office:value-type="float" office:value="1" calcext:value-type="float">
            <text:p>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403007518796992" calcext:value-type="float">
            <text:p>0.403007518796992</text:p>
          </table:table-cell>
          <table:table-cell office:value-type="float" office:value="0.529100529100529" calcext:value-type="float">
            <text:p>0.529100529100529</text:p>
          </table:table-cell>
          <table:table-cell office:value-type="float" office:value="0.123055340741579" calcext:value-type="float">
            <text:p>0.123055340741579</text:p>
          </table:table-cell>
          <table:table-cell office:value-type="float" office:value="0.603651987110634" calcext:value-type="float">
            <text:p>0.60365198711063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0.645333333333333" calcext:value-type="float">
            <text:p>0.645333333333333</text:p>
          </table:table-cell>
          <table:table-cell office:value-type="float" office:value="0.225215376526188" calcext:value-type="float">
            <text:p>0.225215376526188</text:p>
          </table:table-cell>
          <table:table-cell office:value-type="float" office:value="0.385248836376656" calcext:value-type="float">
            <text:p>0.385248836376656</text:p>
          </table:table-cell>
          <table:table-cell office:value-type="float" office:value="0.494719128310921" calcext:value-type="float">
            <text:p>0.494719128310921</text:p>
          </table:table-cell>
          <table:table-cell office:value-type="float" office:value="0.988949646844384" calcext:value-type="float">
            <text:p>0.988949646844384</text:p>
          </table:table-cell>
          <table:table-cell office:value-type="float" office:value="0.385077144944336" calcext:value-type="float">
            <text:p>0.385077144944336</text:p>
          </table:table-cell>
          <table:table-cell office:value-type="float" office:value="0.0075187969924812" calcext:value-type="float">
            <text:p>0.0075187969924812</text:p>
          </table:table-cell>
          <table:table-cell office:value-type="float" office:value="0.989032732206456" calcext:value-type="float">
            <text:p>0.989032732206456</text:p>
          </table:table-cell>
          <table:table-cell office:value-type="float" office:value="0.976390977443609" calcext:value-type="float">
            <text:p>0.976390977443609</text:p>
          </table:table-cell>
          <table:table-cell office:value-type="float" office:value="0.66533369309379" calcext:value-type="float">
            <text:p>0.66533369309379</text:p>
          </table:table-cell>
          <table:table-cell office:value-type="float" office:value="0.808043003226747" calcext:value-type="float">
            <text:p>0.808043003226747</text:p>
          </table:table-cell>
          <table:table-cell office:value-type="float" office:value="0.989789515828156" calcext:value-type="float">
            <text:p>0.989789515828156</text:p>
          </table:table-cell>
          <table:table-cell office:value-type="string" calcext:value-type="string">
            <text:p>fri_c0_250_5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.282" calcext:value-type="float">
            <text:p>0.282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731090909090909" calcext:value-type="float">
            <text:p>0.731090909090909</text:p>
          </table:table-cell>
          <table:table-cell office:value-type="float" office:value="0.445279789633386" calcext:value-type="float">
            <text:p>0.445279789633386</text:p>
          </table:table-cell>
          <table:table-cell office:value-type="float" office:value="0.473789473684211" calcext:value-type="float">
            <text:p>0.473789473684211</text:p>
          </table:table-cell>
          <table:table-cell office:value-type="float" office:value="1" calcext:value-type="float">
            <text:p>1</text:p>
          </table:table-cell>
          <table:table-cell office:value-type="float" office:value="0.381953028430161" calcext:value-type="float">
            <text:p>0.381953028430161</text:p>
          </table:table-cell>
          <table:table-cell office:value-type="float" office:value="0.745352686529157" calcext:value-type="float">
            <text:p>0.745352686529157</text:p>
          </table:table-cell>
          <table:table-cell office:value-type="float" office:value="0.584961822309249" calcext:value-type="float">
            <text:p>0.584961822309249</text:p>
          </table:table-cell>
          <table:table-cell office:value-type="float" office:value="0.337566666666667" calcext:value-type="float">
            <text:p>0.337566666666667</text:p>
          </table:table-cell>
          <table:table-cell office:value-type="float" office:value="0.331401857378528" calcext:value-type="float">
            <text:p>0.331401857378528</text:p>
          </table:table-cell>
          <table:table-cell office:value-type="float" office:value="0.982629258517034" calcext:value-type="float">
            <text:p>0.982629258517034</text:p>
          </table:table-cell>
          <table:table-cell office:value-type="float" office:value="0.976792747224232" calcext:value-type="float">
            <text:p>0.9767927472242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2664" calcext:value-type="float">
            <text:p>0.982664</text:p>
          </table:table-cell>
          <table:table-cell office:value-type="float" office:value="0.308888888888889" calcext:value-type="float">
            <text:p>0.308888888888889</text:p>
          </table:table-cell>
          <table:table-cell office:value-type="float" office:value="0.666666518396557" calcext:value-type="float">
            <text:p>0.666666518396557</text:p>
          </table:table-cell>
          <table:table-cell office:value-type="float" office:value="0.693913666750946" calcext:value-type="float">
            <text:p>0.693913666750946</text:p>
          </table:table-cell>
          <table:table-cell office:value-type="float" office:value="0.826633896601891" calcext:value-type="float">
            <text:p>0.826633896601891</text:p>
          </table:table-cell>
          <table:table-cell office:value-type="string" calcext:value-type="string">
            <text:p>titanic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Yeast_CYTvsNUC</text:p>
          </table:table-cell>
          <table:table-cell office:value-type="float" office:value="0" calcext:value-type="float">
            <text:p>0</text:p>
          </table:table-cell>
          <table:table-cell office:value-type="float" office:value="0.280777537796976" calcext:value-type="float">
            <text:p>0.280777537796976</text:p>
          </table:table-cell>
          <table:table-cell office:value-type="float" office:value="0.367602591792657" calcext:value-type="float">
            <text:p>0.367602591792657</text:p>
          </table:table-cell>
          <table:table-cell office:value-type="float" office:value="0.739216291268127" calcext:value-type="float">
            <text:p>0.739216291268127</text:p>
          </table:table-cell>
          <table:table-cell office:value-type="float" office:value="0.434609193528669" calcext:value-type="float">
            <text:p>0.434609193528669</text:p>
          </table:table-cell>
          <table:table-cell office:value-type="float" office:value="0.576313894888409" calcext:value-type="float">
            <text:p>0.576313894888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961136023916" calcext:value-type="float">
            <text:p>0.653961136023916</text:p>
          </table:table-cell>
          <table:table-cell office:value-type="float" office:value="0.495615014359857" calcext:value-type="float">
            <text:p>0.495615014359857</text:p>
          </table:table-cell>
          <table:table-cell office:value-type="float" office:value="0.393952483801296" calcext:value-type="float">
            <text:p>0.393952483801296</text:p>
          </table:table-cell>
          <table:table-cell office:value-type="float" office:value="0.413071583661829" calcext:value-type="float">
            <text:p>0.413071583661829</text:p>
          </table:table-cell>
          <table:table-cell office:value-type="float" office:value="0.995488672594504" calcext:value-type="float">
            <text:p>0.995488672594504</text:p>
          </table:table-cell>
          <table:table-cell office:value-type="float" office:value="0.919016087104366" calcext:value-type="float">
            <text:p>0.919016087104366</text:p>
          </table:table-cell>
          <table:table-cell office:value-type="float" office:value="0.00215982721382289" calcext:value-type="float">
            <text:p>0.00215982721382289</text:p>
          </table:table-cell>
          <table:table-cell office:value-type="float" office:value="0.995498416282205" calcext:value-type="float">
            <text:p>0.995498416282205</text:p>
          </table:table-cell>
          <table:table-cell office:value-type="float" office:value="0.73488120950324" calcext:value-type="float">
            <text:p>0.73488120950324</text:p>
          </table:table-cell>
          <table:table-cell office:value-type="float" office:value="0" calcext:value-type="float">
            <text:p>0</text:p>
          </table:table-cell>
          <table:table-cell office:value-type="float" office:value="0.71274637380369" calcext:value-type="float">
            <text:p>0.71274637380369</text:p>
          </table:table-cell>
          <table:table-cell office:value-type="float" office:value="0.953111618358468" calcext:value-type="float">
            <text:p>0.953111618358468</text:p>
          </table:table-cell>
          <table:table-cell office:value-type="string" calcext:value-type="string">
            <text:p>Yeast_CYTvsNUC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office:value-type="float" office:value="0.280193236714976" calcext:value-type="float">
            <text:p>0.280193236714976</text:p>
          </table:table-cell>
          <table:table-cell office:value-type="float" office:value="0.49951690821256" calcext:value-type="float">
            <text:p>0.49951690821256</text:p>
          </table:table-cell>
          <table:table-cell office:value-type="float" office:value="0.891347739304001" calcext:value-type="float">
            <text:p>0.891347739304001</text:p>
          </table:table-cell>
          <table:table-cell office:value-type="float" office:value="0.193338730687819" calcext:value-type="float">
            <text:p>0.193338730687819</text:p>
          </table:table-cell>
          <table:table-cell office:value-type="float" office:value="0.287000439174352" calcext:value-type="float">
            <text:p>0.287000439174352</text:p>
          </table:table-cell>
          <table:table-cell office:value-type="float" office:value="0.419753086419753" calcext:value-type="float">
            <text:p>0.419753086419753</text:p>
          </table:table-cell>
          <table:table-cell office:value-type="float" office:value="0.155102040816327" calcext:value-type="float">
            <text:p>0.155102040816327</text:p>
          </table:table-cell>
          <table:table-cell office:value-type="float" office:value="0.694690265486726" calcext:value-type="float">
            <text:p>0.694690265486726</text:p>
          </table:table-cell>
          <table:table-cell office:value-type="float" office:value="0.371484425294844" calcext:value-type="float">
            <text:p>0.371484425294844</text:p>
          </table:table-cell>
          <table:table-cell office:value-type="float" office:value="0.407648953301127" calcext:value-type="float">
            <text:p>0.407648953301127</text:p>
          </table:table-cell>
          <table:table-cell office:value-type="float" office:value="0.483443690726302" calcext:value-type="float">
            <text:p>0.483443690726302</text:p>
          </table:table-cell>
          <table:table-cell office:value-type="float" office:value="0.989845692040711" calcext:value-type="float">
            <text:p>0.989845692040711</text:p>
          </table:table-cell>
          <table:table-cell office:value-type="float" office:value="0.750224923821408" calcext:value-type="float">
            <text:p>0.750224923821408</text:p>
          </table:table-cell>
          <table:table-cell office:value-type="float" office:value="0.00483091787439613" calcext:value-type="float">
            <text:p>0.00483091787439613</text:p>
          </table:table-cell>
          <table:table-cell office:value-type="float" office:value="0.989894746668534" calcext:value-type="float">
            <text:p>0.989894746668534</text:p>
          </table:table-cell>
          <table:table-cell office:value-type="float" office:value="0.716673194934065" calcext:value-type="float">
            <text:p>0.716673194934065</text:p>
          </table:table-cell>
          <table:table-cell office:value-type="float" office:value="0.53559427745651" calcext:value-type="float">
            <text:p>0.53559427745651</text:p>
          </table:table-cell>
          <table:table-cell office:value-type="float" office:value="0.785533719385156" calcext:value-type="float">
            <text:p>0.785533719385156</text:p>
          </table:table-cell>
          <table:table-cell office:value-type="float" office:value="0.988120993657142" calcext:value-type="float">
            <text:p>0.988120993657142</text:p>
          </table:table-cell>
          <table:table-cell office:value-type="string" calcext:value-type="string">
            <text:p>arrhythmia_cfs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3</text:p>
          </table:table-cell>
          <table:table-cell office:value-type="float" office:value="0" calcext:value-type="float">
            <text:p>0</text:p>
          </table:table-cell>
          <table:table-cell office:value-type="float" office:value="0.27992277992278" calcext:value-type="float">
            <text:p>0.27992277992278</text:p>
          </table:table-cell>
          <table:table-cell office:value-type="float" office:value="0.388416988416988" calcext:value-type="float">
            <text:p>0.388416988416988</text:p>
          </table:table-cell>
          <table:table-cell office:value-type="float" office:value="0.687442544585402" calcext:value-type="float">
            <text:p>0.687442544585402</text:p>
          </table:table-cell>
          <table:table-cell office:value-type="float" office:value="0.346842536489879" calcext:value-type="float">
            <text:p>0.346842536489879</text:p>
          </table:table-cell>
          <table:table-cell office:value-type="float" office:value="0.484314671814672" calcext:value-type="float">
            <text:p>0.484314671814672</text:p>
          </table:table-cell>
          <table:table-cell office:value-type="float" office:value="0.563063063063063" calcext:value-type="float">
            <text:p>0.563063063063063</text:p>
          </table:table-cell>
          <table:table-cell office:value-type="float" office:value="0" calcext:value-type="float">
            <text:p>0</text:p>
          </table:table-cell>
          <table:table-cell office:value-type="float" office:value="0.654666666666667" calcext:value-type="float">
            <text:p>0.654666666666667</text:p>
          </table:table-cell>
          <table:table-cell office:value-type="float" office:value="0.390032737495683" calcext:value-type="float">
            <text:p>0.390032737495683</text:p>
          </table:table-cell>
          <table:table-cell office:value-type="float" office:value="0.390926640926641" calcext:value-type="float">
            <text:p>0.390926640926641</text:p>
          </table:table-cell>
          <table:table-cell office:value-type="float" office:value="0.43250874385587" calcext:value-type="float">
            <text:p>0.43250874385587</text:p>
          </table:table-cell>
          <table:table-cell office:value-type="float" office:value="0.995653570121655" calcext:value-type="float">
            <text:p>0.995653570121655</text:p>
          </table:table-cell>
          <table:table-cell office:value-type="float" office:value="0.967578714189714" calcext:value-type="float">
            <text:p>0.967578714189714</text:p>
          </table:table-cell>
          <table:table-cell office:value-type="float" office:value="0.00193050193050193" calcext:value-type="float">
            <text:p>0.00193050193050193</text:p>
          </table:table-cell>
          <table:table-cell office:value-type="float" office:value="0.995661960912926" calcext:value-type="float">
            <text:p>0.995661960912926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815001380489357" calcext:value-type="float">
            <text:p>0.815001380489357</text:p>
          </table:table-cell>
          <table:table-cell office:value-type="float" office:value="0.862071187894175" calcext:value-type="float">
            <text:p>0.862071187894175</text:p>
          </table:table-cell>
          <table:table-cell office:value-type="float" office:value="0.909140995298992" calcext:value-type="float">
            <text:p>0.909140995298992</text:p>
          </table:table-cell>
          <table:table-cell office:value-type="string" calcext:value-type="string">
            <text:p>Data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LH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77227722772277" calcext:value-type="float">
            <text:p>0.277227722772277</text:p>
          </table:table-cell>
          <table:table-cell office:value-type="float" office:value="0.415841584158416" calcext:value-type="float">
            <text:p>0.415841584158416</text:p>
          </table:table-cell>
          <table:table-cell office:value-type="float" office:value="0.690784463061691" calcext:value-type="float">
            <text:p>0.690784463061691</text:p>
          </table:table-cell>
          <table:table-cell office:value-type="float" office:value="0.231476738407431" calcext:value-type="float">
            <text:p>0.231476738407431</text:p>
          </table:table-cell>
          <table:table-cell office:value-type="float" office:value="0.492719860221316" calcext:value-type="float">
            <text:p>0.492719860221316</text:p>
          </table:table-cell>
          <table:table-cell office:value-type="float" office:value="0.671067106710671" calcext:value-type="float">
            <text:p>0.671067106710671</text:p>
          </table:table-cell>
          <table:table-cell office:value-type="float" office:value="0.027989337395278" calcext:value-type="float">
            <text:p>0.027989337395278</text:p>
          </table:table-cell>
          <table:table-cell office:value-type="float" office:value="0.666372577851844" calcext:value-type="float">
            <text:p>0.666372577851844</text:p>
          </table:table-cell>
          <table:table-cell office:value-type="float" office:value="0.406431901907107" calcext:value-type="float">
            <text:p>0.406431901907107</text:p>
          </table:table-cell>
          <table:table-cell office:value-type="float" office:value="0.441301272984441" calcext:value-type="float">
            <text:p>0.441301272984441</text:p>
          </table:table-cell>
          <table:table-cell office:value-type="float" office:value="0.188148454611057" calcext:value-type="float">
            <text:p>0.188148454611057</text:p>
          </table:table-cell>
          <table:table-cell office:value-type="float" office:value="0.9546447291788" calcext:value-type="float">
            <text:p>0.9546447291788</text:p>
          </table:table-cell>
          <table:table-cell office:value-type="float" office:value="0.951285944739473" calcext:value-type="float">
            <text:p>0.951285944739473</text:p>
          </table:table-cell>
          <table:table-cell office:value-type="float" office:value="0.0198019801980198" calcext:value-type="float">
            <text:p>0.0198019801980198</text:p>
          </table:table-cell>
          <table:table-cell office:value-type="float" office:value="0.955534917698991" calcext:value-type="float">
            <text:p>0.955534917698991</text:p>
          </table:table-cell>
          <table:table-cell office:value-type="float" office:value="0.316831683168317" calcext:value-type="float">
            <text:p>0.316831683168317</text:p>
          </table:table-cell>
          <table:table-cell office:value-type="float" office:value="0.665713768995335" calcext:value-type="float">
            <text:p>0.665713768995335</text:p>
          </table:table-cell>
          <table:table-cell office:value-type="float" office:value="0.719985214605985" calcext:value-type="float">
            <text:p>0.719985214605985</text:p>
          </table:table-cell>
          <table:table-cell office:value-type="float" office:value="0.827575208155953" calcext:value-type="float">
            <text:p>0.827575208155953</text:p>
          </table:table-cell>
          <table:table-cell office:value-type="string" calcext:value-type="string">
            <text:p>teaching_assistant_LH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ylvine</text:p>
          </table:table-cell>
          <table:table-cell office:value-type="float" office:value="0" calcext:value-type="float">
            <text:p>0</text:p>
          </table:table-cell>
          <table:table-cell office:value-type="float" office:value="0.277127244340359" calcext:value-type="float">
            <text:p>0.277127244340359</text:p>
          </table:table-cell>
          <table:table-cell office:value-type="float" office:value="0.330913348946136" calcext:value-type="float">
            <text:p>0.330913348946136</text:p>
          </table:table-cell>
          <table:table-cell office:value-type="float" office:value="0.272356853441888" calcext:value-type="float">
            <text:p>0.272356853441888</text:p>
          </table:table-cell>
          <table:table-cell office:value-type="float" office:value="0.0874417212367609" calcext:value-type="float">
            <text:p>0.0874417212367609</text:p>
          </table:table-cell>
          <table:table-cell office:value-type="float" office:value="0.297814207650273" calcext:value-type="float">
            <text:p>0.297814207650273</text:p>
          </table:table-cell>
          <table:table-cell office:value-type="float" office:value="0.533713895394223" calcext:value-type="float">
            <text:p>0.533713895394223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584321685852" calcext:value-type="float">
            <text:p>0.16584321685852</text:p>
          </table:table-cell>
          <table:table-cell office:value-type="float" office:value="0.292755845507602" calcext:value-type="float">
            <text:p>0.292755845507602</text:p>
          </table:table-cell>
          <table:table-cell office:value-type="float" office:value="0.478843373790714" calcext:value-type="float">
            <text:p>0.478843373790714</text:p>
          </table:table-cell>
          <table:table-cell office:value-type="float" office:value="0.998616124105015" calcext:value-type="float">
            <text:p>0.998616124105015</text:p>
          </table:table-cell>
          <table:table-cell office:value-type="float" office:value="0.741289706899299" calcext:value-type="float">
            <text:p>0.741289706899299</text:p>
          </table:table-cell>
          <table:table-cell office:value-type="float" office:value="0.00039032006245121" calcext:value-type="float">
            <text:p>0.00039032006245121</text:p>
          </table:table-cell>
          <table:table-cell office:value-type="float" office:value="0.998616664259541" calcext:value-type="float">
            <text:p>0.998616664259541</text:p>
          </table:table-cell>
          <table:table-cell office:value-type="float" office:value="0.964441842310695" calcext:value-type="float">
            <text:p>0.964441842310695</text:p>
          </table:table-cell>
          <table:table-cell office:value-type="float" office:value="0.626295482340656" calcext:value-type="float">
            <text:p>0.626295482340656</text:p>
          </table:table-cell>
          <table:table-cell office:value-type="float" office:value="0.797734061682159" calcext:value-type="float">
            <text:p>0.797734061682159</text:p>
          </table:table-cell>
          <table:table-cell office:value-type="float" office:value="0.971101019308266" calcext:value-type="float">
            <text:p>0.971101019308266</text:p>
          </table:table-cell>
          <table:table-cell office:value-type="string" calcext:value-type="string">
            <text:p>sylv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ching_assistant_MH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74509803921569" calcext:value-type="float">
            <text:p>0.27450980392156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107516339869281" calcext:value-type="float">
            <text:p>0.107516339869281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625816993464052" calcext:value-type="float">
            <text:p>0.625816993464052</text:p>
          </table:table-cell>
          <table:table-cell office:value-type="float" office:value="0.0188536953242835" calcext:value-type="float">
            <text:p>0.0188536953242835</text:p>
          </table:table-cell>
          <table:table-cell office:value-type="float" office:value="0.666538510829168" calcext:value-type="float">
            <text:p>0.666538510829168</text:p>
          </table:table-cell>
          <table:table-cell office:value-type="float" office:value="0.457779491013922" calcext:value-type="float">
            <text:p>0.457779491013922</text:p>
          </table:table-cell>
          <table:table-cell office:value-type="float" office:value="0.566830065359477" calcext:value-type="float">
            <text:p>0.566830065359477</text:p>
          </table:table-cell>
          <table:table-cell office:value-type="float" office:value="0.233760908688402" calcext:value-type="float">
            <text:p>0.233760908688402</text:p>
          </table:table-cell>
          <table:table-cell office:value-type="float" office:value="0.96748895636686" calcext:value-type="float">
            <text:p>0.96748895636686</text:p>
          </table:table-cell>
          <table:table-cell office:value-type="float" office:value="0.985220271358295" calcext:value-type="float">
            <text:p>0.985220271358295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968129713423831" calcext:value-type="float">
            <text:p>0.968129713423831</text:p>
          </table:table-cell>
          <table:table-cell office:value-type="float" office:value="0.297385620915033" calcext:value-type="float">
            <text:p>0.297385620915033</text:p>
          </table:table-cell>
          <table:table-cell office:value-type="float" office:value="0.661058746553525" calcext:value-type="float">
            <text:p>0.661058746553525</text:p>
          </table:table-cell>
          <table:table-cell office:value-type="float" office:value="0.712281396016698" calcext:value-type="float">
            <text:p>0.712281396016698</text:p>
          </table:table-cell>
          <table:table-cell office:value-type="float" office:value="0.809118774829902" calcext:value-type="float">
            <text:p>0.809118774829902</text:p>
          </table:table-cell>
          <table:table-cell office:value-type="string" calcext:value-type="string">
            <text:p>teaching_assistant_M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NL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74428274428274" calcext:value-type="float">
            <text:p>0.274428274428274</text:p>
          </table:table-cell>
          <table:table-cell office:value-type="float" office:value="0.357172557172557" calcext:value-type="float">
            <text:p>0.357172557172557</text:p>
          </table:table-cell>
          <table:table-cell office:value-type="float" office:value="0.744739110592769" calcext:value-type="float">
            <text:p>0.744739110592769</text:p>
          </table:table-cell>
          <table:table-cell office:value-type="float" office:value="0.32356949789587" calcext:value-type="float">
            <text:p>0.32356949789587</text:p>
          </table:table-cell>
          <table:table-cell office:value-type="float" office:value="0.537360890302067" calcext:value-type="float">
            <text:p>0.537360890302067</text:p>
          </table:table-cell>
          <table:table-cell office:value-type="float" office:value="0.751819126819127" calcext:value-type="float">
            <text:p>0.751819126819127</text:p>
          </table:table-cell>
          <table:table-cell office:value-type="float" office:value="0.16289592760181" calcext:value-type="float">
            <text:p>0.16289592760181</text:p>
          </table:table-cell>
          <table:table-cell office:value-type="float" office:value="0.635108481262327" calcext:value-type="float">
            <text:p>0.635108481262327</text:p>
          </table:table-cell>
          <table:table-cell office:value-type="float" office:value="0.386484418655944" calcext:value-type="float">
            <text:p>0.386484418655944</text:p>
          </table:table-cell>
          <table:table-cell office:value-type="float" office:value="0.350121275121275" calcext:value-type="float">
            <text:p>0.350121275121275</text:p>
          </table:table-cell>
          <table:table-cell office:value-type="float" office:value="0.427313986445734" calcext:value-type="float">
            <text:p>0.427313986445734</text:p>
          </table:table-cell>
          <table:table-cell office:value-type="float" office:value="0.993752085024819" calcext:value-type="float">
            <text:p>0.993752085024819</text:p>
          </table:table-cell>
          <table:table-cell office:value-type="float" office:value="0.924892457571045" calcext:value-type="float">
            <text:p>0.924892457571045</text:p>
          </table:table-cell>
          <table:table-cell office:value-type="float" office:value="0.00207900207900208" calcext:value-type="float">
            <text:p>0.00207900207900208</text:p>
          </table:table-cell>
          <table:table-cell office:value-type="float" office:value="0.993764279137888" calcext:value-type="float">
            <text:p>0.993764279137888</text:p>
          </table:table-cell>
          <table:table-cell office:value-type="float" office:value="0.398821898821899" calcext:value-type="float">
            <text:p>0.398821898821899</text:p>
          </table:table-cell>
          <table:table-cell office:value-type="float" office:value="0.662836777122491" calcext:value-type="float">
            <text:p>0.662836777122491</text:p>
          </table:table-cell>
          <table:table-cell office:value-type="float" office:value="0.735081235824071" calcext:value-type="float">
            <text:p>0.735081235824071</text:p>
          </table:table-cell>
          <table:table-cell office:value-type="float" office:value="0.886280712372407" calcext:value-type="float">
            <text:p>0.886280712372407</text:p>
          </table:table-cell>
          <table:table-cell office:value-type="string" calcext:value-type="string">
            <text:p>contraceptive_N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ass0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66355140186916" calcext:value-type="float">
            <text:p>0.266355140186916</text:p>
          </table:table-cell>
          <table:table-cell office:value-type="float" office:value="0.214953271028037" calcext:value-type="float">
            <text:p>0.214953271028037</text:p>
          </table:table-cell>
          <table:table-cell office:value-type="float" office:value="0.539830885625278" calcext:value-type="float">
            <text:p>0.539830885625278</text:p>
          </table:table-cell>
          <table:table-cell office:value-type="float" office:value="0.195717227880365" calcext:value-type="float">
            <text:p>0.195717227880365</text:p>
          </table:table-cell>
          <table:table-cell office:value-type="float" office:value="0.508878504672897" calcext:value-type="float">
            <text:p>0.508878504672897</text:p>
          </table:table-cell>
          <table:table-cell office:value-type="float" office:value="0.620327102803738" calcext:value-type="float">
            <text:p>0.620327102803738</text:p>
          </table:table-cell>
          <table:table-cell office:value-type="float" office:value="0.168094496365524" calcext:value-type="float">
            <text:p>0.168094496365524</text:p>
          </table:table-cell>
          <table:table-cell office:value-type="float" office:value="0.626808746033132" calcext:value-type="float">
            <text:p>0.626808746033132</text:p>
          </table:table-cell>
          <table:table-cell office:value-type="float" office:value="0.359675303376248" calcext:value-type="float">
            <text:p>0.359675303376248</text:p>
          </table:table-cell>
          <table:table-cell office:value-type="float" office:value="0.220404984423676" calcext:value-type="float">
            <text:p>0.220404984423676</text:p>
          </table:table-cell>
          <table:table-cell office:value-type="float" office:value="0.352279496497662" calcext:value-type="float">
            <text:p>0.352279496497662</text:p>
          </table:table-cell>
          <table:table-cell office:value-type="float" office:value="0.911020782008185" calcext:value-type="float">
            <text:p>0.911020782008185</text:p>
          </table:table-cell>
          <table:table-cell office:value-type="float" office:value="0.807488914335982" calcext:value-type="float">
            <text:p>0.807488914335982</text:p>
          </table:table-cell>
          <table:table-cell office:value-type="float" office:value="0.00934579439252336" calcext:value-type="float">
            <text:p>0.00934579439252336</text:p>
          </table:table-cell>
          <table:table-cell office:value-type="float" office:value="0.911816681501261" calcext:value-type="float">
            <text:p>0.911816681501261</text:p>
          </table:table-cell>
          <table:table-cell office:value-type="float" office:value="0.688992731048806" calcext:value-type="float">
            <text:p>0.688992731048806</text:p>
          </table:table-cell>
          <table:table-cell office:value-type="float" office:value="0.560534764168759" calcext:value-type="float">
            <text:p>0.560534764168759</text:p>
          </table:table-cell>
          <table:table-cell office:value-type="float" office:value="0.751584475493127" calcext:value-type="float">
            <text:p>0.751584475493127</text:p>
          </table:table-cell>
          <table:table-cell office:value-type="float" office:value="0.923554109089792" calcext:value-type="float">
            <text:p>0.923554109089792</text:p>
          </table:table-cell>
          <table:table-cell office:value-type="string" calcext:value-type="string">
            <text:p>glass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66" calcext:value-type="float">
            <text:p>0.266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76380952380952" calcext:value-type="float">
            <text:p>0.676380952380952</text:p>
          </table:table-cell>
          <table:table-cell office:value-type="float" office:value="0.359328867803515" calcext:value-type="float">
            <text:p>0.359328867803515</text:p>
          </table:table-cell>
          <table:table-cell office:value-type="float" office:value="0.497041666666667" calcext:value-type="float">
            <text:p>0.497041666666667</text:p>
          </table:table-cell>
          <table:table-cell office:value-type="float" office:value="0.610666666666667" calcext:value-type="float">
            <text:p>0.610666666666667</text:p>
          </table:table-cell>
          <table:table-cell office:value-type="float" office:value="0.0334980694980695" calcext:value-type="float">
            <text:p>0.0334980694980695</text:p>
          </table:table-cell>
          <table:table-cell office:value-type="float" office:value="0.666234666666667" calcext:value-type="float">
            <text:p>0.666234666666667</text:p>
          </table:table-cell>
          <table:table-cell office:value-type="float" office:value="0.403737603038409" calcext:value-type="float">
            <text:p>0.403737603038409</text:p>
          </table:table-cell>
          <table:table-cell office:value-type="float" office:value="0.385916666666667" calcext:value-type="float">
            <text:p>0.385916666666667</text:p>
          </table:table-cell>
          <table:table-cell office:value-type="float" office:value="0.436739931856771" calcext:value-type="float">
            <text:p>0.436739931856771</text:p>
          </table:table-cell>
          <table:table-cell office:value-type="float" office:value="0.995690337264806" calcext:value-type="float">
            <text:p>0.995690337264806</text:p>
          </table:table-cell>
          <table:table-cell office:value-type="float" office:value="0.974090026217305" calcext:value-type="float">
            <text:p>0.9740900262173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698953844182" calcext:value-type="float">
            <text:p>0.9956989538441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821856385369242" calcext:value-type="float">
            <text:p>0.821856385369242</text:p>
          </table:table-cell>
          <table:table-cell office:value-type="float" office:value="0.86991530084676" calcext:value-type="float">
            <text:p>0.86991530084676</text:p>
          </table:table-cell>
          <table:table-cell office:value-type="float" office:value="0.917974216324278" calcext:value-type="float">
            <text:p>0.917974216324278</text:p>
          </table:table-cell>
          <table:table-cell office:value-type="string" calcext:value-type="string">
            <text:p>Data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ver-disorders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55172413793103" calcext:value-type="float">
            <text:p>0.255172413793103</text:p>
          </table:table-cell>
          <table:table-cell office:value-type="float" office:value="0.348965517241379" calcext:value-type="float">
            <text:p>0.348965517241379</text:p>
          </table:table-cell>
          <table:table-cell office:value-type="float" office:value="0.487931034482759" calcext:value-type="float">
            <text:p>0.487931034482759</text:p>
          </table:table-cell>
          <table:table-cell office:value-type="float" office:value="0.318589194938379" calcext:value-type="float">
            <text:p>0.318589194938379</text:p>
          </table:table-cell>
          <table:table-cell office:value-type="float" office:value="0.48735632183908" calcext:value-type="float">
            <text:p>0.48735632183908</text:p>
          </table:table-cell>
          <table:table-cell office:value-type="float" office:value="0.768965517241379" calcext:value-type="float">
            <text:p>0.768965517241379</text:p>
          </table:table-cell>
          <table:table-cell office:value-type="float" office:value="0.147509578544061" calcext:value-type="float">
            <text:p>0.147509578544061</text:p>
          </table:table-cell>
          <table:table-cell office:value-type="float" office:value="0.647245342845818" calcext:value-type="float">
            <text:p>0.647245342845818</text:p>
          </table:table-cell>
          <table:table-cell office:value-type="float" office:value="0.391802068856723" calcext:value-type="float">
            <text:p>0.391802068856723</text:p>
          </table:table-cell>
          <table:table-cell office:value-type="float" office:value="0.335057471264368" calcext:value-type="float">
            <text:p>0.335057471264368</text:p>
          </table:table-cell>
          <table:table-cell office:value-type="float" office:value="0.433151833616758" calcext:value-type="float">
            <text:p>0.433151833616758</text:p>
          </table:table-cell>
          <table:table-cell office:value-type="float" office:value="0.956623186534074" calcext:value-type="float">
            <text:p>0.956623186534074</text:p>
          </table:table-cell>
          <table:table-cell office:value-type="float" office:value="0.798060754345578" calcext:value-type="float">
            <text:p>0.798060754345578</text:p>
          </table:table-cell>
          <table:table-cell office:value-type="float" office:value="0.0137931034482759" calcext:value-type="float">
            <text:p>0.0137931034482759</text:p>
          </table:table-cell>
          <table:table-cell office:value-type="float" office:value="0.957213514454894" calcext:value-type="float">
            <text:p>0.957213514454894</text:p>
          </table:table-cell>
          <table:table-cell office:value-type="float" office:value="0.928275862068966" calcext:value-type="float">
            <text:p>0.928275862068966</text:p>
          </table:table-cell>
          <table:table-cell office:value-type="float" office:value="0.687378259760975" calcext:value-type="float">
            <text:p>0.687378259760975</text:p>
          </table:table-cell>
          <table:table-cell office:value-type="float" office:value="0.817111686706581" calcext:value-type="float">
            <text:p>0.817111686706581</text:p>
          </table:table-cell>
          <table:table-cell office:value-type="float" office:value="0.943854623076583" calcext:value-type="float">
            <text:p>0.943854623076583</text:p>
          </table:table-cell>
          <table:table-cell office:value-type="string" calcext:value-type="string">
            <text:p>liver-disorder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1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909978910369068" calcext:value-type="float">
            <text:p>0.909978910369068</text:p>
          </table:table-cell>
          <table:table-cell office:value-type="float" office:value="0.266157674986192" calcext:value-type="float">
            <text:p>0.266157674986192</text:p>
          </table:table-cell>
          <table:table-cell office:value-type="float" office:value="0.402888888888889" calcext:value-type="float">
            <text:p>0.402888888888889</text:p>
          </table:table-cell>
          <table:table-cell office:value-type="float" office:value="0.499833333333333" calcext:value-type="float">
            <text:p>0.499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79311628200467" calcext:value-type="float">
            <text:p>0.279311628200467</text:p>
          </table:table-cell>
          <table:table-cell office:value-type="float" office:value="0.285333333333333" calcext:value-type="float">
            <text:p>0.285333333333333</text:p>
          </table:table-cell>
          <table:table-cell office:value-type="float" office:value="0.360887412191332" calcext:value-type="float">
            <text:p>0.360887412191332</text:p>
          </table:table-cell>
          <table:table-cell office:value-type="float" office:value="0.979992992992993" calcext:value-type="float">
            <text:p>0.979992992992993</text:p>
          </table:table-cell>
          <table:table-cell office:value-type="float" office:value="0.972820087925986" calcext:value-type="float">
            <text:p>0.972820087925986</text:p>
          </table:table-cell>
          <table:table-cell office:value-type="float" office:value="0.000470666666666667" calcext:value-type="float">
            <text:p>0.000470666666666667</text:p>
          </table:table-cell>
          <table:table-cell office:value-type="float" office:value="0.980013" calcext:value-type="float">
            <text:p>0.98001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401476866310678" calcext:value-type="float">
            <text:p>0.401476866310678</text:p>
          </table:table-cell>
          <table:table-cell office:value-type="float" office:value="0.416276156595782" calcext:value-type="float">
            <text:p>0.416276156595782</text:p>
          </table:table-cell>
          <table:table-cell office:value-type="float" office:value="0.431075446880887" calcext:value-type="float">
            <text:p>0.431075446880887</text:p>
          </table:table-cell>
          <table:table-cell office:value-type="string" calcext:value-type="string">
            <text:p>Data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ass1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52336448598131" calcext:value-type="float">
            <text:p>0.252336448598131</text:p>
          </table:table-cell>
          <table:table-cell office:value-type="float" office:value="0.222429906542056" calcext:value-type="float">
            <text:p>0.222429906542056</text:p>
          </table:table-cell>
          <table:table-cell office:value-type="float" office:value="0.475159862272504" calcext:value-type="float">
            <text:p>0.475159862272504</text:p>
          </table:table-cell>
          <table:table-cell office:value-type="float" office:value="0.200369574892127" calcext:value-type="float">
            <text:p>0.200369574892127</text:p>
          </table:table-cell>
          <table:table-cell office:value-type="float" office:value="0.649065420560748" calcext:value-type="float">
            <text:p>0.649065420560748</text:p>
          </table:table-cell>
          <table:table-cell office:value-type="float" office:value="0.547507788161994" calcext:value-type="float">
            <text:p>0.547507788161994</text:p>
          </table:table-cell>
          <table:table-cell office:value-type="float" office:value="0.159555736150616" calcext:value-type="float">
            <text:p>0.159555736150616</text:p>
          </table:table-cell>
          <table:table-cell office:value-type="float" office:value="0.638687512737648" calcext:value-type="float">
            <text:p>0.638687512737648</text:p>
          </table:table-cell>
          <table:table-cell office:value-type="float" office:value="0.413028934629878" calcext:value-type="float">
            <text:p>0.413028934629878</text:p>
          </table:table-cell>
          <table:table-cell office:value-type="float" office:value="0.212227414330218" calcext:value-type="float">
            <text:p>0.212227414330218</text:p>
          </table:table-cell>
          <table:table-cell office:value-type="float" office:value="0.353488008183579" calcext:value-type="float">
            <text:p>0.353488008183579</text:p>
          </table:table-cell>
          <table:table-cell office:value-type="float" office:value="0.932054028242036" calcext:value-type="float">
            <text:p>0.932054028242036</text:p>
          </table:table-cell>
          <table:table-cell office:value-type="float" office:value="0.837729733058923" calcext:value-type="float">
            <text:p>0.837729733058923</text:p>
          </table:table-cell>
          <table:table-cell office:value-type="float" office:value="0.00934579439252336" calcext:value-type="float">
            <text:p>0.00934579439252336</text:p>
          </table:table-cell>
          <table:table-cell office:value-type="float" office:value="0.932654676105135" calcext:value-type="float">
            <text:p>0.932654676105135</text:p>
          </table:table-cell>
          <table:table-cell office:value-type="float" office:value="0.748182762201454" calcext:value-type="float">
            <text:p>0.748182762201454</text:p>
          </table:table-cell>
          <table:table-cell office:value-type="float" office:value="0.645201065538309" calcext:value-type="float">
            <text:p>0.645201065538309</text:p>
          </table:table-cell>
          <table:table-cell office:value-type="float" office:value="0.79440311943959" calcext:value-type="float">
            <text:p>0.79440311943959</text:p>
          </table:table-cell>
          <table:table-cell office:value-type="float" office:value="0.956687814885154" calcext:value-type="float">
            <text:p>0.956687814885154</text:p>
          </table:table-cell>
          <table:table-cell office:value-type="string" calcext:value-type="string">
            <text:p>glass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251666666666667" calcext:value-type="float">
            <text:p>0.251666666666667</text:p>
          </table:table-cell>
          <table:table-cell office:value-type="float" office:value="0.462333333333333" calcext:value-type="float">
            <text:p>0.462333333333333</text:p>
          </table:table-cell>
          <table:table-cell office:value-type="float" office:value="0.633809523809524" calcext:value-type="float">
            <text:p>0.633809523809524</text:p>
          </table:table-cell>
          <table:table-cell office:value-type="float" office:value="0.0247121100648577" calcext:value-type="float">
            <text:p>0.0247121100648577</text:p>
          </table:table-cell>
          <table:table-cell office:value-type="float" office:value="0.512297297297297" calcext:value-type="float">
            <text:p>0.512297297297297</text:p>
          </table:table-cell>
          <table:table-cell office:value-type="float" office:value="0.506531531531532" calcext:value-type="float">
            <text:p>0.506531531531532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66996699669967" calcext:value-type="float">
            <text:p>0.66996699669967</text:p>
          </table:table-cell>
          <table:table-cell office:value-type="float" office:value="0.505774410687214" calcext:value-type="float">
            <text:p>0.505774410687214</text:p>
          </table:table-cell>
          <table:table-cell office:value-type="float" office:value="0.36784126984127" calcext:value-type="float">
            <text:p>0.36784126984127</text:p>
          </table:table-cell>
          <table:table-cell office:value-type="float" office:value="0.450446438705632" calcext:value-type="float">
            <text:p>0.450446438705632</text:p>
          </table:table-cell>
          <table:table-cell office:value-type="float" office:value="0.997679465776294" calcext:value-type="float">
            <text:p>0.997679465776294</text:p>
          </table:table-cell>
          <table:table-cell office:value-type="float" office:value="0.994801247657035" calcext:value-type="float">
            <text:p>0.994801247657035</text:p>
          </table:table-cell>
          <table:table-cell office:value-type="float" office:value="0.00166666666666667" calcext:value-type="float">
            <text:p>0.00166666666666667</text:p>
          </table:table-cell>
          <table:table-cell office:value-type="float" office:value="0.997683333333333" calcext:value-type="float">
            <text:p>0.99768333333333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687854830556175" calcext:value-type="float">
            <text:p>0.687854830556175</text:p>
          </table:table-cell>
          <table:table-cell office:value-type="float" office:value="0.69650961722854" calcext:value-type="float">
            <text:p>0.69650961722854</text:p>
          </table:table-cell>
          <table:table-cell office:value-type="float" office:value="0.702809608021251" calcext:value-type="float">
            <text:p>0.702809608021251</text:p>
          </table:table-cell>
          <table:table-cell office:value-type="string" calcext:value-type="string">
            <text:p>hill_valley_without_noise_traintest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3</text:p>
          </table:table-cell>
          <table:table-cell office:value-type="float" office:value="1" calcext:value-type="float">
            <text:p>1</text:p>
          </table:table-cell>
          <table:table-cell office:value-type="float" office:value="0.25103734439834" calcext:value-type="float">
            <text:p>0.25103734439834</text:p>
          </table:table-cell>
          <table:table-cell office:value-type="float" office:value="0.39045643153527" calcext:value-type="float">
            <text:p>0.39045643153527</text:p>
          </table:table-cell>
          <table:table-cell office:value-type="float" office:value="0.664493183165382" calcext:value-type="float">
            <text:p>0.664493183165382</text:p>
          </table:table-cell>
          <table:table-cell office:value-type="float" office:value="0.37274778817792" calcext:value-type="float">
            <text:p>0.37274778817792</text:p>
          </table:table-cell>
          <table:table-cell office:value-type="float" office:value="0.510719225449516" calcext:value-type="float">
            <text:p>0.510719225449516</text:p>
          </table:table-cell>
          <table:table-cell office:value-type="float" office:value="0.661825726141079" calcext:value-type="float">
            <text:p>0.661825726141079</text:p>
          </table:table-cell>
          <table:table-cell office:value-type="float" office:value="0.0694980694980695" calcext:value-type="float">
            <text:p>0.0694980694980695</text:p>
          </table:table-cell>
          <table:table-cell office:value-type="float" office:value="0.678666666666667" calcext:value-type="float">
            <text:p>0.678666666666667</text:p>
          </table:table-cell>
          <table:table-cell office:value-type="float" office:value="0.418466068497189" calcext:value-type="float">
            <text:p>0.418466068497189</text:p>
          </table:table-cell>
          <table:table-cell office:value-type="float" office:value="0.380532503457815" calcext:value-type="float">
            <text:p>0.380532503457815</text:p>
          </table:table-cell>
          <table:table-cell office:value-type="float" office:value="0.441287142197989" calcext:value-type="float">
            <text:p>0.441287142197989</text:p>
          </table:table-cell>
          <table:table-cell office:value-type="float" office:value="0.995729850501635" calcext:value-type="float">
            <text:p>0.995729850501635</text:p>
          </table:table-cell>
          <table:table-cell office:value-type="float" office:value="0.981087660305047" calcext:value-type="float">
            <text:p>0.981087660305047</text:p>
          </table:table-cell>
          <table:table-cell office:value-type="float" office:value="0.0020746887966805" calcext:value-type="float">
            <text:p>0.0020746887966805</text:p>
          </table:table-cell>
          <table:table-cell office:value-type="float" office:value="0.995738709732959" calcext:value-type="float">
            <text:p>0.995738709732959</text:p>
          </table:table-cell>
          <table:table-cell office:value-type="float" office:value="0.995850622406639" calcext:value-type="float">
            <text:p>0.995850622406639</text:p>
          </table:table-cell>
          <table:table-cell office:value-type="float" office:value="0.829223382314845" calcext:value-type="float">
            <text:p>0.829223382314845</text:p>
          </table:table-cell>
          <table:table-cell office:value-type="float" office:value="0.8783452811568" calcext:value-type="float">
            <text:p>0.8783452811568</text:p>
          </table:table-cell>
          <table:table-cell office:value-type="float" office:value="0.927467179998756" calcext:value-type="float">
            <text:p>0.927467179998756</text:p>
          </table:table-cell>
          <table:table-cell office:value-type="string" calcext:value-type="string">
            <text:p>Data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office:value-type="float" office:value="0.244897959183673" calcext:value-type="float">
            <text:p>0.244897959183673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0.418367346938776" calcext:value-type="float">
            <text:p>0.418367346938776</text:p>
          </table:table-cell>
          <table:table-cell office:value-type="float" office:value="0.407664113863575" calcext:value-type="float">
            <text:p>0.407664113863575</text:p>
          </table:table-cell>
          <table:table-cell office:value-type="float" office:value="0.522108843537415" calcext:value-type="float">
            <text:p>0.522108843537415</text:p>
          </table:table-cell>
          <table:table-cell office:value-type="float" office:value="0.891156462585034" calcext:value-type="float">
            <text:p>0.891156462585034</text:p>
          </table:table-cell>
          <table:table-cell office:value-type="float" office:value="0.02" calcext:value-type="float">
            <text:p>0.02</text:p>
          </table:table-cell>
          <table:table-cell office:value-type="float" office:value="0.67003367003367" calcext:value-type="float">
            <text:p>0.67003367003367</text:p>
          </table:table-cell>
          <table:table-cell office:value-type="float" office:value="0.494774875876319" calcext:value-type="float">
            <text:p>0.494774875876319</text:p>
          </table:table-cell>
          <table:table-cell office:value-type="float" office:value="0.474489795918367" calcext:value-type="float">
            <text:p>0.474489795918367</text:p>
          </table:table-cell>
          <table:table-cell office:value-type="float" office:value="0.197019760285047" calcext:value-type="float">
            <text:p>0.197019760285047</text:p>
          </table:table-cell>
          <table:table-cell office:value-type="float" office:value="0.959608843537415" calcext:value-type="float">
            <text:p>0.959608843537415</text:p>
          </table:table-cell>
          <table:table-cell office:value-type="float" office:value="0.987909719451815" calcext:value-type="float">
            <text:p>0.987909719451815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0.960433152852978" calcext:value-type="float">
            <text:p>0.960433152852978</text:p>
          </table:table-cell>
          <table:table-cell office:value-type="float" office:value="0.27891156462585" calcext:value-type="float">
            <text:p>0.27891156462585</text:p>
          </table:table-cell>
          <table:table-cell office:value-type="float" office:value="0.658544939663278" calcext:value-type="float">
            <text:p>0.658544939663278</text:p>
          </table:table-cell>
          <table:table-cell office:value-type="float" office:value="0.713309391953502" calcext:value-type="float">
            <text:p>0.713309391953502</text:p>
          </table:table-cell>
          <table:table-cell office:value-type="float" office:value="0.814716569530562" calcext:value-type="float">
            <text:p>0.814716569530562</text:p>
          </table:table-cell>
          <table:table-cell office:value-type="string" calcext:value-type="string">
            <text:p>teaching_assistant_L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eQualityRed_5vs6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38817285822593" calcext:value-type="float">
            <text:p>0.238817285822593</text:p>
          </table:table-cell>
          <table:table-cell office:value-type="float" office:value="0.353297952994693" calcext:value-type="float">
            <text:p>0.353297952994693</text:p>
          </table:table-cell>
          <table:table-cell office:value-type="float" office:value="0.697413865723191" calcext:value-type="float">
            <text:p>0.697413865723191</text:p>
          </table:table-cell>
          <table:table-cell office:value-type="float" office:value="0.434605124471898" calcext:value-type="float">
            <text:p>0.434605124471898</text:p>
          </table:table-cell>
          <table:table-cell office:value-type="float" office:value="0.526071940021902" calcext:value-type="float">
            <text:p>0.526071940021902</text:p>
          </table:table-cell>
          <table:table-cell office:value-type="float" office:value="1" calcext:value-type="float">
            <text:p>1</text:p>
          </table:table-cell>
          <table:table-cell office:value-type="float" office:value="0.0305419827017086" calcext:value-type="float">
            <text:p>0.0305419827017086</text:p>
          </table:table-cell>
          <table:table-cell office:value-type="float" office:value="0.666312403446987" calcext:value-type="float">
            <text:p>0.666312403446987</text:p>
          </table:table-cell>
          <table:table-cell office:value-type="float" office:value="0.439801261869513" calcext:value-type="float">
            <text:p>0.439801261869513</text:p>
          </table:table-cell>
          <table:table-cell office:value-type="float" office:value="0.349711180909058" calcext:value-type="float">
            <text:p>0.349711180909058</text:p>
          </table:table-cell>
          <table:table-cell office:value-type="float" office:value="0.311649367832998" calcext:value-type="float">
            <text:p>0.311649367832998</text:p>
          </table:table-cell>
          <table:table-cell office:value-type="float" office:value="0.994867084292165" calcext:value-type="float">
            <text:p>0.994867084292165</text:p>
          </table:table-cell>
          <table:table-cell office:value-type="float" office:value="0.863843850495498" calcext:value-type="float">
            <text:p>0.863843850495498</text:p>
          </table:table-cell>
          <table:table-cell office:value-type="float" office:value="0.00151630022744503" calcext:value-type="float">
            <text:p>0.00151630022744503</text:p>
          </table:table-cell>
          <table:table-cell office:value-type="float" office:value="0.994874839411051" calcext:value-type="float">
            <text:p>0.994874839411051</text:p>
          </table:table-cell>
          <table:table-cell office:value-type="float" office:value="0.982080088221104" calcext:value-type="float">
            <text:p>0.982080088221104</text:p>
          </table:table-cell>
          <table:table-cell office:value-type="float" office:value="0.687071660682237" calcext:value-type="float">
            <text:p>0.687071660682237</text:p>
          </table:table-cell>
          <table:table-cell office:value-type="float" office:value="0.804350392216013" calcext:value-type="float">
            <text:p>0.804350392216013</text:p>
          </table:table-cell>
          <table:table-cell office:value-type="float" office:value="0.961776890437682" calcext:value-type="float">
            <text:p>0.961776890437682</text:p>
          </table:table-cell>
          <table:table-cell office:value-type="string" calcext:value-type="string">
            <text:p>WineQualityRed_5vs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odyfat</text:p>
          </table:table-cell>
          <table:table-cell office:value-type="float" office:value="1" calcext:value-type="float">
            <text:p>1</text:p>
          </table:table-cell>
          <table:table-cell office:value-type="float" office:value="0.233870967741935" calcext:value-type="float">
            <text:p>0.233870967741935</text:p>
          </table:table-cell>
          <table:table-cell office:value-type="float" office:value="0.180645161290323" calcext:value-type="float">
            <text:p>0.180645161290323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671957671957672" calcext:value-type="float">
            <text:p>0.671957671957672</text:p>
          </table:table-cell>
          <table:table-cell office:value-type="float" office:value="0.306350054981313" calcext:value-type="float">
            <text:p>0.306350054981313</text:p>
          </table:table-cell>
          <table:table-cell office:value-type="float" office:value="0.174443164362519" calcext:value-type="float">
            <text:p>0.174443164362519</text:p>
          </table:table-cell>
          <table:table-cell office:value-type="float" office:value="0.428146369994749" calcext:value-type="float">
            <text:p>0.428146369994749</text:p>
          </table:table-cell>
          <table:table-cell office:value-type="float" office:value="0.916404405979544" calcext:value-type="float">
            <text:p>0.916404405979544</text:p>
          </table:table-cell>
          <table:table-cell office:value-type="float" office:value="0.779159326010652" calcext:value-type="float">
            <text:p>0.779159326010652</text:p>
          </table:table-cell>
          <table:table-cell office:value-type="float" office:value="0.00806451612903226" calcext:value-type="float">
            <text:p>0.00806451612903226</text:p>
          </table:table-cell>
          <table:table-cell office:value-type="float" office:value="0.917078563995838" calcext:value-type="float">
            <text:p>0.917078563995838</text:p>
          </table:table-cell>
          <table:table-cell office:value-type="float" office:value="0.798387096774194" calcext:value-type="float">
            <text:p>0.798387096774194</text:p>
          </table:table-cell>
          <table:table-cell office:value-type="float" office:value="0.0176810365058665" calcext:value-type="float">
            <text:p>0.0176810365058665</text:p>
          </table:table-cell>
          <table:table-cell office:value-type="float" office:value="0.746345632517694" calcext:value-type="float">
            <text:p>0.746345632517694</text:p>
          </table:table-cell>
          <table:table-cell office:value-type="float" office:value="0.961350153705105" calcext:value-type="float">
            <text:p>0.961350153705105</text:p>
          </table:table-cell>
          <table:table-cell office:value-type="string" calcext:value-type="string">
            <text:p>bodyf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tebral_column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32258064516129" calcext:value-type="float">
            <text:p>0.232258064516129</text:p>
          </table:table-cell>
          <table:table-cell office:value-type="float" office:value="0.254838709677419" calcext:value-type="float">
            <text:p>0.254838709677419</text:p>
          </table:table-cell>
          <table:table-cell office:value-type="float" office:value="0.554010062148565" calcext:value-type="float">
            <text:p>0.554010062148565</text:p>
          </table:table-cell>
          <table:table-cell office:value-type="float" office:value="0.139404780254607" calcext:value-type="float">
            <text:p>0.139404780254607</text:p>
          </table:table-cell>
          <table:table-cell office:value-type="float" office:value="0.331612903225806" calcext:value-type="float">
            <text:p>0.331612903225806</text:p>
          </table:table-cell>
          <table:table-cell office:value-type="float" office:value="0.489677419354839" calcext:value-type="float">
            <text:p>0.489677419354839</text:p>
          </table:table-cell>
          <table:table-cell office:value-type="float" office:value="0.168970814132104" calcext:value-type="float">
            <text:p>0.168970814132104</text:p>
          </table:table-cell>
          <table:table-cell office:value-type="float" office:value="0.624696496704821" calcext:value-type="float">
            <text:p>0.624696496704821</text:p>
          </table:table-cell>
          <table:table-cell office:value-type="float" office:value="0.284414810792249" calcext:value-type="float">
            <text:p>0.284414810792249</text:p>
          </table:table-cell>
          <table:table-cell office:value-type="float" office:value="0.225268817204301" calcext:value-type="float">
            <text:p>0.225268817204301</text:p>
          </table:table-cell>
          <table:table-cell office:value-type="float" office:value="0.413275455429665" calcext:value-type="float">
            <text:p>0.413275455429665</text:p>
          </table:table-cell>
          <table:table-cell office:value-type="float" office:value="0.958347481607244" calcext:value-type="float">
            <text:p>0.958347481607244</text:p>
          </table:table-cell>
          <table:table-cell office:value-type="float" office:value="0.865148936146374" calcext:value-type="float">
            <text:p>0.865148936146374</text:p>
          </table:table-cell>
          <table:table-cell office:value-type="float" office:value="0.00645161290322581" calcext:value-type="float">
            <text:p>0.00645161290322581</text:p>
          </table:table-cell>
          <table:table-cell office:value-type="float" office:value="0.958589861751152" calcext:value-type="float">
            <text:p>0.958589861751152</text:p>
          </table:table-cell>
          <table:table-cell office:value-type="float" office:value="0.874731182795699" calcext:value-type="float">
            <text:p>0.874731182795699</text:p>
          </table:table-cell>
          <table:table-cell office:value-type="float" office:value="0.642241913011923" calcext:value-type="float">
            <text:p>0.642241913011923</text:p>
          </table:table-cell>
          <table:table-cell office:value-type="float" office:value="0.807558368593817" calcext:value-type="float">
            <text:p>0.807558368593817</text:p>
          </table:table-cell>
          <table:table-cell office:value-type="float" office:value="0.941469662927198" calcext:value-type="float">
            <text:p>0.941469662927198</text:p>
          </table:table-cell>
          <table:table-cell office:value-type="string" calcext:value-type="string">
            <text:p>vertebral_colum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31770833333333" calcext:value-type="float">
            <text:p>0.23177083333333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71036316586671" calcext:value-type="float">
            <text:p>0.271036316586671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648177083333333" calcext:value-type="float">
            <text:p>0.648177083333333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5318109304055" calcext:value-type="float">
            <text:p>0.335318109304055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6345619" calcext:value-type="float">
            <text:p>0.454191606345619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107585" calcext:value-type="float">
            <text:p>0.844815734107585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28883" calcext:value-type="float">
            <text:p>0.681206453928883</text:p>
          </table:table-cell>
          <table:table-cell office:value-type="float" office:value="0.813310031550987" calcext:value-type="float">
            <text:p>0.813310031550987</text:p>
          </table:table-cell>
          <table:table-cell office:value-type="float" office:value="0.960738971499129" calcext:value-type="float">
            <text:p>0.960738971499129</text:p>
          </table:table-cell>
          <table:table-cell office:value-type="string" calcext:value-type="string">
            <text:p>diabete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4" calcext:value-type="float">
            <text:p>0.334</text:p>
          </table:table-cell>
          <table:table-cell office:value-type="float" office:value="0.898860892388451" calcext:value-type="float">
            <text:p>0.898860892388451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3089898989899" calcext:value-type="float">
            <text:p>0.43089898989899</text:p>
          </table:table-cell>
          <table:table-cell office:value-type="float" office:value="0.833066666666667" calcext:value-type="float">
            <text:p>0.8330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315985793231" calcext:value-type="float">
            <text:p>0.332315985793231</text:p>
          </table:table-cell>
          <table:table-cell office:value-type="float" office:value="0.342194444444444" calcext:value-type="float">
            <text:p>0.342194444444444</text:p>
          </table:table-cell>
          <table:table-cell office:value-type="float" office:value="0.413653575792864" calcext:value-type="float">
            <text:p>0.413653575792864</text:p>
          </table:table-cell>
          <table:table-cell office:value-type="float" office:value="0.998548627320218" calcext:value-type="float">
            <text:p>0.998548627320218</text:p>
          </table:table-cell>
          <table:table-cell office:value-type="float" office:value="0.985684027969723" calcext:value-type="float">
            <text:p>0.985684027969723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8549111111111" calcext:value-type="float">
            <text:p>0.998549111111111</text:p>
          </table:table-cell>
          <table:table-cell office:value-type="float" office:value="0.993" calcext:value-type="float">
            <text:p>0.993</text:p>
          </table:table-cell>
          <table:table-cell office:value-type="float" office:value="0.826841812454088" calcext:value-type="float">
            <text:p>0.826841812454088</text:p>
          </table:table-cell>
          <table:table-cell office:value-type="float" office:value="0.87401594878388" calcext:value-type="float">
            <text:p>0.87401594878388</text:p>
          </table:table-cell>
          <table:table-cell office:value-type="float" office:value="0.921190085113673" calcext:value-type="float">
            <text:p>0.921190085113673</text:p>
          </table:table-cell>
          <table:table-cell office:value-type="string" calcext:value-type="string">
            <text:p>Data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arkinsons</text:p>
          </table:table-cell>
          <table:table-cell office:value-type="float" office:value="0" calcext:value-type="float">
            <text:p>0</text:p>
          </table:table-cell>
          <table:table-cell office:value-type="float" office:value="0.229166666666667" calcext:value-type="float">
            <text:p>0.229166666666667</text:p>
          </table:table-cell>
          <table:table-cell office:value-type="float" office:value="0.175" calcext:value-type="float">
            <text:p>0.175</text:p>
          </table:table-cell>
          <table:table-cell office:value-type="float" office:value="0.815292096219931" calcext:value-type="float">
            <text:p>0.815292096219931</text:p>
          </table:table-cell>
          <table:table-cell office:value-type="float" office:value="0.449044353662095" calcext:value-type="float">
            <text:p>0.44904435366209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1" calcext:value-type="float">
            <text:p>1</text:p>
          </table:table-cell>
          <table:table-cell office:value-type="float" office:value="0.673469387755102" calcext:value-type="float">
            <text:p>0.673469387755102</text:p>
          </table:table-cell>
          <table:table-cell office:value-type="float" office:value="0.835897435897436" calcext:value-type="float">
            <text:p>0.835897435897436</text:p>
          </table:table-cell>
          <table:table-cell office:value-type="float" office:value="0.604078641054211" calcext:value-type="float">
            <text:p>0.604078641054211</text:p>
          </table:table-cell>
          <table:table-cell office:value-type="float" office:value="0.145138888888889" calcext:value-type="float">
            <text:p>0.145138888888889</text:p>
          </table:table-cell>
          <table:table-cell office:value-type="float" office:value="0.34278515685143" calcext:value-type="float">
            <text:p>0.34278515685143</text:p>
          </table:table-cell>
          <table:table-cell office:value-type="float" office:value="0.873670212765957" calcext:value-type="float">
            <text:p>0.873670212765957</text:p>
          </table:table-cell>
          <table:table-cell office:value-type="float" office:value="0.670374835745841" calcext:value-type="float">
            <text:p>0.670374835745841</text:p>
          </table:table-cell>
          <table:table-cell office:value-type="float" office:value="0.0208333333333333" calcext:value-type="float">
            <text:p>0.0208333333333333</text:p>
          </table:table-cell>
          <table:table-cell office:value-type="float" office:value="0.876302083333333" calcext:value-type="float">
            <text:p>0.876302083333333</text:p>
          </table:table-cell>
          <table:table-cell office:value-type="float" office:value="0.87405303030303" calcext:value-type="float">
            <text:p>0.87405303030303</text:p>
          </table:table-cell>
          <table:table-cell office:value-type="float" office:value="0.6300922515243" calcext:value-type="float">
            <text:p>0.6300922515243</text:p>
          </table:table-cell>
          <table:table-cell office:value-type="float" office:value="0.773088521344515" calcext:value-type="float">
            <text:p>0.773088521344515</text:p>
          </table:table-cell>
          <table:table-cell office:value-type="float" office:value="0.960431303763394" calcext:value-type="float">
            <text:p>0.960431303763394</text:p>
          </table:table-cell>
          <table:table-cell office:value-type="string" calcext:value-type="string">
            <text:p>parkins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tfheart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28464419475655" calcext:value-type="float">
            <text:p>0.228464419475655</text:p>
          </table:table-cell>
          <table:table-cell office:value-type="float" office:value="0.28314606741573" calcext:value-type="float">
            <text:p>0.28314606741573</text:p>
          </table:table-cell>
          <table:table-cell office:value-type="float" office:value="0.489578244585572" calcext:value-type="float">
            <text:p>0.489578244585572</text:p>
          </table:table-cell>
          <table:table-cell office:value-type="float" office:value="0.274742661944369" calcext:value-type="float">
            <text:p>0.274742661944369</text:p>
          </table:table-cell>
          <table:table-cell office:value-type="float" office:value="0.636704119850187" calcext:value-type="float">
            <text:p>0.636704119850187</text:p>
          </table:table-cell>
          <table:table-cell office:value-type="float" office:value="1" calcext:value-type="float">
            <text:p>1</text:p>
          </table:table-cell>
          <table:table-cell office:value-type="float" office:value="0.152551056462441" calcext:value-type="float">
            <text:p>0.152551056462441</text:p>
          </table:table-cell>
          <table:table-cell office:value-type="float" office:value="0.551412793932678" calcext:value-type="float">
            <text:p>0.551412793932678</text:p>
          </table:table-cell>
          <table:table-cell office:value-type="float" office:value="0.26157326716979" calcext:value-type="float">
            <text:p>0.26157326716979</text:p>
          </table:table-cell>
          <table:table-cell office:value-type="float" office:value="0.307240948813982" calcext:value-type="float">
            <text:p>0.307240948813982</text:p>
          </table:table-cell>
          <table:table-cell office:value-type="float" office:value="0.46857934748798" calcext:value-type="float">
            <text:p>0.46857934748798</text:p>
          </table:table-cell>
          <table:table-cell office:value-type="float" office:value="0.940876629331819" calcext:value-type="float">
            <text:p>0.940876629331819</text:p>
          </table:table-cell>
          <table:table-cell office:value-type="float" office:value="0.689510665587722" calcext:value-type="float">
            <text:p>0.689510665587722</text:p>
          </table:table-cell>
          <table:table-cell office:value-type="float" office:value="0.00749063670411985" calcext:value-type="float">
            <text:p>0.00749063670411985</text:p>
          </table:table-cell>
          <table:table-cell office:value-type="float" office:value="0.94119753824015" calcext:value-type="float">
            <text:p>0.94119753824015</text:p>
          </table:table-cell>
          <table:table-cell office:value-type="float" office:value="0.848399727613211" calcext:value-type="float">
            <text:p>0.848399727613211</text:p>
          </table:table-cell>
          <table:table-cell office:value-type="float" office:value="0.539823501914156" calcext:value-type="float">
            <text:p>0.539823501914156</text:p>
          </table:table-cell>
          <table:table-cell office:value-type="float" office:value="0.802389896188113" calcext:value-type="float">
            <text:p>0.802389896188113</text:p>
          </table:table-cell>
          <table:table-cell office:value-type="float" office:value="0.994060697962405" calcext:value-type="float">
            <text:p>0.994060697962405</text:p>
          </table:table-cell>
          <table:table-cell office:value-type="string" calcext:value-type="string">
            <text:p>spectfhe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21" calcext:value-type="float">
            <text:p>0.221</text:p>
          </table:table-cell>
          <table:table-cell office:value-type="float" office:value="0.337566666666667" calcext:value-type="float">
            <text:p>0.337566666666667</text:p>
          </table:table-cell>
          <table:table-cell office:value-type="float" office:value="0.882992125984252" calcext:value-type="float">
            <text:p>0.882992125984252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20419191919192" calcext:value-type="float">
            <text:p>0.420419191919192</text:p>
          </table:table-cell>
          <table:table-cell office:value-type="float" office:value="0.796333333333333" calcext:value-type="float">
            <text:p>0.796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226514278877" calcext:value-type="float">
            <text:p>0.332226514278877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413336174779157" calcext:value-type="float">
            <text:p>0.413336174779157</text:p>
          </table:table-cell>
          <table:table-cell office:value-type="float" office:value="0.998214738246082" calcext:value-type="float">
            <text:p>0.998214738246082</text:p>
          </table:table-cell>
          <table:table-cell office:value-type="float" office:value="0.98409764737989" calcext:value-type="float">
            <text:p>0.98409764737989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8215333333333" calcext:value-type="float">
            <text:p>0.998215333333333</text:p>
          </table:table-cell>
          <table:table-cell office:value-type="float" office:value="0.992666666666667" calcext:value-type="float">
            <text:p>0.992666666666667</text:p>
          </table:table-cell>
          <table:table-cell office:value-type="float" office:value="0.831142105525266" calcext:value-type="float">
            <text:p>0.831142105525266</text:p>
          </table:table-cell>
          <table:table-cell office:value-type="float" office:value="0.87748415685408" calcext:value-type="float">
            <text:p>0.87748415685408</text:p>
          </table:table-cell>
          <table:table-cell office:value-type="float" office:value="0.923826208182893" calcext:value-type="float">
            <text:p>0.923826208182893</text:p>
          </table:table-cell>
          <table:table-cell office:value-type="string" calcext:value-type="string">
            <text:p>Dat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heart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16450216450216" calcext:value-type="float">
            <text:p>0.216450216450216</text:p>
          </table:table-cell>
          <table:table-cell office:value-type="float" office:value="0.37012987012987" calcext:value-type="float">
            <text:p>0.37012987012987</text:p>
          </table:table-cell>
          <table:table-cell office:value-type="float" office:value="0.721405787195261" calcext:value-type="float">
            <text:p>0.721405787195261</text:p>
          </table:table-cell>
          <table:table-cell office:value-type="float" office:value="0.337972101646882" calcext:value-type="float">
            <text:p>0.337972101646882</text:p>
          </table:table-cell>
          <table:table-cell office:value-type="float" office:value="0.502473716759431" calcext:value-type="float">
            <text:p>0.50247371675943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62839368137381" calcext:value-type="float">
            <text:p>0.162839368137381</text:p>
          </table:table-cell>
          <table:table-cell office:value-type="float" office:value="0.635176752059869" calcext:value-type="float">
            <text:p>0.635176752059869</text:p>
          </table:table-cell>
          <table:table-cell office:value-type="float" office:value="0.374660264895927" calcext:value-type="float">
            <text:p>0.374660264895927</text:p>
          </table:table-cell>
          <table:table-cell office:value-type="float" office:value="0.366774891774892" calcext:value-type="float">
            <text:p>0.366774891774892</text:p>
          </table:table-cell>
          <table:table-cell office:value-type="float" office:value="0.466050275449647" calcext:value-type="float">
            <text:p>0.466050275449647</text:p>
          </table:table-cell>
          <table:table-cell office:value-type="float" office:value="0.986342682857445" calcext:value-type="float">
            <text:p>0.986342682857445</text:p>
          </table:table-cell>
          <table:table-cell office:value-type="float" office:value="0.836534086828169" calcext:value-type="float">
            <text:p>0.836534086828169</text:p>
          </table:table-cell>
          <table:table-cell office:value-type="float" office:value="0.00432900432900433" calcext:value-type="float">
            <text:p>0.00432900432900433</text:p>
          </table:table-cell>
          <table:table-cell office:value-type="float" office:value="0.986394186663226" calcext:value-type="float">
            <text:p>0.986394186663226</text:p>
          </table:table-cell>
          <table:table-cell office:value-type="float" office:value="0.815536315536316" calcext:value-type="float">
            <text:p>0.815536315536316</text:p>
          </table:table-cell>
          <table:table-cell office:value-type="float" office:value="0.6646588760526" calcext:value-type="float">
            <text:p>0.6646588760526</text:p>
          </table:table-cell>
          <table:table-cell office:value-type="float" office:value="0.789078568951577" calcext:value-type="float">
            <text:p>0.789078568951577</text:p>
          </table:table-cell>
          <table:table-cell office:value-type="float" office:value="0.945892338195116" calcext:value-type="float">
            <text:p>0.945892338195116</text:p>
          </table:table-cell>
          <table:table-cell office:value-type="string" calcext:value-type="string">
            <text:p>sahe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dit-g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16" calcext:value-type="float">
            <text:p>0.216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760689655172414" calcext:value-type="float">
            <text:p>0.760689655172414</text:p>
          </table:table-cell>
          <table:table-cell office:value-type="float" office:value="0.341864718055936" calcext:value-type="float">
            <text:p>0.341864718055936</text:p>
          </table:table-cell>
          <table:table-cell office:value-type="float" office:value="0.533647058823529" calcext:value-type="float">
            <text:p>0.533647058823529</text:p>
          </table:table-cell>
          <table:table-cell office:value-type="float" office:value="0.695333333333333" calcext:value-type="float">
            <text:p>0.695333333333333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336562984633399" calcext:value-type="float">
            <text:p>0.336562984633399</text:p>
          </table:table-cell>
          <table:table-cell office:value-type="float" office:value="0.304678571428571" calcext:value-type="float">
            <text:p>0.304678571428571</text:p>
          </table:table-cell>
          <table:table-cell office:value-type="float" office:value="0.438320110294215" calcext:value-type="float">
            <text:p>0.438320110294215</text:p>
          </table:table-cell>
          <table:table-cell office:value-type="float" office:value="0.992118702781326" calcext:value-type="float">
            <text:p>0.992118702781326</text:p>
          </table:table-cell>
          <table:table-cell office:value-type="float" office:value="0.797038986813093" calcext:value-type="float">
            <text:p>0.7970389868130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2131904761905" calcext:value-type="float">
            <text:p>0.992131904761905</text:p>
          </table:table-cell>
          <table:table-cell office:value-type="float" office:value="0.475578947368421" calcext:value-type="float">
            <text:p>0.475578947368421</text:p>
          </table:table-cell>
          <table:table-cell office:value-type="float" office:value="0.666365818318045" calcext:value-type="float">
            <text:p>0.666365818318045</text:p>
          </table:table-cell>
          <table:table-cell office:value-type="float" office:value="0.757790270102111" calcext:value-type="float">
            <text:p>0.757790270102111</text:p>
          </table:table-cell>
          <table:table-cell office:value-type="float" office:value="0.991594630187532" calcext:value-type="float">
            <text:p>0.991594630187532</text:p>
          </table:table-cell>
          <table:table-cell office:value-type="string" calcext:value-type="string">
            <text:p>credit-g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chatfield_4</text:p>
          </table:table-cell>
          <table:table-cell office:value-type="float" office:value="0" calcext:value-type="float">
            <text:p>0</text:p>
          </table:table-cell>
          <table:table-cell office:value-type="float" office:value="0.21505376344086" calcext:value-type="float">
            <text:p>0.21505376344086</text:p>
          </table:table-cell>
          <table:table-cell office:value-type="float" office:value="0.245161290322581" calcext:value-type="float">
            <text:p>0.245161290322581</text:p>
          </table:table-cell>
          <table:table-cell office:value-type="float" office:value="0.673904052936311" calcext:value-type="float">
            <text:p>0.673904052936311</text:p>
          </table:table-cell>
          <table:table-cell office:value-type="float" office:value="0.165244003308519" calcext:value-type="float">
            <text:p>0.165244003308519</text:p>
          </table:table-cell>
          <table:table-cell office:value-type="float" office:value="0.647550776583035" calcext:value-type="float">
            <text:p>0.647550776583035</text:p>
          </table:table-cell>
          <table:table-cell office:value-type="float" office:value="0.973118279569892" calcext:value-type="float">
            <text:p>0.973118279569892</text:p>
          </table:table-cell>
          <table:table-cell office:value-type="float" office:value="0.345070422535211" calcext:value-type="float">
            <text:p>0.345070422535211</text:p>
          </table:table-cell>
          <table:table-cell office:value-type="float" office:value="0.736170212765957" calcext:value-type="float">
            <text:p>0.736170212765957</text:p>
          </table:table-cell>
          <table:table-cell office:value-type="float" office:value="0.287661788633253" calcext:value-type="float">
            <text:p>0.287661788633253</text:p>
          </table:table-cell>
          <table:table-cell office:value-type="float" office:value="0.239964157706093" calcext:value-type="float">
            <text:p>0.239964157706093</text:p>
          </table:table-cell>
          <table:table-cell office:value-type="float" office:value="0.428117544920781" calcext:value-type="float">
            <text:p>0.428117544920781</text:p>
          </table:table-cell>
          <table:table-cell office:value-type="float" office:value="0.917367928938756" calcext:value-type="float">
            <text:p>0.917367928938756</text:p>
          </table:table-cell>
          <table:table-cell office:value-type="float" office:value="0.775032517619173" calcext:value-type="float">
            <text:p>0.775032517619173</text:p>
          </table:table-cell>
          <table:table-cell office:value-type="float" office:value="0.010752688172043" calcext:value-type="float">
            <text:p>0.010752688172043</text:p>
          </table:table-cell>
          <table:table-cell office:value-type="float" office:value="0.918256445831888" calcext:value-type="float">
            <text:p>0.918256445831888</text:p>
          </table:table-cell>
          <table:table-cell office:value-type="float" office:value="0.695340501792115" calcext:value-type="float">
            <text:p>0.695340501792115</text:p>
          </table:table-cell>
          <table:table-cell office:value-type="float" office:value="0.565335463999921" calcext:value-type="float">
            <text:p>0.565335463999921</text:p>
          </table:table-cell>
          <table:table-cell office:value-type="float" office:value="0.741655567326906" calcext:value-type="float">
            <text:p>0.741655567326906</text:p>
          </table:table-cell>
          <table:table-cell office:value-type="float" office:value="0.913918484361083" calcext:value-type="float">
            <text:p>0.913918484361083</text:p>
          </table:table-cell>
          <table:table-cell office:value-type="string" calcext:value-type="string">
            <text:p>chatfield_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ast1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13611859838275" calcext:value-type="float">
            <text:p>0.213611859838275</text:p>
          </table:table-cell>
          <table:table-cell office:value-type="float" office:value="0.295687331536388" calcext:value-type="float">
            <text:p>0.295687331536388</text:p>
          </table:table-cell>
          <table:table-cell office:value-type="float" office:value="0.779828138318704" calcext:value-type="float">
            <text:p>0.779828138318704</text:p>
          </table:table-cell>
          <table:table-cell office:value-type="float" office:value="0.325804891763848" calcext:value-type="float">
            <text:p>0.325804891763848</text:p>
          </table:table-cell>
          <table:table-cell office:value-type="float" office:value="0.466951834056018" calcext:value-type="float">
            <text:p>0.466951834056018</text:p>
          </table:table-cell>
          <table:table-cell office:value-type="float" office:value="0.949685534591195" calcext:value-type="float">
            <text:p>0.949685534591195</text:p>
          </table:table-cell>
          <table:table-cell office:value-type="float" office:value="0.171532044812918" calcext:value-type="float">
            <text:p>0.171532044812918</text:p>
          </table:table-cell>
          <table:table-cell office:value-type="float" office:value="0.607352339298126" calcext:value-type="float">
            <text:p>0.607352339298126</text:p>
          </table:table-cell>
          <table:table-cell office:value-type="float" office:value="0.407247558485538" calcext:value-type="float">
            <text:p>0.407247558485538</text:p>
          </table:table-cell>
          <table:table-cell office:value-type="float" office:value="0.301591580028238" calcext:value-type="float">
            <text:p>0.301591580028238</text:p>
          </table:table-cell>
          <table:table-cell office:value-type="float" office:value="0.414750027850382" calcext:value-type="float">
            <text:p>0.414750027850382</text:p>
          </table:table-cell>
          <table:table-cell office:value-type="float" office:value="0.991529580643584" calcext:value-type="float">
            <text:p>0.991529580643584</text:p>
          </table:table-cell>
          <table:table-cell office:value-type="float" office:value="0.906194417262986" calcext:value-type="float">
            <text:p>0.906194417262986</text:p>
          </table:table-cell>
          <table:table-cell office:value-type="float" office:value="0.00134770889487871" calcext:value-type="float">
            <text:p>0.00134770889487871</text:p>
          </table:table-cell>
          <table:table-cell office:value-type="float" office:value="0.991538781049646" calcext:value-type="float">
            <text:p>0.991538781049646</text:p>
          </table:table-cell>
          <table:table-cell office:value-type="float" office:value="0.736354447439353" calcext:value-type="float">
            <text:p>0.736354447439353</text:p>
          </table:table-cell>
          <table:table-cell office:value-type="float" office:value="0" calcext:value-type="float">
            <text:p>0</text:p>
          </table:table-cell>
          <table:table-cell office:value-type="float" office:value="0.711805118732236" calcext:value-type="float">
            <text:p>0.711805118732236</text:p>
          </table:table-cell>
          <table:table-cell office:value-type="float" office:value="0.949384024690019" calcext:value-type="float">
            <text:p>0.949384024690019</text:p>
          </table:table-cell>
          <table:table-cell office:value-type="string" calcext:value-type="string">
            <text:p>yeast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0.341133333333333" calcext:value-type="float">
            <text:p>0.341133333333333</text:p>
          </table:table-cell>
          <table:table-cell office:value-type="float" office:value="0.867123359580052" calcext:value-type="float">
            <text:p>0.867123359580052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09939393939394" calcext:value-type="float">
            <text:p>0.409939393939394</text:p>
          </table:table-cell>
          <table:table-cell office:value-type="float" office:value="0.7596" calcext:value-type="float">
            <text:p>0.7596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137042764524" calcext:value-type="float">
            <text:p>0.332137042764524</text:p>
          </table:table-cell>
          <table:table-cell office:value-type="float" office:value="0.344805555555556" calcext:value-type="float">
            <text:p>0.344805555555556</text:p>
          </table:table-cell>
          <table:table-cell office:value-type="float" office:value="0.41301877376545" calcext:value-type="float">
            <text:p>0.41301877376545</text:p>
          </table:table-cell>
          <table:table-cell office:value-type="float" office:value="0.997880849171946" calcext:value-type="float">
            <text:p>0.997880849171946</text:p>
          </table:table-cell>
          <table:table-cell office:value-type="float" office:value="0.982511266790056" calcext:value-type="float">
            <text:p>0.982511266790056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7881555555555" calcext:value-type="float">
            <text:p>0.997881555555555</text:p>
          </table:table-cell>
          <table:table-cell office:value-type="float" office:value="0.992333333333333" calcext:value-type="float">
            <text:p>0.992333333333333</text:p>
          </table:table-cell>
          <table:table-cell office:value-type="float" office:value="0.835442398596445" calcext:value-type="float">
            <text:p>0.835442398596445</text:p>
          </table:table-cell>
          <table:table-cell office:value-type="float" office:value="0.880952364924279" calcext:value-type="float">
            <text:p>0.880952364924279</text:p>
          </table:table-cell>
          <table:table-cell office:value-type="float" office:value="0.926462331252113" calcext:value-type="float">
            <text:p>0.926462331252113</text:p>
          </table:table-cell>
          <table:table-cell office:value-type="string" calcext:value-type="string">
            <text:p>Data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lvine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09016393442623" calcext:value-type="float">
            <text:p>0.209016393442623</text:p>
          </table:table-cell>
          <table:table-cell office:value-type="float" office:value="0.260850897736144" calcext:value-type="float">
            <text:p>0.260850897736144</text:p>
          </table:table-cell>
          <table:table-cell office:value-type="float" office:value="0.580705058624005" calcext:value-type="float">
            <text:p>0.580705058624005</text:p>
          </table:table-cell>
          <table:table-cell office:value-type="float" office:value="0.0874417212367609" calcext:value-type="float">
            <text:p>0.0874417212367609</text:p>
          </table:table-cell>
          <table:table-cell office:value-type="float" office:value="0.496740827478532" calcext:value-type="float">
            <text:p>0.496740827478532</text:p>
          </table:table-cell>
          <table:table-cell office:value-type="float" office:value="0.53551912568306" calcext:value-type="float">
            <text:p>0.53551912568306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5185338743073" calcext:value-type="float">
            <text:p>0.165185338743073</text:p>
          </table:table-cell>
          <table:table-cell office:value-type="float" office:value="0.246347205466058" calcext:value-type="float">
            <text:p>0.246347205466058</text:p>
          </table:table-cell>
          <table:table-cell office:value-type="float" office:value="0.468399512942487" calcext:value-type="float">
            <text:p>0.468399512942487</text:p>
          </table:table-cell>
          <table:table-cell office:value-type="float" office:value="0.998285853282941" calcext:value-type="float">
            <text:p>0.998285853282941</text:p>
          </table:table-cell>
          <table:table-cell office:value-type="float" office:value="0.737934405138261" calcext:value-type="float">
            <text:p>0.737934405138261</text:p>
          </table:table-cell>
          <table:table-cell office:value-type="float" office:value="0.00039032006245121" calcext:value-type="float">
            <text:p>0.00039032006245121</text:p>
          </table:table-cell>
          <table:table-cell office:value-type="float" office:value="0.998286522348794" calcext:value-type="float">
            <text:p>0.998286522348794</text:p>
          </table:table-cell>
          <table:table-cell office:value-type="float" office:value="0.977888368462139" calcext:value-type="float">
            <text:p>0.977888368462139</text:p>
          </table:table-cell>
          <table:table-cell office:value-type="float" office:value="0.652527246744094" calcext:value-type="float">
            <text:p>0.652527246744094</text:p>
          </table:table-cell>
          <table:table-cell office:value-type="float" office:value="0.803282581504101" calcext:value-type="float">
            <text:p>0.803282581504101</text:p>
          </table:table-cell>
          <table:table-cell office:value-type="float" office:value="0.971890062823315" calcext:value-type="float">
            <text:p>0.971890062823315</text:p>
          </table:table-cell>
          <table:table-cell office:value-type="string" calcext:value-type="string">
            <text:p>sylvi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5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611209169054441" calcext:value-type="float">
            <text:p>0.611209169054441</text:p>
          </table:table-cell>
          <table:table-cell office:value-type="float" office:value="0.188075470546818" calcext:value-type="float">
            <text:p>0.188075470546818</text:p>
          </table:table-cell>
          <table:table-cell office:value-type="float" office:value="0.453789473684211" calcext:value-type="float">
            <text:p>0.453789473684211</text:p>
          </table:table-cell>
          <table:table-cell office:value-type="float" office:value="0.731142857142857" calcext:value-type="float">
            <text:p>0.731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211823320990001" calcext:value-type="float">
            <text:p>0.2118233209900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70475332152014" calcext:value-type="float">
            <text:p>0.270475332152014</text:p>
          </table:table-cell>
          <table:table-cell office:value-type="float" office:value="0.894468937875751" calcext:value-type="float">
            <text:p>0.894468937875751</text:p>
          </table:table-cell>
          <table:table-cell office:value-type="float" office:value="0.896827361503255" calcext:value-type="float">
            <text:p>0.896827361503255</text:p>
          </table:table-cell>
          <table:table-cell office:value-type="float" office:value="0.0006192" calcext:value-type="float">
            <text:p>0.0006192</text:p>
          </table:table-cell>
          <table:table-cell office:value-type="float" office:value="0.89468" calcext:value-type="float">
            <text:p>0.89468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23016593039193" calcext:value-type="float">
            <text:p>0.23016593039193</text:p>
          </table:table-cell>
          <table:table-cell office:value-type="float" office:value="0.24268047947427" calcext:value-type="float">
            <text:p>0.24268047947427</text:p>
          </table:table-cell>
          <table:table-cell office:value-type="float" office:value="0.255195028556609" calcext:value-type="float">
            <text:p>0.255195028556609</text:p>
          </table:table-cell>
          <table:table-cell office:value-type="string" calcext:value-type="string">
            <text:p>Data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8</text:p>
          </table:table-cell>
          <table:table-cell office:value-type="float" office:value="1" calcext:value-type="float">
            <text:p>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458005479452055" calcext:value-type="float">
            <text:p>0.458005479452055</text:p>
          </table:table-cell>
          <table:table-cell office:value-type="float" office:value="0.242614835220613" calcext:value-type="float">
            <text:p>0.242614835220613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84870073973229" calcext:value-type="float">
            <text:p>0.28487007397322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65980995740642" calcext:value-type="float">
            <text:p>0.265980995740642</text:p>
          </table:table-cell>
          <table:table-cell office:value-type="float" office:value="0.857695390781563" calcext:value-type="float">
            <text:p>0.857695390781563</text:p>
          </table:table-cell>
          <table:table-cell office:value-type="float" office:value="0.864848079391703" calcext:value-type="float">
            <text:p>0.86484807939170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85798" calcext:value-type="float">
            <text:p>0.85798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0.225029394408215" calcext:value-type="float">
            <text:p>0.225029394408215</text:p>
          </table:table-cell>
          <table:table-cell office:value-type="float" office:value="0.248507992248767" calcext:value-type="float">
            <text:p>0.248507992248767</text:p>
          </table:table-cell>
          <table:table-cell office:value-type="float" office:value="0.271986590089318" calcext:value-type="float">
            <text:p>0.271986590089318</text:p>
          </table:table-cell>
          <table:table-cell office:value-type="string" calcext:value-type="string">
            <text:p>Data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rhythmia_cfs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20575221238938" calcext:value-type="float">
            <text:p>0.20575221238938</text:p>
          </table:table-cell>
          <table:table-cell office:value-type="float" office:value="0.316371681415929" calcext:value-type="float">
            <text:p>0.316371681415929</text:p>
          </table:table-cell>
          <table:table-cell office:value-type="float" office:value="0.573684489428223" calcext:value-type="float">
            <text:p>0.573684489428223</text:p>
          </table:table-cell>
          <table:table-cell office:value-type="float" office:value="0.177084589612295" calcext:value-type="float">
            <text:p>0.177084589612295</text:p>
          </table:table-cell>
          <table:table-cell office:value-type="float" office:value="0.57260659694288" calcext:value-type="float">
            <text:p>0.57260659694288</text:p>
          </table:table-cell>
          <table:table-cell office:value-type="float" office:value="0.692232055063913" calcext:value-type="float">
            <text:p>0.692232055063913</text:p>
          </table:table-cell>
          <table:table-cell office:value-type="float" office:value="0.0710312443561495" calcext:value-type="float">
            <text:p>0.0710312443561495</text:p>
          </table:table-cell>
          <table:table-cell office:value-type="float" office:value="0.664310700394184" calcext:value-type="float">
            <text:p>0.664310700394184</text:p>
          </table:table-cell>
          <table:table-cell office:value-type="float" office:value="0.331717624771329" calcext:value-type="float">
            <text:p>0.331717624771329</text:p>
          </table:table-cell>
          <table:table-cell office:value-type="float" office:value="0.316757971625228" calcext:value-type="float">
            <text:p>0.316757971625228</text:p>
          </table:table-cell>
          <table:table-cell office:value-type="float" office:value="0.471771640717309" calcext:value-type="float">
            <text:p>0.471771640717309</text:p>
          </table:table-cell>
          <table:table-cell office:value-type="float" office:value="0.981821469367404" calcext:value-type="float">
            <text:p>0.981821469367404</text:p>
          </table:table-cell>
          <table:table-cell office:value-type="float" office:value="0.715306718441616" calcext:value-type="float">
            <text:p>0.715306718441616</text:p>
          </table:table-cell>
          <table:table-cell office:value-type="float" office:value="0.00442477876106195" calcext:value-type="float">
            <text:p>0.00442477876106195</text:p>
          </table:table-cell>
          <table:table-cell office:value-type="float" office:value="0.981899151862874" calcext:value-type="float">
            <text:p>0.981899151862874</text:p>
          </table:table-cell>
          <table:table-cell office:value-type="float" office:value="0.745515426931356" calcext:value-type="float">
            <text:p>0.745515426931356</text:p>
          </table:table-cell>
          <table:table-cell office:value-type="float" office:value="0.603953233046613" calcext:value-type="float">
            <text:p>0.603953233046613</text:p>
          </table:table-cell>
          <table:table-cell office:value-type="float" office:value="0.801924468005593" calcext:value-type="float">
            <text:p>0.801924468005593</text:p>
          </table:table-cell>
          <table:table-cell office:value-type="float" office:value="0.989751648918869" calcext:value-type="float">
            <text:p>0.989751648918869</text:p>
          </table:table-cell>
          <table:table-cell office:value-type="string" calcext:value-type="string">
            <text:p>arrhythmia_c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19921875" calcext:value-type="float">
            <text:p>0.19921875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84579290472845" calcext:value-type="float">
            <text:p>0.284579290472845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2725480292108" calcext:value-type="float">
            <text:p>0.332725480292108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5936901" calcext:value-type="float">
            <text:p>0.454191605936901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30854" calcext:value-type="float">
            <text:p>0.84481573430854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32371" calcext:value-type="float">
            <text:p>0.681206453932371</text:p>
          </table:table-cell>
          <table:table-cell office:value-type="float" office:value="0.813310032056068" calcext:value-type="float">
            <text:p>0.813310032056068</text:p>
          </table:table-cell>
          <table:table-cell office:value-type="float" office:value="0.960738972414303" calcext:value-type="float">
            <text:p>0.960738972414303</text:p>
          </table:table-cell>
          <table:table-cell office:value-type="string" calcext:value-type="string">
            <text:p>pima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office:value-type="float" office:value="0.191304347826087" calcext:value-type="float">
            <text:p>0.191304347826087</text:p>
          </table:table-cell>
          <table:table-cell office:value-type="float" office:value="0.298260869565217" calcext:value-type="float">
            <text:p>0.298260869565217</text:p>
          </table:table-cell>
          <table:table-cell office:value-type="float" office:value="0.553177257525084" calcext:value-type="float">
            <text:p>0.553177257525084</text:p>
          </table:table-cell>
          <table:table-cell office:value-type="float" office:value="0.36986301369863" calcext:value-type="float">
            <text:p>0.36986301369863</text:p>
          </table:table-cell>
          <table:table-cell office:value-type="float" office:value="0.600790513833992" calcext:value-type="float">
            <text:p>0.600790513833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9908675799087" calcext:value-type="float">
            <text:p>0.579908675799087</text:p>
          </table:table-cell>
          <table:table-cell office:value-type="float" office:value="0.352926779594067" calcext:value-type="float">
            <text:p>0.352926779594067</text:p>
          </table:table-cell>
          <table:table-cell office:value-type="float" office:value="0.198633540372671" calcext:value-type="float">
            <text:p>0.198633540372671</text:p>
          </table:table-cell>
          <table:table-cell office:value-type="float" office:value="0.395000871958936" calcext:value-type="float">
            <text:p>0.395000871958936</text:p>
          </table:table-cell>
          <table:table-cell office:value-type="float" office:value="0.987298272261249" calcext:value-type="float">
            <text:p>0.987298272261249</text:p>
          </table:table-cell>
          <table:table-cell office:value-type="float" office:value="0.722435774491346" calcext:value-type="float">
            <text:p>0.722435774491346</text:p>
          </table:table-cell>
          <table:table-cell office:value-type="float" office:value="0.00434782608695652" calcext:value-type="float">
            <text:p>0.00434782608695652</text:p>
          </table:table-cell>
          <table:table-cell office:value-type="float" office:value="0.987353497164461" calcext:value-type="float">
            <text:p>0.987353497164461</text:p>
          </table:table-cell>
          <table:table-cell office:value-type="float" office:value="0.752860411899314" calcext:value-type="float">
            <text:p>0.752860411899314</text:p>
          </table:table-cell>
          <table:table-cell office:value-type="float" office:value="0" calcext:value-type="float">
            <text:p>0</text:p>
          </table:table-cell>
          <table:table-cell office:value-type="float" office:value="0.770569578988296" calcext:value-type="float">
            <text:p>0.770569578988296</text:p>
          </table:table-cell>
          <table:table-cell office:value-type="float" office:value="0.981649832008157" calcext:value-type="float">
            <text:p>0.981649832008157</text:p>
          </table:table-cell>
          <table:table-cell office:value-type="string" calcext:value-type="string">
            <text:p>band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9</text:p>
          </table:table-cell>
          <table:table-cell office:value-type="float" office:value="2" calcext:value-type="float">
            <text:p>2</text:p>
          </table:table-cell>
          <table:table-cell office:value-type="float" office:value="0.190690690690691" calcext:value-type="float">
            <text:p>0.190690690690691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0.52339880864471" calcext:value-type="float">
            <text:p>0.52339880864471</text:p>
          </table:table-cell>
          <table:table-cell office:value-type="float" office:value="0.230913011045092" calcext:value-type="float">
            <text:p>0.230913011045092</text:p>
          </table:table-cell>
          <table:table-cell office:value-type="float" office:value="0.254215754215754" calcext:value-type="float">
            <text:p>0.254215754215754</text:p>
          </table:table-cell>
          <table:table-cell office:value-type="float" office:value="0.705405405405405" calcext:value-type="float">
            <text:p>0.705405405405405</text:p>
          </table:table-cell>
          <table:table-cell office:value-type="float" office:value="0.00149925037481258" calcext:value-type="float">
            <text:p>0.00149925037481258</text:p>
          </table:table-cell>
          <table:table-cell office:value-type="float" office:value="0.75025" calcext:value-type="float">
            <text:p>0.75025</text:p>
          </table:table-cell>
          <table:table-cell office:value-type="float" office:value="0.272779605467287" calcext:value-type="float">
            <text:p>0.272779605467287</text:p>
          </table:table-cell>
          <table:table-cell office:value-type="float" office:value="0.197697697697698" calcext:value-type="float">
            <text:p>0.197697697697698</text:p>
          </table:table-cell>
          <table:table-cell office:value-type="float" office:value="0.264971842285011" calcext:value-type="float">
            <text:p>0.264971842285011</text:p>
          </table:table-cell>
          <table:table-cell office:value-type="float" office:value="0.864011379800853" calcext:value-type="float">
            <text:p>0.864011379800853</text:p>
          </table:table-cell>
          <table:table-cell office:value-type="float" office:value="0.868220248416007" calcext:value-type="float">
            <text:p>0.868220248416007</text:p>
          </table:table-cell>
          <table:table-cell office:value-type="float" office:value="0.00148799474136805" calcext:value-type="float">
            <text:p>0.00148799474136805</text:p>
          </table:table-cell>
          <table:table-cell office:value-type="float" office:value="0.86421556691827" calcext:value-type="float">
            <text:p>0.86421556691827</text:p>
          </table:table-cell>
          <table:table-cell office:value-type="float" office:value="0.665915915915916" calcext:value-type="float">
            <text:p>0.665915915915916</text:p>
          </table:table-cell>
          <table:table-cell office:value-type="float" office:value="0.433353785019884" calcext:value-type="float">
            <text:p>0.433353785019884</text:p>
          </table:table-cell>
          <table:table-cell office:value-type="float" office:value="0.480726804665129" calcext:value-type="float">
            <text:p>0.480726804665129</text:p>
          </table:table-cell>
          <table:table-cell office:value-type="float" office:value="0.528099824310374" calcext:value-type="float">
            <text:p>0.528099824310374</text:p>
          </table:table-cell>
          <table:table-cell office:value-type="string" calcext:value-type="string">
            <text:p>Data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honeme</text:p>
          </table:table-cell>
          <table:table-cell office:value-type="float" office:value="1" calcext:value-type="float">
            <text:p>1</text:p>
          </table:table-cell>
          <table:table-cell office:value-type="float" office:value="0.184741488020177" calcext:value-type="float">
            <text:p>0.184741488020177</text:p>
          </table:table-cell>
          <table:table-cell office:value-type="float" office:value="0.274905422446406" calcext:value-type="float">
            <text:p>0.274905422446406</text:p>
          </table:table-cell>
          <table:table-cell office:value-type="float" office:value="0.976357285540515" calcext:value-type="float">
            <text:p>0.976357285540515</text:p>
          </table:table-cell>
          <table:table-cell office:value-type="float" office:value="0.293441910821669" calcext:value-type="float">
            <text:p>0.293441910821669</text:p>
          </table:table-cell>
          <table:table-cell office:value-type="float" office:value="0.460786691240663" calcext:value-type="float">
            <text:p>0.460786691240663</text:p>
          </table:table-cell>
          <table:table-cell office:value-type="float" office:value="0.583018074821353" calcext:value-type="float">
            <text:p>0.583018074821353</text:p>
          </table:table-cell>
          <table:table-cell office:value-type="float" office:value="0.584599266631744" calcext:value-type="float">
            <text:p>0.584599266631744</text:p>
          </table:table-cell>
          <table:table-cell office:value-type="float" office:value="0.804342462373551" calcext:value-type="float">
            <text:p>0.804342462373551</text:p>
          </table:table-cell>
          <table:table-cell office:value-type="float" office:value="0.530643902744339" calcext:value-type="float">
            <text:p>0.530643902744339</text:p>
          </table:table-cell>
          <table:table-cell office:value-type="float" office:value="0.213146279949559" calcext:value-type="float">
            <text:p>0.213146279949559</text:p>
          </table:table-cell>
          <table:table-cell office:value-type="float" office:value="0.333898959324569" calcext:value-type="float">
            <text:p>0.333898959324569</text:p>
          </table:table-cell>
          <table:table-cell office:value-type="float" office:value="0.995698561148217" calcext:value-type="float">
            <text:p>0.995698561148217</text:p>
          </table:table-cell>
          <table:table-cell office:value-type="float" office:value="0.930904300603326" calcext:value-type="float">
            <text:p>0.930904300603326</text:p>
          </table:table-cell>
          <table:table-cell office:value-type="float" office:value="0.000630517023959647" calcext:value-type="float">
            <text:p>0.000630517023959647</text:p>
          </table:table-cell>
          <table:table-cell office:value-type="float" office:value="0.995701273278641" calcext:value-type="float">
            <text:p>0.995701273278641</text:p>
          </table:table-cell>
          <table:table-cell office:value-type="float" office:value="0.998108448928121" calcext:value-type="float">
            <text:p>0.998108448928121</text:p>
          </table:table-cell>
          <table:table-cell office:value-type="float" office:value="0.77626199712394" calcext:value-type="float">
            <text:p>0.77626199712394</text:p>
          </table:table-cell>
          <table:table-cell office:value-type="float" office:value="0.870699268486465" calcext:value-type="float">
            <text:p>0.870699268486465</text:p>
          </table:table-cell>
          <table:table-cell office:value-type="float" office:value="0.958800968428078" calcext:value-type="float">
            <text:p>0.958800968428078</text:p>
          </table:table-cell>
          <table:table-cell office:value-type="string" calcext:value-type="string">
            <text:p>phoneme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.183622828784119" calcext:value-type="float">
            <text:p>0.183622828784119</text:p>
          </table:table-cell>
          <table:table-cell office:value-type="float" office:value="0.275930521091811" calcext:value-type="float">
            <text:p>0.275930521091811</text:p>
          </table:table-cell>
          <table:table-cell office:value-type="float" office:value="0.740062737019523" calcext:value-type="float">
            <text:p>0.740062737019523</text:p>
          </table:table-cell>
          <table:table-cell office:value-type="float" office:value="0.234956044077525" calcext:value-type="float">
            <text:p>0.234956044077525</text:p>
          </table:table-cell>
          <table:table-cell office:value-type="float" office:value="0.56745461669061" calcext:value-type="float">
            <text:p>0.56745461669061</text:p>
          </table:table-cell>
          <table:table-cell office:value-type="float" office:value="0.515301902398677" calcext:value-type="float">
            <text:p>0.515301902398677</text:p>
          </table:table-cell>
          <table:table-cell office:value-type="float" office:value="0.0562060889929742" calcext:value-type="float">
            <text:p>0.0562060889929742</text:p>
          </table:table-cell>
          <table:table-cell office:value-type="float" office:value="0.676305220883534" calcext:value-type="float">
            <text:p>0.676305220883534</text:p>
          </table:table-cell>
          <table:table-cell office:value-type="float" office:value="0.29838759533678" calcext:value-type="float">
            <text:p>0.29838759533678</text:p>
          </table:table-cell>
          <table:table-cell office:value-type="float" office:value="0.260504549214227" calcext:value-type="float">
            <text:p>0.260504549214227</text:p>
          </table:table-cell>
          <table:table-cell office:value-type="float" office:value="0.245754928096883" calcext:value-type="float">
            <text:p>0.245754928096883</text:p>
          </table:table-cell>
          <table:table-cell office:value-type="float" office:value="0.989543597150723" calcext:value-type="float">
            <text:p>0.989543597150723</text:p>
          </table:table-cell>
          <table:table-cell office:value-type="float" office:value="0.979039991672439" calcext:value-type="float">
            <text:p>0.979039991672439</text:p>
          </table:table-cell>
          <table:table-cell office:value-type="float" office:value="0.00248138957816377" calcext:value-type="float">
            <text:p>0.00248138957816377</text:p>
          </table:table-cell>
          <table:table-cell office:value-type="float" office:value="0.989569543559778" calcext:value-type="float">
            <text:p>0.989569543559778</text:p>
          </table:table-cell>
          <table:table-cell office:value-type="float" office:value="0.748387096774194" calcext:value-type="float">
            <text:p>0.748387096774194</text:p>
          </table:table-cell>
          <table:table-cell office:value-type="float" office:value="0.675785574960099" calcext:value-type="float">
            <text:p>0.675785574960099</text:p>
          </table:table-cell>
          <table:table-cell office:value-type="float" office:value="0.792902139945289" calcext:value-type="float">
            <text:p>0.792902139945289</text:p>
          </table:table-cell>
          <table:table-cell office:value-type="float" office:value="0.909406794230176" calcext:value-type="float">
            <text:p>0.909406794230176</text:p>
          </table:table-cell>
          <table:table-cell office:value-type="string" calcext:value-type="string">
            <text:p>mammographic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183553597650514" calcext:value-type="float">
            <text:p>0.183553597650514</text:p>
          </table:table-cell>
          <table:table-cell office:value-type="float" office:value="0.352716593245228" calcext:value-type="float">
            <text:p>0.352716593245228</text:p>
          </table:table-cell>
          <table:table-cell office:value-type="float" office:value="0.718387991515745" calcext:value-type="float">
            <text:p>0.718387991515745</text:p>
          </table:table-cell>
          <table:table-cell office:value-type="float" office:value="0.420884110997382" calcext:value-type="float">
            <text:p>0.420884110997382</text:p>
          </table:table-cell>
          <table:table-cell office:value-type="float" office:value="0.506118453255017" calcext:value-type="float">
            <text:p>0.506118453255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5799848369977" calcext:value-type="float">
            <text:p>0.655799848369977</text:p>
          </table:table-cell>
          <table:table-cell office:value-type="float" office:value="0.428898001214624" calcext:value-type="float">
            <text:p>0.428898001214624</text:p>
          </table:table-cell>
          <table:table-cell office:value-type="float" office:value="0.337584784280819" calcext:value-type="float">
            <text:p>0.337584784280819</text:p>
          </table:table-cell>
          <table:table-cell office:value-type="float" office:value="0.306705879435367" calcext:value-type="float">
            <text:p>0.306705879435367</text:p>
          </table:table-cell>
          <table:table-cell office:value-type="float" office:value="0.994320635743284" calcext:value-type="float">
            <text:p>0.994320635743284</text:p>
          </table:table-cell>
          <table:table-cell office:value-type="float" office:value="0.860809065856935" calcext:value-type="float">
            <text:p>0.860809065856935</text:p>
          </table:table-cell>
          <table:table-cell office:value-type="float" office:value="0.00146842878120411" calcext:value-type="float">
            <text:p>0.00146842878120411</text:p>
          </table:table-cell>
          <table:table-cell office:value-type="float" office:value="0.994328975485218" calcext:value-type="float">
            <text:p>0.994328975485218</text:p>
          </table:table-cell>
          <table:table-cell office:value-type="float" office:value="0.984514751034575" calcext:value-type="float">
            <text:p>0.984514751034575</text:p>
          </table:table-cell>
          <table:table-cell office:value-type="float" office:value="0.687644414781432" calcext:value-type="float">
            <text:p>0.687644414781432</text:p>
          </table:table-cell>
          <table:table-cell office:value-type="float" office:value="0.805055707130965" calcext:value-type="float">
            <text:p>0.805055707130965</text:p>
          </table:table-cell>
          <table:table-cell office:value-type="float" office:value="0.962899778918437" calcext:value-type="float">
            <text:p>0.962899778918437</text:p>
          </table:table-cell>
          <table:table-cell office:value-type="string" calcext:value-type="string">
            <text:p>WineQualityRed_5vs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0.180949781659389" calcext:value-type="float">
            <text:p>0.180949781659389</text:p>
          </table:table-cell>
          <table:table-cell office:value-type="float" office:value="0.638264192139738" calcext:value-type="float">
            <text:p>0.638264192139738</text:p>
          </table:table-cell>
          <table:table-cell office:value-type="float" office:value="0.970267639005721" calcext:value-type="float">
            <text:p>0.970267639005721</text:p>
          </table:table-cell>
          <table:table-cell office:value-type="float" office:value="0.123032816859514" calcext:value-type="float">
            <text:p>0.123032816859514</text:p>
          </table:table-cell>
          <table:table-cell office:value-type="float" office:value="0.172440919599281" calcext:value-type="float">
            <text:p>0.172440919599281</text:p>
          </table:table-cell>
          <table:table-cell office:value-type="float" office:value="0.246747634643377" calcext:value-type="float">
            <text:p>0.246747634643377</text:p>
          </table:table-cell>
          <table:table-cell office:value-type="float" office:value="0.0192719486081371" calcext:value-type="float">
            <text:p>0.0192719486081371</text:p>
          </table:table-cell>
          <table:table-cell office:value-type="float" office:value="0.66990990990991" calcext:value-type="float">
            <text:p>0.66990990990991</text:p>
          </table:table-cell>
          <table:table-cell office:value-type="float" office:value="0.0312634877134101" calcext:value-type="float">
            <text:p>0.0312634877134101</text:p>
          </table:table-cell>
          <table:table-cell office:value-type="float" office:value="0.454796995217301" calcext:value-type="float">
            <text:p>0.454796995217301</text:p>
          </table:table-cell>
          <table:table-cell office:value-type="float" office:value="0.504739965037853" calcext:value-type="float">
            <text:p>0.504739965037853</text:p>
          </table:table-cell>
          <table:table-cell office:value-type="float" office:value="0.999639675403868" calcext:value-type="float">
            <text:p>0.999639675403868</text:p>
          </table:table-cell>
          <table:table-cell office:value-type="float" office:value="0.680451647808321" calcext:value-type="float">
            <text:p>0.680451647808321</text:p>
          </table:table-cell>
          <table:table-cell office:value-type="float" office:value="0.00027292576419214" calcext:value-type="float">
            <text:p>0.00027292576419214</text:p>
          </table:table-cell>
          <table:table-cell office:value-type="float" office:value="0.999639773745733" calcext:value-type="float">
            <text:p>0.999639773745733</text:p>
          </table:table-cell>
          <table:table-cell office:value-type="float" office:value="0.91943231441048" calcext:value-type="float">
            <text:p>0.91943231441048</text:p>
          </table:table-cell>
          <table:table-cell office:value-type="float" office:value="0.619646653544236" calcext:value-type="float">
            <text:p>0.619646653544236</text:p>
          </table:table-cell>
          <table:table-cell office:value-type="float" office:value="0.837249962854027" calcext:value-type="float">
            <text:p>0.837249962854027</text:p>
          </table:table-cell>
          <table:table-cell office:value-type="float" office:value="0.985013294935632" calcext:value-type="float">
            <text:p>0.985013294935632</text:p>
          </table:table-cell>
          <table:table-cell office:value-type="string" calcext:value-type="string">
            <text:p>ring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424" calcext:value-type="float">
            <text:p>0.424</text:p>
          </table:table-cell>
          <table:table-cell office:value-type="float" office:value="0.54" calcext:value-type="float">
            <text:p>0.54</text:p>
          </table:table-cell>
          <table:table-cell office:value-type="float" office:value="0.109666666666667" calcext:value-type="float">
            <text:p>0.10966666666666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85" calcext:value-type="float">
            <text:p>0.685</text:p>
          </table:table-cell>
          <table:table-cell office:value-type="float" office:value="0.0384615384615384" calcext:value-type="float">
            <text:p>0.0384615384615384</text:p>
          </table:table-cell>
          <table:table-cell office:value-type="float" office:value="0.673202614379085" calcext:value-type="float">
            <text:p>0.673202614379085</text:p>
          </table:table-cell>
          <table:table-cell office:value-type="float" office:value="0.462201800226899" calcext:value-type="float">
            <text:p>0.462201800226899</text:p>
          </table:table-cell>
          <table:table-cell office:value-type="float" office:value="0.519666666666667" calcext:value-type="float">
            <text:p>0.519666666666667</text:p>
          </table:table-cell>
          <table:table-cell office:value-type="float" office:value="0.213632034632023" calcext:value-type="float">
            <text:p>0.213632034632023</text:p>
          </table:table-cell>
          <table:table-cell office:value-type="float" office:value="0.958775510204081" calcext:value-type="float">
            <text:p>0.958775510204081</text:p>
          </table:table-cell>
          <table:table-cell office:value-type="float" office:value="0.989599254741041" calcext:value-type="float">
            <text:p>0.989599254741041</text:p>
          </table:table-cell>
          <table:table-cell office:value-type="float" office:value="0.02" calcext:value-type="float">
            <text:p>0.02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666225895316804" calcext:value-type="float">
            <text:p>0.666225895316804</text:p>
          </table:table-cell>
          <table:table-cell office:value-type="float" office:value="0.712622058769899" calcext:value-type="float">
            <text:p>0.712622058769899</text:p>
          </table:table-cell>
          <table:table-cell office:value-type="float" office:value="0.804973614326227" calcext:value-type="float">
            <text:p>0.804973614326227</text:p>
          </table:table-cell>
          <table:table-cell office:value-type="string" calcext:value-type="string">
            <text:p>teaching_assistant_MH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202857142857143" calcext:value-type="float">
            <text:p>0.202857142857143</text:p>
          </table:table-cell>
          <table:table-cell office:value-type="float" office:value="0.42350371341197" calcext:value-type="float">
            <text:p>0.42350371341197</text:p>
          </table:table-cell>
          <table:table-cell office:value-type="float" office:value="0.102894004473638" calcext:value-type="float">
            <text:p>0.102894004473638</text:p>
          </table:table-cell>
          <table:table-cell office:value-type="float" office:value="0.315873015873016" calcext:value-type="float">
            <text:p>0.315873015873016</text:p>
          </table:table-cell>
          <table:table-cell office:value-type="float" office:value="0.382857142857143" calcext:value-type="float">
            <text:p>0.38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548387096774194" calcext:value-type="float">
            <text:p>0.548387096774194</text:p>
          </table:table-cell>
          <table:table-cell office:value-type="float" office:value="0.206616427602711" calcext:value-type="float">
            <text:p>0.206616427602711</text:p>
          </table:table-cell>
          <table:table-cell office:value-type="float" office:value="0.178174603174603" calcext:value-type="float">
            <text:p>0.178174603174603</text:p>
          </table:table-cell>
          <table:table-cell office:value-type="float" office:value="0.398693350080867" calcext:value-type="float">
            <text:p>0.398693350080867</text:p>
          </table:table-cell>
          <table:table-cell office:value-type="float" office:value="0.950922761449077" calcext:value-type="float">
            <text:p>0.950922761449077</text:p>
          </table:table-cell>
          <table:table-cell office:value-type="float" office:value="0.862119571879333" calcext:value-type="float">
            <text:p>0.862119571879333</text:p>
          </table:table-cell>
          <table:table-cell office:value-type="float" office:value="0.00476190476190476" calcext:value-type="float">
            <text:p>0.00476190476190476</text:p>
          </table:table-cell>
          <table:table-cell office:value-type="float" office:value="0.951156462585034" calcext:value-type="float">
            <text:p>0.951156462585034</text:p>
          </table:table-cell>
          <table:table-cell office:value-type="float" office:value="0.824603174603175" calcext:value-type="float">
            <text:p>0.824603174603175</text:p>
          </table:table-cell>
          <table:table-cell office:value-type="float" office:value="0.588676086246436" calcext:value-type="float">
            <text:p>0.588676086246436</text:p>
          </table:table-cell>
          <table:table-cell office:value-type="float" office:value="0.785915176998916" calcext:value-type="float">
            <text:p>0.785915176998916</text:p>
          </table:table-cell>
          <table:table-cell office:value-type="float" office:value="0.937646557509419" calcext:value-type="float">
            <text:p>0.937646557509419</text:p>
          </table:table-cell>
          <table:table-cell office:value-type="string" calcext:value-type="string">
            <text:p>vertebral_colum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dyfat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170634920634921" calcext:value-type="float">
            <text:p>0.170634920634921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0154980627421573" calcext:value-type="float">
            <text:p>0.0154980627421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3769841269841" calcext:value-type="float">
            <text:p>0.0153769841269841</text:p>
          </table:table-cell>
          <table:table-cell office:value-type="float" office:value="0.666582682455698" calcext:value-type="float">
            <text:p>0.666582682455698</text:p>
          </table:table-cell>
          <table:table-cell office:value-type="float" office:value="0.301298549360282" calcext:value-type="float">
            <text:p>0.301298549360282</text:p>
          </table:table-cell>
          <table:table-cell office:value-type="float" office:value="0.157331821617536" calcext:value-type="float">
            <text:p>0.157331821617536</text:p>
          </table:table-cell>
          <table:table-cell office:value-type="float" office:value="0.43065449057108" calcext:value-type="float">
            <text:p>0.43065449057108</text:p>
          </table:table-cell>
          <table:table-cell office:value-type="float" office:value="0.925838538475374" calcext:value-type="float">
            <text:p>0.925838538475374</text:p>
          </table:table-cell>
          <table:table-cell office:value-type="float" office:value="0.810818516295857" calcext:value-type="float">
            <text:p>0.810818516295857</text:p>
          </table:table-cell>
          <table:table-cell office:value-type="float" office:value="0.00793650793650794" calcext:value-type="float">
            <text:p>0.00793650793650794</text:p>
          </table:table-cell>
          <table:table-cell office:value-type="float" office:value="0.92642829141065" calcext:value-type="float">
            <text:p>0.92642829141065</text:p>
          </table:table-cell>
          <table:table-cell office:value-type="float" office:value="0.828231292517007" calcext:value-type="float">
            <text:p>0.828231292517007</text:p>
          </table:table-cell>
          <table:table-cell office:value-type="float" office:value="0.022134825297166" calcext:value-type="float">
            <text:p>0.022134825297166</text:p>
          </table:table-cell>
          <table:table-cell office:value-type="float" office:value="0.758993091437072" calcext:value-type="float">
            <text:p>0.758993091437072</text:p>
          </table:table-cell>
          <table:table-cell office:value-type="float" office:value="0.967510002868554" calcext:value-type="float">
            <text:p>0.967510002868554</text:p>
          </table:table-cell>
          <table:table-cell office:value-type="string" calcext:value-type="string">
            <text:p>bodyfat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iver-disorders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47037037037037" calcext:value-type="float">
            <text:p>0.47037037037037</text:p>
          </table:table-cell>
          <table:table-cell office:value-type="float" office:value="0.256641295922583" calcext:value-type="float">
            <text:p>0.256641295922583</text:p>
          </table:table-cell>
          <table:table-cell office:value-type="float" office:value="0.537962962962963" calcext:value-type="float">
            <text:p>0.537962962962963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314167287769966" calcext:value-type="float">
            <text:p>0.314167287769966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428765543122454" calcext:value-type="float">
            <text:p>0.428765543122454</text:p>
          </table:table-cell>
          <table:table-cell office:value-type="float" office:value="0.954806491885144" calcext:value-type="float">
            <text:p>0.954806491885144</text:p>
          </table:table-cell>
          <table:table-cell office:value-type="float" office:value="0.791704837860436" calcext:value-type="float">
            <text:p>0.791704837860436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955308641975309" calcext:value-type="float">
            <text:p>0.955308641975309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697393421218474" calcext:value-type="float">
            <text:p>0.697393421218474</text:p>
          </table:table-cell>
          <table:table-cell office:value-type="float" office:value="0.818116427358662" calcext:value-type="float">
            <text:p>0.818116427358662</text:p>
          </table:table-cell>
          <table:table-cell office:value-type="float" office:value="0.940340150824194" calcext:value-type="float">
            <text:p>0.940340150824194</text:p>
          </table:table-cell>
          <table:table-cell office:value-type="string" calcext:value-type="string">
            <text:p>liver-disord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mmographic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163855421686747" calcext:value-type="float">
            <text:p>0.163855421686747</text:p>
          </table:table-cell>
          <table:table-cell office:value-type="float" office:value="0.260722891566265" calcext:value-type="float">
            <text:p>0.260722891566265</text:p>
          </table:table-cell>
          <table:table-cell office:value-type="float" office:value="0.714980677426688" calcext:value-type="float">
            <text:p>0.714980677426688</text:p>
          </table:table-cell>
          <table:table-cell office:value-type="float" office:value="0.228162134369259" calcext:value-type="float">
            <text:p>0.228162134369259</text:p>
          </table:table-cell>
          <table:table-cell office:value-type="float" office:value="0.553392517438174" calcext:value-type="float">
            <text:p>0.553392517438174</text:p>
          </table:table-cell>
          <table:table-cell office:value-type="float" office:value="0.738152610441767" calcext:value-type="float">
            <text:p>0.738152610441767</text:p>
          </table:table-cell>
          <table:table-cell office:value-type="float" office:value="0.0272904263423718" calcext:value-type="float">
            <text:p>0.0272904263423718</text:p>
          </table:table-cell>
          <table:table-cell office:value-type="float" office:value="0.666387961484492" calcext:value-type="float">
            <text:p>0.666387961484492</text:p>
          </table:table-cell>
          <table:table-cell office:value-type="float" office:value="0.285570612519885" calcext:value-type="float">
            <text:p>0.285570612519885</text:p>
          </table:table-cell>
          <table:table-cell office:value-type="float" office:value="0.257511474469306" calcext:value-type="float">
            <text:p>0.257511474469306</text:p>
          </table:table-cell>
          <table:table-cell office:value-type="float" office:value="0.226993753045191" calcext:value-type="float">
            <text:p>0.226993753045191</text:p>
          </table:table-cell>
          <table:table-cell office:value-type="float" office:value="0.983989099133553" calcext:value-type="float">
            <text:p>0.983989099133553</text:p>
          </table:table-cell>
          <table:table-cell office:value-type="float" office:value="0.971956045978985" calcext:value-type="float">
            <text:p>0.971956045978985</text:p>
          </table:table-cell>
          <table:table-cell office:value-type="float" office:value="0.00240963855421687" calcext:value-type="float">
            <text:p>0.00240963855421687</text:p>
          </table:table-cell>
          <table:table-cell office:value-type="float" office:value="0.984027303477075" calcext:value-type="float">
            <text:p>0.984027303477075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678134814945645" calcext:value-type="float">
            <text:p>0.678134814945645</text:p>
          </table:table-cell>
          <table:table-cell office:value-type="float" office:value="0.798452509822162" calcext:value-type="float">
            <text:p>0.798452509822162</text:p>
          </table:table-cell>
          <table:table-cell office:value-type="float" office:value="0.9079749937451" calcext:value-type="float">
            <text:p>0.9079749937451</text:p>
          </table:table-cell>
          <table:table-cell office:value-type="string" calcext:value-type="string">
            <text:p>mammograph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tanic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163483575248281" calcext:value-type="float">
            <text:p>0.163483575248281</text:p>
          </table:table-cell>
          <table:table-cell office:value-type="float" office:value="0.27196333078686" calcext:value-type="float">
            <text:p>0.27196333078686</text:p>
          </table:table-cell>
          <table:table-cell office:value-type="float" office:value="0.816126119869435" calcext:value-type="float">
            <text:p>0.816126119869435</text:p>
          </table:table-cell>
          <table:table-cell office:value-type="float" office:value="0.340167906519011" calcext:value-type="float">
            <text:p>0.340167906519011</text:p>
          </table:table-cell>
          <table:table-cell office:value-type="float" office:value="0.552732097623739" calcext:value-type="float">
            <text:p>0.552732097623739</text:p>
          </table:table-cell>
          <table:table-cell office:value-type="float" office:value="1" calcext:value-type="float">
            <text:p>1</text:p>
          </table:table-cell>
          <table:table-cell office:value-type="float" office:value="0.145894968842689" calcext:value-type="float">
            <text:p>0.145894968842689</text:p>
          </table:table-cell>
          <table:table-cell office:value-type="float" office:value="0.648092197501266" calcext:value-type="float">
            <text:p>0.648092197501266</text:p>
          </table:table-cell>
          <table:table-cell office:value-type="float" office:value="0.428117217993752" calcext:value-type="float">
            <text:p>0.428117217993752</text:p>
          </table:table-cell>
          <table:table-cell office:value-type="float" office:value="0.277327294554185" calcext:value-type="float">
            <text:p>0.277327294554185</text:p>
          </table:table-cell>
          <table:table-cell office:value-type="float" office:value="0.285172681928071" calcext:value-type="float">
            <text:p>0.285172681928071</text:p>
          </table:table-cell>
          <table:table-cell office:value-type="float" office:value="0.989364586035067" calcext:value-type="float">
            <text:p>0.989364586035067</text:p>
          </table:table-cell>
          <table:table-cell office:value-type="float" office:value="0.98507756825517" calcext:value-type="float">
            <text:p>0.98507756825517</text:p>
          </table:table-cell>
          <table:table-cell office:value-type="float" office:value="0.00152788388082506" calcext:value-type="float">
            <text:p>0.00152788388082506</text:p>
          </table:table-cell>
          <table:table-cell office:value-type="float" office:value="0.989382801013427" calcext:value-type="float">
            <text:p>0.989382801013427</text:p>
          </table:table-cell>
          <table:table-cell office:value-type="float" office:value="0.278923690688397" calcext:value-type="float">
            <text:p>0.278923690688397</text:p>
          </table:table-cell>
          <table:table-cell office:value-type="float" office:value="0.663725014007737" calcext:value-type="float">
            <text:p>0.663725014007737</text:p>
          </table:table-cell>
          <table:table-cell office:value-type="float" office:value="0.687935548847687" calcext:value-type="float">
            <text:p>0.687935548847687</text:p>
          </table:table-cell>
          <table:table-cell office:value-type="float" office:value="0.802331469416595" calcext:value-type="float">
            <text:p>0.802331469416595</text:p>
          </table:table-cell>
          <table:table-cell office:value-type="string" calcext:value-type="string">
            <text:p>titanic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contraceptive_NL</text:p>
          </table:table-cell>
          <table:table-cell office:value-type="float" office:value="0" calcext:value-type="float">
            <text:p>0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291573926868044" calcext:value-type="float">
            <text:p>0.291573926868044</text:p>
          </table:table-cell>
          <table:table-cell office:value-type="float" office:value="0.702780255147543" calcext:value-type="float">
            <text:p>0.702780255147543</text:p>
          </table:table-cell>
          <table:table-cell office:value-type="float" office:value="0.247435498390959" calcext:value-type="float">
            <text:p>0.247435498390959</text:p>
          </table:table-cell>
          <table:table-cell office:value-type="float" office:value="0.495744879827925" calcext:value-type="float">
            <text:p>0.495744879827925</text:p>
          </table:table-cell>
          <table:table-cell office:value-type="float" office:value="0.690381558028617" calcext:value-type="float">
            <text:p>0.690381558028617</text:p>
          </table:table-cell>
          <table:table-cell office:value-type="float" office:value="0" calcext:value-type="float">
            <text:p>0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.29552305038529" calcext:value-type="float">
            <text:p>0.29552305038529</text:p>
          </table:table-cell>
          <table:table-cell office:value-type="float" office:value="0.276444091149973" calcext:value-type="float">
            <text:p>0.276444091149973</text:p>
          </table:table-cell>
          <table:table-cell office:value-type="float" office:value="0.399300311981553" calcext:value-type="float">
            <text:p>0.399300311981553</text:p>
          </table:table-cell>
          <table:table-cell office:value-type="float" office:value="0.992891355199336" calcext:value-type="float">
            <text:p>0.992891355199336</text:p>
          </table:table-cell>
          <table:table-cell office:value-type="float" office:value="0.909123499882225" calcext:value-type="float">
            <text:p>0.909123499882225</text:p>
          </table:table-cell>
          <table:table-cell office:value-type="float" office:value="0.00158982511923688" calcext:value-type="float">
            <text:p>0.00158982511923688</text:p>
          </table:table-cell>
          <table:table-cell office:value-type="float" office:value="0.992902656701404" calcext:value-type="float">
            <text:p>0.992902656701404</text:p>
          </table:table-cell>
          <table:table-cell office:value-type="float" office:value="0.417417417417417" calcext:value-type="float">
            <text:p>0.417417417417417</text:p>
          </table:table-cell>
          <table:table-cell office:value-type="float" office:value="0.660869753306728" calcext:value-type="float">
            <text:p>0.660869753306728</text:p>
          </table:table-cell>
          <table:table-cell office:value-type="float" office:value="0.737474679614127" calcext:value-type="float">
            <text:p>0.737474679614127</text:p>
          </table:table-cell>
          <table:table-cell office:value-type="float" office:value="0.88193395980588" calcext:value-type="float">
            <text:p>0.88193395980588</text:p>
          </table:table-cell>
          <table:table-cell office:value-type="string" calcext:value-type="string">
            <text:p>contraceptive_NL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onar</text:p>
          </table:table-cell>
          <table:table-cell office:value-type="float" office:value="1" calcext:value-type="float">
            <text:p>1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138738738738739" calcext:value-type="float">
            <text:p>0.138738738738739</text:p>
          </table:table-cell>
          <table:table-cell office:value-type="float" office:value="0.330759330759331" calcext:value-type="float">
            <text:p>0.330759330759331</text:p>
          </table:table-cell>
          <table:table-cell office:value-type="float" office:value="0.342020561456298" calcext:value-type="float">
            <text:p>0.342020561456298</text:p>
          </table:table-cell>
          <table:table-cell office:value-type="float" office:value="0.76962676962677" calcext:value-type="float">
            <text:p>0.76962676962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230769230769" calcext:value-type="float">
            <text:p>0.644230769230769</text:p>
          </table:table-cell>
          <table:table-cell office:value-type="float" office:value="0.425971130754096" calcext:value-type="float">
            <text:p>0.425971130754096</text:p>
          </table:table-cell>
          <table:table-cell office:value-type="float" office:value="0.126319176319176" calcext:value-type="float">
            <text:p>0.126319176319176</text:p>
          </table:table-cell>
          <table:table-cell office:value-type="float" office:value="0.4031706918819" calcext:value-type="float">
            <text:p>0.4031706918819</text:p>
          </table:table-cell>
          <table:table-cell office:value-type="float" office:value="0.935626535626536" calcext:value-type="float">
            <text:p>0.935626535626536</text:p>
          </table:table-cell>
          <table:table-cell office:value-type="float" office:value="0.605498560305091" calcext:value-type="float">
            <text:p>0.605498560305091</text:p>
          </table:table-cell>
          <table:table-cell office:value-type="float" office:value="0.00900900900900901" calcext:value-type="float">
            <text:p>0.00900900900900901</text:p>
          </table:table-cell>
          <table:table-cell office:value-type="float" office:value="0.936206476747017" calcext:value-type="float">
            <text:p>0.936206476747017</text:p>
          </table:table-cell>
          <table:table-cell office:value-type="float" office:value="0.96036036036036" calcext:value-type="float">
            <text:p>0.96036036036036</text:p>
          </table:table-cell>
          <table:table-cell office:value-type="float" office:value="0.624336818779541" calcext:value-type="float">
            <text:p>0.624336818779541</text:p>
          </table:table-cell>
          <table:table-cell office:value-type="float" office:value="0.809632971206356" calcext:value-type="float">
            <text:p>0.809632971206356</text:p>
          </table:table-cell>
          <table:table-cell office:value-type="float" office:value="0.990349509237688" calcext:value-type="float">
            <text:p>0.990349509237688</text:p>
          </table:table-cell>
          <table:table-cell office:value-type="string" calcext:value-type="string">
            <text:p>sonar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lass0</text:p>
          </table:table-cell>
          <table:table-cell office:value-type="float" office:value="0" calcext:value-type="float">
            <text:p>0</text:p>
          </table:table-cell>
          <table:table-cell office:value-type="float" office:value="0.159722222222222" calcext:value-type="float">
            <text:p>0.159722222222222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44863315696649" calcext:value-type="float">
            <text:p>0.44863315696649</text:p>
          </table:table-cell>
          <table:table-cell office:value-type="float" office:value="0.145428773494438" calcext:value-type="float">
            <text:p>0.145428773494438</text:p>
          </table:table-cell>
          <table:table-cell office:value-type="float" office:value="0.390972222222222" calcext:value-type="float">
            <text:p>0.390972222222222</text:p>
          </table:table-cell>
          <table:table-cell office:value-type="float" office:value="0.467013888888889" calcext:value-type="float">
            <text:p>0.467013888888889</text:p>
          </table:table-cell>
          <table:table-cell office:value-type="float" office:value="0" calcext:value-type="float">
            <text:p>0</text:p>
          </table:table-cell>
          <table:table-cell office:value-type="float" office:value="0.551401869158879" calcext:value-type="float">
            <text:p>0.551401869158879</text:p>
          </table:table-cell>
          <table:table-cell office:value-type="float" office:value="0.267527796471824" calcext:value-type="float">
            <text:p>0.267527796471824</text:p>
          </table:table-cell>
          <table:table-cell office:value-type="float" office:value="0.195023148148148" calcext:value-type="float">
            <text:p>0.195023148148148</text:p>
          </table:table-cell>
          <table:table-cell office:value-type="float" office:value="0.338381117605675" calcext:value-type="float">
            <text:p>0.338381117605675</text:p>
          </table:table-cell>
          <table:table-cell office:value-type="float" office:value="0.903797591297591" calcext:value-type="float">
            <text:p>0.903797591297591</text:p>
          </table:table-cell>
          <table:table-cell office:value-type="float" office:value="0.788464086127987" calcext:value-type="float">
            <text:p>0.788464086127987</text:p>
          </table:table-cell>
          <table:table-cell office:value-type="float" office:value="0.00694444444444444" calcext:value-type="float">
            <text:p>0.00694444444444444</text:p>
          </table:table-cell>
          <table:table-cell office:value-type="float" office:value="0.904465663580247" calcext:value-type="float">
            <text:p>0.904465663580247</text:p>
          </table:table-cell>
          <table:table-cell office:value-type="float" office:value="0.636574074074074" calcext:value-type="float">
            <text:p>0.636574074074074</text:p>
          </table:table-cell>
          <table:table-cell office:value-type="float" office:value="0.509648273375354" calcext:value-type="float">
            <text:p>0.509648273375354</text:p>
          </table:table-cell>
          <table:table-cell office:value-type="float" office:value="0.730931003054022" calcext:value-type="float">
            <text:p>0.730931003054022</text:p>
          </table:table-cell>
          <table:table-cell office:value-type="float" office:value="0.921271655137755" calcext:value-type="float">
            <text:p>0.921271655137755</text:p>
          </table:table-cell>
          <table:table-cell office:value-type="string" calcext:value-type="string">
            <text:p>glass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dataset</text:p>
          </table:table-cell>
          <table:table-cell table:style-name="ce2" office:value-type="float" office:value="0.153846153846154" calcext:value-type="float">
            <text:p>0.153846153846154</text:p>
          </table:table-cell>
          <table:table-cell office:value-type="float" office:value="0.197115384615385" calcext:value-type="float">
            <text:p>0.197115384615385</text:p>
          </table:table-cell>
          <table:table-cell office:value-type="float" office:value="0.389423076923077" calcext:value-type="float">
            <text:p>0.389423076923077</text:p>
          </table:table-cell>
          <table:table-cell office:value-type="float" office:value="0.365041176169703" calcext:value-type="float">
            <text:p>0.365041176169703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1" calcext:value-type="float">
            <text:p>1</text:p>
          </table:table-cell>
          <table:table-cell office:value-type="float" office:value="0.0588184338184338" calcext:value-type="float">
            <text:p>0.0588184338184338</text:p>
          </table:table-cell>
          <table:table-cell office:value-type="float" office:value="0.665156558185404" calcext:value-type="float">
            <text:p>0.665156558185404</text:p>
          </table:table-cell>
          <table:table-cell office:value-type="float" office:value="0.466306180528205" calcext:value-type="float">
            <text:p>0.466306180528205</text:p>
          </table:table-cell>
          <table:table-cell office:value-type="float" office:value="0.175721153846154" calcext:value-type="float">
            <text:p>0.175721153846154</text:p>
          </table:table-cell>
          <table:table-cell office:value-type="float" office:value="0.413269479991761" calcext:value-type="float">
            <text:p>0.413269479991761</text:p>
          </table:table-cell>
          <table:table-cell office:value-type="float" office:value="0.940456548659673" calcext:value-type="float">
            <text:p>0.940456548659673</text:p>
          </table:table-cell>
          <table:table-cell office:value-type="float" office:value="0.612678976628247" calcext:value-type="float">
            <text:p>0.612678976628247</text:p>
          </table:table-cell>
          <table:table-cell office:value-type="float" office:value="0.00961538461538462" calcext:value-type="float">
            <text:p>0.00961538461538462</text:p>
          </table:table-cell>
          <table:table-cell office:value-type="float" office:value="0.941025730329854" calcext:value-type="float">
            <text:p>0.941025730329854</text:p>
          </table:table-cell>
          <table:table-cell office:value-type="float" office:value="0.960576923076923" calcext:value-type="float">
            <text:p>0.960576923076923</text:p>
          </table:table-cell>
          <table:table-cell office:value-type="float" office:value="0.637984478458853" calcext:value-type="float">
            <text:p>0.637984478458853</text:p>
          </table:table-cell>
          <table:table-cell office:value-type="float" office:value="0.803387946857218" calcext:value-type="float">
            <text:p>0.803387946857218</text:p>
          </table:table-cell>
          <table:table-cell office:value-type="float" office:value="0.990213067673147" calcext:value-type="float">
            <text:p>0.990213067673147</text:p>
          </table:table-cell>
          <table:table-cell office:value-type="string" calcext:value-type="string">
            <text:p>sonar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1</text:p>
          </table:table-cell>
          <table:table-cell office:value-type="float" office:value="3" calcext:value-type="float">
            <text:p>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885732864674868" calcext:value-type="float">
            <text:p>0.885732864674868</text:p>
          </table:table-cell>
          <table:table-cell office:value-type="float" office:value="0.2379583294323" calcext:value-type="float">
            <text:p>0.2379583294323</text:p>
          </table:table-cell>
          <table:table-cell office:value-type="float" office:value="0.391296296296296" calcext:value-type="float">
            <text:p>0.391296296296296</text:p>
          </table:table-cell>
          <table:table-cell office:value-type="float" office:value="0.399333333333333" calcext:value-type="float">
            <text:p>0.399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18933350639936" calcext:value-type="float">
            <text:p>0.218933350639936</text:p>
          </table:table-cell>
          <table:table-cell office:value-type="float" office:value="0.245166666666667" calcext:value-type="float">
            <text:p>0.245166666666667</text:p>
          </table:table-cell>
          <table:table-cell office:value-type="float" office:value="0.33600187902303" calcext:value-type="float">
            <text:p>0.33600187902303</text:p>
          </table:table-cell>
          <table:table-cell office:value-type="float" office:value="0.974494494494494" calcext:value-type="float">
            <text:p>0.974494494494494</text:p>
          </table:table-cell>
          <table:table-cell office:value-type="float" office:value="0.950984472502057" calcext:value-type="float">
            <text:p>0.950984472502057</text:p>
          </table:table-cell>
          <table:table-cell office:value-type="float" office:value="0.000306666666666667" calcext:value-type="float">
            <text:p>0.000306666666666667</text:p>
          </table:table-cell>
          <table:table-cell office:value-type="float" office:value="0.97452" calcext:value-type="float">
            <text:p>0.974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409485802522415" calcext:value-type="float">
            <text:p>0.409485802522415</text:p>
          </table:table-cell>
          <table:table-cell office:value-type="float" office:value="0.432285219447962" calcext:value-type="float">
            <text:p>0.432285219447962</text:p>
          </table:table-cell>
          <table:table-cell office:value-type="float" office:value="0.455084636373509" calcext:value-type="float">
            <text:p>0.455084636373509</text:p>
          </table:table-cell>
          <table:table-cell office:value-type="string" calcext:value-type="string">
            <text:p>Data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rofb</text:p>
          </table:table-cell>
          <table:table-cell office:value-type="float" office:value="0" calcext:value-type="float">
            <text:p>0</text:p>
          </table:table-cell>
          <table:table-cell office:value-type="float" office:value="0.149553571428571" calcext:value-type="float">
            <text:p>0.149553571428571</text:p>
          </table:table-cell>
          <table:table-cell office:value-type="float" office:value="0.335267857142857" calcext:value-type="float">
            <text:p>0.335267857142857</text:p>
          </table:table-cell>
          <table:table-cell office:value-type="float" office:value="0.590939153439154" calcext:value-type="float">
            <text:p>0.590939153439154</text:p>
          </table:table-cell>
          <table:table-cell office:value-type="float" office:value="0.312426921305318" calcext:value-type="float">
            <text:p>0.312426921305318</text:p>
          </table:table-cell>
          <table:table-cell office:value-type="float" office:value="0.474082341269841" calcext:value-type="float">
            <text:p>0.474082341269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30549094630839" calcext:value-type="float">
            <text:p>0.30549094630839</text:p>
          </table:table-cell>
          <table:table-cell office:value-type="float" office:value="0.31547619047619" calcext:value-type="float">
            <text:p>0.31547619047619</text:p>
          </table:table-cell>
          <table:table-cell office:value-type="float" office:value="0.463024985031636" calcext:value-type="float">
            <text:p>0.463024985031636</text:p>
          </table:table-cell>
          <table:table-cell office:value-type="float" office:value="0.99549077181208" calcext:value-type="float">
            <text:p>0.99549077181208</text:p>
          </table:table-cell>
          <table:table-cell office:value-type="float" office:value="0.841735052010651" calcext:value-type="float">
            <text:p>0.841735052010651</text:p>
          </table:table-cell>
          <table:table-cell office:value-type="float" office:value="0.00223214285714286" calcext:value-type="float">
            <text:p>0.00223214285714286</text:p>
          </table:table-cell>
          <table:table-cell office:value-type="float" office:value="0.995500837053571" calcext:value-type="float">
            <text:p>0.995500837053571</text:p>
          </table:table-cell>
          <table:table-cell office:value-type="float" office:value="0.672371031746032" calcext:value-type="float">
            <text:p>0.672371031746032</text:p>
          </table:table-cell>
          <table:table-cell office:value-type="float" office:value="0.665325122578911" calcext:value-type="float">
            <text:p>0.665325122578911</text:p>
          </table:table-cell>
          <table:table-cell office:value-type="float" office:value="0.787225708278807" calcext:value-type="float">
            <text:p>0.787225708278807</text:p>
          </table:table-cell>
          <table:table-cell office:value-type="float" office:value="0.967065805488487" calcext:value-type="float">
            <text:p>0.967065805488487</text:p>
          </table:table-cell>
          <table:table-cell office:value-type="string" calcext:value-type="string">
            <text:p>profb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office:value-type="float" office:value="0.148" calcext:value-type="float">
            <text:p>0.148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43323076923077" calcext:value-type="float">
            <text:p>0.643323076923077</text:p>
          </table:table-cell>
          <table:table-cell office:value-type="float" office:value="0.208155891138563" calcext:value-type="float">
            <text:p>0.208155891138563</text:p>
          </table:table-cell>
          <table:table-cell office:value-type="float" office:value="0.556615384615385" calcext:value-type="float">
            <text:p>0.556615384615385</text:p>
          </table:table-cell>
          <table:table-cell office:value-type="float" office:value="0.5948" calcext:value-type="float">
            <text:p>0.5948</text:p>
          </table:table-cell>
          <table:table-cell office:value-type="float" office:value="0" calcext:value-type="float">
            <text:p>0</text:p>
          </table:table-cell>
          <table:table-cell office:value-type="float" office:value="0.565972222222222" calcext:value-type="float">
            <text:p>0.565972222222222</text:p>
          </table:table-cell>
          <table:table-cell office:value-type="float" office:value="0.258257043207548" calcext:value-type="float">
            <text:p>0.258257043207548</text:p>
          </table:table-cell>
          <table:table-cell office:value-type="float" office:value="0.216066666666667" calcext:value-type="float">
            <text:p>0.216066666666667</text:p>
          </table:table-cell>
          <table:table-cell office:value-type="float" office:value="0.429493013170939" calcext:value-type="float">
            <text:p>0.429493013170939</text:p>
          </table:table-cell>
          <table:table-cell office:value-type="float" office:value="0.979527054108216" calcext:value-type="float">
            <text:p>0.979527054108216</text:p>
          </table:table-cell>
          <table:table-cell office:value-type="float" office:value="0.848743826753421" calcext:value-type="float">
            <text:p>0.8487438267534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9568" calcext:value-type="float">
            <text:p>0.979568</text:p>
          </table:table-cell>
          <table:table-cell office:value-type="float" office:value="0.86125" calcext:value-type="float">
            <text:p>0.86125</text:p>
          </table:table-cell>
          <table:table-cell office:value-type="float" office:value="0.679635455911996" calcext:value-type="float">
            <text:p>0.679635455911996</text:p>
          </table:table-cell>
          <table:table-cell office:value-type="float" office:value="0.813318145899524" calcext:value-type="float">
            <text:p>0.813318145899524</text:p>
          </table:table-cell>
          <table:table-cell office:value-type="float" office:value="0.964744529729727" calcext:value-type="float">
            <text:p>0.964744529729727</text:p>
          </table:table-cell>
          <table:table-cell office:value-type="string" calcext:value-type="string">
            <text:p>diabete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  <table:table-cell office:value-type="float" office:value="0.146341463414634" calcext:value-type="float">
            <text:p>0.146341463414634</text:p>
          </table:table-cell>
          <table:table-cell office:value-type="float" office:value="0.192682926829268" calcext:value-type="float">
            <text:p>0.192682926829268</text:p>
          </table:table-cell>
          <table:table-cell office:value-type="float" office:value="0.487644415917843" calcext:value-type="float">
            <text:p>0.487644415917843</text:p>
          </table:table-cell>
          <table:table-cell office:value-type="float" office:value="0.267767033356415" calcext:value-type="float">
            <text:p>0.267767033356415</text:p>
          </table:table-cell>
          <table:table-cell office:value-type="float" office:value="0.554006968641115" calcext:value-type="float">
            <text:p>0.554006968641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8954895489549" calcext:value-type="float">
            <text:p>0.548954895489549</text:p>
          </table:table-cell>
          <table:table-cell office:value-type="float" office:value="0.272997935977191" calcext:value-type="float">
            <text:p>0.272997935977191</text:p>
          </table:table-cell>
          <table:table-cell office:value-type="float" office:value="0.213719512195122" calcext:value-type="float">
            <text:p>0.213719512195122</text:p>
          </table:table-cell>
          <table:table-cell office:value-type="float" office:value="0.37840305788589" calcext:value-type="float">
            <text:p>0.37840305788589</text:p>
          </table:table-cell>
          <table:table-cell office:value-type="float" office:value="0.940258865778842" calcext:value-type="float">
            <text:p>0.940258865778842</text:p>
          </table:table-cell>
          <table:table-cell office:value-type="float" office:value="0.793763791423939" calcext:value-type="float">
            <text:p>0.793763791423939</text:p>
          </table:table-cell>
          <table:table-cell office:value-type="float" office:value="0.00206176522196877" calcext:value-type="float">
            <text:p>0.00206176522196877</text:p>
          </table:table-cell>
          <table:table-cell office:value-type="float" office:value="0.940623140987507" calcext:value-type="float">
            <text:p>0.940623140987507</text:p>
          </table:table-cell>
          <table:table-cell office:value-type="float" office:value="0.403259849906191" calcext:value-type="float">
            <text:p>0.403259849906191</text:p>
          </table:table-cell>
          <table:table-cell office:value-type="float" office:value="0.261371159404297" calcext:value-type="float">
            <text:p>0.261371159404297</text:p>
          </table:table-cell>
          <table:table-cell office:value-type="float" office:value="0.295221590427198" calcext:value-type="float">
            <text:p>0.295221590427198</text:p>
          </table:table-cell>
          <table:table-cell office:value-type="float" office:value="0.376616671006746" calcext:value-type="float">
            <text:p>0.376616671006746</text:p>
          </table:table-cell>
          <table:table-cell office:value-type="string" calcext:value-type="string">
            <text:p>cleveland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mammographic</text:p>
          </table:table-cell>
          <table:table-cell office:value-type="float" office:value="0" calcext:value-type="float">
            <text:p>0</text:p>
          </table:table-cell>
          <table:table-cell office:value-type="float" office:value="0.14519906323185" calcext:value-type="float">
            <text:p>0.14519906323185</text:p>
          </table:table-cell>
          <table:table-cell office:value-type="float" office:value="0.246370023419204" calcext:value-type="float">
            <text:p>0.246370023419204</text:p>
          </table:table-cell>
          <table:table-cell office:value-type="float" office:value="0.691308382307454" calcext:value-type="float">
            <text:p>0.691308382307454</text:p>
          </table:table-cell>
          <table:table-cell office:value-type="float" office:value="0.221750083754666" calcext:value-type="float">
            <text:p>0.221750083754666</text:p>
          </table:table-cell>
          <table:table-cell office:value-type="float" office:value="0.540120793787748" calcext:value-type="float">
            <text:p>0.540120793787748</text:p>
          </table:table-cell>
          <table:table-cell office:value-type="float" office:value="0.94847775175644" calcext:value-type="float">
            <text:p>0.94847775175644</text:p>
          </table:table-cell>
          <table:table-cell office:value-type="float" office:value="0" calcext:value-type="float">
            <text:p>0</text:p>
          </table:table-cell>
          <table:table-cell office:value-type="float" office:value="0.657028112449799" calcext:value-type="float">
            <text:p>0.657028112449799</text:p>
          </table:table-cell>
          <table:table-cell office:value-type="float" office:value="0.273474022179817" calcext:value-type="float">
            <text:p>0.273474022179817</text:p>
          </table:table-cell>
          <table:table-cell office:value-type="float" office:value="0.254686628749861" calcext:value-type="float">
            <text:p>0.254686628749861</text:p>
          </table:table-cell>
          <table:table-cell office:value-type="float" office:value="0.209287070268067" calcext:value-type="float">
            <text:p>0.209287070268067</text:p>
          </table:table-cell>
          <table:table-cell office:value-type="float" office:value="0.978746797726248" calcext:value-type="float">
            <text:p>0.978746797726248</text:p>
          </table:table-cell>
          <table:table-cell office:value-type="float" office:value="0.9652702611676" calcext:value-type="float">
            <text:p>0.9652702611676</text:p>
          </table:table-cell>
          <table:table-cell office:value-type="float" office:value="0.00234192037470726" calcext:value-type="float">
            <text:p>0.00234192037470726</text:p>
          </table:table-cell>
          <table:table-cell office:value-type="float" office:value="0.978796571033681" calcext:value-type="float">
            <text:p>0.978796571033681</text:p>
          </table:table-cell>
          <table:table-cell office:value-type="float" office:value="0.722248243559719" calcext:value-type="float">
            <text:p>0.722248243559719</text:p>
          </table:table-cell>
          <table:table-cell office:value-type="float" office:value="0.680352013339497" calcext:value-type="float">
            <text:p>0.680352013339497</text:p>
          </table:table-cell>
          <table:table-cell office:value-type="float" office:value="0.803690915115791" calcext:value-type="float">
            <text:p>0.803690915115791</text:p>
          </table:table-cell>
          <table:table-cell office:value-type="float" office:value="0.906623669165507" calcext:value-type="float">
            <text:p>0.906623669165507</text:p>
          </table:table-cell>
          <table:table-cell office:value-type="string" calcext:value-type="string">
            <text:p>mammographic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0.144329896907216" calcext:value-type="float">
            <text:p>0.144329896907216</text:p>
          </table:table-cell>
          <table:table-cell office:value-type="float" office:value="0.263917525773196" calcext:value-type="float">
            <text:p>0.263917525773196</text:p>
          </table:table-cell>
          <table:table-cell office:value-type="float" office:value="0.456553755522828" calcext:value-type="float">
            <text:p>0.456553755522828</text:p>
          </table:table-cell>
          <table:table-cell office:value-type="float" office:value="0.391384353831434" calcext:value-type="float">
            <text:p>0.391384353831434</text:p>
          </table:table-cell>
          <table:table-cell office:value-type="float" office:value="0.839469808541974" calcext:value-type="float">
            <text:p>0.839469808541974</text:p>
          </table:table-cell>
          <table:table-cell office:value-type="float" office:value="1" calcext:value-type="float">
            <text:p>1</text:p>
          </table:table-cell>
          <table:table-cell office:value-type="float" office:value="0.126126126126126" calcext:value-type="float">
            <text:p>0.126126126126126</text:p>
          </table:table-cell>
          <table:table-cell office:value-type="float" office:value="0.689102564102564" calcext:value-type="float">
            <text:p>0.689102564102564</text:p>
          </table:table-cell>
          <table:table-cell office:value-type="float" office:value="0.51246278387796" calcext:value-type="float">
            <text:p>0.51246278387796</text:p>
          </table:table-cell>
          <table:table-cell office:value-type="float" office:value="0.232253313696613" calcext:value-type="float">
            <text:p>0.232253313696613</text:p>
          </table:table-cell>
          <table:table-cell office:value-type="float" office:value="0.424825825148407" calcext:value-type="float">
            <text:p>0.424825825148407</text:p>
          </table:table-cell>
          <table:table-cell office:value-type="float" office:value="0.945983676975945" calcext:value-type="float">
            <text:p>0.945983676975945</text:p>
          </table:table-cell>
          <table:table-cell office:value-type="float" office:value="0.620895741699076" calcext:value-type="float">
            <text:p>0.620895741699076</text:p>
          </table:table-cell>
          <table:table-cell office:value-type="float" office:value="0.0103092783505155" calcext:value-type="float">
            <text:p>0.0103092783505155</text:p>
          </table:table-cell>
          <table:table-cell office:value-type="float" office:value="0.946540546285471" calcext:value-type="float">
            <text:p>0.946540546285471</text:p>
          </table:table-cell>
          <table:table-cell office:value-type="float" office:value="0.960824742268041" calcext:value-type="float">
            <text:p>0.960824742268041</text:p>
          </table:table-cell>
          <table:table-cell office:value-type="float" office:value="0.653601903452703" calcext:value-type="float">
            <text:p>0.653601903452703</text:p>
          </table:table-cell>
          <table:table-cell office:value-type="float" office:value="0.796241578787585" calcext:value-type="float">
            <text:p>0.796241578787585</text:p>
          </table:table-cell>
          <table:table-cell office:value-type="float" office:value="0.990056933511663" calcext:value-type="float">
            <text:p>0.990056933511663</text:p>
          </table:table-cell>
          <table:table-cell office:value-type="string" calcext:value-type="string">
            <text:p>sonar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61632653061224" calcext:value-type="float">
            <text:p>0.161632653061224</text:p>
          </table:table-cell>
          <table:table-cell office:value-type="float" office:value="0.305291457900525" calcext:value-type="float">
            <text:p>0.305291457900525</text:p>
          </table:table-cell>
          <table:table-cell office:value-type="float" office:value="0.1633514989893" calcext:value-type="float">
            <text:p>0.1633514989893</text:p>
          </table:table-cell>
          <table:table-cell office:value-type="float" office:value="0.8139146567718" calcext:value-type="float">
            <text:p>0.8139146567718</text:p>
          </table:table-cell>
          <table:table-cell office:value-type="float" office:value="0.922448979591837" calcext:value-type="float">
            <text:p>0.922448979591837</text:p>
          </table:table-cell>
          <table:table-cell office:value-type="float" office:value="0" calcext:value-type="float">
            <text:p>0</text:p>
          </table:table-cell>
          <table:table-cell office:value-type="float" office:value="0.638643067846608" calcext:value-type="float">
            <text:p>0.638643067846608</text:p>
          </table:table-cell>
          <table:table-cell office:value-type="float" office:value="0.298118736165748" calcext:value-type="float">
            <text:p>0.298118736165748</text:p>
          </table:table-cell>
          <table:table-cell office:value-type="float" office:value="0.239964366699061" calcext:value-type="float">
            <text:p>0.239964366699061</text:p>
          </table:table-cell>
          <table:table-cell office:value-type="float" office:value="0.46190994948522" calcext:value-type="float">
            <text:p>0.46190994948522</text:p>
          </table:table-cell>
          <table:table-cell office:value-type="float" office:value="0.975041820006691" calcext:value-type="float">
            <text:p>0.975041820006691</text:p>
          </table:table-cell>
          <table:table-cell office:value-type="float" office:value="0.685804397977874" calcext:value-type="float">
            <text:p>0.685804397977874</text:p>
          </table:table-cell>
          <table:table-cell office:value-type="float" office:value="0.00408163265306122" calcext:value-type="float">
            <text:p>0.00408163265306122</text:p>
          </table:table-cell>
          <table:table-cell office:value-type="float" office:value="0.975143690129113" calcext:value-type="float">
            <text:p>0.975143690129113</text:p>
          </table:table-cell>
          <table:table-cell office:value-type="float" office:value="0.76988416988417" calcext:value-type="float">
            <text:p>0.76988416988417</text:p>
          </table:table-cell>
          <table:table-cell office:value-type="float" office:value="0.661709575116619" calcext:value-type="float">
            <text:p>0.661709575116619</text:p>
          </table:table-cell>
          <table:table-cell office:value-type="float" office:value="0.815772978064492" calcext:value-type="float">
            <text:p>0.815772978064492</text:p>
          </table:table-cell>
          <table:table-cell office:value-type="float" office:value="0.991129386221635" calcext:value-type="float">
            <text:p>0.991129386221635</text:p>
          </table:table-cell>
          <table:table-cell office:value-type="string" calcext:value-type="string">
            <text:p>arrhythmia_cfs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6</text:p>
          </table:table-cell>
          <table:table-cell office:value-type="float" office:value="2" calcext:value-type="float">
            <text:p>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4" calcext:value-type="float">
            <text:p>0.174</text:p>
          </table:table-cell>
          <table:table-cell office:value-type="float" office:value="0.440871595330739" calcext:value-type="float">
            <text:p>0.440871595330739</text:p>
          </table:table-cell>
          <table:table-cell office:value-type="float" office:value="0.144152702030055" calcext:value-type="float">
            <text:p>0.144152702030055</text:p>
          </table:table-cell>
          <table:table-cell office:value-type="float" office:value="0.313578947368421" calcext:value-type="float">
            <text:p>0.313578947368421</text:p>
          </table:table-cell>
          <table:table-cell office:value-type="float" office:value="0.666" calcext:value-type="float">
            <text:p>0.66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74519276941514" calcext:value-type="float">
            <text:p>0.174519276941514</text:p>
          </table:table-cell>
          <table:table-cell office:value-type="float" office:value="0.164666666666667" calcext:value-type="float">
            <text:p>0.164666666666667</text:p>
          </table:table-cell>
          <table:table-cell office:value-type="float" office:value="0.227732829008547" calcext:value-type="float">
            <text:p>0.227732829008547</text:p>
          </table:table-cell>
          <table:table-cell office:value-type="float" office:value="0.803971943887775" calcext:value-type="float">
            <text:p>0.803971943887775</text:p>
          </table:table-cell>
          <table:table-cell office:value-type="float" office:value="0.825710788179073" calcext:value-type="float">
            <text:p>0.825710788179073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804364" calcext:value-type="float">
            <text:p>0.80436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015423052273" calcext:value-type="float">
            <text:p>0.36015423052273</text:p>
          </table:table-cell>
          <table:table-cell office:value-type="float" office:value="0.416698472845438" calcext:value-type="float">
            <text:p>0.416698472845438</text:p>
          </table:table-cell>
          <table:table-cell office:value-type="float" office:value="0.473242715168146" calcext:value-type="float">
            <text:p>0.473242715168146</text:p>
          </table:table-cell>
          <table:table-cell office:value-type="string" calcext:value-type="string">
            <text:p>Data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11</text:p>
          </table:table-cell>
          <table:table-cell office:value-type="string" calcext:value-type="string">
            <text:p>dataset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772178383128295" calcext:value-type="float">
            <text:p>0.772178383128295</text:p>
          </table:table-cell>
          <table:table-cell office:value-type="float" office:value="0.185626565444819" calcext:value-type="float">
            <text:p>0.185626565444819</text:p>
          </table:table-cell>
          <table:table-cell office:value-type="float" office:value="0.356657407407407" calcext:value-type="float">
            <text:p>0.356657407407407</text:p>
          </table:table-cell>
          <table:table-cell office:value-type="float" office:value="0.457333333333333" calcext:value-type="float">
            <text:p>0.457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76698044558262" calcext:value-type="float">
            <text:p>0.276698044558262</text:p>
          </table:table-cell>
          <table:table-cell office:value-type="float" office:value="0.1911875" calcext:value-type="float">
            <text:p>0.1911875</text:p>
          </table:table-cell>
          <table:table-cell office:value-type="float" office:value="0.275130568347371" calcext:value-type="float">
            <text:p>0.275130568347371</text:p>
          </table:table-cell>
          <table:table-cell office:value-type="float" office:value="0.94161961961962" calcext:value-type="float">
            <text:p>0.94161961961962</text:p>
          </table:table-cell>
          <table:table-cell office:value-type="float" office:value="0.947685516110414" calcext:value-type="float">
            <text:p>0.947685516110414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41678" calcext:value-type="float">
            <text:p>0.941678</text:p>
          </table:table-cell>
          <table:table-cell office:value-type="float" office:value="0.831791666666667" calcext:value-type="float">
            <text:p>0.831791666666667</text:p>
          </table:table-cell>
          <table:table-cell office:value-type="float" office:value="0.376940177017073" calcext:value-type="float">
            <text:p>0.376940177017073</text:p>
          </table:table-cell>
          <table:table-cell office:value-type="float" office:value="0.40628710449081" calcext:value-type="float">
            <text:p>0.40628710449081</text:p>
          </table:table-cell>
          <table:table-cell office:value-type="float" office:value="0.435634031964547" calcext:value-type="float">
            <text:p>0.435634031964547</text:p>
          </table:table-cell>
          <table:table-cell office:value-type="string" calcext:value-type="string">
            <text:p>Data1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ylvine</text:p>
          </table:table-cell>
          <table:table-cell office:value-type="float" office:value="1" calcext:value-type="float">
            <text:p>1</text:p>
          </table:table-cell>
          <table:table-cell office:value-type="float" office:value="0.140905542544887" calcext:value-type="float">
            <text:p>0.140905542544887</text:p>
          </table:table-cell>
          <table:table-cell office:value-type="float" office:value="0.190788446526151" calcext:value-type="float">
            <text:p>0.190788446526151</text:p>
          </table:table-cell>
          <table:table-cell office:value-type="float" office:value="0.889053263806121" calcext:value-type="float">
            <text:p>0.889053263806121</text:p>
          </table:table-cell>
          <table:table-cell office:value-type="float" office:value="0.087441721236761" calcext:value-type="float">
            <text:p>0.087441721236761</text:p>
          </table:table-cell>
          <table:table-cell office:value-type="float" office:value="0.695667447306792" calcext:value-type="float">
            <text:p>0.695667447306792</text:p>
          </table:table-cell>
          <table:table-cell office:value-type="float" office:value="0.537324355971897" calcext:value-type="float">
            <text:p>0.537324355971897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4527460627625" calcext:value-type="float">
            <text:p>0.164527460627625</text:p>
          </table:table-cell>
          <table:table-cell office:value-type="float" office:value="0.199938565424514" calcext:value-type="float">
            <text:p>0.199938565424514</text:p>
          </table:table-cell>
          <table:table-cell office:value-type="float" office:value="0.45795565209426" calcext:value-type="float">
            <text:p>0.45795565209426</text:p>
          </table:table-cell>
          <table:table-cell office:value-type="float" office:value="0.997955582460867" calcext:value-type="float">
            <text:p>0.997955582460867</text:p>
          </table:table-cell>
          <table:table-cell office:value-type="float" office:value="0.734579103377223" calcext:value-type="float">
            <text:p>0.734579103377223</text:p>
          </table:table-cell>
          <table:table-cell office:value-type="float" office:value="0.00039032006245121" calcext:value-type="float">
            <text:p>0.00039032006245121</text:p>
          </table:table-cell>
          <table:table-cell office:value-type="float" office:value="0.997956380438048" calcext:value-type="float">
            <text:p>0.997956380438048</text:p>
          </table:table-cell>
          <table:table-cell office:value-type="float" office:value="0.991334894613583" calcext:value-type="float">
            <text:p>0.991334894613583</text:p>
          </table:table-cell>
          <table:table-cell office:value-type="float" office:value="0.678759011147532" calcext:value-type="float">
            <text:p>0.678759011147532</text:p>
          </table:table-cell>
          <table:table-cell office:value-type="float" office:value="0.808831101326044" calcext:value-type="float">
            <text:p>0.808831101326044</text:p>
          </table:table-cell>
          <table:table-cell office:value-type="float" office:value="0.972679106338362" calcext:value-type="float">
            <text:p>0.972679106338362</text:p>
          </table:table-cell>
          <table:table-cell office:value-type="string" calcext:value-type="string">
            <text:p>sylvi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448607449856733" calcext:value-type="float">
            <text:p>0.448607449856733</text:p>
          </table:table-cell>
          <table:table-cell office:value-type="float" office:value="0.139717580926846" calcext:value-type="float">
            <text:p>0.139717580926846</text:p>
          </table:table-cell>
          <table:table-cell office:value-type="float" office:value="0.441578947368421" calcext:value-type="float">
            <text:p>0.441578947368421</text:p>
          </table:table-cell>
          <table:table-cell office:value-type="float" office:value="0.616285714285714" calcext:value-type="float">
            <text:p>0.616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69076112761961" calcext:value-type="float">
            <text:p>0.169076112761961</text:p>
          </table:table-cell>
          <table:table-cell office:value-type="float" office:value="0.15" calcext:value-type="float">
            <text:p>0.15</text:p>
          </table:table-cell>
          <table:table-cell office:value-type="float" office:value="0.233289619792302" calcext:value-type="float">
            <text:p>0.233289619792302</text:p>
          </table:table-cell>
          <table:table-cell office:value-type="float" office:value="0.844360721442886" calcext:value-type="float">
            <text:p>0.844360721442886</text:p>
          </table:table-cell>
          <table:table-cell office:value-type="float" office:value="0.902276567053523" calcext:value-type="float">
            <text:p>0.902276567053523</text:p>
          </table:table-cell>
          <table:table-cell office:value-type="float" office:value="0.0004328" calcext:value-type="float">
            <text:p>0.0004328</text:p>
          </table:table-cell>
          <table:table-cell office:value-type="float" office:value="0.844672" calcext:value-type="float">
            <text:p>0.844672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188897186702361" calcext:value-type="float">
            <text:p>0.188897186702361</text:p>
          </table:table-cell>
          <table:table-cell office:value-type="float" office:value="0.20273046272444" calcext:value-type="float">
            <text:p>0.20273046272444</text:p>
          </table:table-cell>
          <table:table-cell office:value-type="float" office:value="0.21656373874652" calcext:value-type="float">
            <text:p>0.21656373874652</text:p>
          </table:table-cell>
          <table:table-cell office:value-type="string" calcext:value-type="string">
            <text:p>Data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lass1</text:p>
          </table:table-cell>
          <table:table-cell office:value-type="float" office:value="0" calcext:value-type="float">
            <text:p>0</text:p>
          </table:table-cell>
          <table:table-cell office:value-type="float" office:value="0.13768115942029" calcext:value-type="float">
            <text:p>0.13768115942029</text:p>
          </table:table-cell>
          <table:table-cell office:value-type="float" office:value="0.143478260869565" calcext:value-type="float">
            <text:p>0.143478260869565</text:p>
          </table:table-cell>
          <table:table-cell office:value-type="float" office:value="0.373379099923722" calcext:value-type="float">
            <text:p>0.373379099923722</text:p>
          </table:table-cell>
          <table:table-cell office:value-type="float" office:value="0.155359018213461" calcext:value-type="float">
            <text:p>0.155359018213461</text:p>
          </table:table-cell>
          <table:table-cell office:value-type="float" office:value="0.685507246376812" calcext:value-type="float">
            <text:p>0.685507246376812</text:p>
          </table:table-cell>
          <table:table-cell office:value-type="float" office:value="0.542270531400966" calcext:value-type="float">
            <text:p>0.542270531400966</text:p>
          </table:table-cell>
          <table:table-cell office:value-type="float" office:value="0" calcext:value-type="float">
            <text:p>0</text:p>
          </table:table-cell>
          <table:table-cell office:value-type="float" office:value="0.570093457943925" calcext:value-type="float">
            <text:p>0.570093457943925</text:p>
          </table:table-cell>
          <table:table-cell office:value-type="float" office:value="0.309307523582644" calcext:value-type="float">
            <text:p>0.309307523582644</text:p>
          </table:table-cell>
          <table:table-cell office:value-type="float" office:value="0.131642512077295" calcext:value-type="float">
            <text:p>0.131642512077295</text:p>
          </table:table-cell>
          <table:table-cell office:value-type="float" office:value="0.317494399182586" calcext:value-type="float">
            <text:p>0.317494399182586</text:p>
          </table:table-cell>
          <table:table-cell office:value-type="float" office:value="0.923040304665186" calcext:value-type="float">
            <text:p>0.923040304665186</text:p>
          </table:table-cell>
          <table:table-cell office:value-type="float" office:value="0.803269797355186" calcext:value-type="float">
            <text:p>0.803269797355186</text:p>
          </table:table-cell>
          <table:table-cell office:value-type="float" office:value="0.0072463768115942" calcext:value-type="float">
            <text:p>0.0072463768115942</text:p>
          </table:table-cell>
          <table:table-cell office:value-type="float" office:value="0.923597983616887" calcext:value-type="float">
            <text:p>0.923597983616887</text:p>
          </table:table-cell>
          <table:table-cell office:value-type="float" office:value="0.732689210950081" calcext:value-type="float">
            <text:p>0.732689210950081</text:p>
          </table:table-cell>
          <table:table-cell office:value-type="float" office:value="0.639311471009639" calcext:value-type="float">
            <text:p>0.639311471009639</text:p>
          </table:table-cell>
          <table:table-cell office:value-type="float" office:value="0.791533828223022" calcext:value-type="float">
            <text:p>0.791533828223022</text:p>
          </table:table-cell>
          <table:table-cell office:value-type="float" office:value="0.955678416665974" calcext:value-type="float">
            <text:p>0.955678416665974</text:p>
          </table:table-cell>
          <table:table-cell office:value-type="string" calcext:value-type="string">
            <text:p>glass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musk1</text:p>
          </table:table-cell>
          <table:table-cell office:value-type="float" office:value="0" calcext:value-type="float">
            <text:p>0</text:p>
          </table:table-cell>
          <table:table-cell office:value-type="float" office:value="0.137546468401487" calcext:value-type="float">
            <text:p>0.137546468401487</text:p>
          </table:table-cell>
          <table:table-cell office:value-type="float" office:value="0.278066914498141" calcext:value-type="float">
            <text:p>0.278066914498141</text:p>
          </table:table-cell>
          <table:table-cell office:value-type="float" office:value="0.477191397700031" calcext:value-type="float">
            <text:p>0.477191397700031</text:p>
          </table:table-cell>
          <table:table-cell office:value-type="float" office:value="0.0556773689715654" calcext:value-type="float">
            <text:p>0.0556773689715654</text:p>
          </table:table-cell>
          <table:table-cell office:value-type="float" office:value="0.635115813554475" calcext:value-type="float">
            <text:p>0.635115813554475</text:p>
          </table:table-cell>
          <table:table-cell office:value-type="float" office:value="0.588036498817168" calcext:value-type="float">
            <text:p>0.588036498817168</text:p>
          </table:table-cell>
          <table:table-cell office:value-type="float" office:value="0" calcext:value-type="float">
            <text:p>0</text:p>
          </table:table-cell>
          <table:table-cell office:value-type="float" office:value="0.623249299719888" calcext:value-type="float">
            <text:p>0.623249299719888</text:p>
          </table:table-cell>
          <table:table-cell office:value-type="float" office:value="0.424659860167946" calcext:value-type="float">
            <text:p>0.424659860167946</text:p>
          </table:table-cell>
          <table:table-cell office:value-type="float" office:value="0.20663834306957" calcext:value-type="float">
            <text:p>0.20663834306957</text:p>
          </table:table-cell>
          <table:table-cell office:value-type="float" office:value="0.401956233341996" calcext:value-type="float">
            <text:p>0.401956233341996</text:p>
          </table:table-cell>
          <table:table-cell office:value-type="float" office:value="0.983285246629307" calcext:value-type="float">
            <text:p>0.983285246629307</text:p>
          </table:table-cell>
          <table:table-cell office:value-type="float" office:value="0.789362198735273" calcext:value-type="float">
            <text:p>0.789362198735273</text:p>
          </table:table-cell>
          <table:table-cell office:value-type="float" office:value="0.00371747211895911" calcext:value-type="float">
            <text:p>0.00371747211895911</text:p>
          </table:table-cell>
          <table:table-cell office:value-type="float" office:value="0.983347383258938" calcext:value-type="float">
            <text:p>0.983347383258938</text:p>
          </table:table-cell>
          <table:table-cell office:value-type="float" office:value="0.925740135262239" calcext:value-type="float">
            <text:p>0.925740135262239</text:p>
          </table:table-cell>
          <table:table-cell office:value-type="float" office:value="0.558376258064146" calcext:value-type="float">
            <text:p>0.558376258064146</text:p>
          </table:table-cell>
          <table:table-cell office:value-type="float" office:value="0.804040579767829" calcext:value-type="float">
            <text:p>0.804040579767829</text:p>
          </table:table-cell>
          <table:table-cell office:value-type="float" office:value="0.997794005896656" calcext:value-type="float">
            <text:p>0.997794005896656</text:p>
          </table:table-cell>
          <table:table-cell office:value-type="string" calcext:value-type="string">
            <text:p>musk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sk1</text:p>
          </table:table-cell>
          <table:table-cell office:value-type="string" calcext:value-type="string">
            <text:p>dataset</text:p>
          </table:table-cell>
          <table:table-cell office:value-type="float" office:value="0.136554621848739" calcext:value-type="float">
            <text:p>0.136554621848739</text:p>
          </table:table-cell>
          <table:table-cell office:value-type="float" office:value="0.221008403361345" calcext:value-type="float">
            <text:p>0.221008403361345</text:p>
          </table:table-cell>
          <table:table-cell office:value-type="float" office:value="0.474240163355062" calcext:value-type="float">
            <text:p>0.474240163355062</text:p>
          </table:table-cell>
          <table:table-cell office:value-type="float" office:value="0.0629294632493743" calcext:value-type="float">
            <text:p>0.0629294632493743</text:p>
          </table:table-cell>
          <table:table-cell office:value-type="float" office:value="0.612152553329024" calcext:value-type="float">
            <text:p>0.612152553329024</text:p>
          </table:table-cell>
          <table:table-cell office:value-type="float" office:value="0.577540106951872" calcext:value-type="float">
            <text:p>0.577540106951872</text:p>
          </table:table-cell>
          <table:table-cell office:value-type="float" office:value="0.100231170535129" calcext:value-type="float">
            <text:p>0.100231170535129</text:p>
          </table:table-cell>
          <table:table-cell office:value-type="float" office:value="0.661011463408893" calcext:value-type="float">
            <text:p>0.661011463408893</text:p>
          </table:table-cell>
          <table:table-cell office:value-type="float" office:value="0.447547329788686" calcext:value-type="float">
            <text:p>0.447547329788686</text:p>
          </table:table-cell>
          <table:table-cell office:value-type="float" office:value="0.173399359743898" calcext:value-type="float">
            <text:p>0.173399359743898</text:p>
          </table:table-cell>
          <table:table-cell office:value-type="float" office:value="0.378454114548482" calcext:value-type="float">
            <text:p>0.378454114548482</text:p>
          </table:table-cell>
          <table:table-cell office:value-type="float" office:value="0.971636296164604" calcext:value-type="float">
            <text:p>0.971636296164604</text:p>
          </table:table-cell>
          <table:table-cell office:value-type="float" office:value="0.779366007684639" calcext:value-type="float">
            <text:p>0.779366007684639</text:p>
          </table:table-cell>
          <table:table-cell office:value-type="float" office:value="0.00420168067226891" calcext:value-type="float">
            <text:p>0.00420168067226891</text:p>
          </table:table-cell>
          <table:table-cell office:value-type="float" office:value="0.971762801343801" calcext:value-type="float">
            <text:p>0.971762801343801</text:p>
          </table:table-cell>
          <table:table-cell office:value-type="float" office:value="0.94079680064797" calcext:value-type="float">
            <text:p>0.94079680064797</text:p>
          </table:table-cell>
          <table:table-cell office:value-type="float" office:value="0.591696145761143" calcext:value-type="float">
            <text:p>0.591696145761143</text:p>
          </table:table-cell>
          <table:table-cell office:value-type="float" office:value="0.808888422669363" calcext:value-type="float">
            <text:p>0.808888422669363</text:p>
          </table:table-cell>
          <table:table-cell office:value-type="float" office:value="0.998010913802497" calcext:value-type="float">
            <text:p>0.998010913802497</text:p>
          </table:table-cell>
          <table:table-cell office:value-type="string" calcext:value-type="string">
            <text:p>musk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musk1</text:p>
          </table:table-cell>
          <table:table-cell office:value-type="float" office:value="1" calcext:value-type="float">
            <text:p>1</text:p>
          </table:table-cell>
          <table:table-cell office:value-type="float" office:value="0.135265700483092" calcext:value-type="float">
            <text:p>0.135265700483092</text:p>
          </table:table-cell>
          <table:table-cell office:value-type="float" office:value="0.146859903381643" calcext:value-type="float">
            <text:p>0.146859903381643</text:p>
          </table:table-cell>
          <table:table-cell office:value-type="float" office:value="0.470404984423676" calcext:value-type="float">
            <text:p>0.470404984423676</text:p>
          </table:table-cell>
          <table:table-cell office:value-type="float" office:value="0.0723536823833386" calcext:value-type="float">
            <text:p>0.0723536823833386</text:p>
          </table:table-cell>
          <table:table-cell office:value-type="float" office:value="0.582311408398365" calcext:value-type="float">
            <text:p>0.582311408398365</text:p>
          </table:table-cell>
          <table:table-cell office:value-type="float" office:value="0.563899868247694" calcext:value-type="float">
            <text:p>0.563899868247694</text:p>
          </table:table-cell>
          <table:table-cell office:value-type="float" office:value="0.230483271375465" calcext:value-type="float">
            <text:p>0.230483271375465</text:p>
          </table:table-cell>
          <table:table-cell office:value-type="float" office:value="0.710084033613446" calcext:value-type="float">
            <text:p>0.710084033613446</text:p>
          </table:table-cell>
          <table:table-cell office:value-type="float" office:value="0.477289983547039" calcext:value-type="float">
            <text:p>0.477289983547039</text:p>
          </table:table-cell>
          <table:table-cell office:value-type="float" office:value="0.130204738900391" calcext:value-type="float">
            <text:p>0.130204738900391</text:p>
          </table:table-cell>
          <table:table-cell office:value-type="float" office:value="0.347912713797489" calcext:value-type="float">
            <text:p>0.347912713797489</text:p>
          </table:table-cell>
          <table:table-cell office:value-type="float" office:value="0.956498288072792" calcext:value-type="float">
            <text:p>0.956498288072792</text:p>
          </table:table-cell>
          <table:table-cell office:value-type="float" office:value="0.766375788396618" calcext:value-type="float">
            <text:p>0.766375788396618</text:p>
          </table:table-cell>
          <table:table-cell office:value-type="float" office:value="0.00483091787439613" calcext:value-type="float">
            <text:p>0.00483091787439613</text:p>
          </table:table-cell>
          <table:table-cell office:value-type="float" office:value="0.956708441270508" calcext:value-type="float">
            <text:p>0.956708441270508</text:p>
          </table:table-cell>
          <table:table-cell office:value-type="float" office:value="0.960363191898027" calcext:value-type="float">
            <text:p>0.960363191898027</text:p>
          </table:table-cell>
          <table:table-cell office:value-type="float" office:value="0.634995903203135" calcext:value-type="float">
            <text:p>0.634995903203135</text:p>
          </table:table-cell>
          <table:table-cell office:value-type="float" office:value="0.815188276488266" calcext:value-type="float">
            <text:p>0.815188276488266</text:p>
          </table:table-cell>
          <table:table-cell office:value-type="float" office:value="0.998292789293662" calcext:value-type="float">
            <text:p>0.998292789293662</text:p>
          </table:table-cell>
          <table:table-cell office:value-type="string" calcext:value-type="string">
            <text:p>musk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.134920634920635" calcext:value-type="float">
            <text:p>0.134920634920635</text:p>
          </table:table-cell>
          <table:table-cell office:value-type="float" office:value="0.301587301587302" calcext:value-type="float">
            <text:p>0.301587301587302</text:p>
          </table:table-cell>
          <table:table-cell office:value-type="float" office:value="0.737615851709812" calcext:value-type="float">
            <text:p>0.737615851709812</text:p>
          </table:table-cell>
          <table:table-cell office:value-type="float" office:value="0.215930291719098" calcext:value-type="float">
            <text:p>0.215930291719098</text:p>
          </table:table-cell>
          <table:table-cell office:value-type="float" office:value="0.391865079365079" calcext:value-type="float">
            <text:p>0.391865079365079</text:p>
          </table:table-cell>
          <table:table-cell office:value-type="float" office:value="0.71031746031746" calcext:value-type="float">
            <text:p>0.71031746031746</text:p>
          </table:table-cell>
          <table:table-cell office:value-type="float" office:value="0.44" calcext:value-type="float">
            <text:p>0.44</text:p>
          </table:table-cell>
          <table:table-cell office:value-type="float" office:value="0.760683760683761" calcext:value-type="float">
            <text:p>0.760683760683761</text:p>
          </table:table-cell>
          <table:table-cell office:value-type="float" office:value="0.270934518175263" calcext:value-type="float">
            <text:p>0.270934518175263</text:p>
          </table:table-cell>
          <table:table-cell office:value-type="float" office:value="0.205908289241623" calcext:value-type="float">
            <text:p>0.205908289241623</text:p>
          </table:table-cell>
          <table:table-cell office:value-type="float" office:value="0.452113802410022" calcext:value-type="float">
            <text:p>0.452113802410022</text:p>
          </table:table-cell>
          <table:table-cell office:value-type="float" office:value="0.954095238095238" calcext:value-type="float">
            <text:p>0.954095238095238</text:p>
          </table:table-cell>
          <table:table-cell office:value-type="float" office:value="0.674227182820562" calcext:value-type="float">
            <text:p>0.674227182820562</text:p>
          </table:table-cell>
          <table:table-cell office:value-type="float" office:value="0.00793650793650794" calcext:value-type="float">
            <text:p>0.00793650793650794</text:p>
          </table:table-cell>
          <table:table-cell office:value-type="float" office:value="0.954459561602419" calcext:value-type="float">
            <text:p>0.954459561602419</text:p>
          </table:table-cell>
          <table:table-cell office:value-type="float" office:value="0.571909571909572" calcext:value-type="float">
            <text:p>0.571909571909572</text:p>
          </table:table-cell>
          <table:table-cell office:value-type="float" office:value="0" calcext:value-type="float">
            <text:p>0</text:p>
          </table:table-cell>
          <table:table-cell office:value-type="float" office:value="0.776082242477046" calcext:value-type="float">
            <text:p>0.776082242477046</text:p>
          </table:table-cell>
          <table:table-cell office:value-type="float" office:value="0.975035009998445" calcext:value-type="float">
            <text:p>0.975035009998445</text:p>
          </table:table-cell>
          <table:table-cell office:value-type="string" calcext:value-type="string">
            <text:p>ionospher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egment</text:p>
          </table:table-cell>
          <table:table-cell office:value-type="float" office:value="4" calcext:value-type="float">
            <text:p>4</text:p>
          </table:table-cell>
          <table:table-cell office:value-type="float" office:value="0.13030303030303" calcext:value-type="float">
            <text:p>0.13030303030303</text:p>
          </table:table-cell>
          <table:table-cell office:value-type="float" office:value="0.112727272727273" calcext:value-type="float">
            <text:p>0.112727272727273</text:p>
          </table:table-cell>
          <table:table-cell office:value-type="float" office:value="0.780602376347057" calcext:value-type="float">
            <text:p>0.780602376347057</text:p>
          </table:table-cell>
          <table:table-cell office:value-type="float" office:value="0.0710251999844993" calcext:value-type="float">
            <text:p>0.0710251999844993</text:p>
          </table:table-cell>
          <table:table-cell office:value-type="float" office:value="0.782386363636364" calcext:value-type="float">
            <text:p>0.782386363636364</text:p>
          </table:table-cell>
          <table:table-cell office:value-type="float" office:value="0.749350649350649" calcext:value-type="float">
            <text:p>0.749350649350649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422012728367437" calcext:value-type="float">
            <text:p>0.422012728367437</text:p>
          </table:table-cell>
          <table:table-cell office:value-type="float" office:value="0.11040404040404" calcext:value-type="float">
            <text:p>0.11040404040404</text:p>
          </table:table-cell>
          <table:table-cell office:value-type="float" office:value="0.224191105410406" calcext:value-type="float">
            <text:p>0.224191105410406</text:p>
          </table:table-cell>
          <table:table-cell office:value-type="float" office:value="0.947766417979184" calcext:value-type="float">
            <text:p>0.947766417979184</text:p>
          </table:table-cell>
          <table:table-cell office:value-type="float" office:value="0.850006947424673" calcext:value-type="float">
            <text:p>0.850006947424673</text:p>
          </table:table-cell>
          <table:table-cell office:value-type="float" office:value="0.00100704009794919" calcext:value-type="float">
            <text:p>0.00100704009794919</text:p>
          </table:table-cell>
          <table:table-cell office:value-type="float" office:value="0.947924701561065" calcext:value-type="float">
            <text:p>0.947924701561065</text:p>
          </table:table-cell>
          <table:table-cell office:value-type="float" office:value="0.500026581605529" calcext:value-type="float">
            <text:p>0.500026581605529</text:p>
          </table:table-cell>
          <table:table-cell office:value-type="float" office:value="0" calcext:value-type="float">
            <text:p>0</text:p>
          </table:table-cell>
          <table:table-cell office:value-type="float" office:value="0.182703242270212" calcext:value-type="float">
            <text:p>0.182703242270212</text:p>
          </table:table-cell>
          <table:table-cell office:value-type="float" office:value="0.239803765116423" calcext:value-type="float">
            <text:p>0.239803765116423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dataset</text:p>
          </table:table-cell>
          <table:table-cell office:value-type="float" office:value="0.129864864864865" calcext:value-type="float">
            <text:p>0.129864864864865</text:p>
          </table:table-cell>
          <table:table-cell office:value-type="float" office:value="0.317972972972973" calcext:value-type="float">
            <text:p>0.317972972972973</text:p>
          </table:table-cell>
          <table:table-cell office:value-type="float" office:value="0.630948746136774" calcext:value-type="float">
            <text:p>0.630948746136774</text:p>
          </table:table-cell>
          <table:table-cell office:value-type="float" office:value="0.121835740803583" calcext:value-type="float">
            <text:p>0.121835740803583</text:p>
          </table:table-cell>
          <table:table-cell office:value-type="float" office:value="0.501852146263911" calcext:value-type="float">
            <text:p>0.501852146263911</text:p>
          </table:table-cell>
          <table:table-cell office:value-type="float" office:value="0.562567567567568" calcext:value-type="float">
            <text:p>0.562567567567568</text:p>
          </table:table-cell>
          <table:table-cell office:value-type="float" office:value="0.00954221887840733" calcext:value-type="float">
            <text:p>0.00954221887840733</text:p>
          </table:table-cell>
          <table:table-cell office:value-type="float" office:value="0.666635110786462" calcext:value-type="float">
            <text:p>0.666635110786462</text:p>
          </table:table-cell>
          <table:table-cell office:value-type="float" office:value="0.0310683578192378" calcext:value-type="float">
            <text:p>0.0310683578192378</text:p>
          </table:table-cell>
          <table:table-cell office:value-type="float" office:value="0.320962442705864" calcext:value-type="float">
            <text:p>0.320962442705864</text:p>
          </table:table-cell>
          <table:table-cell office:value-type="float" office:value="0.456225873040647" calcext:value-type="float">
            <text:p>0.456225873040647</text:p>
          </table:table-cell>
          <table:table-cell office:value-type="float" office:value="0.972500414034116" calcext:value-type="float">
            <text:p>0.972500414034116</text:p>
          </table:table-cell>
          <table:table-cell office:value-type="float" office:value="0.603622008683728" calcext:value-type="float">
            <text:p>0.603622008683728</text:p>
          </table:table-cell>
          <table:table-cell office:value-type="float" office:value="0.00027027027027027" calcext:value-type="float">
            <text:p>0.00027027027027027</text:p>
          </table:table-cell>
          <table:table-cell office:value-type="float" office:value="0.972507775675398" calcext:value-type="float">
            <text:p>0.972507775675398</text:p>
          </table:table-cell>
          <table:table-cell office:value-type="float" office:value="0.959837837837838" calcext:value-type="float">
            <text:p>0.959837837837838</text:p>
          </table:table-cell>
          <table:table-cell office:value-type="float" office:value="0.692257579801875" calcext:value-type="float">
            <text:p>0.692257579801875</text:p>
          </table:table-cell>
          <table:table-cell office:value-type="float" office:value="0.870993793394824" calcext:value-type="float">
            <text:p>0.870993793394824</text:p>
          </table:table-cell>
          <table:table-cell office:value-type="float" office:value="0.988300462496269" calcext:value-type="float">
            <text:p>0.988300462496269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tfield_4</text:p>
          </table:table-cell>
          <table:table-cell office:value-type="string" calcext:value-type="string">
            <text:p>dataset</text:p>
          </table:table-cell>
          <table:table-cell office:value-type="float" office:value="0.127659574468085" calcext:value-type="float">
            <text:p>0.127659574468085</text:p>
          </table:table-cell>
          <table:table-cell office:value-type="float" office:value="0.176170212765957" calcext:value-type="float">
            <text:p>0.176170212765957</text:p>
          </table:table-cell>
          <table:table-cell office:value-type="float" office:value="0.41342062193126" calcext:value-type="float">
            <text:p>0.41342062193126</text:p>
          </table:table-cell>
          <table:table-cell office:value-type="float" office:value="0.130788870703764" calcext:value-type="float">
            <text:p>0.130788870703764</text:p>
          </table:table-cell>
          <table:table-cell office:value-type="float" office:value="0.486052009456265" calcext:value-type="float">
            <text:p>0.486052009456265</text:p>
          </table:table-cell>
          <table:table-cell office:value-type="float" office:value="0.723404255319149" calcext:value-type="float">
            <text:p>0.723404255319149</text:p>
          </table:table-cell>
          <table:table-cell office:value-type="float" office:value="0.136559784237339" calcext:value-type="float">
            <text:p>0.136559784237339</text:p>
          </table:table-cell>
          <table:table-cell office:value-type="float" office:value="0.652174437905538" calcext:value-type="float">
            <text:p>0.652174437905538</text:p>
          </table:table-cell>
          <table:table-cell office:value-type="float" office:value="0.226761894607433" calcext:value-type="float">
            <text:p>0.226761894607433</text:p>
          </table:table-cell>
          <table:table-cell office:value-type="float" office:value="0.170141843971631" calcext:value-type="float">
            <text:p>0.170141843971631</text:p>
          </table:table-cell>
          <table:table-cell office:value-type="float" office:value="0.363660122049139" calcext:value-type="float">
            <text:p>0.363660122049139</text:p>
          </table:table-cell>
          <table:table-cell office:value-type="float" office:value="0.798293214189646" calcext:value-type="float">
            <text:p>0.798293214189646</text:p>
          </table:table-cell>
          <table:table-cell office:value-type="float" office:value="0.764714198665615" calcext:value-type="float">
            <text:p>0.764714198665615</text:p>
          </table:table-cell>
          <table:table-cell office:value-type="float" office:value="0.00851063829787234" calcext:value-type="float">
            <text:p>0.00851063829787234</text:p>
          </table:table-cell>
          <table:table-cell office:value-type="float" office:value="0.799835020187471" calcext:value-type="float">
            <text:p>0.799835020187471</text:p>
          </table:table-cell>
          <table:table-cell office:value-type="float" office:value="0.641843971631206" calcext:value-type="float">
            <text:p>0.641843971631206</text:p>
          </table:table-cell>
          <table:table-cell office:value-type="float" office:value="0.566746746579713" calcext:value-type="float">
            <text:p>0.566746746579713</text:p>
          </table:table-cell>
          <table:table-cell office:value-type="float" office:value="0.730930614251434" calcext:value-type="float">
            <text:p>0.730930614251434</text:p>
          </table:table-cell>
          <table:table-cell office:value-type="float" office:value="0.900856919763112" calcext:value-type="float">
            <text:p>0.900856919763112</text:p>
          </table:table-cell>
          <table:table-cell office:value-type="string" calcext:value-type="string">
            <text:p>chatfield_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pambase</text:p>
          </table:table-cell>
          <table:table-cell office:value-type="float" office:value="1" calcext:value-type="float">
            <text:p>1</text:p>
          </table:table-cell>
          <table:table-cell office:value-type="float" office:value="0.126379690949227" calcext:value-type="float">
            <text:p>0.126379690949227</text:p>
          </table:table-cell>
          <table:table-cell office:value-type="float" office:value="0.182229580573951" calcext:value-type="float">
            <text:p>0.182229580573951</text:p>
          </table:table-cell>
          <table:table-cell office:value-type="float" office:value="0.546212225013321" calcext:value-type="float">
            <text:p>0.546212225013321</text:p>
          </table:table-cell>
          <table:table-cell office:value-type="float" office:value="0.121927840778495" calcext:value-type="float">
            <text:p>0.121927840778495</text:p>
          </table:table-cell>
          <table:table-cell office:value-type="float" office:value="0.457781456953642" calcext:value-type="float">
            <text:p>0.457781456953642</text:p>
          </table:table-cell>
          <table:table-cell office:value-type="float" office:value="0.415605365936492" calcext:value-type="float">
            <text:p>0.415605365936492</text:p>
          </table:table-cell>
          <table:table-cell office:value-type="float" office:value="0.349371633752244" calcext:value-type="float">
            <text:p>0.349371633752244</text:p>
          </table:table-cell>
          <table:table-cell office:value-type="float" office:value="0.737219926038721" calcext:value-type="float">
            <text:p>0.737219926038721</text:p>
          </table:table-cell>
          <table:table-cell office:value-type="float" office:value="0.324494062698423" calcext:value-type="float">
            <text:p>0.324494062698423</text:p>
          </table:table-cell>
          <table:table-cell office:value-type="float" office:value="0.141375378668425" calcext:value-type="float">
            <text:p>0.141375378668425</text:p>
          </table:table-cell>
          <table:table-cell office:value-type="float" office:value="0.224719213648675" calcext:value-type="float">
            <text:p>0.224719213648675</text:p>
          </table:table-cell>
          <table:table-cell office:value-type="float" office:value="0.990419718594851" calcext:value-type="float">
            <text:p>0.990419718594851</text:p>
          </table:table-cell>
          <table:table-cell office:value-type="float" office:value="0.853802635262646" calcext:value-type="float">
            <text:p>0.853802635262646</text:p>
          </table:table-cell>
          <table:table-cell office:value-type="float" office:value="0.000551876379690949" calcext:value-type="float">
            <text:p>0.000551876379690949</text:p>
          </table:table-cell>
          <table:table-cell office:value-type="float" office:value="0.99042500572587" calcext:value-type="float">
            <text:p>0.99042500572587</text:p>
          </table:table-cell>
          <table:table-cell office:value-type="float" office:value="0.274679524418109" calcext:value-type="float">
            <text:p>0.274679524418109</text:p>
          </table:table-cell>
          <table:table-cell office:value-type="float" office:value="0.651192450696799" calcext:value-type="float">
            <text:p>0.651192450696799</text:p>
          </table:table-cell>
          <table:table-cell office:value-type="float" office:value="0.682280124452482" calcext:value-type="float">
            <text:p>0.682280124452482</text:p>
          </table:table-cell>
          <table:table-cell office:value-type="float" office:value="0.874752914760533" calcext:value-type="float">
            <text:p>0.874752914760533</text:p>
          </table:table-cell>
          <table:table-cell office:value-type="string" calcext:value-type="string">
            <text:p>spambase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ima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43323076923077" calcext:value-type="float">
            <text:p>0.643323076923077</text:p>
          </table:table-cell>
          <table:table-cell office:value-type="float" office:value="0.218556895083145" calcext:value-type="float">
            <text:p>0.218556895083145</text:p>
          </table:table-cell>
          <table:table-cell office:value-type="float" office:value="0.556615384615385" calcext:value-type="float">
            <text:p>0.556615384615385</text:p>
          </table:table-cell>
          <table:table-cell office:value-type="float" office:value="0.5504" calcext:value-type="float">
            <text:p>0.5504</text:p>
          </table:table-cell>
          <table:table-cell office:value-type="float" office:value="0" calcext:value-type="float">
            <text:p>0</text:p>
          </table:table-cell>
          <table:table-cell office:value-type="float" office:value="0.565972222222222" calcext:value-type="float">
            <text:p>0.565972222222222</text:p>
          </table:table-cell>
          <table:table-cell office:value-type="float" office:value="0.255619751902428" calcext:value-type="float">
            <text:p>0.255619751902428</text:p>
          </table:table-cell>
          <table:table-cell office:value-type="float" office:value="0.216066666666667" calcext:value-type="float">
            <text:p>0.216066666666667</text:p>
          </table:table-cell>
          <table:table-cell office:value-type="float" office:value="0.429493012052668" calcext:value-type="float">
            <text:p>0.429493012052668</text:p>
          </table:table-cell>
          <table:table-cell office:value-type="float" office:value="0.979527054108216" calcext:value-type="float">
            <text:p>0.979527054108216</text:p>
          </table:table-cell>
          <table:table-cell office:value-type="float" office:value="0.848743826799867" calcext:value-type="float">
            <text:p>0.8487438267998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9568" calcext:value-type="float">
            <text:p>0.979568</text:p>
          </table:table-cell>
          <table:table-cell office:value-type="float" office:value="0.86125" calcext:value-type="float">
            <text:p>0.86125</text:p>
          </table:table-cell>
          <table:table-cell office:value-type="float" office:value="0.679635455911996" calcext:value-type="float">
            <text:p>0.679635455911996</text:p>
          </table:table-cell>
          <table:table-cell office:value-type="float" office:value="0.813318146150911" calcext:value-type="float">
            <text:p>0.813318146150911</text:p>
          </table:table-cell>
          <table:table-cell office:value-type="float" office:value="0.964744530150044" calcext:value-type="float">
            <text:p>0.964744530150044</text:p>
          </table:table-cell>
          <table:table-cell office:value-type="string" calcext:value-type="string">
            <text:p>pi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dataset</text:p>
          </table:table-cell>
          <table:table-cell office:value-type="float" office:value="0.123076923076923" calcext:value-type="float">
            <text:p>0.123076923076923</text:p>
          </table:table-cell>
          <table:table-cell office:value-type="float" office:value="0.0933333333333334" calcext:value-type="float">
            <text:p>0.0933333333333334</text:p>
          </table:table-cell>
          <table:table-cell office:value-type="float" office:value="0.397409463388845" calcext:value-type="float">
            <text:p>0.397409463388845</text:p>
          </table:table-cell>
          <table:table-cell office:value-type="float" office:value="0.221067989495185" calcext:value-type="float">
            <text:p>0.221067989495185</text:p>
          </table:table-cell>
          <table:table-cell office:value-type="float" office:value="0.602564102564102" calcext:value-type="float">
            <text:p>0.602564102564102</text:p>
          </table:table-cell>
          <table:table-cell office:value-type="float" office:value="1" calcext:value-type="float">
            <text:p>1</text:p>
          </table:table-cell>
          <table:table-cell office:value-type="float" office:value="0.165777080062794" calcext:value-type="float">
            <text:p>0.165777080062794</text:p>
          </table:table-cell>
          <table:table-cell office:value-type="float" office:value="0.580749506903353" calcext:value-type="float">
            <text:p>0.580749506903353</text:p>
          </table:table-cell>
          <table:table-cell office:value-type="float" office:value="0.311172292226339" calcext:value-type="float">
            <text:p>0.311172292226339</text:p>
          </table:table-cell>
          <table:table-cell office:value-type="float" office:value="0.075982905982906" calcext:value-type="float">
            <text:p>0.075982905982906</text:p>
          </table:table-cell>
          <table:table-cell office:value-type="float" office:value="0.32121375408693" calcext:value-type="float">
            <text:p>0.32121375408693</text:p>
          </table:table-cell>
          <table:table-cell office:value-type="float" office:value="0.846037262067574" calcext:value-type="float">
            <text:p>0.846037262067574</text:p>
          </table:table-cell>
          <table:table-cell office:value-type="float" office:value="0.760799743741541" calcext:value-type="float">
            <text:p>0.760799743741541</text:p>
          </table:table-cell>
          <table:table-cell office:value-type="float" office:value="0.0102564102564103" calcext:value-type="float">
            <text:p>0.0102564102564103</text:p>
          </table:table-cell>
          <table:table-cell office:value-type="float" office:value="0.847520931449503" calcext:value-type="float">
            <text:p>0.847520931449503</text:p>
          </table:table-cell>
          <table:table-cell office:value-type="float" office:value="0.818881118881119" calcext:value-type="float">
            <text:p>0.818881118881119</text:p>
          </table:table-cell>
          <table:table-cell office:value-type="float" office:value="0.574656992243333" calcext:value-type="float">
            <text:p>0.574656992243333</text:p>
          </table:table-cell>
          <table:table-cell office:value-type="float" office:value="0.762044456239869" calcext:value-type="float">
            <text:p>0.762044456239869</text:p>
          </table:table-cell>
          <table:table-cell office:value-type="float" office:value="0.962267040956723" calcext:value-type="float">
            <text:p>0.962267040956723</text:p>
          </table:table-cell>
          <table:table-cell office:value-type="string" calcext:value-type="string">
            <text:p>parkinsons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1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421156414762742" calcext:value-type="float">
            <text:p>0.421156414762742</text:p>
          </table:table-cell>
          <table:table-cell office:value-type="float" office:value="0.149369837895038" calcext:value-type="float">
            <text:p>0.149369837895038</text:p>
          </table:table-cell>
          <table:table-cell office:value-type="float" office:value="0.304148148148148" calcext:value-type="float">
            <text:p>0.304148148148148</text:p>
          </table:table-cell>
          <table:table-cell office:value-type="float" office:value="0.484416666666667" calcext:value-type="float">
            <text:p>0.48441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59806280799759" calcext:value-type="float">
            <text:p>0.259806280799759</text:p>
          </table:table-cell>
          <table:table-cell office:value-type="float" office:value="0.146333333333333" calcext:value-type="float">
            <text:p>0.146333333333333</text:p>
          </table:table-cell>
          <table:table-cell office:value-type="float" office:value="0.209653974306111" calcext:value-type="float">
            <text:p>0.209653974306111</text:p>
          </table:table-cell>
          <table:table-cell office:value-type="float" office:value="0.861087087087087" calcext:value-type="float">
            <text:p>0.861087087087087</text:p>
          </table:table-cell>
          <table:table-cell office:value-type="float" office:value="0.8971216398078" calcext:value-type="float">
            <text:p>0.8971216398078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861226" calcext:value-type="float">
            <text:p>0.861226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356632757540002" calcext:value-type="float">
            <text:p>0.356632757540002</text:p>
          </table:table-cell>
          <table:table-cell office:value-type="float" office:value="0.393341519487772" calcext:value-type="float">
            <text:p>0.393341519487772</text:p>
          </table:table-cell>
          <table:table-cell office:value-type="float" office:value="0.430050281435542" calcext:value-type="float">
            <text:p>0.430050281435542</text:p>
          </table:table-cell>
          <table:table-cell office:value-type="string" calcext:value-type="string">
            <text:p>Data1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ilpd</text:p>
          </table:table-cell>
          <table:table-cell office:value-type="float" office:value="0" calcext:value-type="float">
            <text:p>0</text:p>
          </table:table-cell>
          <table:table-cell office:value-type="float" office:value="0.120772946859903" calcext:value-type="float">
            <text:p>0.120772946859903</text:p>
          </table:table-cell>
          <table:table-cell office:value-type="float" office:value="0.300966183574879" calcext:value-type="float">
            <text:p>0.300966183574879</text:p>
          </table:table-cell>
          <table:table-cell office:value-type="float" office:value="0.639403486662466" calcext:value-type="float">
            <text:p>0.639403486662466</text:p>
          </table:table-cell>
          <table:table-cell office:value-type="float" office:value="0.255257754918944" calcext:value-type="float">
            <text:p>0.255257754918944</text:p>
          </table:table-cell>
          <table:table-cell office:value-type="float" office:value="0.436594202898551" calcext:value-type="float">
            <text:p>0.436594202898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3316062176166" calcext:value-type="float">
            <text:p>0.523316062176166</text:p>
          </table:table-cell>
          <table:table-cell office:value-type="float" office:value="0.261378427297556" calcext:value-type="float">
            <text:p>0.261378427297556</text:p>
          </table:table-cell>
          <table:table-cell office:value-type="float" office:value="0.273188405797101" calcext:value-type="float">
            <text:p>0.273188405797101</text:p>
          </table:table-cell>
          <table:table-cell office:value-type="float" office:value="0.414285889540153" calcext:value-type="float">
            <text:p>0.414285889540153</text:p>
          </table:table-cell>
          <table:table-cell office:value-type="float" office:value="0.986302651741119" calcext:value-type="float">
            <text:p>0.986302651741119</text:p>
          </table:table-cell>
          <table:table-cell office:value-type="float" office:value="0.896172890488067" calcext:value-type="float">
            <text:p>0.896172890488067</text:p>
          </table:table-cell>
          <table:table-cell office:value-type="float" office:value="0.00241545893719807" calcext:value-type="float">
            <text:p>0.00241545893719807</text:p>
          </table:table-cell>
          <table:table-cell office:value-type="float" office:value="0.986335737123387" calcext:value-type="float">
            <text:p>0.986335737123387</text:p>
          </table:table-cell>
          <table:table-cell office:value-type="float" office:value="0.828743961352657" calcext:value-type="float">
            <text:p>0.828743961352657</text:p>
          </table:table-cell>
          <table:table-cell office:value-type="float" office:value="0.594487937391559" calcext:value-type="float">
            <text:p>0.594487937391559</text:p>
          </table:table-cell>
          <table:table-cell office:value-type="float" office:value="0.765589824415094" calcext:value-type="float">
            <text:p>0.765589824415094</text:p>
          </table:table-cell>
          <table:table-cell office:value-type="float" office:value="0.947798883918614" calcext:value-type="float">
            <text:p>0.947798883918614</text:p>
          </table:table-cell>
          <table:table-cell office:value-type="string" calcext:value-type="string">
            <text:p>ilpd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thyroid</text:p>
          </table:table-cell>
          <table:table-cell office:value-type="float" office:value="0" calcext:value-type="float">
            <text:p>0</text:p>
          </table:table-cell>
          <table:table-cell office:value-type="float" office:value="0.120481927710843" calcext:value-type="float">
            <text:p>0.120481927710843</text:p>
          </table:table-cell>
          <table:table-cell office:value-type="float" office:value="0.407228915662651" calcext:value-type="float">
            <text:p>0.407228915662651</text:p>
          </table:table-cell>
          <table:table-cell office:value-type="float" office:value="0.980230416115758" calcext:value-type="float">
            <text:p>0.980230416115758</text:p>
          </table:table-cell>
          <table:table-cell office:value-type="float" office:value="0.0879120879120879" calcext:value-type="float">
            <text:p>0.0879120879120879</text:p>
          </table:table-cell>
          <table:table-cell office:value-type="float" office:value="0.875" calcext:value-type="float">
            <text:p>0.875</text:p>
          </table:table-cell>
          <table:table-cell office:value-type="float" office:value="0.4" calcext:value-type="float">
            <text:p>0.4</text:p>
          </table:table-cell>
          <table:table-cell office:value-type="float" office:value="0.975097509750975" calcext:value-type="float">
            <text:p>0.975097509750975</text:p>
          </table:table-cell>
          <table:table-cell office:value-type="float" office:value="0.982708333333333" calcext:value-type="float">
            <text:p>0.982708333333333</text:p>
          </table:table-cell>
          <table:table-cell office:value-type="float" office:value="0.915716618357084" calcext:value-type="float">
            <text:p>0.915716618357084</text:p>
          </table:table-cell>
          <table:table-cell office:value-type="float" office:value="0.31425702811245" calcext:value-type="float">
            <text:p>0.31425702811245</text:p>
          </table:table-cell>
          <table:table-cell office:value-type="float" office:value="0.41631373745742" calcext:value-type="float">
            <text:p>0.41631373745742</text:p>
          </table:table-cell>
          <table:table-cell office:value-type="float" office:value="0.961117196056955" calcext:value-type="float">
            <text:p>0.961117196056955</text:p>
          </table:table-cell>
          <table:table-cell office:value-type="float" office:value="0.91500349872837" calcext:value-type="float">
            <text:p>0.91500349872837</text:p>
          </table:table-cell>
          <table:table-cell office:value-type="float" office:value="0.000757080068925118" calcext:value-type="float">
            <text:p>0.000757080068925118</text:p>
          </table:table-cell>
          <table:table-cell office:value-type="float" office:value="0.961351429815648" calcext:value-type="float">
            <text:p>0.961351429815648</text:p>
          </table:table-cell>
          <table:table-cell office:value-type="float" office:value="0.228628800917958" calcext:value-type="float">
            <text:p>0.228628800917958</text:p>
          </table:table-cell>
          <table:table-cell office:value-type="float" office:value="0" calcext:value-type="float">
            <text:p>0</text:p>
          </table:table-cell>
          <table:table-cell office:value-type="float" office:value="0.330138960323772" calcext:value-type="float">
            <text:p>0.330138960323772</text:p>
          </table:table-cell>
          <table:table-cell office:value-type="float" office:value="0.614040848737066" calcext:value-type="float">
            <text:p>0.614040848737066</text:p>
          </table:table-cell>
          <table:table-cell office:value-type="string" calcext:value-type="string">
            <text:p>thyroid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.118571428571429" calcext:value-type="float">
            <text:p>0.118571428571429</text:p>
          </table:table-cell>
          <table:table-cell office:value-type="float" office:value="0.212857142857143" calcext:value-type="float">
            <text:p>0.212857142857143</text:p>
          </table:table-cell>
          <table:table-cell office:value-type="float" office:value="0.693366174055829" calcext:value-type="float">
            <text:p>0.693366174055829</text:p>
          </table:table-cell>
          <table:table-cell office:value-type="float" office:value="0.244189084325668" calcext:value-type="float">
            <text:p>0.244189084325668</text:p>
          </table:table-cell>
          <table:table-cell office:value-type="float" office:value="0.529075630252101" calcext:value-type="float">
            <text:p>0.529075630252101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239902193674776" calcext:value-type="float">
            <text:p>0.239902193674776</text:p>
          </table:table-cell>
          <table:table-cell office:value-type="float" office:value="0.196945578231292" calcext:value-type="float">
            <text:p>0.196945578231292</text:p>
          </table:table-cell>
          <table:table-cell office:value-type="float" office:value="0.411154552628448" calcext:value-type="float">
            <text:p>0.411154552628448</text:p>
          </table:table-cell>
          <table:table-cell office:value-type="float" office:value="0.990198242387084" calcext:value-type="float">
            <text:p>0.990198242387084</text:p>
          </table:table-cell>
          <table:table-cell office:value-type="float" office:value="0.792340782700929" calcext:value-type="float">
            <text:p>0.792340782700929</text:p>
          </table:table-cell>
          <table:table-cell office:value-type="float" office:value="0.00142857142857143" calcext:value-type="float">
            <text:p>0.00142857142857143</text:p>
          </table:table-cell>
          <table:table-cell office:value-type="float" office:value="0.990212244897959" calcext:value-type="float">
            <text:p>0.990212244897959</text:p>
          </table:table-cell>
          <table:table-cell office:value-type="float" office:value="0.474586466165414" calcext:value-type="float">
            <text:p>0.474586466165414</text:p>
          </table:table-cell>
          <table:table-cell office:value-type="float" office:value="0.666458495741956" calcext:value-type="float">
            <text:p>0.666458495741956</text:p>
          </table:table-cell>
          <table:table-cell office:value-type="float" office:value="0.757696091103572" calcext:value-type="float">
            <text:p>0.757696091103572</text:p>
          </table:table-cell>
          <table:table-cell office:value-type="float" office:value="0.993371675093124" calcext:value-type="float">
            <text:p>0.993371675093124</text:p>
          </table:table-cell>
          <table:table-cell office:value-type="string" calcext:value-type="string">
            <text:p>credit-g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2</text:p>
          </table:table-cell>
          <table:table-cell office:value-type="float" office:value="0" calcext:value-type="float">
            <text:p>0</text:p>
          </table:table-cell>
          <table:table-cell office:value-type="float" office:value="0.113107119095143" calcext:value-type="float">
            <text:p>0.113107119095143</text:p>
          </table:table-cell>
          <table:table-cell office:value-type="float" office:value="0.149035262807718" calcext:value-type="float">
            <text:p>0.149035262807718</text:p>
          </table:table-cell>
          <table:table-cell office:value-type="float" office:value="0.688675281016914" calcext:value-type="float">
            <text:p>0.688675281016914</text:p>
          </table:table-cell>
          <table:table-cell office:value-type="float" office:value="0.136171871002121" calcext:value-type="float">
            <text:p>0.136171871002121</text:p>
          </table:table-cell>
          <table:table-cell office:value-type="float" office:value="0.535462408516301" calcext:value-type="float">
            <text:p>0.535462408516301</text:p>
          </table:table-cell>
          <table:table-cell office:value-type="float" office:value="0.474384564204923" calcext:value-type="float">
            <text:p>0.474384564204923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1835084006517" calcext:value-type="float">
            <text:p>0.261835084006517</text:p>
          </table:table-cell>
          <table:table-cell office:value-type="float" office:value="0.148924373475272" calcext:value-type="float">
            <text:p>0.148924373475272</text:p>
          </table:table-cell>
          <table:table-cell office:value-type="float" office:value="0.252751039241658" calcext:value-type="float">
            <text:p>0.252751039241658</text:p>
          </table:table-cell>
          <table:table-cell office:value-type="float" office:value="0.977178798195885" calcext:value-type="float">
            <text:p>0.977178798195885</text:p>
          </table:table-cell>
          <table:table-cell office:value-type="float" office:value="0.952987733551326" calcext:value-type="float">
            <text:p>0.952987733551326</text:p>
          </table:table-cell>
          <table:table-cell office:value-type="float" office:value="0.000665335994677312" calcext:value-type="float">
            <text:p>0.000665335994677312</text:p>
          </table:table-cell>
          <table:table-cell office:value-type="float" office:value="0.977193981962887" calcext:value-type="float">
            <text:p>0.977193981962887</text:p>
          </table:table-cell>
          <table:table-cell office:value-type="float" office:value="0.991017964071856" calcext:value-type="float">
            <text:p>0.991017964071856</text:p>
          </table:table-cell>
          <table:table-cell office:value-type="float" office:value="0.811102972567771" calcext:value-type="float">
            <text:p>0.811102972567771</text:p>
          </table:table-cell>
          <table:table-cell office:value-type="float" office:value="0.854574001202669" calcext:value-type="float">
            <text:p>0.854574001202669</text:p>
          </table:table-cell>
          <table:table-cell office:value-type="float" office:value="0.898045029837568" calcext:value-type="float">
            <text:p>0.898045029837568</text:p>
          </table:table-cell>
          <table:table-cell office:value-type="string" calcext:value-type="string">
            <text:p>Data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0</text:p>
          </table:table-cell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9" calcext:value-type="float">
            <text:p>0.19</text:p>
          </table:table-cell>
          <table:table-cell office:value-type="float" office:value="0.900839552238806" calcext:value-type="float">
            <text:p>0.900839552238806</text:p>
          </table:table-cell>
          <table:table-cell office:value-type="float" office:value="0.186953027333366" calcext:value-type="float">
            <text:p>0.186953027333366</text:p>
          </table:table-cell>
          <table:table-cell office:value-type="float" office:value="0.532173913043478" calcext:value-type="float">
            <text:p>0.532173913043478</text:p>
          </table:table-cell>
          <table:table-cell office:value-type="float" office:value="0.9626" calcext:value-type="float">
            <text:p>0.962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66688928827575" calcext:value-type="float">
            <text:p>0.166688928827575</text:p>
          </table:table-cell>
          <table:table-cell office:value-type="float" office:value="0.188916666666667" calcext:value-type="float">
            <text:p>0.188916666666667</text:p>
          </table:table-cell>
          <table:table-cell office:value-type="float" office:value="0.298457665027902" calcext:value-type="float">
            <text:p>0.298457665027902</text:p>
          </table:table-cell>
          <table:table-cell office:value-type="float" office:value="0.98143043043043" calcext:value-type="float">
            <text:p>0.98143043043043</text:p>
          </table:table-cell>
          <table:table-cell office:value-type="float" office:value="0.964236421337884" calcext:value-type="float">
            <text:p>0.964236421337884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981449" calcext:value-type="float">
            <text:p>0.981449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509918823824809" calcext:value-type="float">
            <text:p>0.509918823824809</text:p>
          </table:table-cell>
          <table:table-cell office:value-type="float" office:value="0.539856789622683" calcext:value-type="float">
            <text:p>0.539856789622683</text:p>
          </table:table-cell>
          <table:table-cell office:value-type="float" office:value="0.569794755420556" calcext:value-type="float">
            <text:p>0.569794755420556</text:p>
          </table:table-cell>
          <table:table-cell office:value-type="string" calcext:value-type="string">
            <text:p>Data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3</text:p>
          </table:table-cell>
          <table:table-cell office:value-type="float" office:value="1" calcext:value-type="float">
            <text:p>1</text:p>
          </table:table-cell>
          <table:table-cell office:value-type="float" office:value="0.110666666666667" calcext:value-type="float">
            <text:p>0.110666666666667</text:p>
          </table:table-cell>
          <table:table-cell office:value-type="float" office:value="0.145333333333333" calcext:value-type="float">
            <text:p>0.145333333333333</text:p>
          </table:table-cell>
          <table:table-cell office:value-type="float" office:value="0.70368085106383" calcext:value-type="float">
            <text:p>0.70368085106383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50151515151515" calcext:value-type="float">
            <text:p>0.450151515151515</text:p>
          </table:table-cell>
          <table:table-cell office:value-type="float" office:value="0.674285714285714" calcext:value-type="float">
            <text:p>0.67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75653976101" calcext:value-type="float">
            <text:p>0.22275653976101</text:p>
          </table:table-cell>
          <table:table-cell office:value-type="float" office:value="0.146" calcext:value-type="float">
            <text:p>0.146</text:p>
          </table:table-cell>
          <table:table-cell office:value-type="float" office:value="0.255612175699635" calcext:value-type="float">
            <text:p>0.255612175699635</text:p>
          </table:table-cell>
          <table:table-cell office:value-type="float" office:value="0.978031131865688" calcext:value-type="float">
            <text:p>0.978031131865688</text:p>
          </table:table-cell>
          <table:table-cell office:value-type="float" office:value="0.94900150039457" calcext:value-type="float">
            <text:p>0.94900150039457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8045777777778" calcext:value-type="float">
            <text:p>0.978045777777778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739509491961528" calcext:value-type="float">
            <text:p>0.739509491961528</text:p>
          </table:table-cell>
          <table:table-cell office:value-type="float" office:value="0.807048257362546" calcext:value-type="float">
            <text:p>0.807048257362546</text:p>
          </table:table-cell>
          <table:table-cell office:value-type="float" office:value="0.874587022763565" calcext:value-type="float">
            <text:p>0.874587022763565</text:p>
          </table:table-cell>
          <table:table-cell office:value-type="string" calcext:value-type="string">
            <text:p>Data1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odyfat</text:p>
          </table:table-cell>
          <table:table-cell office:value-type="float" office:value="0" calcext:value-type="float">
            <text:p>0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1625" calcext:value-type="float">
            <text:p>0.1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1375661375661" calcext:value-type="float">
            <text:p>0.661375661375661</text:p>
          </table:table-cell>
          <table:table-cell office:value-type="float" office:value="0.296404903289907" calcext:value-type="float">
            <text:p>0.296404903289907</text:p>
          </table:table-cell>
          <table:table-cell office:value-type="float" office:value="0.140755208333333" calcext:value-type="float">
            <text:p>0.140755208333333</text:p>
          </table:table-cell>
          <table:table-cell office:value-type="float" office:value="0.433084232379401" calcext:value-type="float">
            <text:p>0.433084232379401</text:p>
          </table:table-cell>
          <table:table-cell office:value-type="float" office:value="0.934977854330709" calcext:value-type="float">
            <text:p>0.934977854330709</text:p>
          </table:table-cell>
          <table:table-cell office:value-type="float" office:value="0.84148835688465" calcext:value-type="float">
            <text:p>0.8414883568846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93548583984375" calcext:value-type="float">
            <text:p>0.9354858398437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264494331887374" calcext:value-type="float">
            <text:p>0.0264494331887374</text:p>
          </table:table-cell>
          <table:table-cell office:value-type="float" office:value="0.77124531726522" calcext:value-type="float">
            <text:p>0.77124531726522</text:p>
          </table:table-cell>
          <table:table-cell office:value-type="float" office:value="0.973477356745645" calcext:value-type="float">
            <text:p>0.973477356745645</text:p>
          </table:table-cell>
          <table:table-cell office:value-type="string" calcext:value-type="string">
            <text:p>bodyfat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5</text:p>
          </table:table-cell>
          <table:table-cell office:value-type="float" office:value="2" calcext:value-type="float">
            <text:p>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292527220630372" calcext:value-type="float">
            <text:p>0.292527220630372</text:p>
          </table:table-cell>
          <table:table-cell office:value-type="float" office:value="0.103291706573127" calcext:value-type="float">
            <text:p>0.103291706573127</text:p>
          </table:table-cell>
          <table:table-cell office:value-type="float" office:value="0.396105263157895" calcext:value-type="float">
            <text:p>0.396105263157895</text:p>
          </table:table-cell>
          <table:table-cell office:value-type="float" office:value="0.739428571428571" calcext:value-type="float">
            <text:p>0.739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46516615382934" calcext:value-type="float">
            <text:p>0.146516615382934</text:p>
          </table:table-cell>
          <table:table-cell office:value-type="float" office:value="0.112333333333333" calcext:value-type="float">
            <text:p>0.112333333333333</text:p>
          </table:table-cell>
          <table:table-cell office:value-type="float" office:value="0.189571612944728" calcext:value-type="float">
            <text:p>0.189571612944728</text:p>
          </table:table-cell>
          <table:table-cell office:value-type="float" office:value="0.791002004008016" calcext:value-type="float">
            <text:p>0.791002004008016</text:p>
          </table:table-cell>
          <table:table-cell office:value-type="float" office:value="0.858176561675753" calcext:value-type="float">
            <text:p>0.858176561675753</text:p>
          </table:table-cell>
          <table:table-cell office:value-type="float" office:value="0.0003456" calcext:value-type="float">
            <text:p>0.0003456</text:p>
          </table:table-cell>
          <table:table-cell office:value-type="float" office:value="0.79142" calcext:value-type="float">
            <text:p>0.79142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188233071611899" calcext:value-type="float">
            <text:p>0.188233071611899</text:p>
          </table:table-cell>
          <table:table-cell office:value-type="float" office:value="0.204398771803974" calcext:value-type="float">
            <text:p>0.204398771803974</text:p>
          </table:table-cell>
          <table:table-cell office:value-type="float" office:value="0.220564471996049" calcext:value-type="float">
            <text:p>0.220564471996049</text:p>
          </table:table-cell>
          <table:table-cell office:value-type="string" calcext:value-type="string">
            <text:p>Data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set</text:p>
          </table:table-cell>
          <table:table-cell office:value-type="float" office:value="0.105666666666667" calcext:value-type="float">
            <text:p>0.105666666666667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671148042024833" calcext:value-type="float">
            <text:p>0.671148042024833</text:p>
          </table:table-cell>
          <table:table-cell office:value-type="float" office:value="0.133097839042926" calcext:value-type="float">
            <text:p>0.133097839042926</text:p>
          </table:table-cell>
          <table:table-cell office:value-type="float" office:value="0.519017543859649" calcext:value-type="float">
            <text:p>0.519017543859649</text:p>
          </table:table-cell>
          <table:table-cell office:value-type="float" office:value="0.729666666666667" calcext:value-type="float">
            <text:p>0.729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45528399728305" calcext:value-type="float">
            <text:p>0.145528399728305</text:p>
          </table:table-cell>
          <table:table-cell office:value-type="float" office:value="0.149583333333333" calcext:value-type="float">
            <text:p>0.149583333333333</text:p>
          </table:table-cell>
          <table:table-cell office:value-type="float" office:value="0.259226362305462" calcext:value-type="float">
            <text:p>0.259226362305462</text:p>
          </table:table-cell>
          <table:table-cell office:value-type="float" office:value="0.909207748830995" calcext:value-type="float">
            <text:p>0.909207748830995</text:p>
          </table:table-cell>
          <table:table-cell office:value-type="float" office:value="0.913830744362996" calcext:value-type="float">
            <text:p>0.9138307443629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09389333333333" calcext:value-type="float">
            <text:p>0.909389333333333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199354731976399" calcext:value-type="float">
            <text:p>0.199354731976399</text:p>
          </table:table-cell>
          <table:table-cell office:value-type="float" office:value="0.21917289480599" calcext:value-type="float">
            <text:p>0.21917289480599</text:p>
          </table:table-cell>
          <table:table-cell office:value-type="float" office:value="0.238991057635581" calcext:value-type="float">
            <text:p>0.238991057635581</text:p>
          </table:table-cell>
          <table:table-cell office:value-type="string" calcext:value-type="string">
            <text:p>Data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13</text:p>
          </table:table-cell>
          <table:table-cell office:value-type="string" calcext:value-type="string">
            <text:p>dataset</text:p>
          </table:table-cell>
          <table:table-cell office:value-type="float" office:value="0.104333333333333" calcext:value-type="float">
            <text:p>0.104333333333333</text:p>
          </table:table-cell>
          <table:table-cell office:value-type="float" office:value="0.147666666666667" calcext:value-type="float">
            <text:p>0.147666666666667</text:p>
          </table:table-cell>
          <table:table-cell office:value-type="float" office:value="0.689" calcext:value-type="float">
            <text:p>0.689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40166666666667" calcext:value-type="float">
            <text:p>0.440166666666667</text:p>
          </table:table-cell>
          <table:table-cell office:value-type="float" office:value="0.672047619047619" calcext:value-type="float">
            <text:p>0.672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81498380057" calcext:value-type="float">
            <text:p>0.22281498380057</text:p>
          </table:table-cell>
          <table:table-cell office:value-type="float" office:value="0.147416666666667" calcext:value-type="float">
            <text:p>0.147416666666667</text:p>
          </table:table-cell>
          <table:table-cell office:value-type="float" office:value="0.258505535077647" calcext:value-type="float">
            <text:p>0.258505535077647</text:p>
          </table:table-cell>
          <table:table-cell office:value-type="float" office:value="0.977393595730487" calcext:value-type="float">
            <text:p>0.977393595730487</text:p>
          </table:table-cell>
          <table:table-cell office:value-type="float" office:value="0.948877617930239" calcext:value-type="float">
            <text:p>0.948877617930239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7408666666667" calcext:value-type="float">
            <text:p>0.97740866666666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744652697220328" calcext:value-type="float">
            <text:p>0.744652697220328</text:p>
          </table:table-cell>
          <table:table-cell office:value-type="float" office:value="0.812202411580514" calcext:value-type="float">
            <text:p>0.812202411580514</text:p>
          </table:table-cell>
          <table:table-cell office:value-type="float" office:value="0.8797521259407" calcext:value-type="float">
            <text:p>0.8797521259407</text:p>
          </table:table-cell>
          <table:table-cell office:value-type="string" calcext:value-type="string">
            <text:p>Data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9</text:p>
          </table:table-cell>
          <table:table-cell office:value-type="string" calcext:value-type="string">
            <text:p>dataset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688334426229508" calcext:value-type="float">
            <text:p>0.688334426229508</text:p>
          </table:table-cell>
          <table:table-cell office:value-type="float" office:value="0.156312286135252" calcext:value-type="float">
            <text:p>0.156312286135252</text:p>
          </table:table-cell>
          <table:table-cell office:value-type="float" office:value="0.35325" calcext:value-type="float">
            <text:p>0.35325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000499250374812588" calcext:value-type="float">
            <text:p>0.000499250374812588</text:p>
          </table:table-cell>
          <table:table-cell office:value-type="float" office:value="0.749999875" calcext:value-type="float">
            <text:p>0.749999875</text:p>
          </table:table-cell>
          <table:table-cell office:value-type="float" office:value="0.207930177119855" calcext:value-type="float">
            <text:p>0.207930177119855</text:p>
          </table:table-cell>
          <table:table-cell office:value-type="float" office:value="0.129875" calcext:value-type="float">
            <text:p>0.129875</text:p>
          </table:table-cell>
          <table:table-cell office:value-type="float" office:value="0.224583940300966" calcext:value-type="float">
            <text:p>0.224583940300966</text:p>
          </table:table-cell>
          <table:table-cell office:value-type="float" office:value="0.915049873557768" calcext:value-type="float">
            <text:p>0.915049873557768</text:p>
          </table:table-cell>
          <table:table-cell office:value-type="float" office:value="0.927662684714327" calcext:value-type="float">
            <text:p>0.927662684714327</text:p>
          </table:table-cell>
          <table:table-cell office:value-type="float" office:value="0.000749815827270161" calcext:value-type="float">
            <text:p>0.000749815827270161</text:p>
          </table:table-cell>
          <table:table-cell office:value-type="float" office:value="0.915177337007172" calcext:value-type="float">
            <text:p>0.915177337007172</text:p>
          </table:table-cell>
          <table:table-cell office:value-type="float" office:value="0.70725" calcext:value-type="float">
            <text:p>0.70725</text:p>
          </table:table-cell>
          <table:table-cell office:value-type="float" office:value="0.418627284604568" calcext:value-type="float">
            <text:p>0.418627284604568</text:p>
          </table:table-cell>
          <table:table-cell office:value-type="float" office:value="0.489497698743341" calcext:value-type="float">
            <text:p>0.489497698743341</text:p>
          </table:table-cell>
          <table:table-cell office:value-type="float" office:value="0.560368112882113" calcext:value-type="float">
            <text:p>0.560368112882113</text:p>
          </table:table-cell>
          <table:table-cell office:value-type="string" calcext:value-type="string">
            <text:p>Data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honeme</text:p>
          </table:table-cell>
          <table:table-cell office:value-type="string" calcext:value-type="string">
            <text:p>dataset</text:p>
          </table:table-cell>
          <table:table-cell office:value-type="float" office:value="0.102701702442635" calcext:value-type="float">
            <text:p>0.102701702442635</text:p>
          </table:table-cell>
          <table:table-cell office:value-type="float" office:value="0.147742413027387" calcext:value-type="float">
            <text:p>0.147742413027387</text:p>
          </table:table-cell>
          <table:table-cell office:value-type="float" office:value="0.754526309583855" calcext:value-type="float">
            <text:p>0.754526309583855</text:p>
          </table:table-cell>
          <table:table-cell office:value-type="float" office:value="0.172242365123304" calcext:value-type="float">
            <text:p>0.172242365123304</text:p>
          </table:table-cell>
          <table:table-cell office:value-type="float" office:value="0.41339748334567" calcext:value-type="float">
            <text:p>0.41339748334567</text:p>
          </table:table-cell>
          <table:table-cell office:value-type="float" office:value="0.475866641993585" calcext:value-type="float">
            <text:p>0.475866641993585</text:p>
          </table:table-cell>
          <table:table-cell office:value-type="float" office:value="0.171571879511093" calcext:value-type="float">
            <text:p>0.171571879511093</text:p>
          </table:table-cell>
          <table:table-cell office:value-type="float" office:value="0.609802792496096" calcext:value-type="float">
            <text:p>0.609802792496096</text:p>
          </table:table-cell>
          <table:table-cell office:value-type="float" office:value="0.311606197475232" calcext:value-type="float">
            <text:p>0.311606197475232</text:p>
          </table:table-cell>
          <table:table-cell office:value-type="float" office:value="0.118140883296324" calcext:value-type="float">
            <text:p>0.118140883296324</text:p>
          </table:table-cell>
          <table:table-cell office:value-type="float" office:value="0.246274044347623" calcext:value-type="float">
            <text:p>0.246274044347623</text:p>
          </table:table-cell>
          <table:table-cell office:value-type="float" office:value="0.971940564356202" calcext:value-type="float">
            <text:p>0.971940564356202</text:p>
          </table:table-cell>
          <table:table-cell office:value-type="float" office:value="0.893705622997608" calcext:value-type="float">
            <text:p>0.893705622997608</text:p>
          </table:table-cell>
          <table:table-cell office:value-type="float" office:value="0.000370096225018505" calcext:value-type="float">
            <text:p>0.000370096225018505</text:p>
          </table:table-cell>
          <table:table-cell office:value-type="float" office:value="0.971948378931292" calcext:value-type="float">
            <text:p>0.971948378931292</text:p>
          </table:table-cell>
          <table:table-cell office:value-type="float" office:value="0.972538860103627" calcext:value-type="float">
            <text:p>0.972538860103627</text:p>
          </table:table-cell>
          <table:table-cell office:value-type="float" office:value="0.743343848936354" calcext:value-type="float">
            <text:p>0.743343848936354</text:p>
          </table:table-cell>
          <table:table-cell office:value-type="float" office:value="0.856085692768322" calcext:value-type="float">
            <text:p>0.856085692768322</text:p>
          </table:table-cell>
          <table:table-cell office:value-type="float" office:value="0.951219333788813" calcext:value-type="float">
            <text:p>0.951219333788813</text:p>
          </table:table-cell>
          <table:table-cell office:value-type="string" calcext:value-type="string">
            <text:p>phoneme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office:value-type="float" office:value="0.102040816326531" calcext:value-type="float">
            <text:p>0.102040816326531</text:p>
          </table:table-cell>
          <table:table-cell office:value-type="float" office:value="0.391836734693877" calcext:value-type="float">
            <text:p>0.391836734693877</text:p>
          </table:table-cell>
          <table:table-cell office:value-type="float" office:value="0.789638932496075" calcext:value-type="float">
            <text:p>0.789638932496075</text:p>
          </table:table-cell>
          <table:table-cell office:value-type="float" office:value="0.238562761011741" calcext:value-type="float">
            <text:p>0.238562761011741</text:p>
          </table:table-cell>
          <table:table-cell office:value-type="float" office:value="0.593037214885954" calcext:value-type="float">
            <text:p>0.593037214885954</text:p>
          </table:table-cell>
          <table:table-cell office:value-type="float" office:value="0.81859410430839" calcext:value-type="float">
            <text:p>0.81859410430839</text:p>
          </table:table-cell>
          <table:table-cell office:value-type="float" office:value="0.0576923076923077" calcext:value-type="float">
            <text:p>0.0576923076923077</text:p>
          </table:table-cell>
          <table:table-cell office:value-type="float" office:value="0.676567656765677" calcext:value-type="float">
            <text:p>0.676567656765677</text:p>
          </table:table-cell>
          <table:table-cell office:value-type="float" office:value="0.420570472591851" calcext:value-type="float">
            <text:p>0.420570472591851</text:p>
          </table:table-cell>
          <table:table-cell office:value-type="float" office:value="0.438775510204082" calcext:value-type="float">
            <text:p>0.438775510204082</text:p>
          </table:table-cell>
          <table:table-cell office:value-type="float" office:value="0.174752118629661" calcext:value-type="float">
            <text:p>0.174752118629661</text:p>
          </table:table-cell>
          <table:table-cell office:value-type="float" office:value="0.968537414965986" calcext:value-type="float">
            <text:p>0.968537414965986</text:p>
          </table:table-cell>
          <table:table-cell office:value-type="float" office:value="0.990358104799776" calcext:value-type="float">
            <text:p>0.990358104799776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0.969179508538109" calcext:value-type="float">
            <text:p>0.969179508538109</text:p>
          </table:table-cell>
          <table:table-cell office:value-type="float" office:value="0.319727891156463" calcext:value-type="float">
            <text:p>0.319727891156463</text:p>
          </table:table-cell>
          <table:table-cell office:value-type="float" office:value="0.664702530650248" calcext:value-type="float">
            <text:p>0.664702530650248</text:p>
          </table:table-cell>
          <table:table-cell office:value-type="float" office:value="0.722980009581052" calcext:value-type="float">
            <text:p>0.722980009581052</text:p>
          </table:table-cell>
          <table:table-cell office:value-type="float" office:value="0.837570831426243" calcext:value-type="float">
            <text:p>0.837570831426243</text:p>
          </table:table-cell>
          <table:table-cell office:value-type="string" calcext:value-type="string">
            <text:p>teaching_assistant_LH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9</text:p>
          </table:table-cell>
          <table:table-cell office:value-type="float" office:value="1" calcext:value-type="float">
            <text:p>1</text:p>
          </table:table-cell>
          <table:table-cell office:value-type="float" office:value="0.100449775112444" calcext:value-type="float">
            <text:p>0.100449775112444</text:p>
          </table:table-cell>
          <table:table-cell office:value-type="float" office:value="0.15832083958021" calcext:value-type="float">
            <text:p>0.15832083958021</text:p>
          </table:table-cell>
          <table:table-cell office:value-type="float" office:value="0.876442106815445" calcext:value-type="float">
            <text:p>0.876442106815445</text:p>
          </table:table-cell>
          <table:table-cell office:value-type="float" office:value="0.172834407137954" calcext:value-type="float">
            <text:p>0.172834407137954</text:p>
          </table:table-cell>
          <table:table-cell office:value-type="float" office:value="0.454676507899896" calcext:value-type="float">
            <text:p>0.454676507899896</text:p>
          </table:table-cell>
          <table:table-cell office:value-type="float" office:value="0.988905547226387" calcext:value-type="float">
            <text:p>0.988905547226387</text:p>
          </table:table-cell>
          <table:table-cell office:value-type="float" office:value="0" calcext:value-type="float">
            <text:p>0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230654504591954" calcext:value-type="float">
            <text:p>0.230654504591954</text:p>
          </table:table-cell>
          <table:table-cell office:value-type="float" office:value="0.165417291354323" calcext:value-type="float">
            <text:p>0.165417291354323</text:p>
          </table:table-cell>
          <table:table-cell office:value-type="float" office:value="0.294067319731748" calcext:value-type="float">
            <text:p>0.294067319731748</text:p>
          </table:table-cell>
          <table:table-cell office:value-type="float" office:value="0.976032254143199" calcext:value-type="float">
            <text:p>0.976032254143199</text:p>
          </table:table-cell>
          <table:table-cell office:value-type="float" office:value="0.963662108312379" calcext:value-type="float">
            <text:p>0.963662108312379</text:p>
          </table:table-cell>
          <table:table-cell office:value-type="float" office:value="0.000682704409235742" calcext:value-type="float">
            <text:p>0.000682704409235742</text:p>
          </table:table-cell>
          <table:table-cell office:value-type="float" office:value="0.976068187795158" calcext:value-type="float">
            <text:p>0.976068187795158</text:p>
          </table:table-cell>
          <table:table-cell office:value-type="float" office:value="0.739880059970015" calcext:value-type="float">
            <text:p>0.739880059970015</text:p>
          </table:table-cell>
          <table:table-cell office:value-type="float" office:value="0.411715186881037" calcext:value-type="float">
            <text:p>0.411715186881037</text:p>
          </table:table-cell>
          <table:table-cell office:value-type="float" office:value="0.490283487389733" calcext:value-type="float">
            <text:p>0.490283487389733</text:p>
          </table:table-cell>
          <table:table-cell office:value-type="float" office:value="0.568851787898429" calcext:value-type="float">
            <text:p>0.568851787898429</text:p>
          </table:table-cell>
          <table:table-cell office:value-type="string" calcext:value-type="string">
            <text:p>Data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yeast1</text:p>
          </table:table-cell>
          <table:table-cell office:value-type="float" office:value="0" calcext:value-type="float">
            <text:p>0</text:p>
          </table:table-cell>
          <table:table-cell office:value-type="float" office:value="0.0995260663507109" calcext:value-type="float">
            <text:p>0.0995260663507109</text:p>
          </table:table-cell>
          <table:table-cell office:value-type="float" office:value="0.197345971563981" calcext:value-type="float">
            <text:p>0.197345971563981</text:p>
          </table:table-cell>
          <table:table-cell office:value-type="float" office:value="0.722639445862195" calcext:value-type="float">
            <text:p>0.722639445862195</text:p>
          </table:table-cell>
          <table:table-cell office:value-type="float" office:value="0.229144293543863" calcext:value-type="float">
            <text:p>0.229144293543863</text:p>
          </table:table-cell>
          <table:table-cell office:value-type="float" office:value="0.462023490624356" calcext:value-type="float">
            <text:p>0.462023490624356</text:p>
          </table:table-cell>
          <table:table-cell office:value-type="float" office:value="0.93175355450237" calcext:value-type="float">
            <text:p>0.93175355450237</text:p>
          </table:table-cell>
          <table:table-cell office:value-type="float" office:value="0" calcext:value-type="float">
            <text:p>0</text:p>
          </table:table-cell>
          <table:table-cell office:value-type="float" office:value="0.526055705300988" calcext:value-type="float">
            <text:p>0.526055705300988</text:p>
          </table:table-cell>
          <table:table-cell office:value-type="float" office:value="0.286223062940958" calcext:value-type="float">
            <text:p>0.286223062940958</text:p>
          </table:table-cell>
          <table:table-cell office:value-type="float" office:value="0.21088467614534" calcext:value-type="float">
            <text:p>0.21088467614534</text:p>
          </table:table-cell>
          <table:table-cell office:value-type="float" office:value="0.383008288173988" calcext:value-type="float">
            <text:p>0.383008288173988</text:p>
          </table:table-cell>
          <table:table-cell office:value-type="float" office:value="0.989276689119311" calcext:value-type="float">
            <text:p>0.989276689119311</text:p>
          </table:table-cell>
          <table:table-cell office:value-type="float" office:value="0.905161778850252" calcext:value-type="float">
            <text:p>0.905161778850252</text:p>
          </table:table-cell>
          <table:table-cell office:value-type="float" office:value="0.000947867298578199" calcext:value-type="float">
            <text:p>0.000947867298578199</text:p>
          </table:table-cell>
          <table:table-cell office:value-type="float" office:value="0.989286853395027" calcext:value-type="float">
            <text:p>0.989286853395027</text:p>
          </table:table-cell>
          <table:table-cell office:value-type="float" office:value="0.733293838862559" calcext:value-type="float">
            <text:p>0.733293838862559</text:p>
          </table:table-cell>
          <table:table-cell office:value-type="float" office:value="0" calcext:value-type="float">
            <text:p>0</text:p>
          </table:table-cell>
          <table:table-cell office:value-type="float" office:value="0.709094225335644" calcext:value-type="float">
            <text:p>0.709094225335644</text:p>
          </table:table-cell>
          <table:table-cell office:value-type="float" office:value="0.94786302524932" calcext:value-type="float">
            <text:p>0.94786302524932</text:p>
          </table:table-cell>
          <table:table-cell office:value-type="string" calcext:value-type="string">
            <text:p>yeast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aheart</text:p>
          </table:table-cell>
          <table:table-cell office:value-type="float" office:value="0" calcext:value-type="float">
            <text:p>0</text:p>
          </table:table-cell>
          <table:table-cell office:value-type="float" office:value="0.0993377483443708" calcext:value-type="float">
            <text:p>0.0993377483443708</text:p>
          </table:table-cell>
          <table:table-cell office:value-type="float" office:value="0.255629139072848" calcext:value-type="float">
            <text:p>0.255629139072848</text:p>
          </table:table-cell>
          <table:table-cell office:value-type="float" office:value="0.620773788776577" calcext:value-type="float">
            <text:p>0.620773788776577</text:p>
          </table:table-cell>
          <table:table-cell office:value-type="float" office:value="0.258515084372284" calcext:value-type="float">
            <text:p>0.258515084372284</text:p>
          </table:table-cell>
          <table:table-cell office:value-type="float" office:value="0.490539262062441" calcext:value-type="float">
            <text:p>0.490539262062441</text:p>
          </table:table-cell>
          <table:table-cell office:value-type="float" office:value="0.859823399558499" calcext:value-type="float">
            <text:p>0.859823399558499</text:p>
          </table:table-cell>
          <table:table-cell office:value-type="float" office:value="0" calcext:value-type="float">
            <text:p>0</text:p>
          </table:table-cell>
          <table:table-cell office:value-type="float" office:value="0.564213564213564" calcext:value-type="float">
            <text:p>0.564213564213564</text:p>
          </table:table-cell>
          <table:table-cell office:value-type="float" office:value="0.28736096117747" calcext:value-type="float">
            <text:p>0.28736096117747</text:p>
          </table:table-cell>
          <table:table-cell office:value-type="float" office:value="0.263134657836645" calcext:value-type="float">
            <text:p>0.263134657836645</text:p>
          </table:table-cell>
          <table:table-cell office:value-type="float" office:value="0.441350299979303" calcext:value-type="float">
            <text:p>0.441350299979303</text:p>
          </table:table-cell>
          <table:table-cell office:value-type="float" office:value="0.982376625376779" calcext:value-type="float">
            <text:p>0.982376625376779</text:p>
          </table:table-cell>
          <table:table-cell office:value-type="float" office:value="0.833987644611848" calcext:value-type="float">
            <text:p>0.833987644611848</text:p>
          </table:table-cell>
          <table:table-cell office:value-type="float" office:value="0.0033112582781457" calcext:value-type="float">
            <text:p>0.0033112582781457</text:p>
          </table:table-cell>
          <table:table-cell office:value-type="float" office:value="0.982434980921889" calcext:value-type="float">
            <text:p>0.982434980921889</text:p>
          </table:table-cell>
          <table:table-cell office:value-type="float" office:value="0.805003679175865" calcext:value-type="float">
            <text:p>0.805003679175865</text:p>
          </table:table-cell>
          <table:table-cell office:value-type="float" office:value="0.665243578228298" calcext:value-type="float">
            <text:p>0.665243578228298</text:p>
          </table:table-cell>
          <table:table-cell office:value-type="float" office:value="0.784591209175205" calcext:value-type="float">
            <text:p>0.784591209175205</text:p>
          </table:table-cell>
          <table:table-cell office:value-type="float" office:value="0.943296631409338" calcext:value-type="float">
            <text:p>0.943296631409338</text:p>
          </table:table-cell>
          <table:table-cell office:value-type="string" calcext:value-type="string">
            <text:p>sahe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set</text:p>
          </table:table-cell>
          <table:table-cell office:value-type="float" office:value="0.0993333333333333" calcext:value-type="float">
            <text:p>0.0993333333333333</text:p>
          </table:table-cell>
          <table:table-cell office:value-type="float" office:value="0.147266666666667" calcext:value-type="float">
            <text:p>0.147266666666667</text:p>
          </table:table-cell>
          <table:table-cell office:value-type="float" office:value="0.761024122807017" calcext:value-type="float">
            <text:p>0.761024122807017</text:p>
          </table:table-cell>
          <table:table-cell office:value-type="float" office:value="0.136444214744126" calcext:value-type="float">
            <text:p>0.136444214744126</text:p>
          </table:table-cell>
          <table:table-cell office:value-type="float" office:value="0.529866666666667" calcext:value-type="float">
            <text:p>0.529866666666667</text:p>
          </table:table-cell>
          <table:table-cell office:value-type="float" office:value="0.521266666666667" calcext:value-type="float">
            <text:p>0.521266666666667</text:p>
          </table:table-cell>
          <table:table-cell office:value-type="float" office:value="0.00199201596806387" calcext:value-type="float">
            <text:p>0.00199201596806387</text:p>
          </table:table-cell>
          <table:table-cell office:value-type="float" office:value="0.666665333333333" calcext:value-type="float">
            <text:p>0.666665333333333</text:p>
          </table:table-cell>
          <table:table-cell office:value-type="float" office:value="0.262325578899492" calcext:value-type="float">
            <text:p>0.262325578899492</text:p>
          </table:table-cell>
          <table:table-cell office:value-type="float" office:value="0.142583333333333" calcext:value-type="float">
            <text:p>0.142583333333333</text:p>
          </table:table-cell>
          <table:table-cell office:value-type="float" office:value="0.260164495939275" calcext:value-type="float">
            <text:p>0.260164495939275</text:p>
          </table:table-cell>
          <table:table-cell office:value-type="float" office:value="0.980405481639454" calcext:value-type="float">
            <text:p>0.980405481639454</text:p>
          </table:table-cell>
          <table:table-cell office:value-type="float" office:value="0.960322956519645" calcext:value-type="float">
            <text:p>0.960322956519645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80418540340828" calcext:value-type="float">
            <text:p>0.980418540340828</text:p>
          </table:table-cell>
          <table:table-cell office:value-type="float" office:value="0.986333333333333" calcext:value-type="float">
            <text:p>0.986333333333333</text:p>
          </table:table-cell>
          <table:table-cell office:value-type="float" office:value="0.805513873780274" calcext:value-type="float">
            <text:p>0.805513873780274</text:p>
          </table:table-cell>
          <table:table-cell office:value-type="float" office:value="0.855674412415159" calcext:value-type="float">
            <text:p>0.855674412415159</text:p>
          </table:table-cell>
          <table:table-cell office:value-type="float" office:value="0.905834951050044" calcext:value-type="float">
            <text:p>0.905834951050044</text:p>
          </table:table-cell>
          <table:table-cell office:value-type="string" calcext:value-type="string">
            <text:p>Data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7</text:p>
          </table:table-cell>
          <table:table-cell office:value-type="float" office:value="1" calcext:value-type="float">
            <text:p>1</text:p>
          </table:table-cell>
          <table:table-cell office:value-type="float" office:value="0.0985626283367557" calcext:value-type="float">
            <text:p>0.0985626283367557</text:p>
          </table:table-cell>
          <table:table-cell office:value-type="float" office:value="0.104722792607803" calcext:value-type="float">
            <text:p>0.104722792607803</text:p>
          </table:table-cell>
          <table:table-cell office:value-type="float" office:value="0.811570805610176" calcext:value-type="float">
            <text:p>0.811570805610176</text:p>
          </table:table-cell>
          <table:table-cell office:value-type="float" office:value="0.0955737388710481" calcext:value-type="float">
            <text:p>0.0955737388710481</text:p>
          </table:table-cell>
          <table:table-cell office:value-type="float" office:value="0.306654844129177" calcext:value-type="float">
            <text:p>0.306654844129177</text:p>
          </table:table-cell>
          <table:table-cell office:value-type="float" office:value="0.566735112936345" calcext:value-type="float">
            <text:p>0.566735112936345</text:p>
          </table:table-cell>
          <table:table-cell office:value-type="float" office:value="0.050682261208577" calcext:value-type="float">
            <text:p>0.050682261208577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303588389786649" calcext:value-type="float">
            <text:p>0.303588389786649</text:p>
          </table:table-cell>
          <table:table-cell office:value-type="float" office:value="0.0811943874058864" calcext:value-type="float">
            <text:p>0.0811943874058864</text:p>
          </table:table-cell>
          <table:table-cell office:value-type="float" office:value="0.184148961112796" calcext:value-type="float">
            <text:p>0.184148961112796</text:p>
          </table:table-cell>
          <table:table-cell office:value-type="float" office:value="0.937747308753174" calcext:value-type="float">
            <text:p>0.937747308753174</text:p>
          </table:table-cell>
          <table:table-cell office:value-type="float" office:value="0.918552872605573" calcext:value-type="float">
            <text:p>0.918552872605573</text:p>
          </table:table-cell>
          <table:table-cell office:value-type="float" office:value="0.00102669404517454" calcext:value-type="float">
            <text:p>0.00102669404517454</text:p>
          </table:table-cell>
          <table:table-cell office:value-type="float" office:value="0.937811223220573" calcext:value-type="float">
            <text:p>0.937811223220573</text:p>
          </table:table-cell>
          <table:table-cell office:value-type="float" office:value="0.595482546201232" calcext:value-type="float">
            <text:p>0.595482546201232</text:p>
          </table:table-cell>
          <table:table-cell office:value-type="float" office:value="0.42351065086413" calcext:value-type="float">
            <text:p>0.42351065086413</text:p>
          </table:table-cell>
          <table:table-cell office:value-type="float" office:value="0.482912593592685" calcext:value-type="float">
            <text:p>0.482912593592685</text:p>
          </table:table-cell>
          <table:table-cell office:value-type="float" office:value="0.54231453632124" calcext:value-type="float">
            <text:p>0.54231453632124</text:p>
          </table:table-cell>
          <table:table-cell office:value-type="string" calcext:value-type="string">
            <text:p>Data7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3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" calcext:value-type="float">
            <text:p>0.15</text:p>
          </table:table-cell>
          <table:table-cell office:value-type="float" office:value="0.67431914893617" calcext:value-type="float">
            <text:p>0.67431914893617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30181818181818" calcext:value-type="float">
            <text:p>0.430181818181818</text:p>
          </table:table-cell>
          <table:table-cell office:value-type="float" office:value="0.669809523809524" calcext:value-type="float">
            <text:p>0.669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873427840129" calcext:value-type="float">
            <text:p>0.222873427840129</text:p>
          </table:table-cell>
          <table:table-cell office:value-type="float" office:value="0.148833333333333" calcext:value-type="float">
            <text:p>0.148833333333333</text:p>
          </table:table-cell>
          <table:table-cell office:value-type="float" office:value="0.26139889445566" calcext:value-type="float">
            <text:p>0.26139889445566</text:p>
          </table:table-cell>
          <table:table-cell office:value-type="float" office:value="0.976756059595286" calcext:value-type="float">
            <text:p>0.976756059595286</text:p>
          </table:table-cell>
          <table:table-cell office:value-type="float" office:value="0.948753735465908" calcext:value-type="float">
            <text:p>0.948753735465908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6771555555555" calcext:value-type="float">
            <text:p>0.976771555555555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749795902479128" calcext:value-type="float">
            <text:p>0.749795902479128</text:p>
          </table:table-cell>
          <table:table-cell office:value-type="float" office:value="0.817356565798482" calcext:value-type="float">
            <text:p>0.817356565798482</text:p>
          </table:table-cell>
          <table:table-cell office:value-type="float" office:value="0.884917229117836" calcext:value-type="float">
            <text:p>0.884917229117836</text:p>
          </table:table-cell>
          <table:table-cell office:value-type="string" calcext:value-type="string">
            <text:p>Data1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0</text:p>
          </table:table-cell>
          <table:table-cell office:value-type="float" office:value="2" calcext:value-type="float">
            <text:p>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427432835820895" calcext:value-type="float">
            <text:p>0.427432835820895</text:p>
          </table:table-cell>
          <table:table-cell office:value-type="float" office:value="0.0949133892419795" calcext:value-type="float">
            <text:p>0.0949133892419795</text:p>
          </table:table-cell>
          <table:table-cell office:value-type="float" office:value="0.331782608695652" calcext:value-type="float">
            <text:p>0.331782608695652</text:p>
          </table:table-cell>
          <table:table-cell office:value-type="float" office:value="0.6398" calcext:value-type="float">
            <text:p>0.639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2397688722972" calcext:value-type="float">
            <text:p>0.132397688722972</text:p>
          </table:table-cell>
          <table:table-cell office:value-type="float" office:value="0.0998333333333333" calcext:value-type="float">
            <text:p>0.0998333333333333</text:p>
          </table:table-cell>
          <table:table-cell office:value-type="float" office:value="0.188431187221904" calcext:value-type="float">
            <text:p>0.188431187221904</text:p>
          </table:table-cell>
          <table:table-cell office:value-type="float" office:value="0.896368368368368" calcext:value-type="float">
            <text:p>0.896368368368368</text:p>
          </table:table-cell>
          <table:table-cell office:value-type="float" office:value="0.887521821316985" calcext:value-type="float">
            <text:p>0.887521821316985</text:p>
          </table:table-cell>
          <table:table-cell office:value-type="float" office:value="0.0003675" calcext:value-type="float">
            <text:p>0.0003675</text:p>
          </table:table-cell>
          <table:table-cell office:value-type="float" office:value="0.896472" calcext:value-type="float">
            <text:p>0.896472</text:p>
          </table:table-cell>
          <table:table-cell office:value-type="float" office:value="0.749" calcext:value-type="float">
            <text:p>0.749</text:p>
          </table:table-cell>
          <table:table-cell office:value-type="float" office:value="0.480620334124135" calcext:value-type="float">
            <text:p>0.480620334124135</text:p>
          </table:table-cell>
          <table:table-cell office:value-type="float" office:value="0.520191643110669" calcext:value-type="float">
            <text:p>0.520191643110669</text:p>
          </table:table-cell>
          <table:table-cell office:value-type="float" office:value="0.559762952097202" calcext:value-type="float">
            <text:p>0.559762952097202</text:p>
          </table:table-cell>
          <table:table-cell office:value-type="string" calcext:value-type="string">
            <text:p>Data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itanic</text:p>
          </table:table-cell>
          <table:table-cell office:value-type="float" office:value="0" calcext:value-type="float">
            <text:p>0</text:p>
          </table:table-cell>
          <table:table-cell office:value-type="float" office:value="0.0902348578491965" calcext:value-type="float">
            <text:p>0.0902348578491965</text:p>
          </table:table-cell>
          <table:table-cell office:value-type="float" office:value="0.219035846724351" calcext:value-type="float">
            <text:p>0.219035846724351</text:p>
          </table:table-cell>
          <table:table-cell office:value-type="float" office:value="0.868681874367906" calcext:value-type="float">
            <text:p>0.868681874367906</text:p>
          </table:table-cell>
          <table:table-cell office:value-type="float" office:value="0.275203825484169" calcext:value-type="float">
            <text:p>0.275203825484169</text:p>
          </table:table-cell>
          <table:table-cell office:value-type="float" office:value="0.60152234727734" calcext:value-type="float">
            <text:p>0.60152234727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7980646804176" calcext:value-type="float">
            <text:p>0.587980646804176</text:p>
          </table:table-cell>
          <table:table-cell office:value-type="float" office:value="0.331179885289489" calcext:value-type="float">
            <text:p>0.331179885289489</text:p>
          </table:table-cell>
          <table:table-cell office:value-type="float" office:value="0.240096533050798" calcext:value-type="float">
            <text:p>0.240096533050798</text:p>
          </table:table-cell>
          <table:table-cell office:value-type="float" office:value="0.256600880042745" calcext:value-type="float">
            <text:p>0.256600880042745</text:p>
          </table:table-cell>
          <table:table-cell office:value-type="float" office:value="0.993527334810119" calcext:value-type="float">
            <text:p>0.993527334810119</text:p>
          </table:table-cell>
          <table:table-cell office:value-type="float" office:value="0.99019797680334" calcext:value-type="float">
            <text:p>0.99019797680334</text:p>
          </table:table-cell>
          <table:table-cell office:value-type="float" office:value="0.00123609394313968" calcext:value-type="float">
            <text:p>0.00123609394313968</text:p>
          </table:table-cell>
          <table:table-cell office:value-type="float" office:value="0.993535335632356" calcext:value-type="float">
            <text:p>0.993535335632356</text:p>
          </table:table-cell>
          <table:table-cell office:value-type="float" office:value="0.260403790688092" calcext:value-type="float">
            <text:p>0.260403790688092</text:p>
          </table:table-cell>
          <table:table-cell office:value-type="float" office:value="0.661907026128367" calcext:value-type="float">
            <text:p>0.661907026128367</text:p>
          </table:table-cell>
          <table:table-cell office:value-type="float" office:value="0.68424079118189" calcext:value-type="float">
            <text:p>0.68424079118189</text:p>
          </table:table-cell>
          <table:table-cell office:value-type="float" office:value="0.787311427892927" calcext:value-type="float">
            <text:p>0.787311427892927</text:p>
          </table:table-cell>
          <table:table-cell office:value-type="string" calcext:value-type="string">
            <text:p>titan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10</text:p>
          </table:table-cell>
          <table:table-cell office:value-type="string" calcext:value-type="string">
            <text:p>dataset</text:p>
          </table:table-cell>
          <table:table-cell office:value-type="float" office:value="0.0896666666666667" calcext:value-type="float">
            <text:p>0.0896666666666667</text:p>
          </table:table-cell>
          <table:table-cell office:value-type="float" office:value="0.138466666666667" calcext:value-type="float">
            <text:p>0.138466666666667</text:p>
          </table:table-cell>
          <table:table-cell office:value-type="float" office:value="0.725594527363184" calcext:value-type="float">
            <text:p>0.725594527363184</text:p>
          </table:table-cell>
          <table:table-cell office:value-type="float" office:value="0.135359485710089" calcext:value-type="float">
            <text:p>0.135359485710089</text:p>
          </table:table-cell>
          <table:table-cell office:value-type="float" office:value="0.413608695652174" calcext:value-type="float">
            <text:p>0.413608695652174</text:p>
          </table:table-cell>
          <table:table-cell office:value-type="float" office:value="0.752333333333333" calcext:value-type="float">
            <text:p>0.752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43192426594945" calcext:value-type="float">
            <text:p>0.143192426594945</text:p>
          </table:table-cell>
          <table:table-cell office:value-type="float" office:value="0.137777777777778" calcext:value-type="float">
            <text:p>0.137777777777778</text:p>
          </table:table-cell>
          <table:table-cell office:value-type="float" office:value="0.242922398865269" calcext:value-type="float">
            <text:p>0.242922398865269</text:p>
          </table:table-cell>
          <table:table-cell office:value-type="float" office:value="0.947981314647981" calcext:value-type="float">
            <text:p>0.947981314647981</text:p>
          </table:table-cell>
          <table:table-cell office:value-type="float" office:value="0.927776436992871" calcext:value-type="float">
            <text:p>0.92777643699287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948033333333333" calcext:value-type="float">
            <text:p>0.948033333333333</text:p>
          </table:table-cell>
          <table:table-cell office:value-type="float" office:value="0.789083333333333" calcext:value-type="float">
            <text:p>0.789083333333333</text:p>
          </table:table-cell>
          <table:table-cell office:value-type="float" office:value="0.489639285173176" calcext:value-type="float">
            <text:p>0.489639285173176</text:p>
          </table:table-cell>
          <table:table-cell office:value-type="float" office:value="0.526339911422626" calcext:value-type="float">
            <text:p>0.526339911422626</text:p>
          </table:table-cell>
          <table:table-cell office:value-type="float" office:value="0.563040537672075" calcext:value-type="float">
            <text:p>0.563040537672075</text:p>
          </table:table-cell>
          <table:table-cell office:value-type="string" calcext:value-type="string">
            <text:p>Data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parkinsons</text:p>
          </table:table-cell>
          <table:table-cell office:value-type="float" office:value="1" calcext:value-type="float">
            <text:p>1</text:p>
          </table:table-cell>
          <table:table-cell office:value-type="float" office:value="0.0884353741496599" calcext:value-type="float">
            <text:p>0.0884353741496599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260957991444" calcext:value-type="float">
            <text:p>0.260957991444</text:p>
          </table:table-cell>
          <table:table-cell office:value-type="float" office:value="0.146626727726398" calcext:value-type="float">
            <text:p>0.146626727726398</text:p>
          </table:table-cell>
          <table:table-cell office:value-type="float" office:value="0.585034013605442" calcext:value-type="float">
            <text:p>0.585034013605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0.215529402813157" calcext:value-type="float">
            <text:p>0.215529402813157</text:p>
          </table:table-cell>
          <table:table-cell office:value-type="float" office:value="0.0534013605442177" calcext:value-type="float">
            <text:p>0.0534013605442177</text:p>
          </table:table-cell>
          <table:table-cell office:value-type="float" office:value="0.314170030735256" calcext:value-type="float">
            <text:p>0.314170030735256</text:p>
          </table:table-cell>
          <table:table-cell office:value-type="float" office:value="0.837014257757898" calcext:value-type="float">
            <text:p>0.837014257757898</text:p>
          </table:table-cell>
          <table:table-cell office:value-type="float" office:value="0.790326244311565" calcext:value-type="float">
            <text:p>0.790326244311565</text:p>
          </table:table-cell>
          <table:table-cell office:value-type="float" office:value="0.00680272108843537" calcext:value-type="float">
            <text:p>0.00680272108843537</text:p>
          </table:table-cell>
          <table:table-cell office:value-type="float" office:value="0.838123004303762" calcext:value-type="float">
            <text:p>0.838123004303762</text:p>
          </table:table-cell>
          <table:table-cell office:value-type="float" office:value="0.800865800865801" calcext:value-type="float">
            <text:p>0.800865800865801</text:p>
          </table:table-cell>
          <table:table-cell office:value-type="float" office:value="0.556555683090365" calcext:value-type="float">
            <text:p>0.556555683090365</text:p>
          </table:table-cell>
          <table:table-cell office:value-type="float" office:value="0.758438230899576" calcext:value-type="float">
            <text:p>0.758438230899576</text:p>
          </table:table-cell>
          <table:table-cell office:value-type="float" office:value="0.962866465346381" calcext:value-type="float">
            <text:p>0.962866465346381</text:p>
          </table:table-cell>
          <table:table-cell office:value-type="string" calcext:value-type="string">
            <text:p>parkins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mbase</text:p>
          </table:table-cell>
          <table:table-cell office:value-type="string" calcext:value-type="string">
            <text:p>dataset</text:p>
          </table:table-cell>
          <table:table-cell office:value-type="float" office:value="0.0859256036545573" calcext:value-type="float">
            <text:p>0.0859256036545573</text:p>
          </table:table-cell>
          <table:table-cell office:value-type="float" office:value="0.128344572547313" calcext:value-type="float">
            <text:p>0.128344572547313</text:p>
          </table:table-cell>
          <table:table-cell office:value-type="float" office:value="0.590844403771575" calcext:value-type="float">
            <text:p>0.590844403771575</text:p>
          </table:table-cell>
          <table:table-cell office:value-type="float" office:value="0.0961206210531362" calcext:value-type="float">
            <text:p>0.0961206210531362</text:p>
          </table:table-cell>
          <table:table-cell office:value-type="float" office:value="0.518298378738052" calcext:value-type="float">
            <text:p>0.518298378738052</text:p>
          </table:table-cell>
          <table:table-cell office:value-type="float" office:value="0.651963655226653" calcext:value-type="float">
            <text:p>0.651963655226653</text:p>
          </table:table-cell>
          <table:table-cell office:value-type="float" office:value="0.137711855636081" calcext:value-type="float">
            <text:p>0.137711855636081</text:p>
          </table:table-cell>
          <table:table-cell office:value-type="float" office:value="0.651733379442606" calcext:value-type="float">
            <text:p>0.651733379442606</text:p>
          </table:table-cell>
          <table:table-cell office:value-type="float" office:value="0.261014479684868" calcext:value-type="float">
            <text:p>0.261014479684868</text:p>
          </table:table-cell>
          <table:table-cell office:value-type="float" office:value="0.102204846249876" calcext:value-type="float">
            <text:p>0.102204846249876</text:p>
          </table:table-cell>
          <table:table-cell office:value-type="float" office:value="0.271400360081187" calcext:value-type="float">
            <text:p>0.271400360081187</text:p>
          </table:table-cell>
          <table:table-cell office:value-type="float" office:value="0.98904553536456" calcext:value-type="float">
            <text:p>0.98904553536456</text:p>
          </table:table-cell>
          <table:table-cell office:value-type="float" office:value="0.890698741817108" calcext:value-type="float">
            <text:p>0.890698741817108</text:p>
          </table:table-cell>
          <table:table-cell office:value-type="float" office:value="0.000435066347618012" calcext:value-type="float">
            <text:p>0.000435066347618012</text:p>
          </table:table-cell>
          <table:table-cell office:value-type="float" office:value="0.989050196845663" calcext:value-type="float">
            <text:p>0.989050196845663</text:p>
          </table:table-cell>
          <table:table-cell office:value-type="float" office:value="0.213071835560186" calcext:value-type="float">
            <text:p>0.213071835560186</text:p>
          </table:table-cell>
          <table:table-cell office:value-type="float" office:value="0.55930036137555" calcext:value-type="float">
            <text:p>0.55930036137555</text:p>
          </table:table-cell>
          <table:table-cell office:value-type="float" office:value="0.676877379664621" calcext:value-type="float">
            <text:p>0.676877379664621</text:p>
          </table:table-cell>
          <table:table-cell office:value-type="float" office:value="0.861805252785842" calcext:value-type="float">
            <text:p>0.861805252785842</text:p>
          </table:table-cell>
          <table:table-cell office:value-type="string" calcext:value-type="string">
            <text:p>spambase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2</text:p>
          </table:table-cell>
          <table:table-cell office:value-type="float" office:value="1" calcext:value-type="float">
            <text:p>1</text:p>
          </table:table-cell>
          <table:table-cell office:value-type="float" office:value="0.0855043420173681" calcext:value-type="float">
            <text:p>0.0855043420173681</text:p>
          </table:table-cell>
          <table:table-cell office:value-type="float" office:value="0.145490981963928" calcext:value-type="float">
            <text:p>0.145490981963928</text:p>
          </table:table-cell>
          <table:table-cell office:value-type="float" office:value="0.833662939914917" calcext:value-type="float">
            <text:p>0.833662939914917</text:p>
          </table:table-cell>
          <table:table-cell office:value-type="float" office:value="0.136717650044214" calcext:value-type="float">
            <text:p>0.136717650044214</text:p>
          </table:table-cell>
          <table:table-cell office:value-type="float" office:value="0.524248496993988" calcext:value-type="float">
            <text:p>0.524248496993988</text:p>
          </table:table-cell>
          <table:table-cell office:value-type="float" office:value="0.568336673346693" calcext:value-type="float">
            <text:p>0.568336673346693</text:p>
          </table:table-cell>
          <table:table-cell office:value-type="float" office:value="0.00399201596806387" calcext:value-type="float">
            <text:p>0.00399201596806387</text:p>
          </table:table-cell>
          <table:table-cell office:value-type="float" office:value="0.667333333333333" calcext:value-type="float">
            <text:p>0.667333333333333</text:p>
          </table:table-cell>
          <table:table-cell office:value-type="float" office:value="0.262818039703862" calcext:value-type="float">
            <text:p>0.262818039703862</text:p>
          </table:table-cell>
          <table:table-cell office:value-type="float" office:value="0.136216878200846" calcext:value-type="float">
            <text:p>0.136216878200846</text:p>
          </table:table-cell>
          <table:table-cell office:value-type="float" office:value="0.267607665890189" calcext:value-type="float">
            <text:p>0.267607665890189</text:p>
          </table:table-cell>
          <table:table-cell office:value-type="float" office:value="0.983645097681995" calcext:value-type="float">
            <text:p>0.983645097681995</text:p>
          </table:table-cell>
          <table:table-cell office:value-type="float" office:value="0.96768757917922" calcext:value-type="float">
            <text:p>0.96768757917922</text:p>
          </table:table-cell>
          <table:table-cell office:value-type="float" office:value="0.000668002672010688" calcext:value-type="float">
            <text:p>0.000668002672010688</text:p>
          </table:table-cell>
          <table:table-cell office:value-type="float" office:value="0.983656022800444" calcext:value-type="float">
            <text:p>0.983656022800444</text:p>
          </table:table-cell>
          <table:table-cell office:value-type="float" office:value="0.981629926519706" calcext:value-type="float">
            <text:p>0.981629926519706</text:p>
          </table:table-cell>
          <table:table-cell office:value-type="float" office:value="0.799902373795233" calcext:value-type="float">
            <text:p>0.799902373795233</text:p>
          </table:table-cell>
          <table:table-cell office:value-type="float" office:value="0.856779234093431" calcext:value-type="float">
            <text:p>0.856779234093431</text:p>
          </table:table-cell>
          <table:table-cell office:value-type="float" office:value="0.913656094391628" calcext:value-type="float">
            <text:p>0.913656094391628</text:p>
          </table:table-cell>
          <table:table-cell office:value-type="string" calcext:value-type="string">
            <text:p>Data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wdbc</text:p>
          </table:table-cell>
          <table:table-cell office:value-type="float" office:value="1" calcext:value-type="float">
            <text:p>1</text:p>
          </table:table-cell>
          <table:table-cell office:value-type="float" office:value="0.080188679245283" calcext:value-type="float">
            <text:p>0.080188679245283</text:p>
          </table:table-cell>
          <table:table-cell office:value-type="float" office:value="0.0745283018867925" calcext:value-type="float">
            <text:p>0.0745283018867925</text:p>
          </table:table-cell>
          <table:table-cell office:value-type="float" office:value="0.508639159582556" calcext:value-type="float">
            <text:p>0.508639159582556</text:p>
          </table:table-cell>
          <table:table-cell office:value-type="float" office:value="0.125171778055008" calcext:value-type="float">
            <text:p>0.125171778055008</text:p>
          </table:table-cell>
          <table:table-cell office:value-type="float" office:value="0.353249475890985" calcext:value-type="float">
            <text:p>0.353249475890985</text:p>
          </table:table-cell>
          <table:table-cell office:value-type="float" office:value="0.577830188679245" calcext:value-type="float">
            <text:p>0.577830188679245</text:p>
          </table:table-cell>
          <table:table-cell office:value-type="float" office:value="0.406162464985994" calcext:value-type="float">
            <text:p>0.406162464985994</text:p>
          </table:table-cell>
          <table:table-cell office:value-type="float" office:value="0.751611013473931" calcext:value-type="float">
            <text:p>0.751611013473931</text:p>
          </table:table-cell>
          <table:table-cell office:value-type="float" office:value="0.162455188277032" calcext:value-type="float">
            <text:p>0.162455188277032</text:p>
          </table:table-cell>
          <table:table-cell office:value-type="float" office:value="0.0583333333333333" calcext:value-type="float">
            <text:p>0.0583333333333333</text:p>
          </table:table-cell>
          <table:table-cell office:value-type="float" office:value="0.359309087148618" calcext:value-type="float">
            <text:p>0.359309087148618</text:p>
          </table:table-cell>
          <table:table-cell office:value-type="float" office:value="0.724961995886614" calcext:value-type="float">
            <text:p>0.724961995886614</text:p>
          </table:table-cell>
          <table:table-cell office:value-type="float" office:value="0.679586895553281" calcext:value-type="float">
            <text:p>0.679586895553281</text:p>
          </table:table-cell>
          <table:table-cell office:value-type="float" office:value="0.00471698113207547" calcext:value-type="float">
            <text:p>0.00471698113207547</text:p>
          </table:table-cell>
          <table:table-cell office:value-type="float" office:value="0.72625934496262" calcext:value-type="float">
            <text:p>0.72625934496262</text:p>
          </table:table-cell>
          <table:table-cell office:value-type="float" office:value="0.807075471698113" calcext:value-type="float">
            <text:p>0.807075471698113</text:p>
          </table:table-cell>
          <table:table-cell office:value-type="float" office:value="0.510796362404424" calcext:value-type="float">
            <text:p>0.510796362404424</text:p>
          </table:table-cell>
          <table:table-cell office:value-type="float" office:value="0.773714137075573" calcext:value-type="float">
            <text:p>0.773714137075573</text:p>
          </table:table-cell>
          <table:table-cell office:value-type="float" office:value="0.98168201118457" calcext:value-type="float">
            <text:p>0.98168201118457</text:p>
          </table:table-cell>
          <table:table-cell office:value-type="string" calcext:value-type="string">
            <text:p>wdbc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office:value-type="float" office:value="0.0797644539614561" calcext:value-type="float">
            <text:p>0.0797644539614561</text:p>
          </table:table-cell>
          <table:table-cell office:value-type="float" office:value="0.00385438972162741" calcext:value-type="float">
            <text:p>0.00385438972162741</text:p>
          </table:table-cell>
          <table:table-cell office:value-type="float" office:value="0.298169189532967" calcext:value-type="float">
            <text:p>0.298169189532967</text:p>
          </table:table-cell>
          <table:table-cell office:value-type="float" office:value="0.120661734735883" calcext:value-type="float">
            <text:p>0.120661734735883</text:p>
          </table:table-cell>
          <table:table-cell office:value-type="float" office:value="0.824914976697317" calcext:value-type="float">
            <text:p>0.824914976697317</text:p>
          </table:table-cell>
          <table:table-cell office:value-type="float" office:value="0.872301034975018" calcext:value-type="float">
            <text:p>0.872301034975018</text:p>
          </table:table-cell>
          <table:table-cell office:value-type="float" office:value="0" calcext:value-type="float">
            <text:p>0</text:p>
          </table:table-cell>
          <table:table-cell office:value-type="float" office:value="0.663423423423423" calcext:value-type="float">
            <text:p>0.663423423423423</text:p>
          </table:table-cell>
          <table:table-cell office:value-type="float" office:value="0.030876988458358" calcext:value-type="float">
            <text:p>0.030876988458358</text:p>
          </table:table-cell>
          <table:table-cell office:value-type="float" office:value="0.18970714281242" calcext:value-type="float">
            <text:p>0.18970714281242</text:p>
          </table:table-cell>
          <table:table-cell office:value-type="float" office:value="0.408646742131183" calcext:value-type="float">
            <text:p>0.408646742131183</text:p>
          </table:table-cell>
          <table:table-cell office:value-type="float" office:value="0.945884179114746" calcext:value-type="float">
            <text:p>0.945884179114746</text:p>
          </table:table-cell>
          <table:table-cell office:value-type="float" office:value="0.528273026415926" calcext:value-type="float">
            <text:p>0.528273026415926</text:p>
          </table:table-cell>
          <table:table-cell office:value-type="float" office:value="0.000267665952890792" calcext:value-type="float">
            <text:p>0.000267665952890792</text:p>
          </table:table-cell>
          <table:table-cell office:value-type="float" office:value="0.94589866407751" calcext:value-type="float">
            <text:p>0.94589866407751</text:p>
          </table:table-cell>
          <table:table-cell office:value-type="float" office:value="0.999464668094218" calcext:value-type="float">
            <text:p>0.999464668094218</text:p>
          </table:table-cell>
          <table:table-cell office:value-type="float" office:value="0.763469152020287" calcext:value-type="float">
            <text:p>0.763469152020287</text:p>
          </table:table-cell>
          <table:table-cell office:value-type="float" office:value="0.904087314567596" calcext:value-type="float">
            <text:p>0.904087314567596</text:p>
          </table:table-cell>
          <table:table-cell office:value-type="float" office:value="0.991524279932611" calcext:value-type="float">
            <text:p>0.991524279932611</text:p>
          </table:table-cell>
          <table:table-cell office:value-type="string" calcext:value-type="string">
            <text:p>ring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8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796087671232877" calcext:value-type="float">
            <text:p>0.796087671232877</text:p>
          </table:table-cell>
          <table:table-cell office:value-type="float" office:value="0.11263230749366" calcext:value-type="float">
            <text:p>0.1126323074936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49324088894159" calcext:value-type="float">
            <text:p>0.149324088894159</text:p>
          </table:table-cell>
          <table:table-cell office:value-type="float" office:value="0.0998333333333333" calcext:value-type="float">
            <text:p>0.0998333333333333</text:p>
          </table:table-cell>
          <table:table-cell office:value-type="float" office:value="0.204476413574495" calcext:value-type="float">
            <text:p>0.204476413574495</text:p>
          </table:table-cell>
          <table:table-cell office:value-type="float" office:value="0.9227374749499" calcext:value-type="float">
            <text:p>0.9227374749499</text:p>
          </table:table-cell>
          <table:table-cell office:value-type="float" office:value="0.942932179400106" calcext:value-type="float">
            <text:p>0.942932179400106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0.52825" calcext:value-type="float">
            <text:p>0.52825</text:p>
          </table:table-cell>
          <table:table-cell office:value-type="float" office:value="0.223337855641544" calcext:value-type="float">
            <text:p>0.223337855641544</text:p>
          </table:table-cell>
          <table:table-cell office:value-type="float" office:value="0.248560479467118" calcext:value-type="float">
            <text:p>0.248560479467118</text:p>
          </table:table-cell>
          <table:table-cell office:value-type="float" office:value="0.273783103292693" calcext:value-type="float">
            <text:p>0.273783103292693</text:p>
          </table:table-cell>
          <table:table-cell office:value-type="string" calcext:value-type="string">
            <text:p>Data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8</text:p>
          </table:table-cell>
          <table:table-cell office:value-type="string" calcext:value-type="string">
            <text:p>dataset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11696" calcext:value-type="float">
            <text:p>0.11696</text:p>
          </table:table-cell>
          <table:table-cell office:value-type="float" office:value="0.613170410958904" calcext:value-type="float">
            <text:p>0.613170410958904</text:p>
          </table:table-cell>
          <table:table-cell office:value-type="float" office:value="0.133319688371425" calcext:value-type="float">
            <text:p>0.133319688371425</text:p>
          </table:table-cell>
          <table:table-cell office:value-type="float" office:value="0.42242" calcext:value-type="float">
            <text:p>0.42242</text:p>
          </table:table-cell>
          <table:table-cell office:value-type="float" office:value="0.51195" calcext:value-type="float">
            <text:p>0.5119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81695951831059" calcext:value-type="float">
            <text:p>0.181695951831059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215058321416197" calcext:value-type="float">
            <text:p>0.215058321416197</text:p>
          </table:table-cell>
          <table:table-cell office:value-type="float" office:value="0.886518637274549" calcext:value-type="float">
            <text:p>0.886518637274549</text:p>
          </table:table-cell>
          <table:table-cell office:value-type="float" office:value="0.885692123930388" calcext:value-type="float">
            <text:p>0.8856921239303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867456" calcext:value-type="float">
            <text:p>0.8867456</text:p>
          </table:table-cell>
          <table:table-cell office:value-type="float" office:value="0.47755" calcext:value-type="float">
            <text:p>0.47755</text:p>
          </table:table-cell>
          <table:table-cell office:value-type="float" office:value="0.209696575960174" calcext:value-type="float">
            <text:p>0.209696575960174</text:p>
          </table:table-cell>
          <table:table-cell office:value-type="float" office:value="0.237612037734088" calcext:value-type="float">
            <text:p>0.237612037734088</text:p>
          </table:table-cell>
          <table:table-cell office:value-type="float" office:value="0.265527499508001" calcext:value-type="float">
            <text:p>0.265527499508001</text:p>
          </table:table-cell>
          <table:table-cell office:value-type="string" calcext:value-type="string">
            <text:p>Data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hatfield_4</text:p>
          </table:table-cell>
          <table:table-cell office:value-type="float" office:value="1" calcext:value-type="float">
            <text:p>1</text:p>
          </table:table-cell>
          <table:table-cell office:value-type="float" office:value="0.0704225352112676" calcext:value-type="float">
            <text:p>0.0704225352112676</text:p>
          </table:table-cell>
          <table:table-cell office:value-type="float" office:value="0.130985915492958" calcext:value-type="float">
            <text:p>0.130985915492958</text:p>
          </table:table-cell>
          <table:table-cell office:value-type="float" office:value="0.242822318526544" calcext:value-type="float">
            <text:p>0.242822318526544</text:p>
          </table:table-cell>
          <table:table-cell office:value-type="float" office:value="0.108223185265439" calcext:value-type="float">
            <text:p>0.108223185265439</text:p>
          </table:table-cell>
          <table:table-cell office:value-type="float" office:value="0.380281690140845" calcext:value-type="float">
            <text:p>0.380281690140845</text:p>
          </table:table-cell>
          <table:table-cell office:value-type="float" office:value="0.559859154929578" calcext:value-type="float">
            <text:p>0.559859154929578</text:p>
          </table:table-cell>
          <table:table-cell office:value-type="float" office:value="0" calcext:value-type="float">
            <text:p>0</text:p>
          </table:table-cell>
          <table:table-cell office:value-type="float" office:value="0.597163120567376" calcext:value-type="float">
            <text:p>0.597163120567376</text:p>
          </table:table-cell>
          <table:table-cell office:value-type="float" office:value="0.186876752745453" calcext:value-type="float">
            <text:p>0.186876752745453</text:p>
          </table:table-cell>
          <table:table-cell office:value-type="float" office:value="0.124413145539906" calcext:value-type="float">
            <text:p>0.124413145539906</text:p>
          </table:table-cell>
          <table:table-cell office:value-type="float" office:value="0.321445049323346" calcext:value-type="float">
            <text:p>0.321445049323346</text:p>
          </table:table-cell>
          <table:table-cell office:value-type="float" office:value="0.72030766157227" calcext:value-type="float">
            <text:p>0.72030766157227</text:p>
          </table:table-cell>
          <table:table-cell office:value-type="float" office:value="0.757956426393214" calcext:value-type="float">
            <text:p>0.757956426393214</text:p>
          </table:table-cell>
          <table:table-cell office:value-type="float" office:value="0.00704225352112676" calcext:value-type="float">
            <text:p>0.00704225352112676</text:p>
          </table:table-cell>
          <table:table-cell office:value-type="float" office:value="0.722277325927395" calcext:value-type="float">
            <text:p>0.722277325927395</text:p>
          </table:table-cell>
          <table:table-cell office:value-type="float" office:value="0.606807511737089" calcext:value-type="float">
            <text:p>0.606807511737089</text:p>
          </table:table-cell>
          <table:table-cell office:value-type="float" office:value="0.567671037283379" calcext:value-type="float">
            <text:p>0.567671037283379</text:p>
          </table:table-cell>
          <table:table-cell office:value-type="float" office:value="0.723906525265386" calcext:value-type="float">
            <text:p>0.723906525265386</text:p>
          </table:table-cell>
          <table:table-cell office:value-type="float" office:value="0.892302514779935" calcext:value-type="float">
            <text:p>0.892302514779935</text:p>
          </table:table-cell>
          <table:table-cell office:value-type="string" calcext:value-type="string">
            <text:p>chatfield_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0686223153483499" calcext:value-type="float">
            <text:p>0.0686223153483499</text:p>
          </table:table-cell>
          <table:table-cell office:value-type="float" office:value="0.0949188056574123" calcext:value-type="float">
            <text:p>0.0949188056574123</text:p>
          </table:table-cell>
          <table:table-cell office:value-type="float" office:value="0.662377559487662" calcext:value-type="float">
            <text:p>0.662377559487662</text:p>
          </table:table-cell>
          <table:table-cell office:value-type="float" office:value="0.121895984956303" calcext:value-type="float">
            <text:p>0.121895984956303</text:p>
          </table:table-cell>
          <table:table-cell office:value-type="float" office:value="0.393711971632349" calcext:value-type="float">
            <text:p>0.393711971632349</text:p>
          </table:table-cell>
          <table:table-cell office:value-type="float" office:value="0.431355858215471" calcext:value-type="float">
            <text:p>0.431355858215471</text:p>
          </table:table-cell>
          <table:table-cell office:value-type="float" office:value="0" calcext:value-type="float">
            <text:p>0</text:p>
          </table:table-cell>
          <table:table-cell office:value-type="float" office:value="0.528990870959783" calcext:value-type="float">
            <text:p>0.528990870959783</text:p>
          </table:table-cell>
          <table:table-cell office:value-type="float" office:value="0.220617774071145" calcext:value-type="float">
            <text:p>0.220617774071145</text:p>
          </table:table-cell>
          <table:table-cell office:value-type="float" office:value="0.0786755718526279" calcext:value-type="float">
            <text:p>0.0786755718526279</text:p>
          </table:table-cell>
          <table:table-cell office:value-type="float" office:value="0.209874590404868" calcext:value-type="float">
            <text:p>0.209874590404868</text:p>
          </table:table-cell>
          <table:table-cell office:value-type="float" office:value="0.962071475065438" calcext:value-type="float">
            <text:p>0.962071475065438</text:p>
          </table:table-cell>
          <table:table-cell office:value-type="float" office:value="0.878253265039864" calcext:value-type="float">
            <text:p>0.878253265039864</text:p>
          </table:table-cell>
          <table:table-cell office:value-type="float" office:value="0.000261917234154007" calcext:value-type="float">
            <text:p>0.000261917234154007</text:p>
          </table:table-cell>
          <table:table-cell office:value-type="float" office:value="0.962081409199784" calcext:value-type="float">
            <text:p>0.962081409199784</text:p>
          </table:table-cell>
          <table:table-cell office:value-type="float" office:value="0.961917234154007" calcext:value-type="float">
            <text:p>0.961917234154007</text:p>
          </table:table-cell>
          <table:table-cell office:value-type="float" office:value="0.729669626038106" calcext:value-type="float">
            <text:p>0.729669626038106</text:p>
          </table:table-cell>
          <table:table-cell office:value-type="float" office:value="0.850015202697873" calcext:value-type="float">
            <text:p>0.850015202697873</text:p>
          </table:table-cell>
          <table:table-cell office:value-type="float" office:value="0.948069917199532" calcext:value-type="float">
            <text:p>0.948069917199532</text:p>
          </table:table-cell>
          <table:table-cell office:value-type="string" calcext:value-type="string">
            <text:p>phoneme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5</text:p>
          </table:table-cell>
          <table:table-cell office:value-type="float" office:value="5" calcext:value-type="float">
            <text:p>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861799426934097" calcext:value-type="float">
            <text:p>0.861799426934097</text:p>
          </table:table-cell>
          <table:table-cell office:value-type="float" office:value="0.121798622140384" calcext:value-type="float">
            <text:p>0.121798622140384</text:p>
          </table:table-cell>
          <table:table-cell office:value-type="float" office:value="0.645684210526316" calcext:value-type="float">
            <text:p>0.645684210526316</text:p>
          </table:table-cell>
          <table:table-cell office:value-type="float" office:value="0.851142857142857" calcext:value-type="float">
            <text:p>0.851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27124212396868" calcext:value-type="float">
            <text:p>0.127124212396868</text:p>
          </table:table-cell>
          <table:table-cell office:value-type="float" office:value="0.133166666666667" calcext:value-type="float">
            <text:p>0.133166666666667</text:p>
          </table:table-cell>
          <table:table-cell office:value-type="float" office:value="0.268217752985186" calcext:value-type="float">
            <text:p>0.268217752985186</text:p>
          </table:table-cell>
          <table:table-cell office:value-type="float" office:value="0.968897795591182" calcext:value-type="float">
            <text:p>0.968897795591182</text:p>
          </table:table-cell>
          <table:table-cell office:value-type="float" office:value="0.940650797166314" calcext:value-type="float">
            <text:p>0.940650797166314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202636478614407" calcext:value-type="float">
            <text:p>0.202636478614407</text:p>
          </table:table-cell>
          <table:table-cell office:value-type="float" office:value="0.232028932244466" calcext:value-type="float">
            <text:p>0.232028932244466</text:p>
          </table:table-cell>
          <table:table-cell office:value-type="float" office:value="0.261421385874524" calcext:value-type="float">
            <text:p>0.261421385874524</text:p>
          </table:table-cell>
          <table:table-cell office:value-type="string" calcext:value-type="string">
            <text:p>Data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0872727272727273" calcext:value-type="float">
            <text:p>0.0872727272727273</text:p>
          </table:table-cell>
          <table:table-cell office:value-type="float" office:value="0.654692824905591" calcext:value-type="float">
            <text:p>0.654692824905591</text:p>
          </table:table-cell>
          <table:table-cell office:value-type="float" office:value="0.0558260991329748" calcext:value-type="float">
            <text:p>0.0558260991329748</text:p>
          </table:table-cell>
          <table:table-cell office:value-type="float" office:value="0.614962121212121" calcext:value-type="float">
            <text:p>0.614962121212121</text:p>
          </table:table-cell>
          <table:table-cell office:value-type="float" office:value="0.584199134199134" calcext:value-type="float">
            <text:p>0.58419913419913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49710235170341" calcext:value-type="float">
            <text:p>0.649710235170341</text:p>
          </table:table-cell>
          <table:table-cell office:value-type="float" office:value="0.0632828282828283" calcext:value-type="float">
            <text:p>0.0632828282828283</text:p>
          </table:table-cell>
          <table:table-cell office:value-type="float" office:value="0.257482412904717" calcext:value-type="float">
            <text:p>0.257482412904717</text:p>
          </table:table-cell>
          <table:table-cell office:value-type="float" office:value="0.952003315833103" calcext:value-type="float">
            <text:p>0.952003315833103</text:p>
          </table:table-cell>
          <table:table-cell office:value-type="float" office:value="0.910749765278696" calcext:value-type="float">
            <text:p>0.910749765278696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0.952148760330578" calcext:value-type="float">
            <text:p>0.952148760330578</text:p>
          </table:table-cell>
          <table:table-cell office:value-type="float" office:value="0.493487506645401" calcext:value-type="float">
            <text:p>0.493487506645401</text:p>
          </table:table-cell>
          <table:table-cell office:value-type="float" office:value="0" calcext:value-type="float">
            <text:p>0</text:p>
          </table:table-cell>
          <table:table-cell office:value-type="float" office:value="0.175817575668672" calcext:value-type="float">
            <text:p>0.175817575668672</text:p>
          </table:table-cell>
          <table:table-cell office:value-type="float" office:value="0.238792589394647" calcext:value-type="float">
            <text:p>0.238792589394647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onosphere</text:p>
          </table:table-cell>
          <table:table-cell office:value-type="string" calcext:value-type="string">
            <text:p>dataset</text:p>
          </table:table-cell>
          <table:table-cell office:value-type="float" office:value="0.0655270655270655" calcext:value-type="float">
            <text:p>0.0655270655270655</text:p>
          </table:table-cell>
          <table:table-cell office:value-type="float" office:value="0.124786324786325" calcext:value-type="float">
            <text:p>0.124786324786325</text:p>
          </table:table-cell>
          <table:table-cell office:value-type="float" office:value="0.439989292338286" calcext:value-type="float">
            <text:p>0.439989292338286</text:p>
          </table:table-cell>
          <table:table-cell office:value-type="float" office:value="0.155026876106019" calcext:value-type="float">
            <text:p>0.155026876106019</text:p>
          </table:table-cell>
          <table:table-cell office:value-type="float" office:value="0.646723646723647" calcext:value-type="float">
            <text:p>0.646723646723647</text:p>
          </table:table-cell>
          <table:table-cell office:value-type="float" office:value="0.89031339031339" calcext:value-type="float">
            <text:p>0.89031339031339</text:p>
          </table:table-cell>
          <table:table-cell office:value-type="float" office:value="0.157948717948718" calcext:value-type="float">
            <text:p>0.157948717948718</text:p>
          </table:table-cell>
          <table:table-cell office:value-type="float" office:value="0.640149024764409" calcext:value-type="float">
            <text:p>0.640149024764409</text:p>
          </table:table-cell>
          <table:table-cell office:value-type="float" office:value="0.186004843963524" calcext:value-type="float">
            <text:p>0.186004843963524</text:p>
          </table:table-cell>
          <table:table-cell office:value-type="float" office:value="0.112804685026907" calcext:value-type="float">
            <text:p>0.112804685026907</text:p>
          </table:table-cell>
          <table:table-cell office:value-type="float" office:value="0.322899488791954" calcext:value-type="float">
            <text:p>0.322899488791954</text:p>
          </table:table-cell>
          <table:table-cell office:value-type="float" office:value="0.856346459096459" calcext:value-type="float">
            <text:p>0.856346459096459</text:p>
          </table:table-cell>
          <table:table-cell office:value-type="float" office:value="0.708230099063239" calcext:value-type="float">
            <text:p>0.708230099063239</text:p>
          </table:table-cell>
          <table:table-cell office:value-type="float" office:value="0.0056980056980057" calcext:value-type="float">
            <text:p>0.0056980056980057</text:p>
          </table:table-cell>
          <table:table-cell office:value-type="float" office:value="0.85704246370913" calcext:value-type="float">
            <text:p>0.85704246370913</text:p>
          </table:table-cell>
          <table:table-cell office:value-type="float" office:value="0.777605110938444" calcext:value-type="float">
            <text:p>0.777605110938444</text:p>
          </table:table-cell>
          <table:table-cell office:value-type="float" office:value="0" calcext:value-type="float">
            <text:p>0</text:p>
          </table:table-cell>
          <table:table-cell office:value-type="float" office:value="0.789555857703742" calcext:value-type="float">
            <text:p>0.789555857703742</text:p>
          </table:table-cell>
          <table:table-cell office:value-type="float" office:value="0.982866275444686" calcext:value-type="float">
            <text:p>0.982866275444686</text:p>
          </table:table-cell>
          <table:table-cell office:value-type="string" calcext:value-type="string">
            <text:p>ionosphere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5</text:p>
          </table:table-cell>
          <table:table-cell office:value-type="float" office:value="3" calcext:value-type="float">
            <text:p>3</text:p>
          </table:table-cell>
          <table:table-cell office:value-type="float" office:value="0.064" calcext:value-type="float">
            <text:p>0.064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908561604584527" calcext:value-type="float">
            <text:p>0.908561604584527</text:p>
          </table:table-cell>
          <table:table-cell office:value-type="float" office:value="0.139696012293933" calcext:value-type="float">
            <text:p>0.139696012293933</text:p>
          </table:table-cell>
          <table:table-cell office:value-type="float" office:value="0.607157894736842" calcext:value-type="float">
            <text:p>0.607157894736842</text:p>
          </table:table-cell>
          <table:table-cell office:value-type="float" office:value="0.684" calcext:value-type="float">
            <text:p>0.68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30492430122863" calcext:value-type="float">
            <text:p>0.130492430122863</text:p>
          </table:table-cell>
          <table:table-cell office:value-type="float" office:value="0.149833333333333" calcext:value-type="float">
            <text:p>0.149833333333333</text:p>
          </table:table-cell>
          <table:table-cell office:value-type="float" office:value="0.304094666154752" calcext:value-type="float">
            <text:p>0.304094666154752</text:p>
          </table:table-cell>
          <table:table-cell office:value-type="float" office:value="0.981911823647295" calcext:value-type="float">
            <text:p>0.981911823647295</text:p>
          </table:table-cell>
          <table:table-cell office:value-type="float" office:value="0.945579228733211" calcext:value-type="float">
            <text:p>0.945579228733211</text:p>
          </table:table-cell>
          <table:table-cell office:value-type="float" office:value="0.0003608" calcext:value-type="float">
            <text:p>0.0003608</text:p>
          </table:table-cell>
          <table:table-cell office:value-type="float" office:value="0.981948" calcext:value-type="float">
            <text:p>0.981948</text:p>
          </table:table-cell>
          <table:table-cell office:value-type="float" office:value="0.577" calcext:value-type="float">
            <text:p>0.577</text:p>
          </table:table-cell>
          <table:table-cell office:value-type="float" office:value="0.191327006151422" calcext:value-type="float">
            <text:p>0.191327006151422</text:p>
          </table:table-cell>
          <table:table-cell office:value-type="float" office:value="0.221653208980144" calcext:value-type="float">
            <text:p>0.221653208980144</text:p>
          </table:table-cell>
          <table:table-cell office:value-type="float" office:value="0.251979411808866" calcext:value-type="float">
            <text:p>0.251979411808866</text:p>
          </table:table-cell>
          <table:table-cell office:value-type="string" calcext:value-type="string">
            <text:p>Data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set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4933333333333" calcext:value-type="float">
            <text:p>0.104933333333333</text:p>
          </table:table-cell>
          <table:table-cell office:value-type="float" office:value="0.653463035019455" calcext:value-type="float">
            <text:p>0.653463035019455</text:p>
          </table:table-cell>
          <table:table-cell office:value-type="float" office:value="0.103084347343069" calcext:value-type="float">
            <text:p>0.103084347343069</text:p>
          </table:table-cell>
          <table:table-cell office:value-type="float" office:value="0.492947368421053" calcext:value-type="float">
            <text:p>0.492947368421053</text:p>
          </table:table-cell>
          <table:table-cell office:value-type="float" office:value="0.774555555555556" calcext:value-type="float">
            <text:p>0.774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4617495125797" calcext:value-type="float">
            <text:p>0.134617495125797</text:p>
          </table:table-cell>
          <table:table-cell office:value-type="float" office:value="0.109833333333333" calcext:value-type="float">
            <text:p>0.109833333333333</text:p>
          </table:table-cell>
          <table:table-cell office:value-type="float" office:value="0.228607473472368" calcext:value-type="float">
            <text:p>0.228607473472368</text:p>
          </table:table-cell>
          <table:table-cell office:value-type="float" office:value="0.90772745490982" calcext:value-type="float">
            <text:p>0.90772745490982</text:p>
          </table:table-cell>
          <table:table-cell office:value-type="float" office:value="0.897461286544739" calcext:value-type="float">
            <text:p>0.89746128654473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7912" calcext:value-type="float">
            <text:p>0.907912</text:p>
          </table:table-cell>
          <table:table-cell office:value-type="float" office:value="0.675333333333333" calcext:value-type="float">
            <text:p>0.675333333333333</text:p>
          </table:table-cell>
          <table:table-cell office:value-type="float" office:value="0.434134800176732" calcext:value-type="float">
            <text:p>0.434134800176732</text:p>
          </table:table-cell>
          <table:table-cell office:value-type="float" office:value="0.490606991869936" calcext:value-type="float">
            <text:p>0.490606991869936</text:p>
          </table:table-cell>
          <table:table-cell office:value-type="float" office:value="0.547079183563139" calcext:value-type="float">
            <text:p>0.547079183563139</text:p>
          </table:table-cell>
          <table:table-cell office:value-type="string" calcext:value-type="string">
            <text:p>Data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848511194029851" calcext:value-type="float">
            <text:p>0.848511194029851</text:p>
          </table:table-cell>
          <table:table-cell office:value-type="float" office:value="0.124212040554921" calcext:value-type="float">
            <text:p>0.124212040554921</text:p>
          </table:table-cell>
          <table:table-cell office:value-type="float" office:value="0.376869565217391" calcext:value-type="float">
            <text:p>0.376869565217391</text:p>
          </table:table-cell>
          <table:table-cell office:value-type="float" office:value="0.6546" calcext:value-type="float">
            <text:p>0.654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0490662234287" calcext:value-type="float">
            <text:p>0.130490662234287</text:p>
          </table:table-cell>
          <table:table-cell office:value-type="float" office:value="0.124583333333333" calcext:value-type="float">
            <text:p>0.124583333333333</text:p>
          </table:table-cell>
          <table:table-cell office:value-type="float" office:value="0.241878344346001" calcext:value-type="float">
            <text:p>0.241878344346001</text:p>
          </table:table-cell>
          <table:table-cell office:value-type="float" office:value="0.966145145145145" calcext:value-type="float">
            <text:p>0.966145145145145</text:p>
          </table:table-cell>
          <table:table-cell office:value-type="float" office:value="0.931571068323744" calcext:value-type="float">
            <text:p>0.931571068323744</text:p>
          </table:table-cell>
          <table:table-cell office:value-type="float" office:value="0.0004395" calcext:value-type="float">
            <text:p>0.0004395</text:p>
          </table:table-cell>
          <table:table-cell office:value-type="float" office:value="0.966179" calcext:value-type="float">
            <text:p>0.966179</text:p>
          </table:table-cell>
          <table:table-cell office:value-type="float" office:value="0.76675" calcext:value-type="float">
            <text:p>0.76675</text:p>
          </table:table-cell>
          <table:table-cell office:value-type="float" office:value="0.478378697570584" calcext:value-type="float">
            <text:p>0.478378697570584</text:p>
          </table:table-cell>
          <table:table-cell office:value-type="float" office:value="0.518971301534526" calcext:value-type="float">
            <text:p>0.518971301534526</text:p>
          </table:table-cell>
          <table:table-cell office:value-type="float" office:value="0.559563905498467" calcext:value-type="float">
            <text:p>0.559563905498467</text:p>
          </table:table-cell>
          <table:table-cell office:value-type="string" calcext:value-type="string">
            <text:p>Data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059605026929982" calcext:value-type="float">
            <text:p>0.059605026929982</text:p>
          </table:table-cell>
          <table:table-cell office:value-type="float" office:value="0.0932854578096948" calcext:value-type="float">
            <text:p>0.0932854578096948</text:p>
          </table:table-cell>
          <table:table-cell office:value-type="float" office:value="0.619883365319136" calcext:value-type="float">
            <text:p>0.619883365319136</text:p>
          </table:table-cell>
          <table:table-cell office:value-type="float" office:value="0.0793297118458289" calcext:value-type="float">
            <text:p>0.0793297118458289</text:p>
          </table:table-cell>
          <table:table-cell office:value-type="float" office:value="0.557672404688985" calcext:value-type="float">
            <text:p>0.557672404688985</text:p>
          </table:table-cell>
          <table:table-cell office:value-type="float" office:value="0.805745062836625" calcext:value-type="float">
            <text:p>0.805745062836625</text:p>
          </table:table-cell>
          <table:table-cell office:value-type="float" office:value="0" calcext:value-type="float">
            <text:p>0</text:p>
          </table:table-cell>
          <table:table-cell office:value-type="float" office:value="0.596113407294612" calcext:value-type="float">
            <text:p>0.596113407294612</text:p>
          </table:table-cell>
          <table:table-cell office:value-type="float" office:value="0.219712862298671" calcext:value-type="float">
            <text:p>0.219712862298671</text:p>
          </table:table-cell>
          <table:table-cell office:value-type="float" office:value="0.0767193867373401" calcext:value-type="float">
            <text:p>0.0767193867373401</text:p>
          </table:table-cell>
          <table:table-cell office:value-type="float" office:value="0.301772438119144" calcext:value-type="float">
            <text:p>0.301772438119144</text:p>
          </table:table-cell>
          <table:table-cell office:value-type="float" office:value="0.98815145277451" calcext:value-type="float">
            <text:p>0.98815145277451</text:p>
          </table:table-cell>
          <table:table-cell office:value-type="float" office:value="0.914704395345541" calcext:value-type="float">
            <text:p>0.914704395345541</text:p>
          </table:table-cell>
          <table:table-cell office:value-type="float" office:value="0.000359066427289048" calcext:value-type="float">
            <text:p>0.000359066427289048</text:p>
          </table:table-cell>
          <table:table-cell office:value-type="float" office:value="0.988155707190031" calcext:value-type="float">
            <text:p>0.988155707190031</text:p>
          </table:table-cell>
          <table:table-cell office:value-type="float" office:value="0.172988125610255" calcext:value-type="float">
            <text:p>0.172988125610255</text:p>
          </table:table-cell>
          <table:table-cell office:value-type="float" office:value="0.499512761429372" calcext:value-type="float">
            <text:p>0.499512761429372</text:p>
          </table:table-cell>
          <table:table-cell office:value-type="float" office:value="0.67336220065004" calcext:value-type="float">
            <text:p>0.67336220065004</text:p>
          </table:table-cell>
          <table:table-cell office:value-type="float" office:value="0.853381136628521" calcext:value-type="float">
            <text:p>0.853381136628521</text:p>
          </table:table-cell>
          <table:table-cell office:value-type="string" calcext:value-type="string">
            <text:p>spambas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egment</text:p>
          </table:table-cell>
          <table:table-cell office:value-type="float" office:value="3" calcext:value-type="float">
            <text:p>3</text:p>
          </table:table-cell>
          <table:table-cell office:value-type="float" office:value="0.0545454545454545" calcext:value-type="float">
            <text:p>0.0545454545454545</text:p>
          </table:table-cell>
          <table:table-cell office:value-type="float" office:value="0.0981818181818182" calcext:value-type="float">
            <text:p>0.0981818181818182</text:p>
          </table:table-cell>
          <table:table-cell office:value-type="float" office:value="0.291056461269227" calcext:value-type="float">
            <text:p>0.291056461269227</text:p>
          </table:table-cell>
          <table:table-cell office:value-type="float" office:value="0.019152063059756" calcext:value-type="float">
            <text:p>0.019152063059756</text:p>
          </table:table-cell>
          <table:table-cell office:value-type="float" office:value="0.476325757575758" calcext:value-type="float">
            <text:p>0.476325757575758</text:p>
          </table:table-cell>
          <table:table-cell office:value-type="float" office:value="0.541341991341991" calcext:value-type="float">
            <text:p>0.54134199134199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48087068951175" calcext:value-type="float">
            <text:p>0.248087068951175</text:p>
          </table:table-cell>
          <table:table-cell office:value-type="float" office:value="0.0670707070707071" calcext:value-type="float">
            <text:p>0.0670707070707071</text:p>
          </table:table-cell>
          <table:table-cell office:value-type="float" office:value="0.257148726779599" calcext:value-type="float">
            <text:p>0.257148726779599</text:p>
          </table:table-cell>
          <table:table-cell office:value-type="float" office:value="0.928479322096343" calcext:value-type="float">
            <text:p>0.928479322096343</text:p>
          </table:table-cell>
          <table:table-cell office:value-type="float" office:value="0.811580818182811" calcext:value-type="float">
            <text:p>0.811580818182811</text:p>
          </table:table-cell>
          <table:table-cell office:value-type="float" office:value="0.00150902969084787" calcext:value-type="float">
            <text:p>0.00150902969084787</text:p>
          </table:table-cell>
          <table:table-cell office:value-type="float" office:value="0.928696051423324" calcext:value-type="float">
            <text:p>0.928696051423324</text:p>
          </table:table-cell>
          <table:table-cell office:value-type="float" office:value="0.571982987772461" calcext:value-type="float">
            <text:p>0.571982987772461</text:p>
          </table:table-cell>
          <table:table-cell office:value-type="float" office:value="0" calcext:value-type="float">
            <text:p>0</text:p>
          </table:table-cell>
          <table:table-cell office:value-type="float" office:value="0.18327493873346" calcext:value-type="float">
            <text:p>0.18327493873346</text:p>
          </table:table-cell>
          <table:table-cell office:value-type="float" office:value="0.244952420013436" calcext:value-type="float">
            <text:p>0.244952420013436</text:p>
          </table:table-cell>
          <table:table-cell office:value-type="string" calcext:value-type="string">
            <text:p>segment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8</text:p>
          </table:table-cell>
          <table:table-cell office:value-type="float" office:value="3" calcext:value-type="float">
            <text:p>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93733698630137" calcext:value-type="float">
            <text:p>0.93733698630137</text:p>
          </table:table-cell>
          <table:table-cell office:value-type="float" office:value="0.17667174337054" calcext:value-type="float">
            <text:p>0.17667174337054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6515" calcext:value-type="float">
            <text:p>0.651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93701584175692" calcext:value-type="float">
            <text:p>0.293701584175692</text:p>
          </table:table-cell>
          <table:table-cell office:value-type="float" office:value="0.161" calcext:value-type="float">
            <text:p>0.161</text:p>
          </table:table-cell>
          <table:table-cell office:value-type="float" office:value="0.302282025081803" calcext:value-type="float">
            <text:p>0.302282025081803</text:p>
          </table:table-cell>
          <table:table-cell office:value-type="float" office:value="0.980436873747495" calcext:value-type="float">
            <text:p>0.980436873747495</text:p>
          </table:table-cell>
          <table:table-cell office:value-type="float" office:value="0.960534613982834" calcext:value-type="float">
            <text:p>0.960534613982834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980476" calcext:value-type="float">
            <text:p>0.980476</text:p>
          </table:table-cell>
          <table:table-cell office:value-type="float" office:value="0.55975" calcext:value-type="float">
            <text:p>0.55975</text:p>
          </table:table-cell>
          <table:table-cell office:value-type="float" office:value="0.212540532730985" calcext:value-type="float">
            <text:p>0.212540532730985</text:p>
          </table:table-cell>
          <table:table-cell office:value-type="float" office:value="0.250297785624529" calcext:value-type="float">
            <text:p>0.250297785624529</text:p>
          </table:table-cell>
          <table:table-cell office:value-type="float" office:value="0.288055038518073" calcext:value-type="float">
            <text:p>0.288055038518073</text:p>
          </table:table-cell>
          <table:table-cell office:value-type="string" calcext:value-type="string">
            <text:p>Data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263653758542141" calcext:value-type="float">
            <text:p>0.263653758542141</text:p>
          </table:table-cell>
          <table:table-cell office:value-type="float" office:value="0.0630520884189201" calcext:value-type="float">
            <text:p>0.0630520884189201</text:p>
          </table:table-cell>
          <table:table-cell office:value-type="float" office:value="0.417230769230769" calcext:value-type="float">
            <text:p>0.417230769230769</text:p>
          </table:table-cell>
          <table:table-cell office:value-type="float" office:value="0.6356" calcext:value-type="float">
            <text:p>0.635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964424172933358" calcext:value-type="float">
            <text:p>0.09644241729333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7750200209045" calcext:value-type="float">
            <text:p>0.137750200209045</text:p>
          </table:table-cell>
          <table:table-cell office:value-type="float" office:value="0.652204408817635" calcext:value-type="float">
            <text:p>0.652204408817635</text:p>
          </table:table-cell>
          <table:table-cell office:value-type="float" office:value="0.789827781913725" calcext:value-type="float">
            <text:p>0.789827781913725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473390642600168" calcext:value-type="float">
            <text:p>0.473390642600168</text:p>
          </table:table-cell>
          <table:table-cell office:value-type="float" office:value="0.530384684629449" calcext:value-type="float">
            <text:p>0.530384684629449</text:p>
          </table:table-cell>
          <table:table-cell office:value-type="float" office:value="0.58737872665873" calcext:value-type="float">
            <text:p>0.58737872665873</text:p>
          </table:table-cell>
          <table:table-cell office:value-type="string" calcext:value-type="string">
            <text:p>Data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5</text:p>
          </table:table-cell>
          <table:table-cell office:value-type="float" office:value="4" calcext:value-type="float">
            <text:p>4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904183381088825" calcext:value-type="float">
            <text:p>0.904183381088825</text:p>
          </table:table-cell>
          <table:table-cell office:value-type="float" office:value="0.106007641776449" calcext:value-type="float">
            <text:p>0.106007641776449</text:p>
          </table:table-cell>
          <table:table-cell office:value-type="float" office:value="0.56978947368421" calcext:value-type="float">
            <text:p>0.56978947368421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881377067152028" calcext:value-type="float">
            <text:p>0.0881377067152028</text:p>
          </table:table-cell>
          <table:table-cell office:value-type="float" office:value="0.133166666666667" calcext:value-type="float">
            <text:p>0.133166666666667</text:p>
          </table:table-cell>
          <table:table-cell office:value-type="float" office:value="0.289709189803789" calcext:value-type="float">
            <text:p>0.289709189803789</text:p>
          </table:table-cell>
          <table:table-cell office:value-type="float" office:value="0.974605210420842" calcext:value-type="float">
            <text:p>0.974605210420842</text:p>
          </table:table-cell>
          <table:table-cell office:value-type="float" office:value="0.93947395004592" calcext:value-type="float">
            <text:p>0.93947395004592</text:p>
          </table:table-cell>
          <table:table-cell office:value-type="float" office:value="0.0002656" calcext:value-type="float">
            <text:p>0.0002656</text:p>
          </table:table-cell>
          <table:table-cell office:value-type="float" office:value="0.974656" calcext:value-type="float">
            <text:p>0.974656</text:p>
          </table:table-cell>
          <table:table-cell office:value-type="float" office:value="0.4934" calcext:value-type="float">
            <text:p>0.4934</text:p>
          </table:table-cell>
          <table:table-cell office:value-type="float" office:value="0.194868718386376" calcext:value-type="float">
            <text:p>0.194868718386376</text:p>
          </table:table-cell>
          <table:table-cell office:value-type="float" office:value="0.211545513608647" calcext:value-type="float">
            <text:p>0.211545513608647</text:p>
          </table:table-cell>
          <table:table-cell office:value-type="float" office:value="0.228222308830918" calcext:value-type="float">
            <text:p>0.228222308830918</text:p>
          </table:table-cell>
          <table:table-cell office:value-type="string" calcext:value-type="string">
            <text:p>Data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dataset</text:p>
          </table:table-cell>
          <table:table-cell office:value-type="float" office:value="0.0473611111111111" calcext:value-type="float">
            <text:p>0.0473611111111111</text:p>
          </table:table-cell>
          <table:table-cell office:value-type="float" office:value="0.0760277777777778" calcext:value-type="float">
            <text:p>0.0760277777777778</text:p>
          </table:table-cell>
          <table:table-cell office:value-type="float" office:value="0.0953237172900397" calcext:value-type="float">
            <text:p>0.0953237172900397</text:p>
          </table:table-cell>
          <table:table-cell office:value-type="float" office:value="0.00780008821893639" calcext:value-type="float">
            <text:p>0.00780008821893639</text:p>
          </table:table-cell>
          <table:table-cell office:value-type="float" office:value="0.195729166666667" calcext:value-type="float">
            <text:p>0.195729166666667</text:p>
          </table:table-cell>
          <table:table-cell office:value-type="float" office:value="0.256972222222222" calcext:value-type="float">
            <text:p>0.256972222222222</text:p>
          </table:table-cell>
          <table:table-cell office:value-type="float" office:value="0.0707709104243758" calcext:value-type="float">
            <text:p>0.0707709104243758</text:p>
          </table:table-cell>
          <table:table-cell office:value-type="float" office:value="0.354766550925926" calcext:value-type="float">
            <text:p>0.354766550925926</text:p>
          </table:table-cell>
          <table:table-cell office:value-type="float" office:value="0.122564472326289" calcext:value-type="float">
            <text:p>0.122564472326289</text:p>
          </table:table-cell>
          <table:table-cell office:value-type="float" office:value="0.0738912037037037" calcext:value-type="float">
            <text:p>0.0738912037037037</text:p>
          </table:table-cell>
          <table:table-cell office:value-type="float" office:value="0.271997186299582" calcext:value-type="float">
            <text:p>0.271997186299582</text:p>
          </table:table-cell>
          <table:table-cell office:value-type="float" office:value="0.990019133917118" calcext:value-type="float">
            <text:p>0.990019133917118</text:p>
          </table:table-cell>
          <table:table-cell office:value-type="float" office:value="0.951558419582611" calcext:value-type="float">
            <text:p>0.951558419582611</text:p>
          </table:table-cell>
          <table:table-cell office:value-type="float" office:value="0.000259980832777775" calcext:value-type="float">
            <text:p>0.000259980832777775</text:p>
          </table:table-cell>
          <table:table-cell office:value-type="float" office:value="0.990026019525626" calcext:value-type="float">
            <text:p>0.990026019525626</text:p>
          </table:table-cell>
          <table:table-cell office:value-type="float" office:value="0.190558862433862" calcext:value-type="float">
            <text:p>0.190558862433862</text:p>
          </table:table-cell>
          <table:table-cell office:value-type="float" office:value="0" calcext:value-type="float">
            <text:p>0</text:p>
          </table:table-cell>
          <table:table-cell office:value-type="float" office:value="0.354314808673063" calcext:value-type="float">
            <text:p>0.354314808673063</text:p>
          </table:table-cell>
          <table:table-cell office:value-type="float" office:value="0.610043036947279" calcext:value-type="float">
            <text:p>0.610043036947279</text:p>
          </table:table-cell>
          <table:table-cell office:value-type="string" calcext:value-type="string">
            <text:p>thyroid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2</text:p>
          </table:table-cell>
          <table:table-cell office:value-type="float" office:value="1" calcext:value-type="float">
            <text:p>1</text:p>
          </table:table-cell>
          <table:table-cell office:value-type="float" office:value="0.0459770114942529" calcext:value-type="float">
            <text:p>0.0459770114942529</text:p>
          </table:table-cell>
          <table:table-cell office:value-type="float" office:value="0.0595402298850575" calcext:value-type="float">
            <text:p>0.0595402298850575</text:p>
          </table:table-cell>
          <table:table-cell office:value-type="float" office:value="0.426350201522615" calcext:value-type="float">
            <text:p>0.426350201522615</text:p>
          </table:table-cell>
          <table:table-cell office:value-type="float" office:value="0.00453227557853731" calcext:value-type="float">
            <text:p>0.00453227557853731</text:p>
          </table:table-cell>
          <table:table-cell office:value-type="float" office:value="0.57533960292581" calcext:value-type="float">
            <text:p>0.57533960292581</text:p>
          </table:table-cell>
          <table:table-cell office:value-type="float" office:value="0.615402298850575" calcext:value-type="float">
            <text:p>0.615402298850575</text:p>
          </table:table-cell>
          <table:table-cell office:value-type="float" office:value="0.28921568627451" calcext:value-type="float">
            <text:p>0.28921568627451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248569735859712" calcext:value-type="float">
            <text:p>0.248569735859712</text:p>
          </table:table-cell>
          <table:table-cell office:value-type="float" office:value="0.0413793103448276" calcext:value-type="float">
            <text:p>0.0413793103448276</text:p>
          </table:table-cell>
          <table:table-cell office:value-type="float" office:value="0.165886571975308" calcext:value-type="float">
            <text:p>0.165886571975308</text:p>
          </table:table-cell>
          <table:table-cell office:value-type="float" office:value="0.923969948282476" calcext:value-type="float">
            <text:p>0.923969948282476</text:p>
          </table:table-cell>
          <table:table-cell office:value-type="float" office:value="0.897869423185749" calcext:value-type="float">
            <text:p>0.897869423185749</text:p>
          </table:table-cell>
          <table:table-cell office:value-type="float" office:value="0.000398791214721278" calcext:value-type="float">
            <text:p>0.000398791214721278</text:p>
          </table:table-cell>
          <table:table-cell office:value-type="float" office:value="0.924057339146519" calcext:value-type="float">
            <text:p>0.924057339146519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498604106071047" calcext:value-type="float">
            <text:p>0.498604106071047</text:p>
          </table:table-cell>
          <table:table-cell office:value-type="float" office:value="0.534493092863436" calcext:value-type="float">
            <text:p>0.534493092863436</text:p>
          </table:table-cell>
          <table:table-cell office:value-type="float" office:value="0.570382079655825" calcext:value-type="float">
            <text:p>0.570382079655825</text:p>
          </table:table-cell>
          <table:table-cell office:value-type="string" calcext:value-type="string">
            <text:p>Data1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12</text:p>
          </table:table-cell>
          <table:table-cell office:value-type="float" office:value="0" calcext:value-type="float">
            <text:p>0</text:p>
          </table:table-cell>
          <table:table-cell office:value-type="float" office:value="0.0457516339869281" calcext:value-type="float">
            <text:p>0.0457516339869281</text:p>
          </table:table-cell>
          <table:table-cell office:value-type="float" office:value="0.0785947712418301" calcext:value-type="float">
            <text:p>0.0785947712418301</text:p>
          </table:table-cell>
          <table:table-cell office:value-type="float" office:value="0.564141414141414" calcext:value-type="float">
            <text:p>0.564141414141414</text:p>
          </table:table-cell>
          <table:table-cell office:value-type="float" office:value="0.0253754632893388" calcext:value-type="float">
            <text:p>0.0253754632893388</text:p>
          </table:table-cell>
          <table:table-cell office:value-type="float" office:value="0.730763517528223" calcext:value-type="float">
            <text:p>0.730763517528223</text:p>
          </table:table-cell>
          <table:table-cell office:value-type="float" office:value="0.753104575163399" calcext:value-type="float">
            <text:p>0.753104575163399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.30028206012757" calcext:value-type="float">
            <text:p>0.30028206012757</text:p>
          </table:table-cell>
          <table:table-cell office:value-type="float" office:value="0.05385348583878" calcext:value-type="float">
            <text:p>0.05385348583878</text:p>
          </table:table-cell>
          <table:table-cell office:value-type="float" office:value="0.186393393652528" calcext:value-type="float">
            <text:p>0.186393393652528</text:p>
          </table:table-cell>
          <table:table-cell office:value-type="float" office:value="0.969771909854157" calcext:value-type="float">
            <text:p>0.969771909854157</text:p>
          </table:table-cell>
          <table:table-cell office:value-type="float" office:value="0.941218187694858" calcext:value-type="float">
            <text:p>0.941218187694858</text:p>
          </table:table-cell>
          <table:table-cell office:value-type="float" office:value="0.000816993464052288" calcext:value-type="float">
            <text:p>0.000816993464052288</text:p>
          </table:table-cell>
          <table:table-cell office:value-type="float" office:value="0.969796606006237" calcext:value-type="float">
            <text:p>0.969796606006237</text:p>
          </table:table-cell>
          <table:table-cell office:value-type="float" office:value="0.938725490196078" calcext:value-type="float">
            <text:p>0.938725490196078</text:p>
          </table:table-cell>
          <table:table-cell office:value-type="float" office:value="0.510058982594223" calcext:value-type="float">
            <text:p>0.510058982594223</text:p>
          </table:table-cell>
          <table:table-cell office:value-type="float" office:value="0.546557695834135" calcext:value-type="float">
            <text:p>0.546557695834135</text:p>
          </table:table-cell>
          <table:table-cell office:value-type="float" office:value="0.583056409074048" calcext:value-type="float">
            <text:p>0.583056409074048</text:p>
          </table:table-cell>
          <table:table-cell office:value-type="string" calcext:value-type="string">
            <text:p>Data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7</text:p>
          </table:table-cell>
          <table:table-cell office:value-type="string" calcext:value-type="string">
            <text:p>dataset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18666666666667" calcext:value-type="float">
            <text:p>0.0618666666666667</text:p>
          </table:table-cell>
          <table:table-cell office:value-type="float" office:value="0.597263839811543" calcext:value-type="float">
            <text:p>0.597263839811543</text:p>
          </table:table-cell>
          <table:table-cell office:value-type="float" office:value="0.0621264574758099" calcext:value-type="float">
            <text:p>0.0621264574758099</text:p>
          </table:table-cell>
          <table:table-cell office:value-type="float" office:value="0.355727272727273" calcext:value-type="float">
            <text:p>0.355727272727273</text:p>
          </table:table-cell>
          <table:table-cell office:value-type="float" office:value="0.578458333333333" calcext:value-type="float">
            <text:p>0.578458333333333</text:p>
          </table:table-cell>
          <table:table-cell office:value-type="float" office:value="0.0249018843404808" calcext:value-type="float">
            <text:p>0.0249018843404808</text:p>
          </table:table-cell>
          <table:table-cell office:value-type="float" office:value="0.749887333333333" calcext:value-type="float">
            <text:p>0.749887333333333</text:p>
          </table:table-cell>
          <table:table-cell office:value-type="float" office:value="0.231550549009305" calcext:value-type="float">
            <text:p>0.231550549009305</text:p>
          </table:table-cell>
          <table:table-cell office:value-type="float" office:value="0.0518055555555555" calcext:value-type="float">
            <text:p>0.0518055555555555</text:p>
          </table:table-cell>
          <table:table-cell office:value-type="float" office:value="0.154989168988749" calcext:value-type="float">
            <text:p>0.154989168988749</text:p>
          </table:table-cell>
          <table:table-cell office:value-type="float" office:value="0.896495984657189" calcext:value-type="float">
            <text:p>0.896495984657189</text:p>
          </table:table-cell>
          <table:table-cell office:value-type="float" office:value="0.903206171645464" calcext:value-type="float">
            <text:p>0.903206171645464</text:p>
          </table:table-cell>
          <table:table-cell office:value-type="float" office:value="0.000496845491388045" calcext:value-type="float">
            <text:p>0.000496845491388045</text:p>
          </table:table-cell>
          <table:table-cell office:value-type="float" office:value="0.896598422623026" calcext:value-type="float">
            <text:p>0.896598422623026</text:p>
          </table:table-cell>
          <table:table-cell office:value-type="float" office:value="0.628666666666667" calcext:value-type="float">
            <text:p>0.628666666666667</text:p>
          </table:table-cell>
          <table:table-cell office:value-type="float" office:value="0.365152552594404" calcext:value-type="float">
            <text:p>0.365152552594404</text:p>
          </table:table-cell>
          <table:table-cell office:value-type="float" office:value="0.456697294645984" calcext:value-type="float">
            <text:p>0.456697294645984</text:p>
          </table:table-cell>
          <table:table-cell office:value-type="float" office:value="0.548242036697565" calcext:value-type="float">
            <text:p>0.548242036697565</text:p>
          </table:table-cell>
          <table:table-cell office:value-type="string" calcext:value-type="string">
            <text:p>Data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dbc</text:p>
          </table:table-cell>
          <table:table-cell office:value-type="string" calcext:value-type="string">
            <text:p>dataset</text:p>
          </table:table-cell>
          <table:table-cell office:value-type="float" office:value="0.0421792618629174" calcext:value-type="float">
            <text:p>0.0421792618629174</text:p>
          </table:table-cell>
          <table:table-cell office:value-type="float" office:value="0.0463971880492091" calcext:value-type="float">
            <text:p>0.0463971880492091</text:p>
          </table:table-cell>
          <table:table-cell office:value-type="float" office:value="0.324706927518878" calcext:value-type="float">
            <text:p>0.324706927518878</text:p>
          </table:table-cell>
          <table:table-cell office:value-type="float" office:value="0.0932738732782483" calcext:value-type="float">
            <text:p>0.0932738732782483</text:p>
          </table:table-cell>
          <table:table-cell office:value-type="float" office:value="0.559851591486038" calcext:value-type="float">
            <text:p>0.559851591486038</text:p>
          </table:table-cell>
          <table:table-cell office:value-type="float" office:value="0.833040421792619" calcext:value-type="float">
            <text:p>0.833040421792619</text:p>
          </table:table-cell>
          <table:table-cell office:value-type="float" office:value="0.151329424564202" calcext:value-type="float">
            <text:p>0.151329424564202</text:p>
          </table:table-cell>
          <table:table-cell office:value-type="float" office:value="0.645020040503128" calcext:value-type="float">
            <text:p>0.645020040503128</text:p>
          </table:table-cell>
          <table:table-cell office:value-type="float" office:value="0.116779029374091" calcext:value-type="float">
            <text:p>0.116779029374091</text:p>
          </table:table-cell>
          <table:table-cell office:value-type="float" office:value="0.0478617457527827" calcext:value-type="float">
            <text:p>0.0478617457527827</text:p>
          </table:table-cell>
          <table:table-cell office:value-type="float" office:value="0.361047629506448" calcext:value-type="float">
            <text:p>0.361047629506448</text:p>
          </table:table-cell>
          <table:table-cell office:value-type="float" office:value="0.784825199707522" calcext:value-type="float">
            <text:p>0.784825199707522</text:p>
          </table:table-cell>
          <table:table-cell office:value-type="float" office:value="0.738394767455413" calcext:value-type="float">
            <text:p>0.738394767455413</text:p>
          </table:table-cell>
          <table:table-cell office:value-type="float" office:value="0.00351493848857645" calcext:value-type="float">
            <text:p>0.00351493848857645</text:p>
          </table:table-cell>
          <table:table-cell office:value-type="float" office:value="0.785624257329685" calcext:value-type="float">
            <text:p>0.785624257329685</text:p>
          </table:table-cell>
          <table:table-cell office:value-type="float" office:value="0.832688927943761" calcext:value-type="float">
            <text:p>0.832688927943761</text:p>
          </table:table-cell>
          <table:table-cell office:value-type="float" office:value="0.579399496351037" calcext:value-type="float">
            <text:p>0.579399496351037</text:p>
          </table:table-cell>
          <table:table-cell office:value-type="float" office:value="0.76854551573416" calcext:value-type="float">
            <text:p>0.76854551573416</text:p>
          </table:table-cell>
          <table:table-cell office:value-type="float" office:value="0.968947682471783" calcext:value-type="float">
            <text:p>0.968947682471783</text:p>
          </table:table-cell>
          <table:table-cell office:value-type="string" calcext:value-type="string">
            <text:p>wdb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ta12</text:p>
          </table:table-cell>
          <table:table-cell office:value-type="string" calcext:value-type="string">
            <text:p>dataset</text:p>
          </table:table-cell>
          <table:table-cell office:value-type="float" office:value="0.0416666666666667" calcext:value-type="float">
            <text:p>0.0416666666666667</text:p>
          </table:table-cell>
          <table:table-cell office:value-type="float" office:value="0.061" calcext:value-type="float">
            <text:p>0.061</text:p>
          </table:table-cell>
          <table:table-cell office:value-type="float" office:value="0.579785281385281" calcext:value-type="float">
            <text:p>0.579785281385281</text:p>
          </table:table-cell>
          <table:table-cell office:value-type="float" office:value="0.0207063780441005" calcext:value-type="float">
            <text:p>0.0207063780441005</text:p>
          </table:table-cell>
          <table:table-cell office:value-type="float" office:value="0.622757575757576" calcext:value-type="float">
            <text:p>0.622757575757576</text:p>
          </table:table-cell>
          <table:table-cell office:value-type="float" office:value="0.609966666666667" calcext:value-type="float">
            <text:p>0.609966666666667</text:p>
          </table:table-cell>
          <table:table-cell office:value-type="float" office:value="0.162333333333333" calcext:value-type="float">
            <text:p>0.162333333333333</text:p>
          </table:table-cell>
          <table:table-cell office:value-type="float" office:value="0.743674" calcext:value-type="float">
            <text:p>0.743674</text:p>
          </table:table-cell>
          <table:table-cell office:value-type="float" office:value="0.266443398181383" calcext:value-type="float">
            <text:p>0.266443398181383</text:p>
          </table:table-cell>
          <table:table-cell office:value-type="float" office:value="0.0440833333333333" calcext:value-type="float">
            <text:p>0.0440833333333333</text:p>
          </table:table-cell>
          <table:table-cell office:value-type="float" office:value="0.165465955687826" calcext:value-type="float">
            <text:p>0.165465955687826</text:p>
          </table:table-cell>
          <table:table-cell office:value-type="float" office:value="0.935561133983003" calcext:value-type="float">
            <text:p>0.935561133983003</text:p>
          </table:table-cell>
          <table:table-cell office:value-type="float" office:value="0.916257230806716" calcext:value-type="float">
            <text:p>0.916257230806716</text:p>
          </table:table-cell>
          <table:table-cell office:value-type="float" office:value="0.000526187497477703" calcext:value-type="float">
            <text:p>0.000526187497477703</text:p>
          </table:table-cell>
          <table:table-cell office:value-type="float" office:value="0.935629728959915" calcext:value-type="float">
            <text:p>0.935629728959915</text:p>
          </table:table-cell>
          <table:table-cell office:value-type="float" office:value="0.857916666666667" calcext:value-type="float">
            <text:p>0.857916666666667</text:p>
          </table:table-cell>
          <table:table-cell office:value-type="float" office:value="0.482990104295102" calcext:value-type="float">
            <text:p>0.482990104295102</text:p>
          </table:table-cell>
          <table:table-cell office:value-type="float" office:value="0.522687385424463" calcext:value-type="float">
            <text:p>0.522687385424463</text:p>
          </table:table-cell>
          <table:table-cell office:value-type="float" office:value="0.562384666553824" calcext:value-type="float">
            <text:p>0.562384666553824</text:p>
          </table:table-cell>
          <table:table-cell office:value-type="string" calcext:value-type="string">
            <text:p>Data1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Data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872186770428016" calcext:value-type="float">
            <text:p>0.872186770428016</text:p>
          </table:table-cell>
          <table:table-cell office:value-type="float" office:value="0.112369214171336" calcext:value-type="float">
            <text:p>0.112369214171336</text:p>
          </table:table-cell>
          <table:table-cell office:value-type="float" office:value="0.678105263157895" calcext:value-type="float">
            <text:p>0.678105263157895</text:p>
          </table:table-cell>
          <table:table-cell office:value-type="float" office:value="0.835666666666667" calcext:value-type="float">
            <text:p>0.835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23442315583829" calcext:value-type="float">
            <text:p>0.123442315583829</text:p>
          </table:table-cell>
          <table:table-cell office:value-type="float" office:value="0.124666666666667" calcext:value-type="float">
            <text:p>0.124666666666667</text:p>
          </table:table-cell>
          <table:table-cell office:value-type="float" office:value="0.282189806616532" calcext:value-type="float">
            <text:p>0.282189806616532</text:p>
          </table:table-cell>
          <table:table-cell office:value-type="float" office:value="0.976300601202405" calcext:value-type="float">
            <text:p>0.976300601202405</text:p>
          </table:table-cell>
          <table:table-cell office:value-type="float" office:value="0.943851060707966" calcext:value-type="float">
            <text:p>0.94385106070796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76348" calcext:value-type="float">
            <text:p>0.976348</text:p>
          </table:table-cell>
          <table:table-cell office:value-type="float" office:value="0.77" calcext:value-type="float">
            <text:p>0.77</text:p>
          </table:table-cell>
          <table:table-cell office:value-type="float" office:value="0.471181222043931" calcext:value-type="float">
            <text:p>0.471181222043931</text:p>
          </table:table-cell>
          <table:table-cell office:value-type="float" office:value="0.535320184344325" calcext:value-type="float">
            <text:p>0.535320184344325</text:p>
          </table:table-cell>
          <table:table-cell office:value-type="float" office:value="0.59945914664472" calcext:value-type="float">
            <text:p>0.59945914664472</text:p>
          </table:table-cell>
          <table:table-cell office:value-type="string" calcext:value-type="string">
            <text:p>Data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1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871845342706503" calcext:value-type="float">
            <text:p>0.871845342706503</text:p>
          </table:table-cell>
          <table:table-cell office:value-type="float" office:value="0.0890204194657461" calcext:value-type="float">
            <text:p>0.0890204194657461</text:p>
          </table:table-cell>
          <table:table-cell office:value-type="float" office:value="0.328296296296296" calcext:value-type="float">
            <text:p>0.328296296296296</text:p>
          </table:table-cell>
          <table:table-cell office:value-type="float" office:value="0.44575" calcext:value-type="float">
            <text:p>0.445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48740918592885" calcext:value-type="float">
            <text:p>0.348740918592885</text:p>
          </table:table-cell>
          <table:table-cell office:value-type="float" office:value="0.0879166666666667" calcext:value-type="float">
            <text:p>0.0879166666666667</text:p>
          </table:table-cell>
          <table:table-cell office:value-type="float" office:value="0.193979007869011" calcext:value-type="float">
            <text:p>0.193979007869011</text:p>
          </table:table-cell>
          <table:table-cell office:value-type="float" office:value="0.950903903903904" calcext:value-type="float">
            <text:p>0.950903903903904</text:p>
          </table:table-cell>
          <table:table-cell office:value-type="float" office:value="0.969815864205811" calcext:value-type="float">
            <text:p>0.96981586420581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50953" calcext:value-type="float">
            <text:p>0.950953</text:p>
          </table:table-cell>
          <table:table-cell office:value-type="float" office:value="0.725333333333333" calcext:value-type="float">
            <text:p>0.725333333333333</text:p>
          </table:table-cell>
          <table:table-cell office:value-type="float" office:value="0.340165281695198" calcext:value-type="float">
            <text:p>0.340165281695198</text:p>
          </table:table-cell>
          <table:table-cell office:value-type="float" office:value="0.383245522431724" calcext:value-type="float">
            <text:p>0.383245522431724</text:p>
          </table:table-cell>
          <table:table-cell office:value-type="float" office:value="0.42632576316825" calcext:value-type="float">
            <text:p>0.42632576316825</text:p>
          </table:table-cell>
          <table:table-cell office:value-type="string" calcext:value-type="string">
            <text:p>Data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dataset</text:p>
          </table:table-cell>
          <table:table-cell office:value-type="float" office:value="0.0376623376623377" calcext:value-type="float">
            <text:p>0.0376623376623377</text:p>
          </table:table-cell>
          <table:table-cell office:value-type="float" office:value="0.0464935064935065" calcext:value-type="float">
            <text:p>0.0464935064935065</text:p>
          </table:table-cell>
          <table:table-cell office:value-type="float" office:value="0.285711654100712" calcext:value-type="float">
            <text:p>0.285711654100712</text:p>
          </table:table-cell>
          <table:table-cell office:value-type="float" office:value="0.0216081021973433" calcext:value-type="float">
            <text:p>0.0216081021973433</text:p>
          </table:table-cell>
          <table:table-cell office:value-type="float" office:value="0.412121212121212" calcext:value-type="float">
            <text:p>0.412121212121212</text:p>
          </table:table-cell>
          <table:table-cell office:value-type="float" office:value="0.432745825602968" calcext:value-type="float">
            <text:p>0.43274582560296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7840369541904" calcext:value-type="float">
            <text:p>0.287840369541904</text:p>
          </table:table-cell>
          <table:table-cell office:value-type="float" office:value="0.0387229437229437" calcext:value-type="float">
            <text:p>0.0387229437229437</text:p>
          </table:table-cell>
          <table:table-cell office:value-type="float" office:value="0.170398567090832" calcext:value-type="float">
            <text:p>0.170398567090832</text:p>
          </table:table-cell>
          <table:table-cell office:value-type="float" office:value="0.668550901985552" calcext:value-type="float">
            <text:p>0.668550901985552</text:p>
          </table:table-cell>
          <table:table-cell office:value-type="float" office:value="0.68594897415034" calcext:value-type="float">
            <text:p>0.68594897415034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0.669555293191657" calcext:value-type="float">
            <text:p>0.669555293191657</text:p>
          </table:table-cell>
          <table:table-cell office:value-type="float" office:value="0.522320953899901" calcext:value-type="float">
            <text:p>0.522320953899901</text:p>
          </table:table-cell>
          <table:table-cell office:value-type="float" office:value="0" calcext:value-type="float">
            <text:p>0</text:p>
          </table:table-cell>
          <table:table-cell office:value-type="float" office:value="0.176381409213357" calcext:value-type="float">
            <text:p>0.176381409213357</text:p>
          </table:table-cell>
          <table:table-cell office:value-type="float" office:value="0.245345292313003" calcext:value-type="float">
            <text:p>0.245345292313003</text:p>
          </table:table-cell>
          <table:table-cell office:value-type="string" calcext:value-type="string">
            <text:p>segment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8</text:p>
          </table:table-cell>
          <table:table-cell office:value-type="float" office:value="4" calcext:value-type="float">
            <text:p>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645687671232877" calcext:value-type="float">
            <text:p>0.645687671232877</text:p>
          </table:table-cell>
          <table:table-cell office:value-type="float" office:value="0.0909124256829398" calcext:value-type="float">
            <text:p>0.0909124256829398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871898485579885" calcext:value-type="float">
            <text:p>0.0871898485579885</text:p>
          </table:table-cell>
          <table:table-cell office:value-type="float" office:value="0.0838333333333333" calcext:value-type="float">
            <text:p>0.0838333333333333</text:p>
          </table:table-cell>
          <table:table-cell office:value-type="float" office:value="0.200845506043881" calcext:value-type="float">
            <text:p>0.200845506043881</text:p>
          </table:table-cell>
          <table:table-cell office:value-type="float" office:value="0.878076152304609" calcext:value-type="float">
            <text:p>0.878076152304609</text:p>
          </table:table-cell>
          <table:table-cell office:value-type="float" office:value="0.838839773125783" calcext:value-type="float">
            <text:p>0.83883977312578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87832" calcext:value-type="float">
            <text:p>0.87832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0.191159358499379" calcext:value-type="float">
            <text:p>0.191159358499379</text:p>
          </table:table-cell>
          <table:table-cell office:value-type="float" office:value="0.223511714494975" calcext:value-type="float">
            <text:p>0.223511714494975</text:p>
          </table:table-cell>
          <table:table-cell office:value-type="float" office:value="0.255864070490572" calcext:value-type="float">
            <text:p>0.255864070490572</text:p>
          </table:table-cell>
          <table:table-cell office:value-type="string" calcext:value-type="string">
            <text:p>Data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2</text:p>
          </table:table-cell>
          <table:table-cell office:value-type="float" office:value="2" calcext:value-type="float">
            <text:p>2</text:p>
          </table:table-cell>
          <table:table-cell office:value-type="float" office:value="0.032008830022075" calcext:value-type="float">
            <text:p>0.032008830022075</text:p>
          </table:table-cell>
          <table:table-cell office:value-type="float" office:value="0.0386313465783664" calcext:value-type="float">
            <text:p>0.0386313465783664</text:p>
          </table:table-cell>
          <table:table-cell office:value-type="float" office:value="0.748258364152404" calcext:value-type="float">
            <text:p>0.748258364152404</text:p>
          </table:table-cell>
          <table:table-cell office:value-type="float" office:value="0.0299298976962729" calcext:value-type="float">
            <text:p>0.0299298976962729</text:p>
          </table:table-cell>
          <table:table-cell office:value-type="float" office:value="0.522376078667469" calcext:value-type="float">
            <text:p>0.522376078667469</text:p>
          </table:table-cell>
          <table:table-cell office:value-type="float" office:value="0.411368653421634" calcext:value-type="float">
            <text:p>0.411368653421634</text:p>
          </table:table-cell>
          <table:table-cell office:value-type="float" office:value="0.259803921568627" calcext:value-type="float">
            <text:p>0.259803921568627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237891040562973" calcext:value-type="float">
            <text:p>0.237891040562973</text:p>
          </table:table-cell>
          <table:table-cell office:value-type="float" office:value="0.0334805003679176" calcext:value-type="float">
            <text:p>0.0334805003679176</text:p>
          </table:table-cell>
          <table:table-cell office:value-type="float" office:value="0.136789222532303" calcext:value-type="float">
            <text:p>0.136789222532303</text:p>
          </table:table-cell>
          <table:table-cell office:value-type="float" office:value="0.900473211127779" calcext:value-type="float">
            <text:p>0.900473211127779</text:p>
          </table:table-cell>
          <table:table-cell office:value-type="float" office:value="0.900192309613733" calcext:value-type="float">
            <text:p>0.900192309613733</text:p>
          </table:table-cell>
          <table:table-cell office:value-type="float" office:value="0.000255644741308606" calcext:value-type="float">
            <text:p>0.000255644741308606</text:p>
          </table:table-cell>
          <table:table-cell office:value-type="float" office:value="0.900583064095629" calcext:value-type="float">
            <text:p>0.900583064095629</text:p>
          </table:table-cell>
          <table:table-cell office:value-type="float" office:value="0.628311258278146" calcext:value-type="float">
            <text:p>0.628311258278146</text:p>
          </table:table-cell>
          <table:table-cell office:value-type="float" office:value="0.431426651112765" calcext:value-type="float">
            <text:p>0.431426651112765</text:p>
          </table:table-cell>
          <table:table-cell office:value-type="float" office:value="0.479102147661387" calcext:value-type="float">
            <text:p>0.479102147661387</text:p>
          </table:table-cell>
          <table:table-cell office:value-type="float" office:value="0.526777644210009" calcext:value-type="float">
            <text:p>0.526777644210009</text:p>
          </table:table-cell>
          <table:table-cell office:value-type="string" calcext:value-type="string">
            <text:p>Data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set</text:p>
          </table:table-cell>
          <table:table-cell office:value-type="float" office:value="0.0306666666666667" calcext:value-type="float">
            <text:p>0.0306666666666667</text:p>
          </table:table-cell>
          <table:table-cell office:value-type="float" office:value="0.0522666666666667" calcext:value-type="float">
            <text:p>0.0522666666666667</text:p>
          </table:table-cell>
          <table:table-cell office:value-type="float" office:value="0.23072437357631" calcext:value-type="float">
            <text:p>0.23072437357631</text:p>
          </table:table-cell>
          <table:table-cell office:value-type="float" office:value="0.0495821378653128" calcext:value-type="float">
            <text:p>0.0495821378653128</text:p>
          </table:table-cell>
          <table:table-cell office:value-type="float" office:value="0.412769230769231" calcext:value-type="float">
            <text:p>0.412769230769231</text:p>
          </table:table-cell>
          <table:table-cell office:value-type="float" office:value="0.683866666666667" calcext:value-type="float">
            <text:p>0.6838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850845834710088" calcext:value-type="float">
            <text:p>0.0850845834710088</text:p>
          </table:table-cell>
          <table:table-cell office:value-type="float" office:value="0.0557777777777778" calcext:value-type="float">
            <text:p>0.0557777777777778</text:p>
          </table:table-cell>
          <table:table-cell office:value-type="float" office:value="0.126230803254373" calcext:value-type="float">
            <text:p>0.126230803254373</text:p>
          </table:table-cell>
          <table:table-cell office:value-type="float" office:value="0.674685370741483" calcext:value-type="float">
            <text:p>0.674685370741483</text:p>
          </table:table-cell>
          <table:table-cell office:value-type="float" office:value="0.824185627968578" calcext:value-type="float">
            <text:p>0.8241856279685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5336" calcext:value-type="float">
            <text:p>0.675336</text:p>
          </table:table-cell>
          <table:table-cell office:value-type="float" office:value="0.625" calcext:value-type="float">
            <text:p>0.625</text:p>
          </table:table-cell>
          <table:table-cell office:value-type="float" office:value="0.423220973243293" calcext:value-type="float">
            <text:p>0.423220973243293</text:p>
          </table:table-cell>
          <table:table-cell office:value-type="float" office:value="0.470620783398655" calcext:value-type="float">
            <text:p>0.470620783398655</text:p>
          </table:table-cell>
          <table:table-cell office:value-type="float" office:value="0.518020593554016" calcext:value-type="float">
            <text:p>0.518020593554016</text:p>
          </table:table-cell>
          <table:table-cell office:value-type="string" calcext:value-type="string">
            <text:p>Data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0.0305676855895196" calcext:value-type="float">
            <text:p>0.0305676855895196</text:p>
          </table:table-cell>
          <table:table-cell office:value-type="float" office:value="0.0296943231441048" calcext:value-type="float">
            <text:p>0.0296943231441048</text:p>
          </table:table-cell>
          <table:table-cell office:value-type="float" office:value="0.137899919793245" calcext:value-type="float">
            <text:p>0.137899919793245</text:p>
          </table:table-cell>
          <table:table-cell office:value-type="float" office:value="0.0346603967627964" calcext:value-type="float">
            <text:p>0.0346603967627964</text:p>
          </table:table-cell>
          <table:table-cell office:value-type="float" office:value="0.508951965065502" calcext:value-type="float">
            <text:p>0.508951965065502</text:p>
          </table:table-cell>
          <table:table-cell office:value-type="float" office:value="0.614410480349345" calcext:value-type="float">
            <text:p>0.614410480349345</text:p>
          </table:table-cell>
          <table:table-cell office:value-type="float" office:value="0" calcext:value-type="float">
            <text:p>0</text:p>
          </table:table-cell>
          <table:table-cell office:value-type="float" office:value="0.563185503099666" calcext:value-type="float">
            <text:p>0.563185503099666</text:p>
          </table:table-cell>
          <table:table-cell office:value-type="float" office:value="0.0573732450608778" calcext:value-type="float">
            <text:p>0.0573732450608778</text:p>
          </table:table-cell>
          <table:table-cell office:value-type="float" office:value="0.0303493449781659" calcext:value-type="float">
            <text:p>0.0303493449781659</text:p>
          </table:table-cell>
          <table:table-cell office:value-type="float" office:value="0.0923480482414876" calcext:value-type="float">
            <text:p>0.0923480482414876</text:p>
          </table:table-cell>
          <table:table-cell office:value-type="float" office:value="0.393658089113547" calcext:value-type="float">
            <text:p>0.393658089113547</text:p>
          </table:table-cell>
          <table:table-cell office:value-type="float" office:value="0.865811052016046" calcext:value-type="float">
            <text:p>0.865811052016046</text:p>
          </table:table-cell>
          <table:table-cell office:value-type="float" office:value="0.00218340611353712" calcext:value-type="float">
            <text:p>0.00218340611353712</text:p>
          </table:table-cell>
          <table:table-cell office:value-type="float" office:value="0.39498197974867" calcext:value-type="float">
            <text:p>0.39498197974867</text:p>
          </table:table-cell>
          <table:table-cell office:value-type="float" office:value="0.342794759825327" calcext:value-type="float">
            <text:p>0.342794759825327</text:p>
          </table:table-cell>
          <table:table-cell office:value-type="float" office:value="0.666676443720953" calcext:value-type="float">
            <text:p>0.666676443720953</text:p>
          </table:table-cell>
          <table:table-cell office:value-type="float" office:value="0.707378155757096" calcext:value-type="float">
            <text:p>0.707378155757096</text:p>
          </table:table-cell>
          <table:table-cell office:value-type="float" office:value="0.850887981418756" calcext:value-type="float">
            <text:p>0.850887981418756</text:p>
          </table:table-cell>
          <table:table-cell office:value-type="string" calcext:value-type="string">
            <text:p>breast-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ehicle2</text:p>
          </table:table-cell>
          <table:table-cell office:value-type="float" office:value="0" calcext:value-type="float">
            <text:p>0</text:p>
          </table:table-cell>
          <table:table-cell office:value-type="float" office:value="0.0302547770700637" calcext:value-type="float">
            <text:p>0.0302547770700637</text:p>
          </table:table-cell>
          <table:table-cell office:value-type="float" office:value="0.0506369426751592" calcext:value-type="float">
            <text:p>0.0506369426751592</text:p>
          </table:table-cell>
          <table:table-cell office:value-type="float" office:value="0.312612123306835" calcext:value-type="float">
            <text:p>0.312612123306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8176751592357" calcext:value-type="float">
            <text:p>0.588176751592357</text:p>
          </table:table-cell>
          <table:table-cell office:value-type="float" office:value="0" calcext:value-type="float">
            <text:p>0</text:p>
          </table:table-cell>
          <table:table-cell office:value-type="float" office:value="0.505122143420016" calcext:value-type="float">
            <text:p>0.505122143420016</text:p>
          </table:table-cell>
          <table:table-cell office:value-type="float" office:value="0.175964089799243" calcext:value-type="float">
            <text:p>0.175964089799243</text:p>
          </table:table-cell>
          <table:table-cell office:value-type="float" office:value="0.0266985138004246" calcext:value-type="float">
            <text:p>0.0266985138004246</text:p>
          </table:table-cell>
          <table:table-cell office:value-type="float" office:value="0.330680728308816" calcext:value-type="float">
            <text:p>0.330680728308816</text:p>
          </table:table-cell>
          <table:table-cell office:value-type="float" office:value="0.939955200682656" calcext:value-type="float">
            <text:p>0.939955200682656</text:p>
          </table:table-cell>
          <table:table-cell office:value-type="float" office:value="0.816260045545872" calcext:value-type="float">
            <text:p>0.816260045545872</text:p>
          </table:table-cell>
          <table:table-cell office:value-type="float" office:value="0.00159235668789809" calcext:value-type="float">
            <text:p>0.00159235668789809</text:p>
          </table:table-cell>
          <table:table-cell office:value-type="float" office:value="0.940050813420423" calcext:value-type="float">
            <text:p>0.940050813420423</text:p>
          </table:table-cell>
          <table:table-cell office:value-type="float" office:value="0.871284501061571" calcext:value-type="float">
            <text:p>0.871284501061571</text:p>
          </table:table-cell>
          <table:table-cell office:value-type="float" office:value="0.642755536997905" calcext:value-type="float">
            <text:p>0.642755536997905</text:p>
          </table:table-cell>
          <table:table-cell office:value-type="float" office:value="0.783736904911418" calcext:value-type="float">
            <text:p>0.783736904911418</text:p>
          </table:table-cell>
          <table:table-cell office:value-type="float" office:value="0.959970986126723" calcext:value-type="float">
            <text:p>0.959970986126723</text:p>
          </table:table-cell>
          <table:table-cell office:value-type="string" calcext:value-type="string">
            <text:p>vehicl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st-w</text:p>
          </table:table-cell>
          <table:table-cell office:value-type="string" calcext:value-type="string">
            <text:p>dataset</text:p>
          </table:table-cell>
          <table:table-cell office:value-type="float" office:value="0.0300429184549356" calcext:value-type="float">
            <text:p>0.0300429184549356</text:p>
          </table:table-cell>
          <table:table-cell office:value-type="float" office:value="0.0489270386266094" calcext:value-type="float">
            <text:p>0.0489270386266094</text:p>
          </table:table-cell>
          <table:table-cell office:value-type="float" office:value="0.363755802750285" calcext:value-type="float">
            <text:p>0.363755802750285</text:p>
          </table:table-cell>
          <table:table-cell office:value-type="float" office:value="0.0454204913229205" calcext:value-type="float">
            <text:p>0.0454204913229205</text:p>
          </table:table-cell>
          <table:table-cell office:value-type="float" office:value="0.544635193133047" calcext:value-type="float">
            <text:p>0.544635193133047</text:p>
          </table:table-cell>
          <table:table-cell office:value-type="float" office:value="0.673533619456366" calcext:value-type="float">
            <text:p>0.673533619456366</text:p>
          </table:table-cell>
          <table:table-cell office:value-type="float" office:value="0.163355635936553" calcext:value-type="float">
            <text:p>0.163355635936553</text:p>
          </table:table-cell>
          <table:table-cell office:value-type="float" office:value="0.634541613027126" calcext:value-type="float">
            <text:p>0.634541613027126</text:p>
          </table:table-cell>
          <table:table-cell office:value-type="float" office:value="0.0809888744072964" calcext:value-type="float">
            <text:p>0.0809888744072964</text:p>
          </table:table-cell>
          <table:table-cell office:value-type="float" office:value="0.0503099666189795" calcext:value-type="float">
            <text:p>0.0503099666189795</text:p>
          </table:table-cell>
          <table:table-cell office:value-type="float" office:value="0.178190226056783" calcext:value-type="float">
            <text:p>0.178190226056783</text:p>
          </table:table-cell>
          <table:table-cell office:value-type="float" office:value="0.556937870501675" calcext:value-type="float">
            <text:p>0.556937870501675</text:p>
          </table:table-cell>
          <table:table-cell office:value-type="float" office:value="0.802291112362102" calcext:value-type="float">
            <text:p>0.802291112362102</text:p>
          </table:table-cell>
          <table:table-cell office:value-type="float" office:value="0.00286123032904149" calcext:value-type="float">
            <text:p>0.00286123032904149</text:p>
          </table:table-cell>
          <table:table-cell office:value-type="float" office:value="0.557995244900532" calcext:value-type="float">
            <text:p>0.557995244900532</text:p>
          </table:table-cell>
          <table:table-cell office:value-type="float" office:value="0.437291368621841" calcext:value-type="float">
            <text:p>0.437291368621841</text:p>
          </table:table-cell>
          <table:table-cell office:value-type="float" office:value="0.642897152006547" calcext:value-type="float">
            <text:p>0.642897152006547</text:p>
          </table:table-cell>
          <table:table-cell office:value-type="float" office:value="0.720749035144113" calcext:value-type="float">
            <text:p>0.720749035144113</text:p>
          </table:table-cell>
          <table:table-cell office:value-type="float" office:value="0.88025004979115" calcext:value-type="float">
            <text:p>0.88025004979115</text:p>
          </table:table-cell>
          <table:table-cell office:value-type="string" calcext:value-type="string">
            <text:p>breast-w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reast-w</text:p>
          </table:table-cell>
          <table:table-cell office:value-type="float" office:value="1" calcext:value-type="float">
            <text:p>1</text:p>
          </table:table-cell>
          <table:table-cell office:value-type="float" office:value="0.029045643153527" calcext:value-type="float">
            <text:p>0.029045643153527</text:p>
          </table:table-cell>
          <table:table-cell office:value-type="float" office:value="0.0854771784232365" calcext:value-type="float">
            <text:p>0.0854771784232365</text:p>
          </table:table-cell>
          <table:table-cell office:value-type="float" office:value="0.792975696502667" calcext:value-type="float">
            <text:p>0.792975696502667</text:p>
          </table:table-cell>
          <table:table-cell office:value-type="float" office:value="0.0658691357566835" calcext:value-type="float">
            <text:p>0.0658691357566835</text:p>
          </table:table-cell>
          <table:table-cell office:value-type="float" office:value="0.612448132780083" calcext:value-type="float">
            <text:p>0.612448132780083</text:p>
          </table:table-cell>
          <table:table-cell office:value-type="float" office:value="0.785892116182573" calcext:value-type="float">
            <text:p>0.785892116182573</text:p>
          </table:table-cell>
          <table:table-cell office:value-type="float" office:value="0.473799126637555" calcext:value-type="float">
            <text:p>0.473799126637555</text:p>
          </table:table-cell>
          <table:table-cell office:value-type="float" office:value="0.770147830233667" calcext:value-type="float">
            <text:p>0.770147830233667</text:p>
          </table:table-cell>
          <table:table-cell office:value-type="float" office:value="0.125868369181818" calcext:value-type="float">
            <text:p>0.125868369181818</text:p>
          </table:table-cell>
          <table:table-cell office:value-type="float" office:value="0.0882434301521438" calcext:value-type="float">
            <text:p>0.0882434301521438</text:p>
          </table:table-cell>
          <table:table-cell office:value-type="float" office:value="0.341325983066763" calcext:value-type="float">
            <text:p>0.341325983066763</text:p>
          </table:table-cell>
          <table:table-cell office:value-type="float" office:value="0.867237206085754" calcext:value-type="float">
            <text:p>0.867237206085754</text:p>
          </table:table-cell>
          <table:table-cell office:value-type="float" office:value="0.681576870198175" calcext:value-type="float">
            <text:p>0.681576870198175</text:p>
          </table:table-cell>
          <table:table-cell office:value-type="float" office:value="0.004149377593361" calcext:value-type="float">
            <text:p>0.004149377593361</text:p>
          </table:table-cell>
          <table:table-cell office:value-type="float" office:value="0.867788089048054" calcext:value-type="float">
            <text:p>0.867788089048054</text:p>
          </table:table-cell>
          <table:table-cell office:value-type="float" office:value="0.616874135546335" calcext:value-type="float">
            <text:p>0.616874135546335</text:p>
          </table:table-cell>
          <table:table-cell office:value-type="float" office:value="0.597706630823154" calcext:value-type="float">
            <text:p>0.597706630823154</text:p>
          </table:table-cell>
          <table:table-cell office:value-type="float" office:value="0.746159254062178" calcext:value-type="float">
            <text:p>0.746159254062178</text:p>
          </table:table-cell>
          <table:table-cell office:value-type="float" office:value="0.936050163129559" calcext:value-type="float">
            <text:p>0.936050163129559</text:p>
          </table:table-cell>
          <table:table-cell office:value-type="string" calcext:value-type="string">
            <text:p>breast-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pectfheart</text:p>
          </table:table-cell>
          <table:table-cell office:value-type="float" office:value="1" calcext:value-type="float">
            <text:p>1</text:p>
          </table:table-cell>
          <table:table-cell office:value-type="float" office:value="0.0283018867924528" calcext:value-type="float">
            <text:p>0.0283018867924528</text:p>
          </table:table-cell>
          <table:table-cell office:value-type="float" office:value="0.216981132075472" calcext:value-type="float">
            <text:p>0.216981132075472</text:p>
          </table:table-cell>
          <table:table-cell office:value-type="float" office:value="0.396021328958162" calcext:value-type="float">
            <text:p>0.396021328958162</text:p>
          </table:table-cell>
          <table:table-cell office:value-type="float" office:value="0.173010119667798" calcext:value-type="float">
            <text:p>0.173010119667798</text:p>
          </table:table-cell>
          <table:table-cell office:value-type="float" office:value="0.587264150943396" calcext:value-type="float">
            <text:p>0.587264150943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0661672908864" calcext:value-type="float">
            <text:p>0.470661672908864</text:p>
          </table:table-cell>
          <table:table-cell office:value-type="float" office:value="0.170872960955206" calcext:value-type="float">
            <text:p>0.170872960955206</text:p>
          </table:table-cell>
          <table:table-cell office:value-type="float" office:value="0.228694968553459" calcext:value-type="float">
            <text:p>0.228694968553459</text:p>
          </table:table-cell>
          <table:table-cell office:value-type="float" office:value="0.46011093949976" calcext:value-type="float">
            <text:p>0.46011093949976</text:p>
          </table:table-cell>
          <table:table-cell office:value-type="float" office:value="0.929468836627023" calcext:value-type="float">
            <text:p>0.929468836627023</text:p>
          </table:table-cell>
          <table:table-cell office:value-type="float" office:value="0.718030019410751" calcext:value-type="float">
            <text:p>0.718030019410751</text:p>
          </table:table-cell>
          <table:table-cell office:value-type="float" office:value="0.00471698113207547" calcext:value-type="float">
            <text:p>0.00471698113207547</text:p>
          </table:table-cell>
          <table:table-cell office:value-type="float" office:value="0.929801530793877" calcext:value-type="float">
            <text:p>0.929801530793877</text:p>
          </table:table-cell>
          <table:table-cell office:value-type="float" office:value="0.822148370497427" calcext:value-type="float">
            <text:p>0.822148370497427</text:p>
          </table:table-cell>
          <table:table-cell office:value-type="float" office:value="0.506513921515094" calcext:value-type="float">
            <text:p>0.506513921515094</text:p>
          </table:table-cell>
          <table:table-cell office:value-type="float" office:value="0.792011366411266" calcext:value-type="float">
            <text:p>0.792011366411266</text:p>
          </table:table-cell>
          <table:table-cell office:value-type="float" office:value="0.993646519449295" calcext:value-type="float">
            <text:p>0.993646519449295</text:p>
          </table:table-cell>
          <table:table-cell office:value-type="string" calcext:value-type="string">
            <text:p>spectfhe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hicle2</text:p>
          </table:table-cell>
          <table:table-cell office:value-type="string" calcext:value-type="string">
            <text:p>dataset</text:p>
          </table:table-cell>
          <table:table-cell office:value-type="float" office:value="0.0271867612293144" calcext:value-type="float">
            <text:p>0.0271867612293144</text:p>
          </table:table-cell>
          <table:table-cell office:value-type="float" office:value="0.0614657210401891" calcext:value-type="float">
            <text:p>0.0614657210401891</text:p>
          </table:table-cell>
          <table:table-cell office:value-type="float" office:value="0.457938558713753" calcext:value-type="float">
            <text:p>0.4579385587137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2192671394799" calcext:value-type="float">
            <text:p>0.622192671394799</text:p>
          </table:table-cell>
          <table:table-cell office:value-type="float" office:value="0.168232672298264" calcext:value-type="float">
            <text:p>0.168232672298264</text:p>
          </table:table-cell>
          <table:table-cell office:value-type="float" office:value="0.588376767693703" calcext:value-type="float">
            <text:p>0.588376767693703</text:p>
          </table:table-cell>
          <table:table-cell office:value-type="float" office:value="0.257093790107313" calcext:value-type="float">
            <text:p>0.257093790107313</text:p>
          </table:table-cell>
          <table:table-cell office:value-type="float" office:value="0.0347320724980299" calcext:value-type="float">
            <text:p>0.0347320724980299</text:p>
          </table:table-cell>
          <table:table-cell office:value-type="float" office:value="0.336317836806032" calcext:value-type="float">
            <text:p>0.336317836806032</text:p>
          </table:table-cell>
          <table:table-cell office:value-type="float" office:value="0.934995451232853" calcext:value-type="float">
            <text:p>0.934995451232853</text:p>
          </table:table-cell>
          <table:table-cell office:value-type="float" office:value="0.82538632109014" calcext:value-type="float">
            <text:p>0.82538632109014</text:p>
          </table:table-cell>
          <table:table-cell office:value-type="float" office:value="0.00236406619385343" calcext:value-type="float">
            <text:p>0.00236406619385343</text:p>
          </table:table-cell>
          <table:table-cell office:value-type="float" office:value="0.935160152257301" calcext:value-type="float">
            <text:p>0.935160152257301</text:p>
          </table:table-cell>
          <table:table-cell office:value-type="float" office:value="0.889939584975046" calcext:value-type="float">
            <text:p>0.889939584975046</text:p>
          </table:table-cell>
          <table:table-cell office:value-type="float" office:value="0.648483019140672" calcext:value-type="float">
            <text:p>0.648483019140672</text:p>
          </table:table-cell>
          <table:table-cell office:value-type="float" office:value="0.784651735090517" calcext:value-type="float">
            <text:p>0.784651735090517</text:p>
          </table:table-cell>
          <table:table-cell office:value-type="float" office:value="0.960528681414367" calcext:value-type="float">
            <text:p>0.960528681414367</text:p>
          </table:table-cell>
          <table:table-cell office:value-type="string" calcext:value-type="string">
            <text:p>vehicle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257777777777778" calcext:value-type="float">
            <text:p>0.0257777777777778</text:p>
          </table:table-cell>
          <table:table-cell office:value-type="float" office:value="0.273318419090231" calcext:value-type="float">
            <text:p>0.273318419090231</text:p>
          </table:table-cell>
          <table:table-cell office:value-type="float" office:value="0.120920963362695" calcext:value-type="float">
            <text:p>0.120920963362695</text:p>
          </table:table-cell>
          <table:table-cell office:value-type="float" office:value="0.789444444444444" calcext:value-type="float">
            <text:p>0.789444444444444</text:p>
          </table:table-cell>
          <table:table-cell office:value-type="float" office:value="0.991111111111111" calcext:value-type="float">
            <text:p>0.99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572649572649573" calcext:value-type="float">
            <text:p>0.572649572649573</text:p>
          </table:table-cell>
          <table:table-cell office:value-type="float" office:value="0.13844422640495" calcext:value-type="float">
            <text:p>0.13844422640495</text:p>
          </table:table-cell>
          <table:table-cell office:value-type="float" office:value="0.0606666666666667" calcext:value-type="float">
            <text:p>0.0606666666666667</text:p>
          </table:table-cell>
          <table:table-cell office:value-type="float" office:value="0.250539473165835" calcext:value-type="float">
            <text:p>0.250539473165835</text:p>
          </table:table-cell>
          <table:table-cell office:value-type="float" office:value="0.801607142857143" calcext:value-type="float">
            <text:p>0.801607142857143</text:p>
          </table:table-cell>
          <table:table-cell office:value-type="float" office:value="0.727271732159139" calcext:value-type="float">
            <text:p>0.727271732159139</text:p>
          </table:table-cell>
          <table:table-cell office:value-type="float" office:value="0.00444444444444444" calcext:value-type="float">
            <text:p>0.00444444444444444</text:p>
          </table:table-cell>
          <table:table-cell office:value-type="float" office:value="0.802488888888889" calcext:value-type="float">
            <text:p>0.802488888888889</text:p>
          </table:table-cell>
          <table:table-cell office:value-type="float" office:value="0.892794612794613" calcext:value-type="float">
            <text:p>0.892794612794613</text:p>
          </table:table-cell>
          <table:table-cell office:value-type="float" office:value="0" calcext:value-type="float">
            <text:p>0</text:p>
          </table:table-cell>
          <table:table-cell office:value-type="float" office:value="0.797101082230693" calcext:value-type="float">
            <text:p>0.797101082230693</text:p>
          </table:table-cell>
          <table:table-cell office:value-type="float" office:value="0.987251784094581" calcext:value-type="float">
            <text:p>0.987251784094581</text:p>
          </table:table-cell>
          <table:table-cell office:value-type="string" calcext:value-type="string">
            <text:p>ionospher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4</text:p>
          </table:table-cell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310952164009112" calcext:value-type="float">
            <text:p>0.310952164009112</text:p>
          </table:table-cell>
          <table:table-cell office:value-type="float" office:value="0.0449711247772904" calcext:value-type="float">
            <text:p>0.0449711247772904</text:p>
          </table:table-cell>
          <table:table-cell office:value-type="float" office:value="0.417384615384615" calcext:value-type="float">
            <text:p>0.417384615384615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915096739621689" calcext:value-type="float">
            <text:p>0.0915096739621689</text:p>
          </table:table-cell>
          <table:table-cell office:value-type="float" office:value="0.0563333333333333" calcext:value-type="float">
            <text:p>0.0563333333333333</text:p>
          </table:table-cell>
          <table:table-cell office:value-type="float" office:value="0.13033194509862" calcext:value-type="float">
            <text:p>0.13033194509862</text:p>
          </table:table-cell>
          <table:table-cell office:value-type="float" office:value="0.697394789579158" calcext:value-type="float">
            <text:p>0.697394789579158</text:p>
          </table:table-cell>
          <table:table-cell office:value-type="float" office:value="0.836550432027559" calcext:value-type="float">
            <text:p>0.836550432027559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58" calcext:value-type="float">
            <text:p>0.558</text:p>
          </table:table-cell>
          <table:table-cell office:value-type="float" office:value="0.390365203988846" calcext:value-type="float">
            <text:p>0.390365203988846</text:p>
          </table:table-cell>
          <table:table-cell office:value-type="float" office:value="0.438081513547471" calcext:value-type="float">
            <text:p>0.438081513547471</text:p>
          </table:table-cell>
          <table:table-cell office:value-type="float" office:value="0.485797823106096" calcext:value-type="float">
            <text:p>0.485797823106096</text:p>
          </table:table-cell>
          <table:table-cell office:value-type="string" calcext:value-type="string">
            <text:p>Data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7</text:p>
          </table:table-cell>
          <table:table-cell office:value-type="float" office:value="0" calcext:value-type="float">
            <text:p>0</text:p>
          </table:table-cell>
          <table:table-cell office:value-type="float" office:value="0.0214424951267056" calcext:value-type="float">
            <text:p>0.0214424951267056</text:p>
          </table:table-cell>
          <table:table-cell office:value-type="float" office:value="0.0267056530214425" calcext:value-type="float">
            <text:p>0.0267056530214425</text:p>
          </table:table-cell>
          <table:table-cell office:value-type="float" office:value="0.370997182788144" calcext:value-type="float">
            <text:p>0.370997182788144</text:p>
          </table:table-cell>
          <table:table-cell office:value-type="float" office:value="0.023245206363977" calcext:value-type="float">
            <text:p>0.023245206363977</text:p>
          </table:table-cell>
          <table:table-cell office:value-type="float" office:value="0.240209108630161" calcext:value-type="float">
            <text:p>0.240209108630161</text:p>
          </table:table-cell>
          <table:table-cell office:value-type="float" office:value="0.599293372319688" calcext:value-type="float">
            <text:p>0.599293372319688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22367911675582" calcext:value-type="float">
            <text:p>0.222367911675582</text:p>
          </table:table-cell>
          <table:table-cell office:value-type="float" office:value="0.0171377517868746" calcext:value-type="float">
            <text:p>0.0171377517868746</text:p>
          </table:table-cell>
          <table:table-cell office:value-type="float" office:value="0.10578093055434" calcext:value-type="float">
            <text:p>0.10578093055434</text:p>
          </table:table-cell>
          <table:table-cell office:value-type="float" office:value="0.814741596538772" calcext:value-type="float">
            <text:p>0.814741596538772</text:p>
          </table:table-cell>
          <table:table-cell office:value-type="float" office:value="0.855487306080208" calcext:value-type="float">
            <text:p>0.855487306080208</text:p>
          </table:table-cell>
          <table:table-cell office:value-type="float" office:value="0.00026514276234321" calcext:value-type="float">
            <text:p>0.00026514276234321</text:p>
          </table:table-cell>
          <table:table-cell office:value-type="float" office:value="0.814922160284836" calcext:value-type="float">
            <text:p>0.814922160284836</text:p>
          </table:table-cell>
          <table:table-cell office:value-type="float" office:value="0.543372319688109" calcext:value-type="float">
            <text:p>0.543372319688109</text:p>
          </table:table-cell>
          <table:table-cell office:value-type="float" office:value="0.298362651771833" calcext:value-type="float">
            <text:p>0.298362651771833</text:p>
          </table:table-cell>
          <table:table-cell office:value-type="float" office:value="0.422411503409425" calcext:value-type="float">
            <text:p>0.422411503409425</text:p>
          </table:table-cell>
          <table:table-cell office:value-type="float" office:value="0.546460355047016" calcext:value-type="float">
            <text:p>0.546460355047016</text:p>
          </table:table-cell>
          <table:table-cell office:value-type="string" calcext:value-type="string">
            <text:p>Data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4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117567198177677" calcext:value-type="float">
            <text:p>0.117567198177677</text:p>
          </table:table-cell>
          <table:table-cell office:value-type="float" office:value="0.0407232003997278" calcext:value-type="float">
            <text:p>0.0407232003997278</text:p>
          </table:table-cell>
          <table:table-cell office:value-type="float" office:value="0.403692307692308" calcext:value-type="float">
            <text:p>0.403692307692308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673016591575216" calcext:value-type="float">
            <text:p>0.0673016591575216</text:p>
          </table:table-cell>
          <table:table-cell office:value-type="float" office:value="0.04" calcext:value-type="float">
            <text:p>0.04</text:p>
          </table:table-cell>
          <table:table-cell office:value-type="float" office:value="0.110610264455453" calcext:value-type="float">
            <text:p>0.110610264455453</text:p>
          </table:table-cell>
          <table:table-cell office:value-type="float" office:value="0.674456913827655" calcext:value-type="float">
            <text:p>0.674456913827655</text:p>
          </table:table-cell>
          <table:table-cell office:value-type="float" office:value="0.84617866996445" calcext:value-type="float">
            <text:p>0.8461786699644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405907073140865" calcext:value-type="float">
            <text:p>0.405907073140865</text:p>
          </table:table-cell>
          <table:table-cell office:value-type="float" office:value="0.443396152019044" calcext:value-type="float">
            <text:p>0.443396152019044</text:p>
          </table:table-cell>
          <table:table-cell office:value-type="float" office:value="0.480885230897222" calcext:value-type="float">
            <text:p>0.480885230897222</text:p>
          </table:table-cell>
          <table:table-cell office:value-type="string" calcext:value-type="string">
            <text:p>Data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0296918767507003" calcext:value-type="float">
            <text:p>0.0296918767507003</text:p>
          </table:table-cell>
          <table:table-cell office:value-type="float" office:value="0.21548106422056" calcext:value-type="float">
            <text:p>0.21548106422056</text:p>
          </table:table-cell>
          <table:table-cell office:value-type="float" office:value="0.074331700133506" calcext:value-type="float">
            <text:p>0.074331700133506</text:p>
          </table:table-cell>
          <table:table-cell office:value-type="float" office:value="0.682539682539683" calcext:value-type="float">
            <text:p>0.682539682539683</text:p>
          </table:table-cell>
          <table:table-cell office:value-type="float" office:value="0.984593837535014" calcext:value-type="float">
            <text:p>0.984593837535014</text:p>
          </table:table-cell>
          <table:table-cell office:value-type="float" office:value="0" calcext:value-type="float">
            <text:p>0</text:p>
          </table:table-cell>
          <table:table-cell office:value-type="float" office:value="0.581722319859402" calcext:value-type="float">
            <text:p>0.581722319859402</text:p>
          </table:table-cell>
          <table:table-cell office:value-type="float" office:value="0.0896548117622611" calcext:value-type="float">
            <text:p>0.0896548117622611</text:p>
          </table:table-cell>
          <table:table-cell office:value-type="float" office:value="0.0416433239962652" calcext:value-type="float">
            <text:p>0.0416433239962652</text:p>
          </table:table-cell>
          <table:table-cell office:value-type="float" office:value="0.362080041214739" calcext:value-type="float">
            <text:p>0.362080041214739</text:p>
          </table:table-cell>
          <table:table-cell office:value-type="float" office:value="0.820374217102571" calcext:value-type="float">
            <text:p>0.820374217102571</text:p>
          </table:table-cell>
          <table:table-cell office:value-type="float" office:value="0.773317089145195" calcext:value-type="float">
            <text:p>0.773317089145195</text:p>
          </table:table-cell>
          <table:table-cell office:value-type="float" office:value="0.00280112044817927" calcext:value-type="float">
            <text:p>0.00280112044817927</text:p>
          </table:table-cell>
          <table:table-cell office:value-type="float" office:value="0.820877370556066" calcext:value-type="float">
            <text:p>0.820877370556066</text:p>
          </table:table-cell>
          <table:table-cell office:value-type="float" office:value="0.847899159663866" calcext:value-type="float">
            <text:p>0.847899159663866</text:p>
          </table:table-cell>
          <table:table-cell office:value-type="float" office:value="0.620138612308129" calcext:value-type="float">
            <text:p>0.620138612308129</text:p>
          </table:table-cell>
          <table:table-cell office:value-type="float" office:value="0.765476194377354" calcext:value-type="float">
            <text:p>0.765476194377354</text:p>
          </table:table-cell>
          <table:table-cell office:value-type="float" office:value="0.961385560098924" calcext:value-type="float">
            <text:p>0.961385560098924</text:p>
          </table:table-cell>
          <table:table-cell office:value-type="string" calcext:value-type="string">
            <text:p>wdbc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vehicle2</text:p>
          </table:table-cell>
          <table:table-cell office:value-type="float" office:value="1" calcext:value-type="float">
            <text:p>1</text:p>
          </table:table-cell>
          <table:table-cell office:value-type="float" office:value="0.018348623853211" calcext:value-type="float">
            <text:p>0.018348623853211</text:p>
          </table:table-cell>
          <table:table-cell office:value-type="float" office:value="0.0926605504587156" calcext:value-type="float">
            <text:p>0.0926605504587156</text:p>
          </table:table-cell>
          <table:table-cell office:value-type="float" office:value="0.876585354289643" calcext:value-type="float">
            <text:p>0.876585354289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20183486238532" calcext:value-type="float">
            <text:p>0.720183486238532</text:p>
          </table:table-cell>
          <table:table-cell office:value-type="float" office:value="0.652866242038217" calcext:value-type="float">
            <text:p>0.652866242038217</text:p>
          </table:table-cell>
          <table:table-cell office:value-type="float" office:value="0.828211189913318" calcext:value-type="float">
            <text:p>0.828211189913318</text:p>
          </table:table-cell>
          <table:table-cell office:value-type="float" office:value="0.490806871728725" calcext:value-type="float">
            <text:p>0.490806871728725</text:p>
          </table:table-cell>
          <table:table-cell office:value-type="float" office:value="0.0578746177370031" calcext:value-type="float">
            <text:p>0.0578746177370031</text:p>
          </table:table-cell>
          <table:table-cell office:value-type="float" office:value="0.35255684660535" calcext:value-type="float">
            <text:p>0.35255684660535</text:p>
          </table:table-cell>
          <table:table-cell office:value-type="float" office:value="0.920707732634338" calcext:value-type="float">
            <text:p>0.920707732634338</text:p>
          </table:table-cell>
          <table:table-cell office:value-type="float" office:value="0.851676692841519" calcext:value-type="float">
            <text:p>0.851676692841519</text:p>
          </table:table-cell>
          <table:table-cell office:value-type="float" office:value="0.00458715596330275" calcext:value-type="float">
            <text:p>0.00458715596330275</text:p>
          </table:table-cell>
          <table:table-cell office:value-type="float" office:value="0.921071458631428" calcext:value-type="float">
            <text:p>0.921071458631428</text:p>
          </table:table-cell>
          <table:table-cell office:value-type="float" office:value="0.943679918450561" calcext:value-type="float">
            <text:p>0.943679918450561</text:p>
          </table:table-cell>
          <table:table-cell office:value-type="float" office:value="0.66498237136846" calcext:value-type="float">
            <text:p>0.66498237136846</text:p>
          </table:table-cell>
          <table:table-cell office:value-type="float" office:value="0.787287117441315" calcext:value-type="float">
            <text:p>0.787287117441315</text:p>
          </table:table-cell>
          <table:table-cell office:value-type="float" office:value="0.962135253160425" calcext:value-type="float">
            <text:p>0.962135253160425</text:p>
          </table:table-cell>
          <table:table-cell office:value-type="string" calcext:value-type="string">
            <text:p>vehicle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9</text:p>
          </table:table-cell>
          <table:table-cell office:value-type="float" office:value="0" calcext:value-type="float">
            <text:p>0</text:p>
          </table:table-cell>
          <table:table-cell office:value-type="float" office:value="0.0179910044977511" calcext:value-type="float">
            <text:p>0.0179910044977511</text:p>
          </table:table-cell>
          <table:table-cell office:value-type="float" office:value="0.0251874062968516" calcext:value-type="float">
            <text:p>0.0251874062968516</text:p>
          </table:table-cell>
          <table:table-cell office:value-type="float" office:value="0.664915083441886" calcext:value-type="float">
            <text:p>0.664915083441886</text:p>
          </table:table-cell>
          <table:table-cell office:value-type="float" office:value="0.0653012853874923" calcext:value-type="float">
            <text:p>0.0653012853874923</text:p>
          </table:table-cell>
          <table:table-cell office:value-type="float" office:value="0.350709260754238" calcext:value-type="float">
            <text:p>0.350709260754238</text:p>
          </table:table-cell>
          <table:table-cell office:value-type="float" office:value="0.419190404797601" calcext:value-type="float">
            <text:p>0.419190404797601</text:p>
          </table:table-cell>
          <table:table-cell office:value-type="float" office:value="0" calcext:value-type="float">
            <text:p>0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120453646830081" calcext:value-type="float">
            <text:p>0.120453646830081</text:p>
          </table:table-cell>
          <table:table-cell office:value-type="float" office:value="0.0266116941529235" calcext:value-type="float">
            <text:p>0.0266116941529235</text:p>
          </table:table-cell>
          <table:table-cell office:value-type="float" office:value="0.114773210463325" calcext:value-type="float">
            <text:p>0.114773210463325</text:p>
          </table:table-cell>
          <table:table-cell office:value-type="float" office:value="0.905029467248358" calcext:value-type="float">
            <text:p>0.905029467248358</text:p>
          </table:table-cell>
          <table:table-cell office:value-type="float" office:value="0.951016578319696" calcext:value-type="float">
            <text:p>0.951016578319696</text:p>
          </table:table-cell>
          <table:table-cell office:value-type="float" office:value="0.0000798550462203257" calcext:value-type="float">
            <text:p>7.98550462203257E-05</text:p>
          </table:table-cell>
          <table:table-cell office:value-type="float" office:value="0.905171851855182" calcext:value-type="float">
            <text:p>0.905171851855182</text:p>
          </table:table-cell>
          <table:table-cell office:value-type="float" office:value="0.715892053973013" calcext:value-type="float">
            <text:p>0.715892053973013</text:p>
          </table:table-cell>
          <table:table-cell office:value-type="float" office:value="0.41083496062405" calcext:value-type="float">
            <text:p>0.41083496062405</text:p>
          </table:table-cell>
          <table:table-cell office:value-type="float" office:value="0.497469654408925" calcext:value-type="float">
            <text:p>0.497469654408925</text:p>
          </table:table-cell>
          <table:table-cell office:value-type="float" office:value="0.5841043481938" calcext:value-type="float">
            <text:p>0.5841043481938</text:p>
          </table:table-cell>
          <table:table-cell office:value-type="string" calcext:value-type="string">
            <text:p>Data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reastcancer</text:p>
          </table:table-cell>
          <table:table-cell office:value-type="float" office:value="1" calcext:value-type="float">
            <text:p>1</text:p>
          </table:table-cell>
          <table:table-cell office:value-type="float" office:value="0.0141509433962264" calcext:value-type="float">
            <text:p>0.0141509433962264</text:p>
          </table:table-cell>
          <table:table-cell office:value-type="float" office:value="0.00283018867924528" calcext:value-type="float">
            <text:p>0.00283018867924528</text:p>
          </table:table-cell>
          <table:table-cell office:value-type="float" office:value="0.407303370786517" calcext:value-type="float">
            <text:p>0.4073033707865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6162464985994" calcext:value-type="float">
            <text:p>0.406162464985994</text:p>
          </table:table-cell>
          <table:table-cell office:value-type="float" office:value="0.751611013473931" calcext:value-type="float">
            <text:p>0.751611013473931</text:p>
          </table:table-cell>
          <table:table-cell office:value-type="float" office:value="0.00467291128884517" calcext:value-type="float">
            <text:p>0.00467291128884517</text:p>
          </table:table-cell>
          <table:table-cell office:value-type="float" office:value="0.0035377358490566" calcext:value-type="float">
            <text:p>0.0035377358490566</text:p>
          </table:table-cell>
          <table:table-cell office:value-type="float" office:value="0.283689992978732" calcext:value-type="float">
            <text:p>0.283689992978732</text:p>
          </table:table-cell>
          <table:table-cell office:value-type="float" office:value="0.464499687024949" calcext:value-type="float">
            <text:p>0.464499687024949</text:p>
          </table:table-cell>
          <table:table-cell office:value-type="float" office:value="0.57185952435724" calcext:value-type="float">
            <text:p>0.57185952435724</text:p>
          </table:table-cell>
          <table:table-cell office:value-type="float" office:value="0.00471698113207547" calcext:value-type="float">
            <text:p>0.00471698113207547</text:p>
          </table:table-cell>
          <table:table-cell office:value-type="float" office:value="0.467025631897472" calcext:value-type="float">
            <text:p>0.467025631897472</text:p>
          </table:table-cell>
          <table:table-cell office:value-type="float" office:value="0.77751572327044" calcext:value-type="float">
            <text:p>0.77751572327044</text:p>
          </table:table-cell>
          <table:table-cell office:value-type="float" office:value="0.506880821049254" calcext:value-type="float">
            <text:p>0.506880821049254</text:p>
          </table:table-cell>
          <table:table-cell office:value-type="float" office:value="0.768330561276133" calcext:value-type="float">
            <text:p>0.768330561276133</text:p>
          </table:table-cell>
          <table:table-cell office:value-type="float" office:value="0.980727622208475" calcext:value-type="float">
            <text:p>0.980727622208475</text:p>
          </table:table-cell>
          <table:table-cell office:value-type="string" calcext:value-type="string">
            <text:p>breastcancer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7</text:p>
          </table:table-cell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620678445229682" calcext:value-type="float">
            <text:p>0.620678445229682</text:p>
          </table:table-cell>
          <table:table-cell office:value-type="float" office:value="0.0694409690375886" calcext:value-type="float">
            <text:p>0.0694409690375886</text:p>
          </table:table-cell>
          <table:table-cell office:value-type="float" office:value="0.522045454545455" calcext:value-type="float">
            <text:p>0.522045454545455</text:p>
          </table:table-cell>
          <table:table-cell office:value-type="float" office:value="0.5685" calcext:value-type="float">
            <text:p>0.5685</text:p>
          </table:table-cell>
          <table:table-cell office:value-type="float" office:value="0.0253411306042885" calcext:value-type="float">
            <text:p>0.0253411306042885</text:p>
          </table:table-cell>
          <table:table-cell office:value-type="float" office:value="0.75" calcext:value-type="float">
            <text:p>0.75</text:p>
          </table:table-cell>
          <table:table-cell office:value-type="float" office:value="0.170807077996572" calcext:value-type="float">
            <text:p>0.170807077996572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177075184093632" calcext:value-type="float">
            <text:p>0.177075184093632</text:p>
          </table:table-cell>
          <table:table-cell office:value-type="float" office:value="0.940197197197197" calcext:value-type="float">
            <text:p>0.940197197197197</text:p>
          </table:table-cell>
          <table:table-cell office:value-type="float" office:value="0.937218040980271" calcext:value-type="float">
            <text:p>0.937218040980271</text:p>
          </table:table-cell>
          <table:table-cell office:value-type="float" office:value="0.0002185" calcext:value-type="float">
            <text:p>0.0002185</text:p>
          </table:table-cell>
          <table:table-cell office:value-type="float" office:value="0.940257" calcext:value-type="float">
            <text:p>0.940257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376838203123649" calcext:value-type="float">
            <text:p>0.376838203123649</text:p>
          </table:table-cell>
          <table:table-cell office:value-type="float" office:value="0.466340815280608" calcext:value-type="float">
            <text:p>0.466340815280608</text:p>
          </table:table-cell>
          <table:table-cell office:value-type="float" office:value="0.555843427437567" calcext:value-type="float">
            <text:p>0.555843427437567</text:p>
          </table:table-cell>
          <table:table-cell office:value-type="string" calcext:value-type="string">
            <text:p>Data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nalcatdata_authorship</text:p>
          </table:table-cell>
          <table:table-cell office:value-type="float" office:value="3" calcext:value-type="float">
            <text:p>3</text:p>
          </table:table-cell>
          <table:table-cell office:value-type="float" office:value="0.0115606936416185" calcext:value-type="float">
            <text:p>0.0115606936416185</text:p>
          </table:table-cell>
          <table:table-cell office:value-type="float" office:value="0.0069364161849711" calcext:value-type="float">
            <text:p>0.0069364161849711</text:p>
          </table:table-cell>
          <table:table-cell office:value-type="float" office:value="0.556726318708274" calcext:value-type="float">
            <text:p>0.556726318708274</text:p>
          </table:table-cell>
          <table:table-cell office:value-type="float" office:value="0.120082437558416" calcext:value-type="float">
            <text:p>0.120082437558416</text:p>
          </table:table-cell>
          <table:table-cell office:value-type="float" office:value="0.830202312138728" calcext:value-type="float">
            <text:p>0.830202312138728</text:p>
          </table:table-cell>
          <table:table-cell office:value-type="float" office:value="0.774566473988439" calcext:value-type="float">
            <text:p>0.774566473988439</text:p>
          </table:table-cell>
          <table:table-cell office:value-type="float" office:value="0.454258675078864" calcext:value-type="float">
            <text:p>0.454258675078864</text:p>
          </table:table-cell>
          <table:table-cell office:value-type="float" office:value="0.835434007134364" calcext:value-type="float">
            <text:p>0.835434007134364</text:p>
          </table:table-cell>
          <table:table-cell office:value-type="float" office:value="0.0523437977183157" calcext:value-type="float">
            <text:p>0.0523437977183157</text:p>
          </table:table-cell>
          <table:table-cell office:value-type="float" office:value="0.0090237636480411" calcext:value-type="float">
            <text:p>0.0090237636480411</text:p>
          </table:table-cell>
          <table:table-cell office:value-type="float" office:value="0.438183090203839" calcext:value-type="float">
            <text:p>0.438183090203839</text:p>
          </table:table-cell>
          <table:table-cell office:value-type="float" office:value="0.660606264282834" calcext:value-type="float">
            <text:p>0.660606264282834</text:p>
          </table:table-cell>
          <table:table-cell office:value-type="float" office:value="0.268015444973614" calcext:value-type="float">
            <text:p>0.268015444973614</text:p>
          </table:table-cell>
          <table:table-cell office:value-type="float" office:value="0.00160084455366723" calcext:value-type="float">
            <text:p>0.00160084455366723</text:p>
          </table:table-cell>
          <table:table-cell office:value-type="float" office:value="0.662568077784089" calcext:value-type="float">
            <text:p>0.662568077784089</text:p>
          </table:table-cell>
          <table:table-cell office:value-type="float" office:value="0.78392513074594" calcext:value-type="float">
            <text:p>0.78392513074594</text:p>
          </table:table-cell>
          <table:table-cell office:value-type="float" office:value="0.23606983972353" calcext:value-type="float">
            <text:p>0.23606983972353</text:p>
          </table:table-cell>
          <table:table-cell office:value-type="float" office:value="0.393088995151063" calcext:value-type="float">
            <text:p>0.393088995151063</text:p>
          </table:table-cell>
          <table:table-cell office:value-type="float" office:value="0.486571304718327" calcext:value-type="float">
            <text:p>0.486571304718327</text:p>
          </table:table-cell>
          <table:table-cell office:value-type="string" calcext:value-type="string">
            <text:p>analcatdata_authorship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analcatdata_authorship</text:p>
          </table:table-cell>
          <table:table-cell office:value-type="float" office:value="1" calcext:value-type="float">
            <text:p>1</text:p>
          </table:table-cell>
          <table:table-cell office:value-type="float" office:value="0.0101351351351351" calcext:value-type="float">
            <text:p>0.0101351351351351</text:p>
          </table:table-cell>
          <table:table-cell office:value-type="float" office:value="0.00878378378378378" calcext:value-type="float">
            <text:p>0.00878378378378378</text:p>
          </table:table-cell>
          <table:table-cell office:value-type="float" office:value="0.294903759848409" calcext:value-type="float">
            <text:p>0.294903759848409</text:p>
          </table:table-cell>
          <table:table-cell office:value-type="float" office:value="0.0881533395094034" calcext:value-type="float">
            <text:p>0.0881533395094034</text:p>
          </table:table-cell>
          <table:table-cell office:value-type="float" office:value="0.742398648648649" calcext:value-type="float">
            <text:p>0.742398648648649</text:p>
          </table:table-cell>
          <table:table-cell office:value-type="float" office:value="0.753378378378378" calcext:value-type="float">
            <text:p>0.753378378378378</text:p>
          </table:table-cell>
          <table:table-cell office:value-type="float" office:value="0.0662460567823344" calcext:value-type="float">
            <text:p>0.0662460567823344</text:p>
          </table:table-cell>
          <table:table-cell office:value-type="float" office:value="0.718430439952437" calcext:value-type="float">
            <text:p>0.718430439952437</text:p>
          </table:table-cell>
          <table:table-cell office:value-type="float" office:value="0.033410370546104" calcext:value-type="float">
            <text:p>0.033410370546104</text:p>
          </table:table-cell>
          <table:table-cell office:value-type="float" office:value="0.00602477477477477" calcext:value-type="float">
            <text:p>0.00602477477477477</text:p>
          </table:table-cell>
          <table:table-cell office:value-type="float" office:value="0.428607164720849" calcext:value-type="float">
            <text:p>0.428607164720849</text:p>
          </table:table-cell>
          <table:table-cell office:value-type="float" office:value="0.792201099404489" calcext:value-type="float">
            <text:p>0.792201099404489</text:p>
          </table:table-cell>
          <table:table-cell office:value-type="float" office:value="0.411070670707158" calcext:value-type="float">
            <text:p>0.411070670707158</text:p>
          </table:table-cell>
          <table:table-cell office:value-type="float" office:value="0.00163649888420531" calcext:value-type="float">
            <text:p>0.00163649888420531</text:p>
          </table:table-cell>
          <table:table-cell office:value-type="float" office:value="0.792903122717312" calcext:value-type="float">
            <text:p>0.792903122717312</text:p>
          </table:table-cell>
          <table:table-cell office:value-type="float" office:value="0.73516731016731" calcext:value-type="float">
            <text:p>0.73516731016731</text:p>
          </table:table-cell>
          <table:table-cell office:value-type="float" office:value="0.217764576301143" calcext:value-type="float">
            <text:p>0.217764576301143</text:p>
          </table:table-cell>
          <table:table-cell office:value-type="float" office:value="0.382293165317306" calcext:value-type="float">
            <text:p>0.382293165317306</text:p>
          </table:table-cell>
          <table:table-cell office:value-type="float" office:value="0.480469027050304" calcext:value-type="float">
            <text:p>0.480469027050304</text:p>
          </table:table-cell>
          <table:table-cell office:value-type="string" calcext:value-type="string">
            <text:p>analcatdata_authorship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647330739299611" calcext:value-type="float">
            <text:p>0.647330739299611</text:p>
          </table:table-cell>
          <table:table-cell office:value-type="float" office:value="0.0527311258278146" calcext:value-type="float">
            <text:p>0.0527311258278146</text:p>
          </table:table-cell>
          <table:table-cell office:value-type="float" office:value="0.487157894736842" calcext:value-type="float">
            <text:p>0.487157894736842</text:p>
          </table:table-cell>
          <table:table-cell office:value-type="float" office:value="0.822" calcext:value-type="float">
            <text:p>0.82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05890892852048" calcext:value-type="float">
            <text:p>0.105890892852048</text:p>
          </table:table-cell>
          <table:table-cell office:value-type="float" office:value="0.0401666666666667" calcext:value-type="float">
            <text:p>0.0401666666666667</text:p>
          </table:table-cell>
          <table:table-cell office:value-type="float" office:value="0.175899784792025" calcext:value-type="float">
            <text:p>0.175899784792025</text:p>
          </table:table-cell>
          <table:table-cell office:value-type="float" office:value="0.942909819639278" calcext:value-type="float">
            <text:p>0.942909819639278</text:p>
          </table:table-cell>
          <table:table-cell office:value-type="float" office:value="0.922822010747177" calcext:value-type="float">
            <text:p>0.92282201074717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943024" calcext:value-type="float">
            <text:p>0.943024</text:p>
          </table:table-cell>
          <table:table-cell office:value-type="float" office:value="0.86" calcext:value-type="float">
            <text:p>0.86</text:p>
          </table:table-cell>
          <table:table-cell office:value-type="float" office:value="0.471068947963536" calcext:value-type="float">
            <text:p>0.471068947963536</text:p>
          </table:table-cell>
          <table:table-cell office:value-type="float" office:value="0.519802318420043" calcext:value-type="float">
            <text:p>0.519802318420043</text:p>
          </table:table-cell>
          <table:table-cell office:value-type="float" office:value="0.568535688876551" calcext:value-type="float">
            <text:p>0.568535688876551</text:p>
          </table:table-cell>
          <table:table-cell office:value-type="string" calcext:value-type="string">
            <text:p>Data6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09" calcext:value-type="float">
            <text:p>0.00909090909090909</text:p>
          </table:table-cell>
          <table:table-cell office:value-type="float" office:value="0.0115151515151515" calcext:value-type="float">
            <text:p>0.0115151515151515</text:p>
          </table:table-cell>
          <table:table-cell office:value-type="float" office:value="0.237487335359676" calcext:value-type="float">
            <text:p>0.237487335359676</text:p>
          </table:table-cell>
          <table:table-cell office:value-type="float" office:value="0.00525335320417288" calcext:value-type="float">
            <text:p>0.00525335320417288</text:p>
          </table:table-cell>
          <table:table-cell office:value-type="float" office:value="0.570833333333333" calcext:value-type="float">
            <text:p>0.570833333333333</text:p>
          </table:table-cell>
          <table:table-cell office:value-type="float" office:value="0.651082251082251" calcext:value-type="float">
            <text:p>0.65108225108225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15520334964438" calcext:value-type="float">
            <text:p>0.215520334964438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133907045924116" calcext:value-type="float">
            <text:p>0.133907045924116</text:p>
          </table:table-cell>
          <table:table-cell office:value-type="float" office:value="0.759537625495072" calcext:value-type="float">
            <text:p>0.759537625495072</text:p>
          </table:table-cell>
          <table:table-cell office:value-type="float" office:value="0.744954543361549" calcext:value-type="float">
            <text:p>0.744954543361549</text:p>
          </table:table-cell>
          <table:table-cell office:value-type="float" office:value="0.000143862871135598" calcext:value-type="float">
            <text:p>0.000143862871135598</text:p>
          </table:table-cell>
          <table:table-cell office:value-type="float" office:value="0.760266299357208" calcext:value-type="float">
            <text:p>0.760266299357208</text:p>
          </table:table-cell>
          <table:table-cell office:value-type="float" office:value="0.600664540138224" calcext:value-type="float">
            <text:p>0.600664540138224</text:p>
          </table:table-cell>
          <table:table-cell office:value-type="float" office:value="0" calcext:value-type="float">
            <text:p>0</text:p>
          </table:table-cell>
          <table:table-cell office:value-type="float" office:value="0.184013326245545" calcext:value-type="float">
            <text:p>0.184013326245545</text:p>
          </table:table-cell>
          <table:table-cell office:value-type="float" office:value="0.248357638554224" calcext:value-type="float">
            <text:p>0.248357638554224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catdata_authorship</text:p>
          </table:table-cell>
          <table:table-cell office:value-type="string" calcext:value-type="string">
            <text:p>dataset</text:p>
          </table:table-cell>
          <table:table-cell office:value-type="float" office:value="0.00832342449464923" calcext:value-type="float">
            <text:p>0.00832342449464923</text:p>
          </table:table-cell>
          <table:table-cell office:value-type="float" office:value="0.00784780023781213" calcext:value-type="float">
            <text:p>0.00784780023781213</text:p>
          </table:table-cell>
          <table:table-cell office:value-type="float" office:value="0.32649148132385" calcext:value-type="float">
            <text:p>0.32649148132385</text:p>
          </table:table-cell>
          <table:table-cell office:value-type="float" office:value="0.101312080028954" calcext:value-type="float">
            <text:p>0.101312080028954</text:p>
          </table:table-cell>
          <table:table-cell office:value-type="float" office:value="0.738852556480381" calcext:value-type="float">
            <text:p>0.738852556480381</text:p>
          </table:table-cell>
          <table:table-cell office:value-type="float" office:value="0.846016646848989" calcext:value-type="float">
            <text:p>0.846016646848989</text:p>
          </table:table-cell>
          <table:table-cell office:value-type="float" office:value="0.170812124667569" calcext:value-type="float">
            <text:p>0.170812124667569</text:p>
          </table:table-cell>
          <table:table-cell office:value-type="float" office:value="0.749961896332575" calcext:value-type="float">
            <text:p>0.749961896332575</text:p>
          </table:table-cell>
          <table:table-cell office:value-type="float" office:value="0.0455336004937606" calcext:value-type="float">
            <text:p>0.0455336004937606</text:p>
          </table:table-cell>
          <table:table-cell office:value-type="float" office:value="0.00784119434535606" calcext:value-type="float">
            <text:p>0.00784119434535606</text:p>
          </table:table-cell>
          <table:table-cell office:value-type="float" office:value="0.4344712260299" calcext:value-type="float">
            <text:p>0.4344712260299</text:p>
          </table:table-cell>
          <table:table-cell office:value-type="float" office:value="0.726379519785377" calcext:value-type="float">
            <text:p>0.726379519785377</text:p>
          </table:table-cell>
          <table:table-cell office:value-type="float" office:value="0.340897148900056" calcext:value-type="float">
            <text:p>0.340897148900056</text:p>
          </table:table-cell>
          <table:table-cell office:value-type="float" office:value="0.00176153574159297" calcext:value-type="float">
            <text:p>0.00176153574159297</text:p>
          </table:table-cell>
          <table:table-cell office:value-type="float" office:value="0.72814452301013" calcext:value-type="float">
            <text:p>0.72814452301013</text:p>
          </table:table-cell>
          <table:table-cell office:value-type="float" office:value="0.763076835966253" calcext:value-type="float">
            <text:p>0.763076835966253</text:p>
          </table:table-cell>
          <table:table-cell office:value-type="float" office:value="0.228143477252405" calcext:value-type="float">
            <text:p>0.228143477252405</text:p>
          </table:table-cell>
          <table:table-cell office:value-type="float" office:value="0.388715170162273" calcext:value-type="float">
            <text:p>0.388715170162273</text:p>
          </table:table-cell>
          <table:table-cell office:value-type="float" office:value="0.484287722096058" calcext:value-type="float">
            <text:p>0.484287722096058</text:p>
          </table:table-cell>
          <table:table-cell office:value-type="string" calcext:value-type="string">
            <text:p>analcatdata_authorship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nalcatdata_authorship</text:p>
          </table:table-cell>
          <table:table-cell office:value-type="float" office:value="0" calcext:value-type="float">
            <text:p>0</text:p>
          </table:table-cell>
          <table:table-cell office:value-type="float" office:value="0.00630914826498423" calcext:value-type="float">
            <text:p>0.00630914826498423</text:p>
          </table:table-cell>
          <table:table-cell office:value-type="float" office:value="0.00883280757097792" calcext:value-type="float">
            <text:p>0.00883280757097792</text:p>
          </table:table-cell>
          <table:table-cell office:value-type="float" office:value="0.136787456202638" calcext:value-type="float">
            <text:p>0.136787456202638</text:p>
          </table:table-cell>
          <table:table-cell office:value-type="float" office:value="0.0948537538440503" calcext:value-type="float">
            <text:p>0.0948537538440503</text:p>
          </table:table-cell>
          <table:table-cell office:value-type="float" office:value="0.720820189274448" calcext:value-type="float">
            <text:p>0.720820189274448</text:p>
          </table:table-cell>
          <table:table-cell office:value-type="float" office:value="0.951892744479495" calcext:value-type="float">
            <text:p>0.951892744479495</text:p>
          </table:table-cell>
          <table:table-cell office:value-type="float" office:value="0" calcext:value-type="float">
            <text:p>0</text:p>
          </table:table-cell>
          <table:table-cell office:value-type="float" office:value="0.698454221165279" calcext:value-type="float">
            <text:p>0.698454221165279</text:p>
          </table:table-cell>
          <table:table-cell office:value-type="float" office:value="0.053682591693132" calcext:value-type="float">
            <text:p>0.053682591693132</text:p>
          </table:table-cell>
          <table:table-cell office:value-type="float" office:value="0.00867507886435331" calcext:value-type="float">
            <text:p>0.00867507886435331</text:p>
          </table:table-cell>
          <table:table-cell office:value-type="float" office:value="0.441158547602468" calcext:value-type="float">
            <text:p>0.441158547602468</text:p>
          </table:table-cell>
          <table:table-cell office:value-type="float" office:value="0.77730303877331" calcext:value-type="float">
            <text:p>0.77730303877331</text:p>
          </table:table-cell>
          <table:table-cell office:value-type="float" office:value="0.336472124310111" calcext:value-type="float">
            <text:p>0.336472124310111</text:p>
          </table:table-cell>
          <table:table-cell office:value-type="float" office:value="0.00209502251547186" calcext:value-type="float">
            <text:p>0.00209502251547186</text:p>
          </table:table-cell>
          <table:table-cell office:value-type="float" office:value="0.77800555284658" calcext:value-type="float">
            <text:p>0.77800555284658</text:p>
          </table:table-cell>
          <table:table-cell office:value-type="float" office:value="0.78386660657954" calcext:value-type="float">
            <text:p>0.78386660657954</text:p>
          </table:table-cell>
          <table:table-cell office:value-type="float" office:value="0.229202608358016" calcext:value-type="float">
            <text:p>0.229202608358016</text:p>
          </table:table-cell>
          <table:table-cell office:value-type="float" office:value="0.391552487455919" calcext:value-type="float">
            <text:p>0.391552487455919</text:p>
          </table:table-cell>
          <table:table-cell office:value-type="float" office:value="0.484473333247743" calcext:value-type="float">
            <text:p>0.484473333247743</text:p>
          </table:table-cell>
          <table:table-cell office:value-type="string" calcext:value-type="string">
            <text:p>analcatdata_authorship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thyroid</text:p>
          </table:table-cell>
          <table:table-cell office:value-type="float" office:value="2" calcext:value-type="float">
            <text:p>2</text:p>
          </table:table-cell>
          <table:table-cell office:value-type="float" office:value="0.006000600060006" calcext:value-type="float">
            <text:p>0.006000600060006</text:p>
          </table:table-cell>
          <table:table-cell office:value-type="float" office:value="0.0264326432643264" calcext:value-type="float">
            <text:p>0.0264326432643264</text:p>
          </table:table-cell>
          <table:table-cell office:value-type="float" office:value="0.0262517003858216" calcext:value-type="float">
            <text:p>0.0262517003858216</text:p>
          </table:table-cell>
          <table:table-cell office:value-type="float" office:value="0.00421246888511416" calcext:value-type="float">
            <text:p>0.00421246888511416</text:p>
          </table:table-cell>
          <table:table-cell office:value-type="float" office:value="0.134413441344134" calcext:value-type="float">
            <text:p>0.134413441344134</text:p>
          </table:table-cell>
          <table:table-cell office:value-type="float" office:value="0.212391239123912" calcext:value-type="float">
            <text:p>0.212391239123912</text:p>
          </table:table-cell>
          <table:table-cell office:value-type="float" office:value="0" calcext:value-type="float">
            <text:p>0</text:p>
          </table:table-cell>
          <table:table-cell office:value-type="float" office:value="0.305625" calcext:value-type="float">
            <text:p>0.305625</text:p>
          </table:table-cell>
          <table:table-cell office:value-type="float" office:value="0.0572775467035605" calcext:value-type="float">
            <text:p>0.0572775467035605</text:p>
          </table:table-cell>
          <table:table-cell office:value-type="float" office:value="0.0296054605460546" calcext:value-type="float">
            <text:p>0.0296054605460546</text:p>
          </table:table-cell>
          <table:table-cell office:value-type="float" office:value="0.251211831905041" calcext:value-type="float">
            <text:p>0.251211831905041</text:p>
          </table:table-cell>
          <table:table-cell office:value-type="float" office:value="0.990239369023174" calcext:value-type="float">
            <text:p>0.990239369023174</text:p>
          </table:table-cell>
          <table:table-cell office:value-type="float" office:value="0.950940695495594" calcext:value-type="float">
            <text:p>0.950940695495594</text:p>
          </table:table-cell>
          <table:table-cell office:value-type="float" office:value="0.000133721237292269" calcext:value-type="float">
            <text:p>0.000133721237292269</text:p>
          </table:table-cell>
          <table:table-cell office:value-type="float" office:value="0.990240833264245" calcext:value-type="float">
            <text:p>0.990240833264245</text:p>
          </table:table-cell>
          <table:table-cell office:value-type="float" office:value="0.186657951509437" calcext:value-type="float">
            <text:p>0.186657951509437</text:p>
          </table:table-cell>
          <table:table-cell office:value-type="float" office:value="0" calcext:value-type="float">
            <text:p>0</text:p>
          </table:table-cell>
          <table:table-cell office:value-type="float" office:value="0.356136849276935" calcext:value-type="float">
            <text:p>0.356136849276935</text:p>
          </table:table-cell>
          <table:table-cell office:value-type="float" office:value="0.609965253293625" calcext:value-type="float">
            <text:p>0.609965253293625</text:p>
          </table:table-cell>
          <table:table-cell office:value-type="string" calcext:value-type="string">
            <text:p>thyroid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8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28734246575342" calcext:value-type="float">
            <text:p>0.228734246575342</text:p>
          </table:table-cell>
          <table:table-cell office:value-type="float" office:value="0.0437671300893744" calcext:value-type="float">
            <text:p>0.0437671300893744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933941635542273" calcext:value-type="float">
            <text:p>0.0933941635542273</text:p>
          </table:table-cell>
          <table:table-cell office:value-type="float" office:value="0.0153333333333333" calcext:value-type="float">
            <text:p>0.0153333333333333</text:p>
          </table:table-cell>
          <table:table-cell office:value-type="float" office:value="0.101706666640167" calcext:value-type="float">
            <text:p>0.101706666640167</text:p>
          </table:table-cell>
          <table:table-cell office:value-type="float" office:value="0.793647294589178" calcext:value-type="float">
            <text:p>0.793647294589178</text:p>
          </table:table-cell>
          <table:table-cell office:value-type="float" office:value="0.821305973751512" calcext:value-type="float">
            <text:p>0.82130597375151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79406" calcext:value-type="float">
            <text:p>0.79406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0.196415738520749" calcext:value-type="float">
            <text:p>0.196415738520749</text:p>
          </table:table-cell>
          <table:table-cell office:value-type="float" office:value="0.21718221683505" calcext:value-type="float">
            <text:p>0.21718221683505</text:p>
          </table:table-cell>
          <table:table-cell office:value-type="float" office:value="0.23794869514935" calcext:value-type="float">
            <text:p>0.23794869514935</text:p>
          </table:table-cell>
          <table:table-cell office:value-type="string" calcext:value-type="string">
            <text:p>Data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eastcancer</text:p>
          </table:table-cell>
          <table:table-cell office:value-type="string" calcext:value-type="string">
            <text:p>dataset</text:p>
          </table:table-cell>
          <table:table-cell office:value-type="float" office:value="0.00527240773286468" calcext:value-type="float">
            <text:p>0.00527240773286468</text:p>
          </table:table-cell>
          <table:table-cell office:value-type="float" office:value="0.00140597539543058" calcext:value-type="float">
            <text:p>0.00140597539543058</text:p>
          </table:table-cell>
          <table:table-cell office:value-type="float" office:value="0.151754507217472" calcext:value-type="float">
            <text:p>0.15175450721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1329424564202" calcext:value-type="float">
            <text:p>0.151329424564202</text:p>
          </table:table-cell>
          <table:table-cell office:value-type="float" office:value="0.645020040503128" calcext:value-type="float">
            <text:p>0.645020040503128</text:p>
          </table:table-cell>
          <table:table-cell office:value-type="float" office:value="0.00348873220802411" calcext:value-type="float">
            <text:p>0.00348873220802411</text:p>
          </table:table-cell>
          <table:table-cell office:value-type="float" office:value="0.00307557117750439" calcext:value-type="float">
            <text:p>0.00307557117750439</text:p>
          </table:table-cell>
          <table:table-cell office:value-type="float" office:value="0.272411983512088" calcext:value-type="float">
            <text:p>0.272411983512088</text:p>
          </table:table-cell>
          <table:table-cell office:value-type="float" office:value="0.422561365193948" calcext:value-type="float">
            <text:p>0.422561365193948</text:p>
          </table:table-cell>
          <table:table-cell office:value-type="float" office:value="0.624716874313082" calcext:value-type="float">
            <text:p>0.624716874313082</text:p>
          </table:table-cell>
          <table:table-cell office:value-type="float" office:value="0.00351493848857645" calcext:value-type="float">
            <text:p>0.00351493848857645</text:p>
          </table:table-cell>
          <table:table-cell office:value-type="float" office:value="0.424561090145512" calcext:value-type="float">
            <text:p>0.424561090145512</text:p>
          </table:table-cell>
          <table:table-cell office:value-type="float" office:value="0.804452255418864" calcext:value-type="float">
            <text:p>0.804452255418864</text:p>
          </table:table-cell>
          <table:table-cell office:value-type="float" office:value="0.574712795774429" calcext:value-type="float">
            <text:p>0.574712795774429</text:p>
          </table:table-cell>
          <table:table-cell office:value-type="float" office:value="0.763830399446701" calcext:value-type="float">
            <text:p>0.763830399446701</text:p>
          </table:table-cell>
          <table:table-cell office:value-type="float" office:value="0.968420865601058" calcext:value-type="float">
            <text:p>0.968420865601058</text:p>
          </table:table-cell>
          <table:table-cell office:value-type="string" calcext:value-type="string">
            <text:p>breastcancer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teel-plates-fault</text:p>
          </table:table-cell>
          <table:table-cell office:value-type="float" office:value="1" calcext:value-type="float">
            <text:p>1</text:p>
          </table:table-cell>
          <table:table-cell office:value-type="float" office:value="0.00445765230312036" calcext:value-type="float">
            <text:p>0.00445765230312036</text:p>
          </table:table-cell>
          <table:table-cell office:value-type="float" office:value="0.0300148588410104" calcext:value-type="float">
            <text:p>0.0300148588410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242902208202" calcext:value-type="float">
            <text:p>0.469242902208202</text:p>
          </table:table-cell>
          <table:table-cell office:value-type="float" office:value="0.76884767302078" calcext:value-type="float">
            <text:p>0.76884767302078</text:p>
          </table:table-cell>
          <table:table-cell office:value-type="float" office:value="0.555286290903198" calcext:value-type="float">
            <text:p>0.555286290903198</text:p>
          </table:table-cell>
          <table:table-cell office:value-type="float" office:value="0.0243189697870233" calcext:value-type="float">
            <text:p>0.0243189697870233</text:p>
          </table:table-cell>
          <table:table-cell office:value-type="float" office:value="0.299199062668845" calcext:value-type="float">
            <text:p>0.299199062668845</text:p>
          </table:table-cell>
          <table:table-cell office:value-type="float" office:value="0.969450930446473" calcext:value-type="float">
            <text:p>0.969450930446473</text:p>
          </table:table-cell>
          <table:table-cell office:value-type="float" office:value="0.781121421356457" calcext:value-type="float">
            <text:p>0.781121421356457</text:p>
          </table:table-cell>
          <table:table-cell office:value-type="float" office:value="0.00148588410104012" calcext:value-type="float">
            <text:p>0.00148588410104012</text:p>
          </table:table-cell>
          <table:table-cell office:value-type="float" office:value="0.969496322823224" calcext:value-type="float">
            <text:p>0.969496322823224</text:p>
          </table:table-cell>
          <table:table-cell office:value-type="float" office:value="0.694178035931379" calcext:value-type="float">
            <text:p>0.694178035931379</text:p>
          </table:table-cell>
          <table:table-cell office:value-type="float" office:value="0" calcext:value-type="float">
            <text:p>0</text:p>
          </table:table-cell>
          <table:table-cell office:value-type="float" office:value="0.630694758077788" calcext:value-type="float">
            <text:p>0.630694758077788</text:p>
          </table:table-cell>
          <table:table-cell office:value-type="float" office:value="0.977496760874094" calcext:value-type="float">
            <text:p>0.977496760874094</text:p>
          </table:table-cell>
          <table:table-cell office:value-type="string" calcext:value-type="string">
            <text:p>steel-plates-fault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0.00303030303030303" calcext:value-type="float">
            <text:p>0.00303030303030303</text:p>
          </table:table-cell>
          <table:table-cell office:value-type="float" office:value="0.00848484848484848" calcext:value-type="float">
            <text:p>0.00848484848484848</text:p>
          </table:table-cell>
          <table:table-cell office:value-type="float" office:value="0.018071290411716" calcext:value-type="float">
            <text:p>0.018071290411716</text:p>
          </table:table-cell>
          <table:table-cell office:value-type="float" office:value="0" calcext:value-type="float">
            <text:p>0</text:p>
          </table:table-cell>
          <table:table-cell office:value-type="float" office:value="0.251136363636364" calcext:value-type="float">
            <text:p>0.251136363636364</text:p>
          </table:table-cell>
          <table:table-cell office:value-type="float" office:value="0.287012987012987" calcext:value-type="float">
            <text:p>0.287012987012987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72741454871926" calcext:value-type="float">
            <text:p>0.172741454871926</text:p>
          </table:table-cell>
          <table:table-cell office:value-type="float" office:value="0.0106060606060606" calcext:value-type="float">
            <text:p>0.0106060606060606</text:p>
          </table:table-cell>
          <table:table-cell office:value-type="float" office:value="0.156436070510521" calcext:value-type="float">
            <text:p>0.156436070510521</text:p>
          </table:table-cell>
          <table:table-cell office:value-type="float" office:value="0.869411439624206" calcext:value-type="float">
            <text:p>0.869411439624206</text:p>
          </table:table-cell>
          <table:table-cell office:value-type="float" office:value="0.766971617928024" calcext:value-type="float">
            <text:p>0.766971617928024</text:p>
          </table:table-cell>
          <table:table-cell office:value-type="float" office:value="0.00037037037037037" calcext:value-type="float">
            <text:p>0.00037037037037037</text:p>
          </table:table-cell>
          <table:table-cell office:value-type="float" office:value="0.869807162534435" calcext:value-type="float">
            <text:p>0.869807162534435</text:p>
          </table:table-cell>
          <table:table-cell office:value-type="float" office:value="0.546863370547581" calcext:value-type="float">
            <text:p>0.546863370547581</text:p>
          </table:table-cell>
          <table:table-cell office:value-type="float" office:value="0" calcext:value-type="float">
            <text:p>0</text:p>
          </table:table-cell>
          <table:table-cell office:value-type="float" office:value="0.174762632222655" calcext:value-type="float">
            <text:p>0.174762632222655</text:p>
          </table:table-cell>
          <table:table-cell office:value-type="float" office:value="0.248325943524175" calcext:value-type="float">
            <text:p>0.248325943524175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eel-plates-fault</text:p>
          </table:table-cell>
          <table:table-cell office:value-type="string" calcext:value-type="string">
            <text:p>dataset</text:p>
          </table:table-cell>
          <table:table-cell office:value-type="float" office:value="0.00257599175682638" calcext:value-type="float">
            <text:p>0.00257599175682638</text:p>
          </table:table-cell>
          <table:table-cell office:value-type="float" office:value="0.0275115919629057" calcext:value-type="float">
            <text:p>0.0275115919629057</text:p>
          </table:table-cell>
          <table:table-cell office:value-type="float" office:value="0.3600301145703" calcext:value-type="float">
            <text:p>0.36003011457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0853511935428" calcext:value-type="float">
            <text:p>0.610853511935428</text:p>
          </table:table-cell>
          <table:table-cell office:value-type="float" office:value="0.162699883145863" calcext:value-type="float">
            <text:p>0.162699883145863</text:p>
          </table:table-cell>
          <table:table-cell office:value-type="float" office:value="0.635343792488049" calcext:value-type="float">
            <text:p>0.635343792488049</text:p>
          </table:table-cell>
          <table:table-cell office:value-type="float" office:value="0.207546319244007" calcext:value-type="float">
            <text:p>0.207546319244007</text:p>
          </table:table-cell>
          <table:table-cell office:value-type="float" office:value="0.0220504894384338" calcext:value-type="float">
            <text:p>0.0220504894384338</text:p>
          </table:table-cell>
          <table:table-cell office:value-type="float" office:value="0.252001087125191" calcext:value-type="float">
            <text:p>0.252001087125191</text:p>
          </table:table-cell>
          <table:table-cell office:value-type="float" office:value="0.952693683608573" calcext:value-type="float">
            <text:p>0.952693683608573</text:p>
          </table:table-cell>
          <table:table-cell office:value-type="float" office:value="0.81967165778782" calcext:value-type="float">
            <text:p>0.81967165778782</text:p>
          </table:table-cell>
          <table:table-cell office:value-type="float" office:value="0.00103039670273055" calcext:value-type="float">
            <text:p>0.00103039670273055</text:p>
          </table:table-cell>
          <table:table-cell office:value-type="float" office:value="0.952738376763464" calcext:value-type="float">
            <text:p>0.952738376763464</text:p>
          </table:table-cell>
          <table:table-cell office:value-type="float" office:value="0.68844550606529" calcext:value-type="float">
            <text:p>0.68844550606529</text:p>
          </table:table-cell>
          <table:table-cell office:value-type="float" office:value="0" calcext:value-type="float">
            <text:p>0</text:p>
          </table:table-cell>
          <table:table-cell office:value-type="float" office:value="0.631240011701099" calcext:value-type="float">
            <text:p>0.631240011701099</text:p>
          </table:table-cell>
          <table:table-cell office:value-type="float" office:value="0.978160112414172" calcext:value-type="float">
            <text:p>0.978160112414172</text:p>
          </table:table-cell>
          <table:table-cell office:value-type="string" calcext:value-type="string">
            <text:p>steel-plates-fault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teel-plates-fault</text:p>
          </table:table-cell>
          <table:table-cell office:value-type="float" office:value="0" calcext:value-type="float">
            <text:p>0</text:p>
          </table:table-cell>
          <table:table-cell office:value-type="float" office:value="0.00157728706624606" calcext:value-type="float">
            <text:p>0.00157728706624606</text:p>
          </table:table-cell>
          <table:table-cell office:value-type="float" office:value="0.0261829652996845" calcext:value-type="float">
            <text:p>0.0261829652996845</text:p>
          </table:table-cell>
          <table:table-cell office:value-type="float" office:value="0.551118653297281" calcext:value-type="float">
            <text:p>0.551118653297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4311251314406" calcext:value-type="float">
            <text:p>0.404311251314406</text:p>
          </table:table-cell>
          <table:table-cell office:value-type="float" office:value="0" calcext:value-type="float">
            <text:p>0</text:p>
          </table:table-cell>
          <table:table-cell office:value-type="float" office:value="0.564485660312554" calcext:value-type="float">
            <text:p>0.564485660312554</text:p>
          </table:table-cell>
          <table:table-cell office:value-type="float" office:value="0.0229808610999724" calcext:value-type="float">
            <text:p>0.0229808610999724</text:p>
          </table:table-cell>
          <table:table-cell office:value-type="float" office:value="0.0208464773922187" calcext:value-type="float">
            <text:p>0.0208464773922187</text:p>
          </table:table-cell>
          <table:table-cell office:value-type="float" office:value="0.226950426603993" calcext:value-type="float">
            <text:p>0.226950426603993</text:p>
          </table:table-cell>
          <table:table-cell office:value-type="float" office:value="0.943799655909909" calcext:value-type="float">
            <text:p>0.943799655909909</text:p>
          </table:table-cell>
          <table:table-cell office:value-type="float" office:value="0.840132469395319" calcext:value-type="float">
            <text:p>0.840132469395319</text:p>
          </table:table-cell>
          <table:table-cell office:value-type="float" office:value="0.000788643533123028" calcext:value-type="float">
            <text:p>0.000788643533123028</text:p>
          </table:table-cell>
          <table:table-cell office:value-type="float" office:value="0.943843977947835" calcext:value-type="float">
            <text:p>0.943843977947835</text:p>
          </table:table-cell>
          <table:table-cell office:value-type="float" office:value="0.685402925150559" calcext:value-type="float">
            <text:p>0.685402925150559</text:p>
          </table:table-cell>
          <table:table-cell office:value-type="float" office:value="0" calcext:value-type="float">
            <text:p>0</text:p>
          </table:table-cell>
          <table:table-cell office:value-type="float" office:value="0.631529408931768" calcext:value-type="float">
            <text:p>0.631529408931768</text:p>
          </table:table-cell>
          <table:table-cell office:value-type="float" office:value="0.9785121909524" calcext:value-type="float">
            <text:p>0.9785121909524</text:p>
          </table:table-cell>
          <table:table-cell office:value-type="string" calcext:value-type="string">
            <text:p>steel-plates-fault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nalcatdata_authorshi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5682656826568" calcext:value-type="float">
            <text:p>0.865682656826568</text:p>
          </table:table-cell>
          <table:table-cell office:value-type="float" office:value="0.150312166243578" calcext:value-type="float">
            <text:p>0.150312166243578</text:p>
          </table:table-cell>
          <table:table-cell office:value-type="float" office:value="0.536363636363636" calcext:value-type="float">
            <text:p>0.536363636363636</text:p>
          </table:table-cell>
          <table:table-cell office:value-type="float" office:value="0.959090909090909" calcext:value-type="float">
            <text:p>0.959090909090909</text:p>
          </table:table-cell>
          <table:table-cell office:value-type="float" office:value="0.826498422712934" calcext:value-type="float">
            <text:p>0.826498422712934</text:p>
          </table:table-cell>
          <table:table-cell office:value-type="float" office:value="0.947681331747919" calcext:value-type="float">
            <text:p>0.947681331747919</text:p>
          </table:table-cell>
          <table:table-cell office:value-type="float" office:value="0.0423896320293538" calcext:value-type="float">
            <text:p>0.0423896320293538</text:p>
          </table:table-cell>
          <table:table-cell office:value-type="float" office:value="0.00909090909090909" calcext:value-type="float">
            <text:p>0.00909090909090909</text:p>
          </table:table-cell>
          <table:table-cell office:value-type="float" office:value="0.415811747973236" calcext:value-type="float">
            <text:p>0.415811747973236</text:p>
          </table:table-cell>
          <table:table-cell office:value-type="float" office:value="0.285521885521885" calcext:value-type="float">
            <text:p>0.285521885521885</text:p>
          </table:table-cell>
          <table:table-cell office:value-type="float" office:value="0.217986332888872" calcext:value-type="float">
            <text:p>0.217986332888872</text:p>
          </table:table-cell>
          <table:table-cell office:value-type="float" office:value="0.00101781170483461" calcext:value-type="float">
            <text:p>0.00101781170483461</text:p>
          </table:table-cell>
          <table:table-cell office:value-type="float" office:value="0.298512396694215" calcext:value-type="float">
            <text:p>0.298512396694215</text:p>
          </table:table-cell>
          <table:table-cell office:value-type="float" office:value="0.727878787878788" calcext:value-type="float">
            <text:p>0.727878787878788</text:p>
          </table:table-cell>
          <table:table-cell office:value-type="float" office:value="0.252964375681309" calcext:value-type="float">
            <text:p>0.252964375681309</text:p>
          </table:table-cell>
          <table:table-cell office:value-type="float" office:value="0.393166299779795" calcext:value-type="float">
            <text:p>0.393166299779795</text:p>
          </table:table-cell>
          <table:table-cell office:value-type="float" office:value="0.496586544001635" calcext:value-type="float">
            <text:p>0.496586544001635</text:p>
          </table:table-cell>
          <table:table-cell office:value-type="string" calcext:value-type="string">
            <text:p>analcatdata_authorship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244094488189" calcext:value-type="float">
            <text:p>0.0047244094488189</text:p>
          </table:table-cell>
          <table:table-cell office:value-type="float" office:value="0.366834354039078" calcext:value-type="float">
            <text:p>0.366834354039078</text:p>
          </table:table-cell>
          <table:table-cell office:value-type="float" office:value="0.00384482508858505" calcext:value-type="float">
            <text:p>0.00384482508858505</text:p>
          </table:table-cell>
          <table:table-cell office:value-type="float" office:value="0.630483689538808" calcext:value-type="float">
            <text:p>0.630483689538808</text:p>
          </table:table-cell>
          <table:table-cell office:value-type="float" office:value="0.601612298462692" calcext:value-type="float">
            <text:p>0.601612298462692</text:p>
          </table:table-cell>
          <table:table-cell office:value-type="float" office:value="0" calcext:value-type="float">
            <text:p>0</text:p>
          </table:table-cell>
          <table:table-cell office:value-type="float" office:value="0.629737609329446" calcext:value-type="float">
            <text:p>0.629737609329446</text:p>
          </table:table-cell>
          <table:table-cell office:value-type="float" office:value="0.186999380612006" calcext:value-type="float">
            <text:p>0.186999380612006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104799809057407" calcext:value-type="float">
            <text:p>0.104799809057407</text:p>
          </table:table-cell>
          <table:table-cell office:value-type="float" office:value="0.842709378804653" calcext:value-type="float">
            <text:p>0.842709378804653</text:p>
          </table:table-cell>
          <table:table-cell office:value-type="float" office:value="0.773321084581859" calcext:value-type="float">
            <text:p>0.773321084581859</text:p>
          </table:table-cell>
          <table:table-cell office:value-type="float" office:value="0.00131233595800525" calcext:value-type="float">
            <text:p>0.00131233595800525</text:p>
          </table:table-cell>
          <table:table-cell office:value-type="float" office:value="0.842915796942705" calcext:value-type="float">
            <text:p>0.842915796942705</text:p>
          </table:table-cell>
          <table:table-cell office:value-type="float" office:value="0.82250656167979" calcext:value-type="float">
            <text:p>0.82250656167979</text:p>
          </table:table-cell>
          <table:table-cell office:value-type="float" office:value="0.640369474346824" calcext:value-type="float">
            <text:p>0.640369474346824</text:p>
          </table:table-cell>
          <table:table-cell office:value-type="float" office:value="0.77984321371589" calcext:value-type="float">
            <text:p>0.77984321371589</text:p>
          </table:table-cell>
          <table:table-cell office:value-type="float" office:value="0.911875625335376" calcext:value-type="float">
            <text:p>0.911875625335376</text:p>
          </table:table-cell>
          <table:table-cell office:value-type="string" calcext:value-type="string">
            <text:p>banknote_authenticati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anknote_authenti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066180935033" calcext:value-type="float">
            <text:p>0.528066180935033</text:p>
          </table:table-cell>
          <table:table-cell office:value-type="float" office:value="0.00480287986475708" calcext:value-type="float">
            <text:p>0.00480287986475708</text:p>
          </table:table-cell>
          <table:table-cell office:value-type="float" office:value="0.700468384074941" calcext:value-type="float">
            <text:p>0.700468384074941</text:p>
          </table:table-cell>
          <table:table-cell office:value-type="float" office:value="0.623185011709602" calcext:value-type="float">
            <text:p>0.623185011709602</text:p>
          </table:table-cell>
          <table:table-cell office:value-type="float" office:value="0.199475065616798" calcext:value-type="float">
            <text:p>0.199475065616798</text:p>
          </table:table-cell>
          <table:table-cell office:value-type="float" office:value="0.703595724003887" calcext:value-type="float">
            <text:p>0.703595724003887</text:p>
          </table:table-cell>
          <table:table-cell office:value-type="float" office:value="0.234130951950518" calcext:value-type="float">
            <text:p>0.234130951950518</text:p>
          </table:table-cell>
          <table:table-cell office:value-type="float" office:value="0.00191256830601093" calcext:value-type="float">
            <text:p>0.00191256830601093</text:p>
          </table:table-cell>
          <table:table-cell office:value-type="float" office:value="0.101149417894325" calcext:value-type="float">
            <text:p>0.101149417894325</text:p>
          </table:table-cell>
          <table:table-cell office:value-type="float" office:value="0.866249427979219" calcext:value-type="float">
            <text:p>0.866249427979219</text:p>
          </table:table-cell>
          <table:table-cell office:value-type="float" office:value="0.817831482225971" calcext:value-type="float">
            <text:p>0.817831482225971</text:p>
          </table:table-cell>
          <table:table-cell office:value-type="float" office:value="0.00163934426229508" calcext:value-type="float">
            <text:p>0.00163934426229508</text:p>
          </table:table-cell>
          <table:table-cell office:value-type="float" office:value="0.86646869121204" calcext:value-type="float">
            <text:p>0.86646869121204</text:p>
          </table:table-cell>
          <table:table-cell office:value-type="float" office:value="0.887704918032787" calcext:value-type="float">
            <text:p>0.887704918032787</text:p>
          </table:table-cell>
          <table:table-cell office:value-type="float" office:value="0.697338064052034" calcext:value-type="float">
            <text:p>0.697338064052034</text:p>
          </table:table-cell>
          <table:table-cell office:value-type="float" office:value="0.809977875479181" calcext:value-type="float">
            <text:p>0.809977875479181</text:p>
          </table:table-cell>
          <table:table-cell office:value-type="float" office:value="0.92350248670188" calcext:value-type="float">
            <text:p>0.92350248670188</text:p>
          </table:table-cell>
          <table:table-cell office:value-type="string" calcext:value-type="string">
            <text:p>banknote_authentic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knote_authentication</text:p>
          </table:table-cell>
          <table:table-cell office:value-type="string" calcext:value-type="string">
            <text:p>dataset</text:p>
          </table:table-cell>
          <table:table-cell office:value-type="float" office:value="0" calcext:value-type="float">
            <text:p>0</text:p>
          </table:table-cell>
          <table:table-cell office:value-type="float" office:value="0.00262390670553936" calcext:value-type="float">
            <text:p>0.00262390670553936</text:p>
          </table:table-cell>
          <table:table-cell office:value-type="float" office:value="0.438519058417018" calcext:value-type="float">
            <text:p>0.438519058417018</text:p>
          </table:table-cell>
          <table:table-cell office:value-type="float" office:value="0.00427078238702889" calcext:value-type="float">
            <text:p>0.00427078238702889</text:p>
          </table:table-cell>
          <table:table-cell office:value-type="float" office:value="0.661599333610995" calcext:value-type="float">
            <text:p>0.661599333610995</text:p>
          </table:table-cell>
          <table:table-cell office:value-type="float" office:value="0.611203665139525" calcext:value-type="float">
            <text:p>0.611203665139525</text:p>
          </table:table-cell>
          <table:table-cell office:value-type="float" office:value="0.0886878936051361" calcext:value-type="float">
            <text:p>0.0886878936051361</text:p>
          </table:table-cell>
          <table:table-cell office:value-type="float" office:value="0.66257540083922" calcext:value-type="float">
            <text:p>0.66257540083922</text:p>
          </table:table-cell>
          <table:table-cell office:value-type="float" office:value="0.207954379530732" calcext:value-type="float">
            <text:p>0.207954379530732</text:p>
          </table:table-cell>
          <table:table-cell office:value-type="float" office:value="0.00230806608357629" calcext:value-type="float">
            <text:p>0.00230806608357629</text:p>
          </table:table-cell>
          <table:table-cell office:value-type="float" office:value="0.103176821732713" calcext:value-type="float">
            <text:p>0.103176821732713</text:p>
          </table:table-cell>
          <table:table-cell office:value-type="float" office:value="0.853175435653403" calcext:value-type="float">
            <text:p>0.853175435653403</text:p>
          </table:table-cell>
          <table:table-cell office:value-type="float" office:value="0.793110692863862" calcext:value-type="float">
            <text:p>0.793110692863862</text:p>
          </table:table-cell>
          <table:table-cell office:value-type="float" office:value="0.00145772594752187" calcext:value-type="float">
            <text:p>0.00145772594752187</text:p>
          </table:table-cell>
          <table:table-cell office:value-type="float" office:value="0.853387564802978" calcext:value-type="float">
            <text:p>0.853387564802978</text:p>
          </table:table-cell>
          <table:table-cell office:value-type="float" office:value="0.85149416909621" calcext:value-type="float">
            <text:p>0.85149416909621</text:p>
          </table:table-cell>
          <table:table-cell office:value-type="float" office:value="0.665698074725963" calcext:value-type="float">
            <text:p>0.665698074725963</text:p>
          </table:table-cell>
          <table:table-cell office:value-type="float" office:value="0.793241277619394" calcext:value-type="float">
            <text:p>0.793241277619394</text:p>
          </table:table-cell>
          <table:table-cell office:value-type="float" office:value="0.917045002473544" calcext:value-type="float">
            <text:p>0.917045002473544</text:p>
          </table:table-cell>
          <table:table-cell office:value-type="string" calcext:value-type="string">
            <text:p>banknote_authentication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reastcanc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60224089635854" calcext:value-type="float">
            <text:p>0.000560224089635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1722319859402" calcext:value-type="float">
            <text:p>0.581722319859402</text:p>
          </table:table-cell>
          <table:table-cell office:value-type="float" office:value="0.00278552222165418" calcext:value-type="float">
            <text:p>0.00278552222165418</text:p>
          </table:table-cell>
          <table:table-cell office:value-type="float" office:value="0.00280112044817927" calcext:value-type="float">
            <text:p>0.00280112044817927</text:p>
          </table:table-cell>
          <table:table-cell office:value-type="float" office:value="0.265714678170551" calcext:value-type="float">
            <text:p>0.265714678170551</text:p>
          </table:table-cell>
          <table:table-cell office:value-type="float" office:value="0.397656815535203" calcext:value-type="float">
            <text:p>0.397656815535203</text:p>
          </table:table-cell>
          <table:table-cell office:value-type="float" office:value="0.656105552718232" calcext:value-type="float">
            <text:p>0.656105552718232</text:p>
          </table:table-cell>
          <table:table-cell office:value-type="float" office:value="0.00280112044817927" calcext:value-type="float">
            <text:p>0.00280112044817927</text:p>
          </table:table-cell>
          <table:table-cell office:value-type="float" office:value="0.399344051346029" calcext:value-type="float">
            <text:p>0.399344051346029</text:p>
          </table:table-cell>
          <table:table-cell office:value-type="float" office:value="0.820448179271709" calcext:value-type="float">
            <text:p>0.820448179271709</text:p>
          </table:table-cell>
          <table:table-cell office:value-type="float" office:value="0.614993968440359" calcext:value-type="float">
            <text:p>0.614993968440359</text:p>
          </table:table-cell>
          <table:table-cell office:value-type="float" office:value="0.761158034438746" calcext:value-type="float">
            <text:p>0.761158034438746</text:p>
          </table:table-cell>
          <table:table-cell office:value-type="float" office:value="0.961112651593293" calcext:value-type="float">
            <text:p>0.961112651593293</text:p>
          </table:table-cell>
          <table:table-cell office:value-type="string" calcext:value-type="string">
            <text:p>breastcancer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fourcl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6216216216216" calcext:value-type="float">
            <text:p>0.00216216216216216</text:p>
          </table:table-cell>
          <table:table-cell office:value-type="float" office:value="0.368365380305679" calcext:value-type="float">
            <text:p>0.3683653803056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2182182182182" calcext:value-type="float">
            <text:p>0.382182182182182</text:p>
          </table:table-cell>
          <table:table-cell office:value-type="float" office:value="0" calcext:value-type="float">
            <text:p>0</text:p>
          </table:table-cell>
          <table:table-cell office:value-type="float" office:value="0.5707656612529" calcext:value-type="float">
            <text:p>0.5707656612529</text:p>
          </table:table-cell>
          <table:table-cell office:value-type="float" office:value="0.25044505583764" calcext:value-type="float">
            <text:p>0.25044505583764</text:p>
          </table:table-cell>
          <table:table-cell office:value-type="float" office:value="0.003003003003003" calcext:value-type="float">
            <text:p>0.003003003003003</text:p>
          </table:table-cell>
          <table:table-cell office:value-type="float" office:value="0.0917325685902127" calcext:value-type="float">
            <text:p>0.0917325685902127</text:p>
          </table:table-cell>
          <table:table-cell office:value-type="float" office:value="0.88969980811136" calcext:value-type="float">
            <text:p>0.88969980811136</text:p>
          </table:table-cell>
          <table:table-cell office:value-type="float" office:value="0.84388252898278" calcext:value-type="float">
            <text:p>0.84388252898278</text:p>
          </table:table-cell>
          <table:table-cell office:value-type="float" office:value="0.0018018018018018" calcext:value-type="float">
            <text:p>0.0018018018018018</text:p>
          </table:table-cell>
          <table:table-cell office:value-type="float" office:value="0.889898547195844" calcext:value-type="float">
            <text:p>0.889898547195844</text:p>
          </table:table-cell>
          <table:table-cell office:value-type="float" office:value="0.758558558558559" calcext:value-type="float">
            <text:p>0.758558558558559</text:p>
          </table:table-cell>
          <table:table-cell office:value-type="float" office:value="0.698406447121791" calcext:value-type="float">
            <text:p>0.698406447121791</text:p>
          </table:table-cell>
          <table:table-cell office:value-type="float" office:value="0.771403806478919" calcext:value-type="float">
            <text:p>0.771403806478919</text:p>
          </table:table-cell>
          <table:table-cell office:value-type="float" office:value="0.844401165836047" calcext:value-type="float">
            <text:p>0.844401165836047</text:p>
          </table:table-cell>
          <table:table-cell office:value-type="string" calcext:value-type="string">
            <text:p>fourclas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ourcl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60586319218241" calcext:value-type="float">
            <text:p>0.00260586319218241</text:p>
          </table:table-cell>
          <table:table-cell office:value-type="float" office:value="0.653848023725023" calcext:value-type="float">
            <text:p>0.653848023725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91024249004705" calcext:value-type="float">
            <text:p>0.591024249004705</text:p>
          </table:table-cell>
          <table:table-cell office:value-type="float" office:value="0.446846846846847" calcext:value-type="float">
            <text:p>0.446846846846847</text:p>
          </table:table-cell>
          <table:table-cell office:value-type="float" office:value="0.762567672080433" calcext:value-type="float">
            <text:p>0.762567672080433</text:p>
          </table:table-cell>
          <table:table-cell office:value-type="float" office:value="0.449912538294638" calcext:value-type="float">
            <text:p>0.449912538294638</text:p>
          </table:table-cell>
          <table:table-cell office:value-type="float" office:value="0.00597176981541802" calcext:value-type="float">
            <text:p>0.00597176981541802</text:p>
          </table:table-cell>
          <table:table-cell office:value-type="float" office:value="0.107435134595705" calcext:value-type="float">
            <text:p>0.107435134595705</text:p>
          </table:table-cell>
          <table:table-cell office:value-type="float" office:value="0.866800791978029" calcext:value-type="float">
            <text:p>0.866800791978029</text:p>
          </table:table-cell>
          <table:table-cell office:value-type="float" office:value="0.845044269242859" calcext:value-type="float">
            <text:p>0.845044269242859</text:p>
          </table:table-cell>
          <table:table-cell office:value-type="float" office:value="0.00325732899022801" calcext:value-type="float">
            <text:p>0.00325732899022801</text:p>
          </table:table-cell>
          <table:table-cell office:value-type="float" office:value="0.867234665619794" calcext:value-type="float">
            <text:p>0.867234665619794</text:p>
          </table:table-cell>
          <table:table-cell office:value-type="float" office:value="0.990228013029316" calcext:value-type="float">
            <text:p>0.990228013029316</text:p>
          </table:table-cell>
          <table:table-cell office:value-type="float" office:value="0.737285636236572" calcext:value-type="float">
            <text:p>0.737285636236572</text:p>
          </table:table-cell>
          <table:table-cell office:value-type="float" office:value="0.799622624003104" calcext:value-type="float">
            <text:p>0.799622624003104</text:p>
          </table:table-cell>
          <table:table-cell office:value-type="float" office:value="0.861959611769635" calcext:value-type="float">
            <text:p>0.861959611769635</text:p>
          </table:table-cell>
          <table:table-cell office:value-type="string" calcext:value-type="string">
            <text:p>four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urclass</text:p>
          </table:table-cell>
          <table:table-cell office:value-type="string" calcext:value-type="string">
            <text:p>dataset</text:p>
          </table:table-cell>
          <table:table-cell office:value-type="float" office:value="0" calcext:value-type="float">
            <text:p>0</text:p>
          </table:table-cell>
          <table:table-cell office:value-type="float" office:value="0.00232018561484919" calcext:value-type="float">
            <text:p>0.00232018561484919</text:p>
          </table:table-cell>
          <table:table-cell office:value-type="float" office:value="0.470039593217209" calcext:value-type="float">
            <text:p>0.470039593217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656096932199" calcext:value-type="float">
            <text:p>0.45656096932199</text:p>
          </table:table-cell>
          <table:table-cell office:value-type="float" office:value="0.159143830605548" calcext:value-type="float">
            <text:p>0.159143830605548</text:p>
          </table:table-cell>
          <table:table-cell office:value-type="float" office:value="0.639075658148553" calcext:value-type="float">
            <text:p>0.639075658148553</text:p>
          </table:table-cell>
          <table:table-cell office:value-type="float" office:value="0.321485098893671" calcext:value-type="float">
            <text:p>0.321485098893671</text:p>
          </table:table-cell>
          <table:table-cell office:value-type="float" office:value="0.00406032482598608" calcext:value-type="float">
            <text:p>0.00406032482598608</text:p>
          </table:table-cell>
          <table:table-cell office:value-type="float" office:value="0.0973250137917048" calcext:value-type="float">
            <text:p>0.0973250137917048</text:p>
          </table:table-cell>
          <table:table-cell office:value-type="float" office:value="0.881544358049954" calcext:value-type="float">
            <text:p>0.881544358049954</text:p>
          </table:table-cell>
          <table:table-cell office:value-type="float" office:value="0.844296281024363" calcext:value-type="float">
            <text:p>0.844296281024363</text:p>
          </table:table-cell>
          <table:table-cell office:value-type="float" office:value="0.00232018561484919" calcext:value-type="float">
            <text:p>0.00232018561484919</text:p>
          </table:table-cell>
          <table:table-cell office:value-type="float" office:value="0.881826839952402" calcext:value-type="float">
            <text:p>0.881826839952402</text:p>
          </table:table-cell>
          <table:table-cell office:value-type="float" office:value="0.841067285382831" calcext:value-type="float">
            <text:p>0.841067285382831</text:p>
          </table:table-cell>
          <table:table-cell office:value-type="float" office:value="0.712253211690512" calcext:value-type="float">
            <text:p>0.712253211690512</text:p>
          </table:table-cell>
          <table:table-cell office:value-type="float" office:value="0.781453895782776" calcext:value-type="float">
            <text:p>0.781453895782776</text:p>
          </table:table-cell>
          <table:table-cell office:value-type="float" office:value="0.85065457987504" calcext:value-type="float">
            <text:p>0.85065457987504</text:p>
          </table:table-cell>
          <table:table-cell office:value-type="string" calcext:value-type="string">
            <text:p>fourclas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0636116703053" calcext:value-type="float">
            <text:p>0.150636116703053</text:p>
          </table:table-cell>
          <table:table-cell office:value-type="float" office:value="0.00101010101010101" calcext:value-type="float">
            <text:p>0.00101010101010101</text:p>
          </table:table-cell>
          <table:table-cell office:value-type="float" office:value="0.0566080838797709" calcext:value-type="float">
            <text:p>0.0566080838797709</text:p>
          </table:table-cell>
          <table:table-cell office:value-type="float" office:value="0.14107027724049" calcext:value-type="float">
            <text:p>0.14107027724049</text:p>
          </table:table-cell>
          <table:table-cell office:value-type="float" office:value="0.27913976024652" calcext:value-type="float">
            <text:p>0.27913976024652</text:p>
          </table:table-cell>
          <table:table-cell office:value-type="float" office:value="0" calcext:value-type="float">
            <text:p>0</text:p>
          </table:table-cell>
          <table:table-cell office:value-type="float" office:value="0.143673094582185" calcext:value-type="float">
            <text:p>0.143673094582185</text:p>
          </table:table-cell>
          <table:table-cell office:value-type="float" office:value="0.416241360978203" calcext:value-type="float">
            <text:p>0.416241360978203</text:p>
          </table:table-cell>
          <table:table-cell office:value-type="float" office:value="0" calcext:value-type="float">
            <text:p>0</text:p>
          </table:table-cell>
          <table:table-cell office:value-type="float" office:value="0.16108801665142" calcext:value-type="float">
            <text:p>0.16108801665142</text:p>
          </table:table-cell>
          <table:table-cell office:value-type="float" office:value="0.243899865830049" calcext:value-type="float">
            <text:p>0.243899865830049</text:p>
          </table:table-cell>
          <table:table-cell office:value-type="string" calcext:value-type="string">
            <text:p>segment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egme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727272727272727" calcext:value-type="float">
            <text:p>0.00727272727272727</text:p>
          </table:table-cell>
          <table:table-cell office:value-type="float" office:value="0.018071290411716" calcext:value-type="float">
            <text:p>0.018071290411716</text:p>
          </table:table-cell>
          <table:table-cell office:value-type="float" office:value="0" calcext:value-type="float">
            <text:p>0</text:p>
          </table:table-cell>
          <table:table-cell office:value-type="float" office:value="0.126704545454545" calcext:value-type="float">
            <text:p>0.126704545454545</text:p>
          </table:table-cell>
          <table:table-cell office:value-type="float" office:value="0.144805194805195" calcext:value-type="float">
            <text:p>0.14480519480519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617464776496" calcext:value-type="float">
            <text:p>0.15617464776496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0.107016524226693" calcext:value-type="float">
            <text:p>0.107016524226693</text:p>
          </table:table-cell>
          <table:table-cell office:value-type="float" office:value="0.0815879156304688" calcext:value-type="float">
            <text:p>0.0815879156304688</text:p>
          </table:table-cell>
          <table:table-cell office:value-type="float" office:value="0.438239366630109" calcext:value-type="float">
            <text:p>0.438239366630109</text:p>
          </table:table-cell>
          <table:table-cell office:value-type="float" office:value="0" calcext:value-type="float">
            <text:p>0</text:p>
          </table:table-cell>
          <table:table-cell office:value-type="float" office:value="0.0843709825528007" calcext:value-type="float">
            <text:p>0.0843709825528007</text:p>
          </table:table-cell>
          <table:table-cell office:value-type="float" office:value="0.526980329611909" calcext:value-type="float">
            <text:p>0.526980329611909</text:p>
          </table:table-cell>
          <table:table-cell office:value-type="float" office:value="0" calcext:value-type="float">
            <text:p>0</text:p>
          </table:table-cell>
          <table:table-cell office:value-type="float" office:value="0.173010132701533" calcext:value-type="float">
            <text:p>0.173010132701533</text:p>
          </table:table-cell>
          <table:table-cell office:value-type="float" office:value="0.253284823758064" calcext:value-type="float">
            <text:p>0.253284823758064</text:p>
          </table:table-cell>
          <table:table-cell office:value-type="string" calcext:value-type="string">
            <text:p>segment</text:p>
          </table:table-cell>
        </table:table-row>
      </table:table>
      <table:named-expressions/>
      <table:database-ranges>
        <table:database-range table:name="__Anonymous_Sheet_DB__0" table:target-range-address="complex_info_total.B1:complex_info_total.W213" table:display-filter-buttons="true">
          <table:filter>
            <table:filter-and>
              <table:filter-condition table:value="dataset" table:operator="=" table:field-number="1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04T15:37:37.277474122</dc:date>
    <meta:editing-duration>PT4M52S</meta:editing-duration>
    <meta:editing-cycles>1</meta:editing-cycles>
    <meta:document-statistic meta:table-count="1" meta:cell-count="4895" meta:object-count="0"/>
  </office:meta>
</office:document-meta>
</file>